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563in" svg:height="11.8067in" svg:x="2.4492in" svg:y="0.2091in">
            <draw:object draw:notify-on-update-of-ranges="Sheet1.A2:Sheet1.A2 Sheet1.A3:Sheet1.A2777 Sheet1.B2:Sheet1.B2 Sheet1.B3:Sheet1.B27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AMPLING FREQUENCY = <text:s/>100Hz</text:p>
          </table:table-cell>
          <table:table-cell table:style-name="ce1"/>
          <table:table-cell table:style-name="ce2"/>
        </table:table-row>
        <table:table-row table:style-name="ro1">
          <table:table-cell table:style-name="ce2" office:value-type="string" calcext:value-type="string">
            <text:p>Unfiltered Voltage</text:p>
          </table:table-cell>
          <table:table-cell table:style-name="ce2" office:value-type="string" calcext:value-type="string">
            <text:p>Filtered Voltage</text:p>
          </table:table-cell>
          <table:table-cell table:style-name="ce2"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00854" calcext:value-type="float">
            <text:p>0.00085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03797" calcext:value-type="float">
            <text:p>0.00379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08425" calcext:value-type="float">
            <text:p>0.00842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13482" calcext:value-type="float">
            <text:p>0.01348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18271" calcext:value-type="float">
            <text:p>0.0182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2483" calcext:value-type="float">
            <text:p>0.02248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5886" calcext:value-type="float">
            <text:p>0.02588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279" calcext:value-type="float">
            <text:p>0.0282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22" calcext:value-type="float">
            <text:p>0.02972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47" calcext:value-type="float">
            <text:p>0.03044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69" calcext:value-type="float">
            <text:p>0.0306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5" calcext:value-type="float">
            <text:p>0.0305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266" calcext:value-type="float">
            <text:p>0.03026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19" calcext:value-type="float">
            <text:p>0.03011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8" calcext:value-type="float">
            <text:p>0.0301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223" calcext:value-type="float">
            <text:p>0.03022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73" calcext:value-type="float">
            <text:p>0.03027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43" calcext:value-type="float">
            <text:p>0.03034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93" calcext:value-type="float">
            <text:p>0.030193</text:p>
          </table:table-cell>
          <table:table-cell/>
        </table:table-row>
        <table:table-row table:style-name="ro1">
          <table:table-cell office:value-type="float" office:value="0.037866" calcext:value-type="float">
            <text:p>0.037866</text:p>
          </table:table-cell>
          <table:table-cell office:value-type="float" office:value="0.029841" calcext:value-type="float">
            <text:p>0.02984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46" calcext:value-type="float">
            <text:p>0.02974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04" calcext:value-type="float">
            <text:p>0.03010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2" calcext:value-type="float">
            <text:p>0.03042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0405" calcext:value-type="float">
            <text:p>0.03040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01" calcext:value-type="float">
            <text:p>0.03040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04" calcext:value-type="float">
            <text:p>0.03060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18" calcext:value-type="float">
            <text:p>0.03081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924" calcext:value-type="float">
            <text:p>0.03092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2" calcext:value-type="float">
            <text:p>0.0308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47" calcext:value-type="float">
            <text:p>0.0304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14" calcext:value-type="float">
            <text:p>0.0300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15" calcext:value-type="float">
            <text:p>0.02961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405" calcext:value-type="float">
            <text:p>0.02940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442" calcext:value-type="float">
            <text:p>0.0294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" calcext:value-type="float">
            <text:p>0.029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283" calcext:value-type="float">
            <text:p>0.03028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72" calcext:value-type="float">
            <text:p>0.03047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265" calcext:value-type="float">
            <text:p>0.03026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61" calcext:value-type="float">
            <text:p>0.02996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92" calcext:value-type="float">
            <text:p>0.02979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19" calcext:value-type="float">
            <text:p>0.02971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735" calcext:value-type="float">
            <text:p>0.02973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755" calcext:value-type="float">
            <text:p>0.02975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74" calcext:value-type="float">
            <text:p>0.02957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28" calcext:value-type="float">
            <text:p>0.0292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912" calcext:value-type="float">
            <text:p>0.0289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4" calcext:value-type="float">
            <text:p>0.0287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762" calcext:value-type="float">
            <text:p>0.02876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849" calcext:value-type="float">
            <text:p>0.02884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43" calcext:value-type="float">
            <text:p>0.0289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42" calcext:value-type="float">
            <text:p>0.0291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59" calcext:value-type="float">
            <text:p>0.02935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495" calcext:value-type="float">
            <text:p>0.029495</text:p>
          </table:table-cell>
          <table:table-cell/>
        </table:table-row>
        <table:table-row table:style-name="ro1">
          <table:table-cell office:value-type="float" office:value="0.015308" calcext:value-type="float">
            <text:p>0.015308</text:p>
          </table:table-cell>
          <table:table-cell office:value-type="float" office:value="0.029477" calcext:value-type="float">
            <text:p>0.02947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01" calcext:value-type="float">
            <text:p>0.02890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769" calcext:value-type="float">
            <text:p>0.027769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6998" calcext:value-type="float">
            <text:p>0.02699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7131" calcext:value-type="float">
            <text:p>0.0271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937" calcext:value-type="float">
            <text:p>0.02793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161" calcext:value-type="float">
            <text:p>0.0341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714" calcext:value-type="float">
            <text:p>0.0327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409" calcext:value-type="float">
            <text:p>0.03140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56" calcext:value-type="float">
            <text:p>0.03035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68" calcext:value-type="float">
            <text:p>0.02956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023" calcext:value-type="float">
            <text:p>0.02902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681" calcext:value-type="float">
            <text:p>0.02868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452" calcext:value-type="float">
            <text:p>0.02845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427" calcext:value-type="float">
            <text:p>0.02842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637" calcext:value-type="float">
            <text:p>0.02863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8938" calcext:value-type="float">
            <text:p>0.0289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18" calcext:value-type="float">
            <text:p>0.02941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15" calcext:value-type="float">
            <text:p>0.030015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30413" calcext:value-type="float">
            <text:p>0.03041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35" calcext:value-type="float">
            <text:p>0.030335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718" calcext:value-type="float">
            <text:p>0.02971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852" calcext:value-type="float">
            <text:p>0.02885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139" calcext:value-type="float">
            <text:p>0.02813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782" calcext:value-type="float">
            <text:p>0.02782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277" calcext:value-type="float">
            <text:p>0.02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8" calcext:value-type="float">
            <text:p>0.02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78" calcext:value-type="float">
            <text:p>0.02837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7945" calcext:value-type="float">
            <text:p>0.02794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527" calcext:value-type="float">
            <text:p>0.02852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261" calcext:value-type="float">
            <text:p>0.02926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69" calcext:value-type="float">
            <text:p>0.02896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189" calcext:value-type="float">
            <text:p>0.02718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5585" calcext:value-type="float">
            <text:p>0.0255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185" calcext:value-type="float">
            <text:p>0.02518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67" calcext:value-type="float">
            <text:p>0.0256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554" calcext:value-type="float">
            <text:p>0.02655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483" calcext:value-type="float">
            <text:p>0.02748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8" calcext:value-type="float">
            <text:p>0.028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04" calcext:value-type="float">
            <text:p>0.02920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803" calcext:value-type="float">
            <text:p>0.029803</text:p>
          </table:table-cell>
          <table:table-cell/>
        </table:table-row>
        <table:table-row table:style-name="ro1">
          <table:table-cell office:value-type="float" office:value="0.044312" calcext:value-type="float">
            <text:p>0.044312</text:p>
          </table:table-cell>
          <table:table-cell office:value-type="float" office:value="0.030203" calcext:value-type="float">
            <text:p>0.0302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59" calcext:value-type="float">
            <text:p>0.0309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175" calcext:value-type="float">
            <text:p>0.032175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33033" calcext:value-type="float">
            <text:p>0.03303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36" calcext:value-type="float">
            <text:p>0.033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496" calcext:value-type="float">
            <text:p>0.03349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281" calcext:value-type="float">
            <text:p>0.03328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703" calcext:value-type="float">
            <text:p>0.032703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2" calcext:value-type="float">
            <text:p>0.03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1436" calcext:value-type="float">
            <text:p>0.0314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084" calcext:value-type="float">
            <text:p>0.0310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71" calcext:value-type="float">
            <text:p>0.0306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179" calcext:value-type="float">
            <text:p>0.0301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84" calcext:value-type="float">
            <text:p>0.0297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58" calcext:value-type="float">
            <text:p>0.029558</text:p>
          </table:table-cell>
          <table:table-cell/>
        </table:table-row>
        <table:table-row table:style-name="ro1">
          <table:table-cell office:value-type="float" office:value="0.045923" calcext:value-type="float">
            <text:p>0.045923</text:p>
          </table:table-cell>
          <table:table-cell office:value-type="float" office:value="0.029479" calcext:value-type="float">
            <text:p>0.02947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" calcext:value-type="float">
            <text:p>0.0299</text:p>
          </table:table-cell>
          <table:table-cell/>
        </table:table-row>
        <table:table-row table:style-name="ro1">
          <table:table-cell office:value-type="float" office:value="0.043506" calcext:value-type="float">
            <text:p>0.043506</text:p>
          </table:table-cell>
          <table:table-cell office:value-type="float" office:value="0.030947" calcext:value-type="float">
            <text:p>0.03094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135" calcext:value-type="float">
            <text:p>0.03213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249" calcext:value-type="float">
            <text:p>0.03324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3838" calcext:value-type="float">
            <text:p>0.03383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3715" calcext:value-type="float">
            <text:p>0.03371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3323" calcext:value-type="float">
            <text:p>0.03332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862" calcext:value-type="float">
            <text:p>0.03286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2321" calcext:value-type="float">
            <text:p>0.032321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31615" calcext:value-type="float">
            <text:p>0.03161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003" calcext:value-type="float">
            <text:p>0.03100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917" calcext:value-type="float">
            <text:p>0.03091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106" calcext:value-type="float">
            <text:p>0.03110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075" calcext:value-type="float">
            <text:p>0.031075</text:p>
          </table:table-cell>
          <table:table-cell/>
        </table:table-row>
        <table:table-row table:style-name="ro1">
          <table:table-cell office:value-type="float" office:value="0.044312" calcext:value-type="float">
            <text:p>0.044312</text:p>
          </table:table-cell>
          <table:table-cell office:value-type="float" office:value="0.03092" calcext:value-type="float">
            <text:p>0.030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292" calcext:value-type="float">
            <text:p>0.031292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32245" calcext:value-type="float">
            <text:p>0.03224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717" calcext:value-type="float">
            <text:p>0.0327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313" calcext:value-type="float">
            <text:p>0.032313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1643" calcext:value-type="float">
            <text:p>0.03164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824" calcext:value-type="float">
            <text:p>0.03082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62" calcext:value-type="float">
            <text:p>0.02976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832" calcext:value-type="float">
            <text:p>0.0288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376" calcext:value-type="float">
            <text:p>0.02837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361" calcext:value-type="float">
            <text:p>0.0283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471" calcext:value-type="float">
            <text:p>0.028471</text:p>
          </table:table-cell>
          <table:table-cell/>
        </table:table-row>
        <table:table-row table:style-name="ro1">
          <table:table-cell office:value-type="float" office:value="0.087817" calcext:value-type="float">
            <text:p>0.087817</text:p>
          </table:table-cell>
          <table:table-cell office:value-type="float" office:value="0.028509" calcext:value-type="float">
            <text:p>0.02850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84" calcext:value-type="float">
            <text:p>0.03018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4315" calcext:value-type="float">
            <text:p>0.03431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7814" calcext:value-type="float">
            <text:p>0.03781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8957" calcext:value-type="float">
            <text:p>0.0389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611" calcext:value-type="float">
            <text:p>0.03861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7453" calcext:value-type="float">
            <text:p>0.03745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948" calcext:value-type="float">
            <text:p>0.03594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4361" calcext:value-type="float">
            <text:p>0.0343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813" calcext:value-type="float">
            <text:p>0.032813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371" calcext:value-type="float">
            <text:p>0.0313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31" calcext:value-type="float">
            <text:p>0.0303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68" calcext:value-type="float">
            <text:p>0.02986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682" calcext:value-type="float">
            <text:p>0.02968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13" calcext:value-type="float">
            <text:p>0.02961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32" calcext:value-type="float">
            <text:p>0.02973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903" calcext:value-type="float">
            <text:p>0.02990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96" calcext:value-type="float">
            <text:p>0.02999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33" calcext:value-type="float">
            <text:p>0.0300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78" calcext:value-type="float">
            <text:p>0.03007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89" calcext:value-type="float">
            <text:p>0.03018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6" calcext:value-type="float">
            <text:p>0.0302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1" calcext:value-type="float">
            <text:p>0.0302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94" calcext:value-type="float">
            <text:p>0.030094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29952" calcext:value-type="float">
            <text:p>0.02995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36" calcext:value-type="float">
            <text:p>0.03003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34" calcext:value-type="float">
            <text:p>0.03053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1041" calcext:value-type="float">
            <text:p>0.03104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227" calcext:value-type="float">
            <text:p>0.03122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1293" calcext:value-type="float">
            <text:p>0.03129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394" calcext:value-type="float">
            <text:p>0.03139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46" calcext:value-type="float">
            <text:p>0.0314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407" calcext:value-type="float">
            <text:p>0.03140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46" calcext:value-type="float">
            <text:p>0.03124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04" calcext:value-type="float">
            <text:p>0.0310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807" calcext:value-type="float">
            <text:p>0.03080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17" calcext:value-type="float">
            <text:p>0.030517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30181" calcext:value-type="float">
            <text:p>0.03018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76" calcext:value-type="float">
            <text:p>0.0296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04" calcext:value-type="float">
            <text:p>0.02890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195" calcext:value-type="float">
            <text:p>0.02819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805" calcext:value-type="float">
            <text:p>0.02780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712" calcext:value-type="float">
            <text:p>0.0277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894" calcext:value-type="float">
            <text:p>0.02789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262" calcext:value-type="float">
            <text:p>0.02826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654" calcext:value-type="float">
            <text:p>0.02865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93" calcext:value-type="float">
            <text:p>0.02899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263" calcext:value-type="float">
            <text:p>0.02926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41" calcext:value-type="float">
            <text:p>0.02944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567" calcext:value-type="float">
            <text:p>0.02956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16" calcext:value-type="float">
            <text:p>0.02971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06" calcext:value-type="float">
            <text:p>0.02990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1" calcext:value-type="float">
            <text:p>0.03001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985" calcext:value-type="float">
            <text:p>0.0299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41" calcext:value-type="float">
            <text:p>0.02984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76" calcext:value-type="float">
            <text:p>0.02957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338" calcext:value-type="float">
            <text:p>0.02933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253" calcext:value-type="float">
            <text:p>0.0292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81" calcext:value-type="float">
            <text:p>0.02938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19" calcext:value-type="float">
            <text:p>0.02961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38" calcext:value-type="float">
            <text:p>0.02973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684" calcext:value-type="float">
            <text:p>0.02968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89" calcext:value-type="float">
            <text:p>0.02948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34" calcext:value-type="float">
            <text:p>0.02923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62" calcext:value-type="float">
            <text:p>0.029062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898" calcext:value-type="float">
            <text:p>0.0289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94" calcext:value-type="float">
            <text:p>0.029094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446" calcext:value-type="float">
            <text:p>0.02944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76" calcext:value-type="float">
            <text:p>0.02987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26" calcext:value-type="float">
            <text:p>0.03032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25" calcext:value-type="float">
            <text:p>0.03062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668" calcext:value-type="float">
            <text:p>0.03066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68" calcext:value-type="float">
            <text:p>0.0306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22" calcext:value-type="float">
            <text:p>0.03082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005" calcext:value-type="float">
            <text:p>0.03100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072" calcext:value-type="float">
            <text:p>0.03107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76" calcext:value-type="float">
            <text:p>0.03117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334" calcext:value-type="float">
            <text:p>0.03133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418" calcext:value-type="float">
            <text:p>0.03141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381" calcext:value-type="float">
            <text:p>0.03138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164" calcext:value-type="float">
            <text:p>0.03116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867" calcext:value-type="float">
            <text:p>0.0308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55" calcext:value-type="float">
            <text:p>0.03055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35" calcext:value-type="float">
            <text:p>0.030135</text:p>
          </table:table-cell>
          <table:table-cell/>
        </table:table-row>
        <table:table-row table:style-name="ro1">
          <table:table-cell office:value-type="float" office:value="0.070093" calcext:value-type="float">
            <text:p>0.070093</text:p>
          </table:table-cell>
          <table:table-cell office:value-type="float" office:value="0.029653" calcext:value-type="float">
            <text:p>0.029653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379" calcext:value-type="float">
            <text:p>0.03037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787" calcext:value-type="float">
            <text:p>0.03278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748" calcext:value-type="float">
            <text:p>0.034748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5352" calcext:value-type="float">
            <text:p>0.03535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069" calcext:value-type="float">
            <text:p>0.03506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074" calcext:value-type="float">
            <text:p>0.034074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2838" calcext:value-type="float">
            <text:p>0.03283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486" calcext:value-type="float">
            <text:p>0.03148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15" calcext:value-type="float">
            <text:p>0.0301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2" calcext:value-type="float">
            <text:p>0.029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53" calcext:value-type="float">
            <text:p>0.02935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457" calcext:value-type="float">
            <text:p>0.02945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448" calcext:value-type="float">
            <text:p>0.02944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61" calcext:value-type="float">
            <text:p>0.02926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969" calcext:value-type="float">
            <text:p>0.02896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669" calcext:value-type="float">
            <text:p>0.028669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8489" calcext:value-type="float">
            <text:p>0.02848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398" calcext:value-type="float">
            <text:p>0.02839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258" calcext:value-type="float">
            <text:p>0.02825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17" calcext:value-type="float">
            <text:p>0.02821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351" calcext:value-type="float">
            <text:p>0.02835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527" calcext:value-type="float">
            <text:p>0.02852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71" calcext:value-type="float">
            <text:p>0.028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875" calcext:value-type="float">
            <text:p>0.02887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21" calcext:value-type="float">
            <text:p>0.028921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8871" calcext:value-type="float">
            <text:p>0.0288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702" calcext:value-type="float">
            <text:p>0.02870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347" calcext:value-type="float">
            <text:p>0.02834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013" calcext:value-type="float">
            <text:p>0.02801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863" calcext:value-type="float">
            <text:p>0.02786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882" calcext:value-type="float">
            <text:p>0.02788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111" calcext:value-type="float">
            <text:p>0.02811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505" calcext:value-type="float">
            <text:p>0.02850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84" calcext:value-type="float">
            <text:p>0.0288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035" calcext:value-type="float">
            <text:p>0.0290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81" calcext:value-type="float">
            <text:p>0.02908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13" calcext:value-type="float">
            <text:p>0.02901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042" calcext:value-type="float">
            <text:p>0.0290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7" calcext:value-type="float">
            <text:p>0.0291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23" calcext:value-type="float">
            <text:p>0.0292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55" calcext:value-type="float">
            <text:p>0.02935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06" calcext:value-type="float">
            <text:p>0.02970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62" calcext:value-type="float">
            <text:p>0.03006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" calcext:value-type="float">
            <text:p>0.030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107" calcext:value-type="float">
            <text:p>0.03010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54" calcext:value-type="float">
            <text:p>0.02995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896" calcext:value-type="float">
            <text:p>0.02989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01" calcext:value-type="float">
            <text:p>0.02990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008" calcext:value-type="float">
            <text:p>0.0300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32" calcext:value-type="float">
            <text:p>0.030232</text:p>
          </table:table-cell>
          <table:table-cell/>
        </table:table-row>
        <table:table-row table:style-name="ro1">
          <table:table-cell office:value-type="float" office:value="0.019336" calcext:value-type="float">
            <text:p>0.019336</text:p>
          </table:table-cell>
          <table:table-cell office:value-type="float" office:value="0.030499" calcext:value-type="float">
            <text:p>0.03049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79" calcext:value-type="float">
            <text:p>0.0303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43" calcext:value-type="float">
            <text:p>0.029643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28917" calcext:value-type="float">
            <text:p>0.0289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437" calcext:value-type="float">
            <text:p>0.0284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041" calcext:value-type="float">
            <text:p>0.02804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64" calcext:value-type="float">
            <text:p>0.02796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15" calcext:value-type="float">
            <text:p>0.0281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334" calcext:value-type="float">
            <text:p>0.02833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61" calcext:value-type="float">
            <text:p>0.0286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43" calcext:value-type="float">
            <text:p>0.0290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31" calcext:value-type="float">
            <text:p>0.02943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81" calcext:value-type="float">
            <text:p>0.02968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67" calcext:value-type="float">
            <text:p>0.02986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96" calcext:value-type="float">
            <text:p>0.02999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31" calcext:value-type="float">
            <text:p>0.03003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75" calcext:value-type="float">
            <text:p>0.030075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0164" calcext:value-type="float">
            <text:p>0.03016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292" calcext:value-type="float">
            <text:p>0.03029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631" calcext:value-type="float">
            <text:p>0.0306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078" calcext:value-type="float">
            <text:p>0.03107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314" calcext:value-type="float">
            <text:p>0.03131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21" calcext:value-type="float">
            <text:p>0.03122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" calcext:value-type="float">
            <text:p>0.030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48" calcext:value-type="float">
            <text:p>0.03054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217" calcext:value-type="float">
            <text:p>0.03021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161" calcext:value-type="float">
            <text:p>0.02916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02" calcext:value-type="float">
            <text:p>0.0292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53" calcext:value-type="float">
            <text:p>0.02945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734" calcext:value-type="float">
            <text:p>0.029734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999" calcext:value-type="float">
            <text:p>0.02999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204" calcext:value-type="float">
            <text:p>0.030204</text:p>
          </table:table-cell>
          <table:table-cell/>
        </table:table-row>
        <table:table-row table:style-name="ro1">
          <table:table-cell office:value-type="float" office:value="0.015308" calcext:value-type="float">
            <text:p>0.015308</text:p>
          </table:table-cell>
          <table:table-cell office:value-type="float" office:value="0.030059" calcext:value-type="float">
            <text:p>0.03005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253" calcext:value-type="float">
            <text:p>0.02925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037" calcext:value-type="float">
            <text:p>0.0280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231" calcext:value-type="float">
            <text:p>0.0272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004" calcext:value-type="float">
            <text:p>0.02700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096" calcext:value-type="float">
            <text:p>0.02709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365" calcext:value-type="float">
            <text:p>0.02736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7754" calcext:value-type="float">
            <text:p>0.027754</text:p>
          </table:table-cell>
          <table:table-cell/>
        </table:table-row>
        <table:table-row table:style-name="ro1">
          <table:table-cell office:value-type="float" office:value="0.041089" calcext:value-type="float">
            <text:p>0.041089</text:p>
          </table:table-cell>
          <table:table-cell office:value-type="float" office:value="0.028236" calcext:value-type="float">
            <text:p>0.02823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45" calcext:value-type="float">
            <text:p>0.02894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76" calcext:value-type="float">
            <text:p>0.02997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746" calcext:value-type="float">
            <text:p>0.03074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894" calcext:value-type="float">
            <text:p>0.03089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616" calcext:value-type="float">
            <text:p>0.03061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54" calcext:value-type="float">
            <text:p>0.03025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4" calcext:value-type="float">
            <text:p>0.0300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801" calcext:value-type="float">
            <text:p>0.02980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41" calcext:value-type="float">
            <text:p>0.029441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029049" calcext:value-type="float">
            <text:p>0.02904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19" calcext:value-type="float">
            <text:p>0.02901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86" calcext:value-type="float">
            <text:p>0.02958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194" calcext:value-type="float">
            <text:p>0.03019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579" calcext:value-type="float">
            <text:p>0.03057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856" calcext:value-type="float">
            <text:p>0.03085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95" calcext:value-type="float">
            <text:p>0.0309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81" calcext:value-type="float">
            <text:p>0.03088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635" calcext:value-type="float">
            <text:p>0.0306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79" calcext:value-type="float">
            <text:p>0.0303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48" calcext:value-type="float">
            <text:p>0.03034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385" calcext:value-type="float">
            <text:p>0.0303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9" calcext:value-type="float">
            <text:p>0.0303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44" calcext:value-type="float">
            <text:p>0.03044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53" calcext:value-type="float">
            <text:p>0.0304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" calcext:value-type="float">
            <text:p>0.03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23" calcext:value-type="float">
            <text:p>0.03002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5" calcext:value-type="float">
            <text:p>0.0297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577" calcext:value-type="float">
            <text:p>0.0295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572" calcext:value-type="float">
            <text:p>0.02957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56" calcext:value-type="float">
            <text:p>0.0297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07" calcext:value-type="float">
            <text:p>0.030007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225" calcext:value-type="float">
            <text:p>0.03022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288" calcext:value-type="float">
            <text:p>0.0302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39" calcext:value-type="float">
            <text:p>0.030139</text:p>
          </table:table-cell>
          <table:table-cell/>
        </table:table-row>
        <table:table-row table:style-name="ro1">
          <table:table-cell office:value-type="float" office:value="0.06123" calcext:value-type="float">
            <text:p>0.06123</text:p>
          </table:table-cell>
          <table:table-cell office:value-type="float" office:value="0.029951" calcext:value-type="float">
            <text:p>0.02995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82" calcext:value-type="float">
            <text:p>0.03068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7" calcext:value-type="float">
            <text:p>0.032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419" calcext:value-type="float">
            <text:p>0.03441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4962" calcext:value-type="float">
            <text:p>0.03496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4598" calcext:value-type="float">
            <text:p>0.03459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3674" calcext:value-type="float">
            <text:p>0.03367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2637" calcext:value-type="float">
            <text:p>0.032637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1716" calcext:value-type="float">
            <text:p>0.03171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89" calcext:value-type="float">
            <text:p>0.03098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44" calcext:value-type="float">
            <text:p>0.03034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96" calcext:value-type="float">
            <text:p>0.029796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29457" calcext:value-type="float">
            <text:p>0.02945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8" calcext:value-type="float">
            <text:p>0.0294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937" calcext:value-type="float">
            <text:p>0.029937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0576" calcext:value-type="float">
            <text:p>0.030576</text:p>
          </table:table-cell>
          <table:table-cell/>
        </table:table-row>
        <table:table-row table:style-name="ro1">
          <table:table-cell office:value-type="float" office:value="0.045117" calcext:value-type="float">
            <text:p>0.045117</text:p>
          </table:table-cell>
          <table:table-cell office:value-type="float" office:value="0.030981" calcext:value-type="float">
            <text:p>0.03098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339" calcext:value-type="float">
            <text:p>0.0313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099" calcext:value-type="float">
            <text:p>0.032099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2675" calcext:value-type="float">
            <text:p>0.03267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765" calcext:value-type="float">
            <text:p>0.03276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783" calcext:value-type="float">
            <text:p>0.03278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735" calcext:value-type="float">
            <text:p>0.032735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2496" calcext:value-type="float">
            <text:p>0.03249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2172" calcext:value-type="float">
            <text:p>0.032172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2081" calcext:value-type="float">
            <text:p>0.03208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979" calcext:value-type="float">
            <text:p>0.03197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479" calcext:value-type="float">
            <text:p>0.03147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89" calcext:value-type="float">
            <text:p>0.0308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315" calcext:value-type="float">
            <text:p>0.03031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12" calcext:value-type="float">
            <text:p>0.029812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29676" calcext:value-type="float">
            <text:p>0.02967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952" calcext:value-type="float">
            <text:p>0.029952</text:p>
          </table:table-cell>
          <table:table-cell/>
        </table:table-row>
        <table:table-row table:style-name="ro1">
          <table:table-cell office:value-type="float" office:value="0.049951" calcext:value-type="float">
            <text:p>0.049951</text:p>
          </table:table-cell>
          <table:table-cell office:value-type="float" office:value="0.030617" calcext:value-type="float">
            <text:p>0.03061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931" calcext:value-type="float">
            <text:p>0.0319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816" calcext:value-type="float">
            <text:p>0.0338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5198" calcext:value-type="float">
            <text:p>0.03519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412" calcext:value-type="float">
            <text:p>0.03541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804" calcext:value-type="float">
            <text:p>0.03480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804" calcext:value-type="float">
            <text:p>0.03380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663" calcext:value-type="float">
            <text:p>0.03266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1543" calcext:value-type="float">
            <text:p>0.03154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72" calcext:value-type="float">
            <text:p>0.03047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57" calcext:value-type="float">
            <text:p>0.02945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657" calcext:value-type="float">
            <text:p>0.02865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14" calcext:value-type="float">
            <text:p>0.028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89" calcext:value-type="float">
            <text:p>0.0278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893" calcext:value-type="float">
            <text:p>0.02789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066" calcext:value-type="float">
            <text:p>0.028066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343" calcext:value-type="float">
            <text:p>0.02834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559" calcext:value-type="float">
            <text:p>0.02855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626" calcext:value-type="float">
            <text:p>0.02862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8" calcext:value-type="float">
            <text:p>0.02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08" calcext:value-type="float">
            <text:p>0.0291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8" calcext:value-type="float">
            <text:p>0.029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3" calcext:value-type="float">
            <text:p>0.0293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16" calcext:value-type="float">
            <text:p>0.0294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81" calcext:value-type="float">
            <text:p>0.02958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28" calcext:value-type="float">
            <text:p>0.0297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15" calcext:value-type="float">
            <text:p>0.02971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563" calcext:value-type="float">
            <text:p>0.0295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82" calcext:value-type="float">
            <text:p>0.02948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09" calcext:value-type="float">
            <text:p>0.02960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43" calcext:value-type="float">
            <text:p>0.029843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0047" calcext:value-type="float">
            <text:p>0.03004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64" calcext:value-type="float">
            <text:p>0.02996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452" calcext:value-type="float">
            <text:p>0.02945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47" calcext:value-type="float">
            <text:p>0.02894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772" calcext:value-type="float">
            <text:p>0.02877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878" calcext:value-type="float">
            <text:p>0.02887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249" calcext:value-type="float">
            <text:p>0.02924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22" calcext:value-type="float">
            <text:p>0.02962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708" calcext:value-type="float">
            <text:p>0.0297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05" calcext:value-type="float">
            <text:p>0.02970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83" calcext:value-type="float">
            <text:p>0.0298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052" calcext:value-type="float">
            <text:p>0.02805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643" calcext:value-type="float">
            <text:p>0.02864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33" calcext:value-type="float">
            <text:p>0.02903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49" calcext:value-type="float">
            <text:p>0.02914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59" calcext:value-type="float">
            <text:p>0.02915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151" calcext:value-type="float">
            <text:p>0.02915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22" calcext:value-type="float">
            <text:p>0.02922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" calcext:value-type="float">
            <text:p>0.029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485" calcext:value-type="float">
            <text:p>0.0294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5" calcext:value-type="float">
            <text:p>0.029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" calcext:value-type="float">
            <text:p>0.029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68" calcext:value-type="float">
            <text:p>0.0289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87" calcext:value-type="float">
            <text:p>0.02898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26" calcext:value-type="float">
            <text:p>0.02902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071" calcext:value-type="float">
            <text:p>0.0290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28" calcext:value-type="float">
            <text:p>0.0292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675" calcext:value-type="float">
            <text:p>0.02967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796" calcext:value-type="float">
            <text:p>0.029796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095" calcext:value-type="float">
            <text:p>0.03009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1" calcext:value-type="float">
            <text:p>0.03031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113" calcext:value-type="float">
            <text:p>0.03011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675" calcext:value-type="float">
            <text:p>0.02967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02" calcext:value-type="float">
            <text:p>0.02930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209" calcext:value-type="float">
            <text:p>0.02920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24" calcext:value-type="float">
            <text:p>0.029224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29077" calcext:value-type="float">
            <text:p>0.02907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098" calcext:value-type="float">
            <text:p>0.029098</text:p>
          </table:table-cell>
          <table:table-cell/>
        </table:table-row>
        <table:table-row table:style-name="ro1">
          <table:table-cell office:value-type="float" office:value="0.04834" calcext:value-type="float">
            <text:p>0.04834</text:p>
          </table:table-cell>
          <table:table-cell office:value-type="float" office:value="0.029574" calcext:value-type="float">
            <text:p>0.02957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69" calcext:value-type="float">
            <text:p>0.0306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364" calcext:value-type="float">
            <text:p>0.03236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728" calcext:value-type="float">
            <text:p>0.0337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414" calcext:value-type="float">
            <text:p>0.0341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3858" calcext:value-type="float">
            <text:p>0.03385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3289" calcext:value-type="float">
            <text:p>0.03328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773" calcext:value-type="float">
            <text:p>0.03277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23" calcext:value-type="float">
            <text:p>0.032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815" calcext:value-type="float">
            <text:p>0.03181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445" calcext:value-type="float">
            <text:p>0.03144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138" calcext:value-type="float">
            <text:p>0.03113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768" calcext:value-type="float">
            <text:p>0.03076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38" calcext:value-type="float">
            <text:p>0.0303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159" calcext:value-type="float">
            <text:p>0.03015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61" calcext:value-type="float">
            <text:p>0.0300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88" calcext:value-type="float">
            <text:p>0.02988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14" calcext:value-type="float">
            <text:p>0.0297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25" calcext:value-type="float">
            <text:p>0.02962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597" calcext:value-type="float">
            <text:p>0.02959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651" calcext:value-type="float">
            <text:p>0.0296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84" calcext:value-type="float">
            <text:p>0.02988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17" calcext:value-type="float">
            <text:p>0.03021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438" calcext:value-type="float">
            <text:p>0.0304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33" calcext:value-type="float">
            <text:p>0.0304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29" calcext:value-type="float">
            <text:p>0.03022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998" calcext:value-type="float">
            <text:p>0.02999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34" calcext:value-type="float">
            <text:p>0.02993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21" calcext:value-type="float">
            <text:p>0.03002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51" calcext:value-type="float">
            <text:p>0.03005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22" calcext:value-type="float">
            <text:p>0.03002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85" calcext:value-type="float">
            <text:p>0.029985</text:p>
          </table:table-cell>
          <table:table-cell/>
        </table:table-row>
        <table:table-row table:style-name="ro1">
          <table:table-cell office:value-type="float" office:value="0.000806" calcext:value-type="float">
            <text:p>0.000806</text:p>
          </table:table-cell>
          <table:table-cell office:value-type="float" office:value="0.029811" calcext:value-type="float">
            <text:p>0.029811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724" calcext:value-type="float">
            <text:p>0.02872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571" calcext:value-type="float">
            <text:p>0.026571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24952" calcext:value-type="float">
            <text:p>0.02495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4456" calcext:value-type="float">
            <text:p>0.02445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445" calcext:value-type="float">
            <text:p>0.0244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89" calcext:value-type="float">
            <text:p>0.0248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788" calcext:value-type="float">
            <text:p>0.02578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834" calcext:value-type="float">
            <text:p>0.02683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782" calcext:value-type="float">
            <text:p>0.027782</text:p>
          </table:table-cell>
          <table:table-cell/>
        </table:table-row>
        <table:table-row table:style-name="ro1">
          <table:table-cell office:value-type="float" office:value="0.016113" calcext:value-type="float">
            <text:p>0.016113</text:p>
          </table:table-cell>
          <table:table-cell office:value-type="float" office:value="0.028635" calcext:value-type="float">
            <text:p>0.02863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022" calcext:value-type="float">
            <text:p>0.02902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712" calcext:value-type="float">
            <text:p>0.0287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17" calcext:value-type="float">
            <text:p>0.02831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143" calcext:value-type="float">
            <text:p>0.0281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162" calcext:value-type="float">
            <text:p>0.02816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405" calcext:value-type="float">
            <text:p>0.02840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774" calcext:value-type="float">
            <text:p>0.02877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89" calcext:value-type="float">
            <text:p>0.02928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31" calcext:value-type="float">
            <text:p>0.029831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105" calcext:value-type="float">
            <text:p>0.03010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147" calcext:value-type="float">
            <text:p>0.03014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26" calcext:value-type="float">
            <text:p>0.03022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19" calcext:value-type="float">
            <text:p>0.03031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3" calcext:value-type="float">
            <text:p>0.0302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99" calcext:value-type="float">
            <text:p>0.02999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756" calcext:value-type="float">
            <text:p>0.02975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577" calcext:value-type="float">
            <text:p>0.02957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591" calcext:value-type="float">
            <text:p>0.0295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93" calcext:value-type="float">
            <text:p>0.02969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8" calcext:value-type="float">
            <text:p>0.0296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622" calcext:value-type="float">
            <text:p>0.02962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544" calcext:value-type="float">
            <text:p>0.029544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29307" calcext:value-type="float">
            <text:p>0.02930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182" calcext:value-type="float">
            <text:p>0.02918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08" calcext:value-type="float">
            <text:p>0.02960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265" calcext:value-type="float">
            <text:p>0.03026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715" calcext:value-type="float">
            <text:p>0.03071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949" calcext:value-type="float">
            <text:p>0.03094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94" calcext:value-type="float">
            <text:p>0.030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856" calcext:value-type="float">
            <text:p>0.0308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06" calcext:value-type="float">
            <text:p>0.03080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69" calcext:value-type="float">
            <text:p>0.030669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45" calcext:value-type="float">
            <text:p>0.0304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74" calcext:value-type="float">
            <text:p>0.030074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602" calcext:value-type="float">
            <text:p>0.02960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172" calcext:value-type="float">
            <text:p>0.02917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656" calcext:value-type="float">
            <text:p>0.02865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193" calcext:value-type="float">
            <text:p>0.02819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015" calcext:value-type="float">
            <text:p>0.02801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023" calcext:value-type="float">
            <text:p>0.028023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28163" calcext:value-type="float">
            <text:p>0.02816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296" calcext:value-type="float">
            <text:p>0.02829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187" calcext:value-type="float">
            <text:p>0.02818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014" calcext:value-type="float">
            <text:p>0.02801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026" calcext:value-type="float">
            <text:p>0.02802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123" calcext:value-type="float">
            <text:p>0.02812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213" calcext:value-type="float">
            <text:p>0.0282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34" calcext:value-type="float">
            <text:p>0.02833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461" calcext:value-type="float">
            <text:p>0.0284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688" calcext:value-type="float">
            <text:p>0.02868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62" calcext:value-type="float">
            <text:p>0.029062</text:p>
          </table:table-cell>
          <table:table-cell/>
        </table:table-row>
        <table:table-row table:style-name="ro1">
          <table:table-cell office:value-type="float" office:value="0.12085" calcext:value-type="float">
            <text:p>0.12085</text:p>
          </table:table-cell>
          <table:table-cell office:value-type="float" office:value="0.029412" calcext:value-type="float">
            <text:p>0.0294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228" calcext:value-type="float">
            <text:p>0.0322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707" calcext:value-type="float">
            <text:p>0.03870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4084" calcext:value-type="float">
            <text:p>0.0440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5765" calcext:value-type="float">
            <text:p>0.04576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5112" calcext:value-type="float">
            <text:p>0.045112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43049" calcext:value-type="float">
            <text:p>0.04304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0479" calcext:value-type="float">
            <text:p>0.0404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122" calcext:value-type="float">
            <text:p>0.03812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6107" calcext:value-type="float">
            <text:p>0.03610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361" calcext:value-type="float">
            <text:p>0.03436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922" calcext:value-type="float">
            <text:p>0.03292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869" calcext:value-type="float">
            <text:p>0.0318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59" calcext:value-type="float">
            <text:p>0.031159</text:p>
          </table:table-cell>
          <table:table-cell/>
        </table:table-row>
        <table:table-row table:style-name="ro1">
          <table:table-cell office:value-type="float" office:value="0.063647" calcext:value-type="float">
            <text:p>0.063647</text:p>
          </table:table-cell>
          <table:table-cell office:value-type="float" office:value="0.030617" calcext:value-type="float">
            <text:p>0.0306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134" calcext:value-type="float">
            <text:p>0.03113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245" calcext:value-type="float">
            <text:p>0.03324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183" calcext:value-type="float">
            <text:p>0.03518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792" calcext:value-type="float">
            <text:p>0.03579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486" calcext:value-type="float">
            <text:p>0.03548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677" calcext:value-type="float">
            <text:p>0.03467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3618" calcext:value-type="float">
            <text:p>0.03361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598" calcext:value-type="float">
            <text:p>0.03259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849" calcext:value-type="float">
            <text:p>0.03184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275" calcext:value-type="float">
            <text:p>0.03127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732" calcext:value-type="float">
            <text:p>0.0307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35" calcext:value-type="float">
            <text:p>0.03013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26" calcext:value-type="float">
            <text:p>0.02952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46" calcext:value-type="float">
            <text:p>0.02904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763" calcext:value-type="float">
            <text:p>0.02876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694" calcext:value-type="float">
            <text:p>0.0286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69" calcext:value-type="float">
            <text:p>0.028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614" calcext:value-type="float">
            <text:p>0.02861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548" calcext:value-type="float">
            <text:p>0.02854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698" calcext:value-type="float">
            <text:p>0.02869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6" calcext:value-type="float">
            <text:p>0.0291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31" calcext:value-type="float">
            <text:p>0.02973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145" calcext:value-type="float">
            <text:p>0.030145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0444" calcext:value-type="float">
            <text:p>0.03044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866" calcext:value-type="float">
            <text:p>0.03086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68" calcext:value-type="float">
            <text:p>0.03126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3" calcext:value-type="float">
            <text:p>0.031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133" calcext:value-type="float">
            <text:p>0.03113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003" calcext:value-type="float">
            <text:p>0.031003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0797" calcext:value-type="float">
            <text:p>0.03079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66" calcext:value-type="float">
            <text:p>0.030366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29763" calcext:value-type="float">
            <text:p>0.029763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029462" calcext:value-type="float">
            <text:p>0.0294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5643" calcext:value-type="float">
            <text:p>0.0356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5065" calcext:value-type="float">
            <text:p>0.0506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63006" calcext:value-type="float">
            <text:p>0.06300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66496" calcext:value-type="float">
            <text:p>0.06649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64527" calcext:value-type="float">
            <text:p>0.06452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59687" calcext:value-type="float">
            <text:p>0.05968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53611" calcext:value-type="float">
            <text:p>0.05361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7531" calcext:value-type="float">
            <text:p>0.0475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2216" calcext:value-type="float">
            <text:p>0.042216</text:p>
          </table:table-cell>
          <table:table-cell/>
        </table:table-row>
        <table:table-row table:style-name="ro1">
          <table:table-cell office:value-type="float" office:value="0.047534" calcext:value-type="float">
            <text:p>0.047534</text:p>
          </table:table-cell>
          <table:table-cell office:value-type="float" office:value="0.037785" calcext:value-type="float">
            <text:p>0.03778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4771" calcext:value-type="float">
            <text:p>0.03477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3507" calcext:value-type="float">
            <text:p>0.03350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075" calcext:value-type="float">
            <text:p>0.03307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708" calcext:value-type="float">
            <text:p>0.03270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285" calcext:value-type="float">
            <text:p>0.03228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876" calcext:value-type="float">
            <text:p>0.03187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544" calcext:value-type="float">
            <text:p>0.03154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158" calcext:value-type="float">
            <text:p>0.03115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95" calcext:value-type="float">
            <text:p>0.030695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0328" calcext:value-type="float">
            <text:p>0.03032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27" calcext:value-type="float">
            <text:p>0.03032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08" calcext:value-type="float">
            <text:p>0.0306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22" calcext:value-type="float">
            <text:p>0.030822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95" calcext:value-type="float">
            <text:p>0.0309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856" calcext:value-type="float">
            <text:p>0.03085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08" calcext:value-type="float">
            <text:p>0.03050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96" calcext:value-type="float">
            <text:p>0.03029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88" calcext:value-type="float">
            <text:p>0.030188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29951" calcext:value-type="float">
            <text:p>0.0299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29" calcext:value-type="float">
            <text:p>0.02952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001" calcext:value-type="float">
            <text:p>0.02900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717" calcext:value-type="float">
            <text:p>0.02871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878" calcext:value-type="float">
            <text:p>0.0288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8" calcext:value-type="float">
            <text:p>0.0292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646" calcext:value-type="float">
            <text:p>0.02964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17" calcext:value-type="float">
            <text:p>0.03001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84" calcext:value-type="float">
            <text:p>0.03048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775" calcext:value-type="float">
            <text:p>0.03077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707" calcext:value-type="float">
            <text:p>0.03070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391" calcext:value-type="float">
            <text:p>0.0303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98" calcext:value-type="float">
            <text:p>0.030098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0032" calcext:value-type="float">
            <text:p>0.03003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19" calcext:value-type="float">
            <text:p>0.03021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555" calcext:value-type="float">
            <text:p>0.03055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672" calcext:value-type="float">
            <text:p>0.03067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401" calcext:value-type="float">
            <text:p>0.03040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22" calcext:value-type="float">
            <text:p>0.03002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78" calcext:value-type="float">
            <text:p>0.02977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665" calcext:value-type="float">
            <text:p>0.02966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72" calcext:value-type="float">
            <text:p>0.02957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435" calcext:value-type="float">
            <text:p>0.0294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264" calcext:value-type="float">
            <text:p>0.02926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16" calcext:value-type="float">
            <text:p>0.02911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09" calcext:value-type="float">
            <text:p>0.02910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31" calcext:value-type="float">
            <text:p>0.02923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15" calcext:value-type="float">
            <text:p>0.02941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04" calcext:value-type="float">
            <text:p>0.02970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79" calcext:value-type="float">
            <text:p>0.0299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02" calcext:value-type="float">
            <text:p>0.0301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144" calcext:value-type="float">
            <text:p>0.03014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8" calcext:value-type="float">
            <text:p>0.0301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59" calcext:value-type="float">
            <text:p>0.0300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51" calcext:value-type="float">
            <text:p>0.03025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97" calcext:value-type="float">
            <text:p>0.03049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68" calcext:value-type="float">
            <text:p>0.0305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16" calcext:value-type="float">
            <text:p>0.0304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73" calcext:value-type="float">
            <text:p>0.030173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925" calcext:value-type="float">
            <text:p>0.02992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14" calcext:value-type="float">
            <text:p>0.02981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976" calcext:value-type="float">
            <text:p>0.0299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01" calcext:value-type="float">
            <text:p>0.03010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92" calcext:value-type="float">
            <text:p>0.0299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47" calcext:value-type="float">
            <text:p>0.029647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508" calcext:value-type="float">
            <text:p>0.0295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21" calcext:value-type="float">
            <text:p>0.029621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02" calcext:value-type="float">
            <text:p>0.03000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32" calcext:value-type="float">
            <text:p>0.030432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686" calcext:value-type="float">
            <text:p>0.03068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38" calcext:value-type="float">
            <text:p>0.0305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14" calcext:value-type="float">
            <text:p>0.030014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506" calcext:value-type="float">
            <text:p>0.02950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043" calcext:value-type="float">
            <text:p>0.02904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478" calcext:value-type="float">
            <text:p>0.0284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118" calcext:value-type="float">
            <text:p>0.02811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188" calcext:value-type="float">
            <text:p>0.028188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28547" calcext:value-type="float">
            <text:p>0.02854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857" calcext:value-type="float">
            <text:p>0.028857</text:p>
          </table:table-cell>
          <table:table-cell/>
        </table:table-row>
        <table:table-row table:style-name="ro1">
          <table:table-cell office:value-type="float" office:value="0.020142" calcext:value-type="float">
            <text:p>0.020142</text:p>
          </table:table-cell>
          <table:table-cell office:value-type="float" office:value="0.028833" calcext:value-type="float">
            <text:p>0.02883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437" calcext:value-type="float">
            <text:p>0.0284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867" calcext:value-type="float">
            <text:p>0.0278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616" calcext:value-type="float">
            <text:p>0.0276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739" calcext:value-type="float">
            <text:p>0.02773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91" calcext:value-type="float">
            <text:p>0.02791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068" calcext:value-type="float">
            <text:p>0.0280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13" calcext:value-type="float">
            <text:p>0.02831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693" calcext:value-type="float">
            <text:p>0.02869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77" calcext:value-type="float">
            <text:p>0.028977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014" calcext:value-type="float">
            <text:p>0.02901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105" calcext:value-type="float">
            <text:p>0.02910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51" calcext:value-type="float">
            <text:p>0.029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85" calcext:value-type="float">
            <text:p>0.02998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203" calcext:value-type="float">
            <text:p>0.03020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29" calcext:value-type="float">
            <text:p>0.0302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48" calcext:value-type="float">
            <text:p>0.03044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62" calcext:value-type="float">
            <text:p>0.030562</text:p>
          </table:table-cell>
          <table:table-cell/>
        </table:table-row>
        <table:table-row table:style-name="ro1">
          <table:table-cell office:value-type="float" office:value="0.056396" calcext:value-type="float">
            <text:p>0.056396</text:p>
          </table:table-cell>
          <table:table-cell office:value-type="float" office:value="0.030503" calcext:value-type="float">
            <text:p>0.03050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69" calcext:value-type="float">
            <text:p>0.03106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677" calcext:value-type="float">
            <text:p>0.03267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912" calcext:value-type="float">
            <text:p>0.03391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025" calcext:value-type="float">
            <text:p>0.03402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3557" calcext:value-type="float">
            <text:p>0.0335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936" calcext:value-type="float">
            <text:p>0.03293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361" calcext:value-type="float">
            <text:p>0.032361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31854" calcext:value-type="float">
            <text:p>0.03185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602" calcext:value-type="float">
            <text:p>0.03160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1773" calcext:value-type="float">
            <text:p>0.03177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95" calcext:value-type="float">
            <text:p>0.0319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684" calcext:value-type="float">
            <text:p>0.03168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164" calcext:value-type="float">
            <text:p>0.03116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44" calcext:value-type="float">
            <text:p>0.030644</text:p>
          </table:table-cell>
          <table:table-cell/>
        </table:table-row>
        <table:table-row table:style-name="ro1">
          <table:table-cell office:value-type="float" office:value="0.037866" calcext:value-type="float">
            <text:p>0.037866</text:p>
          </table:table-cell>
          <table:table-cell office:value-type="float" office:value="0.030092" calcext:value-type="float">
            <text:p>0.0300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07" calcext:value-type="float">
            <text:p>0.02980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24" calcext:value-type="float">
            <text:p>0.03002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88" calcext:value-type="float">
            <text:p>0.03028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03" calcext:value-type="float">
            <text:p>0.0303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15" calcext:value-type="float">
            <text:p>0.03021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143" calcext:value-type="float">
            <text:p>0.030143</text:p>
          </table:table-cell>
          <table:table-cell/>
        </table:table-row>
        <table:table-row table:style-name="ro1">
          <table:table-cell office:value-type="float" office:value="0.014502" calcext:value-type="float">
            <text:p>0.014502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291" calcext:value-type="float">
            <text:p>0.0292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925" calcext:value-type="float">
            <text:p>0.02792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6775" calcext:value-type="float">
            <text:p>0.026775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6329" calcext:value-type="float">
            <text:p>0.02632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6255" calcext:value-type="float">
            <text:p>0.02625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297" calcext:value-type="float">
            <text:p>0.02629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6513" calcext:value-type="float">
            <text:p>0.0265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033" calcext:value-type="float">
            <text:p>0.02703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785" calcext:value-type="float">
            <text:p>0.0277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5" calcext:value-type="float">
            <text:p>0.028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23" calcext:value-type="float">
            <text:p>0.02902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76" calcext:value-type="float">
            <text:p>0.0293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12" calcext:value-type="float">
            <text:p>0.0296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53" calcext:value-type="float">
            <text:p>0.02975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78" calcext:value-type="float">
            <text:p>0.029778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709" calcext:value-type="float">
            <text:p>0.029709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48" calcext:value-type="float">
            <text:p>0.0294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52" calcext:value-type="float">
            <text:p>0.029252</text:p>
          </table:table-cell>
          <table:table-cell/>
        </table:table-row>
        <table:table-row table:style-name="ro1">
          <table:table-cell office:value-type="float" office:value="0.092651" calcext:value-type="float">
            <text:p>0.092651</text:p>
          </table:table-cell>
          <table:table-cell office:value-type="float" office:value="0.029339" calcext:value-type="float">
            <text:p>0.0293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334" calcext:value-type="float">
            <text:p>0.03133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5794" calcext:value-type="float">
            <text:p>0.0357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9388" calcext:value-type="float">
            <text:p>0.03938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0299" calcext:value-type="float">
            <text:p>0.04029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9623" calcext:value-type="float">
            <text:p>0.03962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136" calcext:value-type="float">
            <text:p>0.0381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6249" calcext:value-type="float">
            <text:p>0.03624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36" calcext:value-type="float">
            <text:p>0.034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747" calcext:value-type="float">
            <text:p>0.03274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476" calcext:value-type="float">
            <text:p>0.03147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93" calcext:value-type="float">
            <text:p>0.03059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02" calcext:value-type="float">
            <text:p>0.03010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07" calcext:value-type="float">
            <text:p>0.02980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57" calcext:value-type="float">
            <text:p>0.0295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05" calcext:value-type="float">
            <text:p>0.02950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16" calcext:value-type="float">
            <text:p>0.02961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729" calcext:value-type="float">
            <text:p>0.02972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52" calcext:value-type="float">
            <text:p>0.02985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56" calcext:value-type="float">
            <text:p>0.03005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65" calcext:value-type="float">
            <text:p>0.03026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406" calcext:value-type="float">
            <text:p>0.03040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26" calcext:value-type="float">
            <text:p>0.03042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72" calcext:value-type="float">
            <text:p>0.030372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0258" calcext:value-type="float">
            <text:p>0.03025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92" calcext:value-type="float">
            <text:p>0.02992</text:p>
          </table:table-cell>
          <table:table-cell/>
        </table:table-row>
        <table:table-row table:style-name="ro1">
          <table:table-cell office:value-type="float" office:value="0.0427" calcext:value-type="float">
            <text:p>0.0427</text:p>
          </table:table-cell>
          <table:table-cell office:value-type="float" office:value="0.029308" calcext:value-type="float">
            <text:p>0.0293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53" calcext:value-type="float">
            <text:p>0.029053</text:p>
          </table:table-cell>
          <table:table-cell/>
        </table:table-row>
        <table:table-row table:style-name="ro1">
          <table:table-cell office:value-type="float" office:value="0.079761" calcext:value-type="float">
            <text:p>0.079761</text:p>
          </table:table-cell>
          <table:table-cell office:value-type="float" office:value="0.029618" calcext:value-type="float">
            <text:p>0.02961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728" calcext:value-type="float">
            <text:p>0.03172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5493" calcext:value-type="float">
            <text:p>0.0354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8308" calcext:value-type="float">
            <text:p>0.038308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8905" calcext:value-type="float">
            <text:p>0.03890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8155" calcext:value-type="float">
            <text:p>0.03815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6564" calcext:value-type="float">
            <text:p>0.03656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7" calcext:value-type="float">
            <text:p>0.034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975" calcext:value-type="float">
            <text:p>0.03297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568" calcext:value-type="float">
            <text:p>0.03156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482" calcext:value-type="float">
            <text:p>0.03048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571" calcext:value-type="float">
            <text:p>0.0295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31" calcext:value-type="float">
            <text:p>0.0289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701" calcext:value-type="float">
            <text:p>0.028701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67" calcext:value-type="float">
            <text:p>0.028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602" calcext:value-type="float">
            <text:p>0.028602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8453" calcext:value-type="float">
            <text:p>0.028453</text:p>
          </table:table-cell>
          <table:table-cell/>
        </table:table-row>
        <table:table-row table:style-name="ro1">
          <table:table-cell office:value-type="float" office:value="0.055591" calcext:value-type="float">
            <text:p>0.055591</text:p>
          </table:table-cell>
          <table:table-cell office:value-type="float" office:value="0.028115" calcext:value-type="float">
            <text:p>0.02811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334" calcext:value-type="float">
            <text:p>0.02833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819" calcext:value-type="float">
            <text:p>0.02981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411" calcext:value-type="float">
            <text:p>0.03141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305" calcext:value-type="float">
            <text:p>0.03230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757" calcext:value-type="float">
            <text:p>0.03275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809" calcext:value-type="float">
            <text:p>0.03280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2508" calcext:value-type="float">
            <text:p>0.0325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079" calcext:value-type="float">
            <text:p>0.0320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735" calcext:value-type="float">
            <text:p>0.03173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433" calcext:value-type="float">
            <text:p>0.0314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91" calcext:value-type="float">
            <text:p>0.03119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55" calcext:value-type="float">
            <text:p>0.03105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862" calcext:value-type="float">
            <text:p>0.03086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12" calcext:value-type="float">
            <text:p>0.03061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468" calcext:value-type="float">
            <text:p>0.03046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14" calcext:value-type="float">
            <text:p>0.03031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68" calcext:value-type="float">
            <text:p>0.0299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29244" calcext:value-type="float">
            <text:p>0.02924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884" calcext:value-type="float">
            <text:p>0.0288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353" calcext:value-type="float">
            <text:p>0.02835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981" calcext:value-type="float">
            <text:p>0.02798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93" calcext:value-type="float">
            <text:p>0.02799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272" calcext:value-type="float">
            <text:p>0.02827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633" calcext:value-type="float">
            <text:p>0.0286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56" calcext:value-type="float">
            <text:p>0.028956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154" calcext:value-type="float">
            <text:p>0.02915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121" calcext:value-type="float">
            <text:p>0.02912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8" calcext:value-type="float">
            <text:p>0.028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435" calcext:value-type="float">
            <text:p>0.02843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332" calcext:value-type="float">
            <text:p>0.02833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552" calcext:value-type="float">
            <text:p>0.02855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48" calcext:value-type="float">
            <text:p>0.02904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07" calcext:value-type="float">
            <text:p>0.02960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38" calcext:value-type="float">
            <text:p>0.02993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09" calcext:value-type="float">
            <text:p>0.03000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53" calcext:value-type="float">
            <text:p>0.0300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58" calcext:value-type="float">
            <text:p>0.03025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51" calcext:value-type="float">
            <text:p>0.0305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28" calcext:value-type="float">
            <text:p>0.0306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99" calcext:value-type="float">
            <text:p>0.03069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779" calcext:value-type="float">
            <text:p>0.03077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834" calcext:value-type="float">
            <text:p>0.03083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912" calcext:value-type="float">
            <text:p>0.03091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38" calcext:value-type="float">
            <text:p>0.03083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81" calcext:value-type="float">
            <text:p>0.03048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2" calcext:value-type="float">
            <text:p>0.0300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16" calcext:value-type="float">
            <text:p>0.0296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337" calcext:value-type="float">
            <text:p>0.02933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138" calcext:value-type="float">
            <text:p>0.02913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943" calcext:value-type="float">
            <text:p>0.0289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815" calcext:value-type="float">
            <text:p>0.02881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854" calcext:value-type="float">
            <text:p>0.02885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031" calcext:value-type="float">
            <text:p>0.02903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225" calcext:value-type="float">
            <text:p>0.02922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62" calcext:value-type="float">
            <text:p>0.0293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95" calcext:value-type="float">
            <text:p>0.02949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89" calcext:value-type="float">
            <text:p>0.02958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59" calcext:value-type="float">
            <text:p>0.02955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483" calcext:value-type="float">
            <text:p>0.0294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365" calcext:value-type="float">
            <text:p>0.02936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236" calcext:value-type="float">
            <text:p>0.02923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362" calcext:value-type="float">
            <text:p>0.02936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826" calcext:value-type="float">
            <text:p>0.02982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79" calcext:value-type="float">
            <text:p>0.03027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83" calcext:value-type="float">
            <text:p>0.03038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986" calcext:value-type="float">
            <text:p>0.03498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3788" calcext:value-type="float">
            <text:p>0.0337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6" calcext:value-type="float">
            <text:p>0.0326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031639" calcext:value-type="float">
            <text:p>0.0316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145" calcext:value-type="float">
            <text:p>0.03114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8" calcext:value-type="float">
            <text:p>0.0311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231" calcext:value-type="float">
            <text:p>0.0312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128" calcext:value-type="float">
            <text:p>0.03112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35" calcext:value-type="float">
            <text:p>0.0310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25" calcext:value-type="float">
            <text:p>0.03082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02" calcext:value-type="float">
            <text:p>0.03050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93" calcext:value-type="float">
            <text:p>0.030193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86" calcext:value-type="float">
            <text:p>0.0298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437" calcext:value-type="float">
            <text:p>0.029437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29121" calcext:value-type="float">
            <text:p>0.02912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015" calcext:value-type="float">
            <text:p>0.02901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843" calcext:value-type="float">
            <text:p>0.02884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672" calcext:value-type="float">
            <text:p>0.028672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28814" calcext:value-type="float">
            <text:p>0.02881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48" calcext:value-type="float">
            <text:p>0.029348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0098" calcext:value-type="float">
            <text:p>0.03009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531" calcext:value-type="float">
            <text:p>0.0305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61" calcext:value-type="float">
            <text:p>0.03046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6" calcext:value-type="float">
            <text:p>0.0302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5" calcext:value-type="float">
            <text:p>0.0300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69" calcext:value-type="float">
            <text:p>0.02976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521" calcext:value-type="float">
            <text:p>0.02952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88" calcext:value-type="float">
            <text:p>0.02938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6" calcext:value-type="float">
            <text:p>0.0293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75" calcext:value-type="float">
            <text:p>0.02937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12" calcext:value-type="float">
            <text:p>0.02941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59" calcext:value-type="float">
            <text:p>0.0294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61" calcext:value-type="float">
            <text:p>0.02946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36" calcext:value-type="float">
            <text:p>0.0294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67" calcext:value-type="float">
            <text:p>0.02946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28" calcext:value-type="float">
            <text:p>0.0296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98" calcext:value-type="float">
            <text:p>0.02969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32" calcext:value-type="float">
            <text:p>0.02973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64" calcext:value-type="float">
            <text:p>0.02976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35" calcext:value-type="float">
            <text:p>0.02983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77" calcext:value-type="float">
            <text:p>0.0298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08" calcext:value-type="float">
            <text:p>0.0298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8" calcext:value-type="float">
            <text:p>0.0296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45" calcext:value-type="float">
            <text:p>0.02964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68" calcext:value-type="float">
            <text:p>0.0296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33" calcext:value-type="float">
            <text:p>0.029633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568" calcext:value-type="float">
            <text:p>0.0295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27" calcext:value-type="float">
            <text:p>0.02962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64" calcext:value-type="float">
            <text:p>0.029864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091" calcext:value-type="float">
            <text:p>0.0300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07" calcext:value-type="float">
            <text:p>0.03030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84" calcext:value-type="float">
            <text:p>0.03058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708" calcext:value-type="float">
            <text:p>0.03070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27" calcext:value-type="float">
            <text:p>0.03052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141" calcext:value-type="float">
            <text:p>0.03014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769" calcext:value-type="float">
            <text:p>0.02976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25" calcext:value-type="float">
            <text:p>0.02962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699" calcext:value-type="float">
            <text:p>0.02969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25" calcext:value-type="float">
            <text:p>0.029825</text:p>
          </table:table-cell>
          <table:table-cell/>
        </table:table-row>
        <table:table-row table:style-name="ro1">
          <table:table-cell office:value-type="float" office:value="0.12085" calcext:value-type="float">
            <text:p>0.12085</text:p>
          </table:table-cell>
          <table:table-cell office:value-type="float" office:value="0.029968" calcext:value-type="float">
            <text:p>0.0299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599" calcext:value-type="float">
            <text:p>0.03259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8884" calcext:value-type="float">
            <text:p>0.0388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4105" calcext:value-type="float">
            <text:p>0.04410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45557" calcext:value-type="float">
            <text:p>0.04555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4546" calcext:value-type="float">
            <text:p>0.04454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42224" calcext:value-type="float">
            <text:p>0.04222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9481" calcext:value-type="float">
            <text:p>0.039481</text:p>
          </table:table-cell>
          <table:table-cell/>
        </table:table-row>
        <table:table-row table:style-name="ro1">
          <table:table-cell office:value-type="float" office:value="0.047534" calcext:value-type="float">
            <text:p>0.047534</text:p>
          </table:table-cell>
          <table:table-cell office:value-type="float" office:value="0.03673" calcext:value-type="float">
            <text:p>0.0367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4774" calcext:value-type="float">
            <text:p>0.03477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3951" calcext:value-type="float">
            <text:p>0.033951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3325" calcext:value-type="float">
            <text:p>0.033325</text:p>
          </table:table-cell>
          <table:table-cell/>
        </table:table-row>
        <table:table-row table:style-name="ro1">
          <table:table-cell office:value-type="float" office:value="0.046729" calcext:value-type="float">
            <text:p>0.046729</text:p>
          </table:table-cell>
          <table:table-cell office:value-type="float" office:value="0.032681" calcext:value-type="float">
            <text:p>0.03268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772" calcext:value-type="float">
            <text:p>0.03277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554" calcext:value-type="float">
            <text:p>0.03355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003" calcext:value-type="float">
            <text:p>0.0340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69" calcext:value-type="float">
            <text:p>0.0336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965" calcext:value-type="float">
            <text:p>0.03296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123" calcext:value-type="float">
            <text:p>0.032123</text:p>
          </table:table-cell>
          <table:table-cell/>
        </table:table-row>
        <table:table-row table:style-name="ro1">
          <table:table-cell office:value-type="float" office:value="0.038672" calcext:value-type="float">
            <text:p>0.038672</text:p>
          </table:table-cell>
          <table:table-cell office:value-type="float" office:value="0.031285" calcext:value-type="float">
            <text:p>0.031285</text:p>
          </table:table-cell>
          <table:table-cell/>
        </table:table-row>
        <table:table-row table:style-name="ro1">
          <table:table-cell office:value-type="float" office:value="0.003223" calcext:value-type="float">
            <text:p>0.003223</text:p>
          </table:table-cell>
          <table:table-cell office:value-type="float" office:value="0.030766" calcext:value-type="float">
            <text:p>0.03076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065" calcext:value-type="float">
            <text:p>0.03006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327" calcext:value-type="float">
            <text:p>0.028327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26644" calcext:value-type="float">
            <text:p>0.02664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6214" calcext:value-type="float">
            <text:p>0.0262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836" calcext:value-type="float">
            <text:p>0.02683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828" calcext:value-type="float">
            <text:p>0.0278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611" calcext:value-type="float">
            <text:p>0.02861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95" calcext:value-type="float">
            <text:p>0.02909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39" calcext:value-type="float">
            <text:p>0.02943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98" calcext:value-type="float">
            <text:p>0.02979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92" calcext:value-type="float">
            <text:p>0.0301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19" calcext:value-type="float">
            <text:p>0.03051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79" calcext:value-type="float">
            <text:p>0.0306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57" calcext:value-type="float">
            <text:p>0.03065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08" calcext:value-type="float">
            <text:p>0.03050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255" calcext:value-type="float">
            <text:p>0.03025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16" calcext:value-type="float">
            <text:p>0.03001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0012" calcext:value-type="float">
            <text:p>0.03001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328" calcext:value-type="float">
            <text:p>0.0303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705" calcext:value-type="float">
            <text:p>0.03070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07" calcext:value-type="float">
            <text:p>0.03080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83" calcext:value-type="float">
            <text:p>0.02938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043" calcext:value-type="float">
            <text:p>0.02704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914" calcext:value-type="float">
            <text:p>0.02591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666" calcext:value-type="float">
            <text:p>0.02566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94" calcext:value-type="float">
            <text:p>0.0259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649" calcext:value-type="float">
            <text:p>0.02649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6286" calcext:value-type="float">
            <text:p>0.02628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632" calcext:value-type="float">
            <text:p>0.02463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2961" calcext:value-type="float">
            <text:p>0.02296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2409" calcext:value-type="float">
            <text:p>0.02240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262" calcext:value-type="float">
            <text:p>0.0226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3346" calcext:value-type="float">
            <text:p>0.02334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495" calcext:value-type="float">
            <text:p>0.024495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5764" calcext:value-type="float">
            <text:p>0.02576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828" calcext:value-type="float">
            <text:p>0.0268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563" calcext:value-type="float">
            <text:p>0.02756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113" calcext:value-type="float">
            <text:p>0.02811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65" calcext:value-type="float">
            <text:p>0.0286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097" calcext:value-type="float">
            <text:p>0.02909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195" calcext:value-type="float">
            <text:p>0.029195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8965" calcext:value-type="float">
            <text:p>0.02896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545" calcext:value-type="float">
            <text:p>0.028545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815" calcext:value-type="float">
            <text:p>0.0281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64" calcext:value-type="float">
            <text:p>0.02826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865" calcext:value-type="float">
            <text:p>0.02886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371" calcext:value-type="float">
            <text:p>0.02937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5" calcext:value-type="float">
            <text:p>0.0294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293" calcext:value-type="float">
            <text:p>0.02929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06" calcext:value-type="float">
            <text:p>0.02930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597" calcext:value-type="float">
            <text:p>0.02959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952" calcext:value-type="float">
            <text:p>0.02995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327" calcext:value-type="float">
            <text:p>0.03032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829" calcext:value-type="float">
            <text:p>0.03082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305" calcext:value-type="float">
            <text:p>0.031305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1489" calcext:value-type="float">
            <text:p>0.03148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55" calcext:value-type="float">
            <text:p>0.03125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713" calcext:value-type="float">
            <text:p>0.03071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162" calcext:value-type="float">
            <text:p>0.03016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69" calcext:value-type="float">
            <text:p>0.0296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83" calcext:value-type="float">
            <text:p>0.02918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688" calcext:value-type="float">
            <text:p>0.0286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279" calcext:value-type="float">
            <text:p>0.0282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942" calcext:value-type="float">
            <text:p>0.027942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7776" calcext:value-type="float">
            <text:p>0.0277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53" calcext:value-type="float">
            <text:p>0.02795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424" calcext:value-type="float">
            <text:p>0.02842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835" calcext:value-type="float">
            <text:p>0.0288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21" calcext:value-type="float">
            <text:p>0.02912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8" calcext:value-type="float">
            <text:p>0.0294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798" calcext:value-type="float">
            <text:p>0.02979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54" calcext:value-type="float">
            <text:p>0.029854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29661" calcext:value-type="float">
            <text:p>0.029661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567" calcext:value-type="float">
            <text:p>0.0295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99" calcext:value-type="float">
            <text:p>0.02969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79" calcext:value-type="float">
            <text:p>0.02967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06" calcext:value-type="float">
            <text:p>0.02950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96" calcext:value-type="float">
            <text:p>0.02939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35" calcext:value-type="float">
            <text:p>0.02933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78" calcext:value-type="float">
            <text:p>0.02937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99" calcext:value-type="float">
            <text:p>0.02949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563" calcext:value-type="float">
            <text:p>0.02956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76" calcext:value-type="float">
            <text:p>0.0296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17" calcext:value-type="float">
            <text:p>0.0299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027" calcext:value-type="float">
            <text:p>0.03002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03" calcext:value-type="float">
            <text:p>0.030003</text:p>
          </table:table-cell>
          <table:table-cell/>
        </table:table-row>
        <table:table-row table:style-name="ro1">
          <table:table-cell office:value-type="float" office:value="0.045117" calcext:value-type="float">
            <text:p>0.045117</text:p>
          </table:table-cell>
          <table:table-cell office:value-type="float" office:value="0.030038" calcext:value-type="float">
            <text:p>0.03003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485" calcext:value-type="float">
            <text:p>0.03048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528" calcext:value-type="float">
            <text:p>0.0315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2446" calcext:value-type="float">
            <text:p>0.03244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739" calcext:value-type="float">
            <text:p>0.03273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633" calcext:value-type="float">
            <text:p>0.03263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371" calcext:value-type="float">
            <text:p>0.03237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07" calcext:value-type="float">
            <text:p>0.03207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1801" calcext:value-type="float">
            <text:p>0.031801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1672" calcext:value-type="float">
            <text:p>0.03167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728" calcext:value-type="float">
            <text:p>0.0317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753" calcext:value-type="float">
            <text:p>0.03175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576" calcext:value-type="float">
            <text:p>0.03157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301" calcext:value-type="float">
            <text:p>0.03130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999" calcext:value-type="float">
            <text:p>0.03099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782" calcext:value-type="float">
            <text:p>0.03078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774" calcext:value-type="float">
            <text:p>0.03077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777" calcext:value-type="float">
            <text:p>0.03077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62" calcext:value-type="float">
            <text:p>0.0305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97" calcext:value-type="float">
            <text:p>0.03019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786" calcext:value-type="float">
            <text:p>0.02978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83" calcext:value-type="float">
            <text:p>0.0294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389" calcext:value-type="float">
            <text:p>0.02938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29" calcext:value-type="float">
            <text:p>0.02942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1" calcext:value-type="float">
            <text:p>0.02961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809" calcext:value-type="float">
            <text:p>0.02980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71" calcext:value-type="float">
            <text:p>0.029771</text:p>
          </table:table-cell>
          <table:table-cell/>
        </table:table-row>
        <table:table-row table:style-name="ro1">
          <table:table-cell office:value-type="float" office:value="0.041895" calcext:value-type="float">
            <text:p>0.041895</text:p>
          </table:table-cell>
          <table:table-cell office:value-type="float" office:value="0.02951" calcext:value-type="float">
            <text:p>0.0295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95" calcext:value-type="float">
            <text:p>0.02959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277" calcext:value-type="float">
            <text:p>0.03027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21" calcext:value-type="float">
            <text:p>0.03092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223" calcext:value-type="float">
            <text:p>0.03122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1246" calcext:value-type="float">
            <text:p>0.03124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08" calcext:value-type="float">
            <text:p>0.0310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23" calcext:value-type="float">
            <text:p>0.03102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06" calcext:value-type="float">
            <text:p>0.0310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" calcext:value-type="float">
            <text:p>0.030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553" calcext:value-type="float">
            <text:p>0.03055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315" calcext:value-type="float">
            <text:p>0.03031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69" calcext:value-type="float">
            <text:p>0.0294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511" calcext:value-type="float">
            <text:p>0.02751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924" calcext:value-type="float">
            <text:p>0.02592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45" calcext:value-type="float">
            <text:p>0.0254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5594" calcext:value-type="float">
            <text:p>0.025594</text:p>
          </table:table-cell>
          <table:table-cell/>
        </table:table-row>
        <table:table-row table:style-name="ro1">
          <table:table-cell office:value-type="float" office:value="0.058008" calcext:value-type="float">
            <text:p>0.058008</text:p>
          </table:table-cell>
          <table:table-cell office:value-type="float" office:value="0.026083" calcext:value-type="float">
            <text:p>0.02608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463" calcext:value-type="float">
            <text:p>0.027463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0018" calcext:value-type="float">
            <text:p>0.03001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374" calcext:value-type="float">
            <text:p>0.03237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788" calcext:value-type="float">
            <text:p>0.03378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4448" calcext:value-type="float">
            <text:p>0.03444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456" calcext:value-type="float">
            <text:p>0.03445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4058" calcext:value-type="float">
            <text:p>0.034058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3512" calcext:value-type="float">
            <text:p>0.03351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871" calcext:value-type="float">
            <text:p>0.03287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2045" calcext:value-type="float">
            <text:p>0.03204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382" calcext:value-type="float">
            <text:p>0.03138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" calcext:value-type="float">
            <text:p>0.03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578" calcext:value-type="float">
            <text:p>0.03057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59" calcext:value-type="float">
            <text:p>0.03015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762" calcext:value-type="float">
            <text:p>0.0347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5145" calcext:value-type="float">
            <text:p>0.03514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4666" calcext:value-type="float">
            <text:p>0.03466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3825" calcext:value-type="float">
            <text:p>0.03382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021" calcext:value-type="float">
            <text:p>0.03302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217" calcext:value-type="float">
            <text:p>0.0322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39" calcext:value-type="float">
            <text:p>0.031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2" calcext:value-type="float">
            <text:p>0.030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45" calcext:value-type="float">
            <text:p>0.02994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8" calcext:value-type="float">
            <text:p>0.029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87" calcext:value-type="float">
            <text:p>0.02898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828" calcext:value-type="float">
            <text:p>0.028828</text:p>
          </table:table-cell>
          <table:table-cell/>
        </table:table-row>
        <table:table-row table:style-name="ro1">
          <table:table-cell office:value-type="float" office:value="0.020142" calcext:value-type="float">
            <text:p>0.020142</text:p>
          </table:table-cell>
          <table:table-cell office:value-type="float" office:value="0.028825" calcext:value-type="float">
            <text:p>0.02882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644" calcext:value-type="float">
            <text:p>0.02864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087" calcext:value-type="float">
            <text:p>0.02808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7595" calcext:value-type="float">
            <text:p>0.02759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624" calcext:value-type="float">
            <text:p>0.02762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089" calcext:value-type="float">
            <text:p>0.028089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692" calcext:value-type="float">
            <text:p>0.0286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453" calcext:value-type="float">
            <text:p>0.0284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852" calcext:value-type="float">
            <text:p>0.02685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346" calcext:value-type="float">
            <text:p>0.025346</text:p>
          </table:table-cell>
          <table:table-cell/>
        </table:table-row>
        <table:table-row table:style-name="ro1">
          <table:table-cell office:value-type="float" office:value="0.019336" calcext:value-type="float">
            <text:p>0.019336</text:p>
          </table:table-cell>
          <table:table-cell office:value-type="float" office:value="0.024894" calcext:value-type="float">
            <text:p>0.02489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866" calcext:value-type="float">
            <text:p>0.024866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4841" calcext:value-type="float">
            <text:p>0.02484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4979" calcext:value-type="float">
            <text:p>0.02497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264" calcext:value-type="float">
            <text:p>0.02526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5716" calcext:value-type="float">
            <text:p>0.02571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6373" calcext:value-type="float">
            <text:p>0.02637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055" calcext:value-type="float">
            <text:p>0.02705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697" calcext:value-type="float">
            <text:p>0.02769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313" calcext:value-type="float">
            <text:p>0.02831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911" calcext:value-type="float">
            <text:p>0.02891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32" calcext:value-type="float">
            <text:p>0.0293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528" calcext:value-type="float">
            <text:p>0.0295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42" calcext:value-type="float">
            <text:p>0.0298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72" calcext:value-type="float">
            <text:p>0.03027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544" calcext:value-type="float">
            <text:p>0.03054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602" calcext:value-type="float">
            <text:p>0.03060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528" calcext:value-type="float">
            <text:p>0.0305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3" calcext:value-type="float">
            <text:p>0.030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19" calcext:value-type="float">
            <text:p>0.03041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392" calcext:value-type="float">
            <text:p>0.030392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3036" calcext:value-type="float">
            <text:p>0.0303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282" calcext:value-type="float">
            <text:p>0.03028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08" calcext:value-type="float">
            <text:p>0.03000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37" calcext:value-type="float">
            <text:p>0.0297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67" calcext:value-type="float">
            <text:p>0.0295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08" calcext:value-type="float">
            <text:p>0.02940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72" calcext:value-type="float">
            <text:p>0.02927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65" calcext:value-type="float">
            <text:p>0.02916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55" calcext:value-type="float">
            <text:p>0.02915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92" calcext:value-type="float">
            <text:p>0.0292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56" calcext:value-type="float">
            <text:p>0.02945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04" calcext:value-type="float">
            <text:p>0.02950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35" calcext:value-type="float">
            <text:p>0.02943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04" calcext:value-type="float">
            <text:p>0.02930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97" calcext:value-type="float">
            <text:p>0.029197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183" calcext:value-type="float">
            <text:p>0.02918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157" calcext:value-type="float">
            <text:p>0.02915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16" calcext:value-type="float">
            <text:p>0.02901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867" calcext:value-type="float">
            <text:p>0.02886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843" calcext:value-type="float">
            <text:p>0.02884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39" calcext:value-type="float">
            <text:p>0.02893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28" calcext:value-type="float">
            <text:p>0.02902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081" calcext:value-type="float">
            <text:p>0.029081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218" calcext:value-type="float">
            <text:p>0.02921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345" calcext:value-type="float">
            <text:p>0.02934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52" calcext:value-type="float">
            <text:p>0.02945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05" calcext:value-type="float">
            <text:p>0.02980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07" calcext:value-type="float">
            <text:p>0.03030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84" calcext:value-type="float">
            <text:p>0.03068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856" calcext:value-type="float">
            <text:p>0.0308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753" calcext:value-type="float">
            <text:p>0.0307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456" calcext:value-type="float">
            <text:p>0.0304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68" calcext:value-type="float">
            <text:p>0.0301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62" calcext:value-type="float">
            <text:p>0.02996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27" calcext:value-type="float">
            <text:p>0.02982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04" calcext:value-type="float">
            <text:p>0.029704</text:p>
          </table:table-cell>
          <table:table-cell/>
        </table:table-row>
        <table:table-row table:style-name="ro1">
          <table:table-cell office:value-type="float" office:value="0.060425" calcext:value-type="float">
            <text:p>0.060425</text:p>
          </table:table-cell>
          <table:table-cell office:value-type="float" office:value="0.029579" calcext:value-type="float">
            <text:p>0.02957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66" calcext:value-type="float">
            <text:p>0.030366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2474" calcext:value-type="float">
            <text:p>0.03247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4182" calcext:value-type="float">
            <text:p>0.03418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453" calcext:value-type="float">
            <text:p>0.0344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851" calcext:value-type="float">
            <text:p>0.03385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916" calcext:value-type="float">
            <text:p>0.0329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979" calcext:value-type="float">
            <text:p>0.03197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68" calcext:value-type="float">
            <text:p>0.0311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76" calcext:value-type="float">
            <text:p>0.03047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54" calcext:value-type="float">
            <text:p>0.02995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89" calcext:value-type="float">
            <text:p>0.02958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13" calcext:value-type="float">
            <text:p>0.0293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87" calcext:value-type="float">
            <text:p>0.02918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3" calcext:value-type="float">
            <text:p>0.0292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413" calcext:value-type="float">
            <text:p>0.02941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47" calcext:value-type="float">
            <text:p>0.02974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32" calcext:value-type="float">
            <text:p>0.03013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71" calcext:value-type="float">
            <text:p>0.03037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84" calcext:value-type="float">
            <text:p>0.0303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63" calcext:value-type="float">
            <text:p>0.03026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77" calcext:value-type="float">
            <text:p>0.03007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852" calcext:value-type="float">
            <text:p>0.029852</text:p>
          </table:table-cell>
          <table:table-cell/>
        </table:table-row>
        <table:table-row table:style-name="ro1">
          <table:table-cell office:value-type="float" office:value="0.004028" calcext:value-type="float">
            <text:p>0.004028</text:p>
          </table:table-cell>
          <table:table-cell office:value-type="float" office:value="0.029583" calcext:value-type="float">
            <text:p>0.02958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577" calcext:value-type="float">
            <text:p>0.02857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6646" calcext:value-type="float">
            <text:p>0.02664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238" calcext:value-type="float">
            <text:p>0.02523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4992" calcext:value-type="float">
            <text:p>0.02499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5477" calcext:value-type="float">
            <text:p>0.02547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6404" calcext:value-type="float">
            <text:p>0.02640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7398" calcext:value-type="float">
            <text:p>0.02739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31" calcext:value-type="float">
            <text:p>0.0282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86" calcext:value-type="float">
            <text:p>0.028786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139" calcext:value-type="float">
            <text:p>0.02913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334" calcext:value-type="float">
            <text:p>0.02933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8" calcext:value-type="float">
            <text:p>0.0292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98" calcext:value-type="float">
            <text:p>0.02919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11" calcext:value-type="float">
            <text:p>0.02931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48" calcext:value-type="float">
            <text:p>0.0294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597" calcext:value-type="float">
            <text:p>0.02959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5" calcext:value-type="float">
            <text:p>0.0298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1" calcext:value-type="float">
            <text:p>0.03031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073" calcext:value-type="float">
            <text:p>0.0307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742" calcext:value-type="float">
            <text:p>0.03074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67" calcext:value-type="float">
            <text:p>0.03026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715" calcext:value-type="float">
            <text:p>0.02971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93" calcext:value-type="float">
            <text:p>0.02929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15" calcext:value-type="float">
            <text:p>0.02901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89" calcext:value-type="float">
            <text:p>0.028989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068" calcext:value-type="float">
            <text:p>0.02906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02" calcext:value-type="float">
            <text:p>0.0290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769" calcext:value-type="float">
            <text:p>0.02876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515" calcext:value-type="float">
            <text:p>0.02851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581" calcext:value-type="float">
            <text:p>0.02858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917" calcext:value-type="float">
            <text:p>0.0289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39" calcext:value-type="float">
            <text:p>0.029239</text:p>
          </table:table-cell>
          <table:table-cell/>
        </table:table-row>
        <table:table-row table:style-name="ro1">
          <table:table-cell office:value-type="float" office:value="0.020947" calcext:value-type="float">
            <text:p>0.020947</text:p>
          </table:table-cell>
          <table:table-cell office:value-type="float" office:value="0.029472" calcext:value-type="float">
            <text:p>0.02947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38" calcext:value-type="float">
            <text:p>0.0293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95" calcext:value-type="float">
            <text:p>0.0289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51" calcext:value-type="float">
            <text:p>0.02875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89" calcext:value-type="float">
            <text:p>0.0288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33" calcext:value-type="float">
            <text:p>0.0290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48" calcext:value-type="float">
            <text:p>0.029048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033" calcext:value-type="float">
            <text:p>0.02903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136" calcext:value-type="float">
            <text:p>0.0291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19" calcext:value-type="float">
            <text:p>0.02931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17" calcext:value-type="float">
            <text:p>0.02941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09" calcext:value-type="float">
            <text:p>0.02940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4" calcext:value-type="float">
            <text:p>0.0293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42" calcext:value-type="float">
            <text:p>0.02924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06" calcext:value-type="float">
            <text:p>0.02920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22" calcext:value-type="float">
            <text:p>0.02932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05" calcext:value-type="float">
            <text:p>0.02960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32" calcext:value-type="float">
            <text:p>0.02993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18" calcext:value-type="float">
            <text:p>0.0301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1" calcext:value-type="float">
            <text:p>0.0303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56" calcext:value-type="float">
            <text:p>0.03035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302" calcext:value-type="float">
            <text:p>0.0303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4" calcext:value-type="float">
            <text:p>0.0300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61" calcext:value-type="float">
            <text:p>0.02966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13" calcext:value-type="float">
            <text:p>0.0294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37" calcext:value-type="float">
            <text:p>0.02933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326" calcext:value-type="float">
            <text:p>0.02932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66" calcext:value-type="float">
            <text:p>0.02946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69" calcext:value-type="float">
            <text:p>0.02976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999" calcext:value-type="float">
            <text:p>0.02999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71" calcext:value-type="float">
            <text:p>0.03007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43" calcext:value-type="float">
            <text:p>0.03004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8" calcext:value-type="float">
            <text:p>0.0299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05" calcext:value-type="float">
            <text:p>0.02990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09" calcext:value-type="float">
            <text:p>0.029809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71" calcext:value-type="float">
            <text:p>0.029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86" calcext:value-type="float">
            <text:p>0.02948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8" calcext:value-type="float">
            <text:p>0.029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746" calcext:value-type="float">
            <text:p>0.02874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649" calcext:value-type="float">
            <text:p>0.02864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69" calcext:value-type="float">
            <text:p>0.02876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026" calcext:value-type="float">
            <text:p>0.02902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402" calcext:value-type="float">
            <text:p>0.02940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985" calcext:value-type="float">
            <text:p>0.02998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9" calcext:value-type="float">
            <text:p>0.0304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8" calcext:value-type="float">
            <text:p>0.0305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437" calcext:value-type="float">
            <text:p>0.03043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41" calcext:value-type="float">
            <text:p>0.03024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946" calcext:value-type="float">
            <text:p>0.02994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27" calcext:value-type="float">
            <text:p>0.029627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372" calcext:value-type="float">
            <text:p>0.02937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73" calcext:value-type="float">
            <text:p>0.02907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69" calcext:value-type="float">
            <text:p>0.0286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526" calcext:value-type="float">
            <text:p>0.02852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642" calcext:value-type="float">
            <text:p>0.028642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799" calcext:value-type="float">
            <text:p>0.02879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29" calcext:value-type="float">
            <text:p>0.029029</text:p>
          </table:table-cell>
          <table:table-cell/>
        </table:table-row>
        <table:table-row table:style-name="ro1">
          <table:table-cell office:value-type="float" office:value="0.013696" calcext:value-type="float">
            <text:p>0.013696</text:p>
          </table:table-cell>
          <table:table-cell office:value-type="float" office:value="0.029344" calcext:value-type="float">
            <text:p>0.02934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56" calcext:value-type="float">
            <text:p>0.02915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225" calcext:value-type="float">
            <text:p>0.02822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385" calcext:value-type="float">
            <text:p>0.02738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098" calcext:value-type="float">
            <text:p>0.02709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7235" calcext:value-type="float">
            <text:p>0.0272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65" calcext:value-type="float">
            <text:p>0.02765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8092" calcext:value-type="float">
            <text:p>0.02809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658" calcext:value-type="float">
            <text:p>0.02865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369" calcext:value-type="float">
            <text:p>0.02936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38" calcext:value-type="float">
            <text:p>0.0298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933" calcext:value-type="float">
            <text:p>0.02993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21" calcext:value-type="float">
            <text:p>0.02982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67" calcext:value-type="float">
            <text:p>0.02966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51" calcext:value-type="float">
            <text:p>0.02955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7" calcext:value-type="float">
            <text:p>0.0294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418" calcext:value-type="float">
            <text:p>0.029418</text:p>
          </table:table-cell>
          <table:table-cell/>
        </table:table-row>
        <table:table-row table:style-name="ro1">
          <table:table-cell office:value-type="float" office:value="0.052368" calcext:value-type="float">
            <text:p>0.052368</text:p>
          </table:table-cell>
          <table:table-cell office:value-type="float" office:value="0.029501" calcext:value-type="float">
            <text:p>0.02950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419" calcext:value-type="float">
            <text:p>0.03041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2284" calcext:value-type="float">
            <text:p>0.032284</text:p>
          </table:table-cell>
          <table:table-cell/>
        </table:table-row>
        <table:table-row table:style-name="ro1">
          <table:table-cell office:value-type="float" office:value="0.079761" calcext:value-type="float">
            <text:p>0.079761</text:p>
          </table:table-cell>
          <table:table-cell office:value-type="float" office:value="0.033713" calcext:value-type="float">
            <text:p>0.03371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5401" calcext:value-type="float">
            <text:p>0.03540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8577" calcext:value-type="float">
            <text:p>0.038577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040995" calcext:value-type="float">
            <text:p>0.040995</text:p>
          </table:table-cell>
          <table:table-cell/>
        </table:table-row>
        <table:table-row table:style-name="ro1">
          <table:table-cell office:value-type="float" office:value="0.078955" calcext:value-type="float">
            <text:p>0.078955</text:p>
          </table:table-cell>
          <table:table-cell office:value-type="float" office:value="0.041441" calcext:value-type="float">
            <text:p>0.04144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2275" calcext:value-type="float">
            <text:p>0.04227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4386" calcext:value-type="float">
            <text:p>0.04438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5375" calcext:value-type="float">
            <text:p>0.04537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4224" calcext:value-type="float">
            <text:p>0.044224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42014" calcext:value-type="float">
            <text:p>0.0420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9337" calcext:value-type="float">
            <text:p>0.0393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6439" calcext:value-type="float">
            <text:p>0.03643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38" calcext:value-type="float">
            <text:p>0.033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765" calcext:value-type="float">
            <text:p>0.031765</text:p>
          </table:table-cell>
          <table:table-cell/>
        </table:table-row>
        <table:table-row table:style-name="ro1">
          <table:table-cell office:value-type="float" office:value="0.038672" calcext:value-type="float">
            <text:p>0.038672</text:p>
          </table:table-cell>
          <table:table-cell office:value-type="float" office:value="0.030243" calcext:value-type="float">
            <text:p>0.03024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395" calcext:value-type="float">
            <text:p>0.029395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44" calcext:value-type="float">
            <text:p>0.0294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37" calcext:value-type="float">
            <text:p>0.0299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308" calcext:value-type="float">
            <text:p>0.03030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83" calcext:value-type="float">
            <text:p>0.03038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54" calcext:value-type="float">
            <text:p>0.030254</text:p>
          </table:table-cell>
          <table:table-cell/>
        </table:table-row>
        <table:table-row table:style-name="ro1">
          <table:table-cell office:value-type="float" office:value="0.015308" calcext:value-type="float">
            <text:p>0.015308</text:p>
          </table:table-cell>
          <table:table-cell office:value-type="float" office:value="0.029974" calcext:value-type="float">
            <text:p>0.02997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11" calcext:value-type="float">
            <text:p>0.02921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7957" calcext:value-type="float">
            <text:p>0.0279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116" calcext:value-type="float">
            <text:p>0.027116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7127" calcext:value-type="float">
            <text:p>0.02712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413" calcext:value-type="float">
            <text:p>0.02741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559" calcext:value-type="float">
            <text:p>0.0275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696" calcext:value-type="float">
            <text:p>0.027696</text:p>
          </table:table-cell>
          <table:table-cell/>
        </table:table-row>
        <table:table-row table:style-name="ro1">
          <table:table-cell office:value-type="float" office:value="0.045923" calcext:value-type="float">
            <text:p>0.045923</text:p>
          </table:table-cell>
          <table:table-cell office:value-type="float" office:value="0.027926" calcext:value-type="float">
            <text:p>0.02792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677" calcext:value-type="float">
            <text:p>0.02867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68" calcext:value-type="float">
            <text:p>0.0301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478" calcext:value-type="float">
            <text:p>0.0314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2019" calcext:value-type="float">
            <text:p>0.03201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026" calcext:value-type="float">
            <text:p>0.03202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718" calcext:value-type="float">
            <text:p>0.03171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194" calcext:value-type="float">
            <text:p>0.031194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30622" calcext:value-type="float">
            <text:p>0.030622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02" calcext:value-type="float">
            <text:p>0.030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196" calcext:value-type="float">
            <text:p>0.02919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8" calcext:value-type="float">
            <text:p>0.0283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7951" calcext:value-type="float">
            <text:p>0.02795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82" calcext:value-type="float">
            <text:p>0.0278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81" calcext:value-type="float">
            <text:p>0.0278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794" calcext:value-type="float">
            <text:p>0.0279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329" calcext:value-type="float">
            <text:p>0.02732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5566" calcext:value-type="float">
            <text:p>0.02556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4153" calcext:value-type="float">
            <text:p>0.0241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398" calcext:value-type="float">
            <text:p>0.0239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71" calcext:value-type="float">
            <text:p>0.024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799" calcext:value-type="float">
            <text:p>0.025799</text:p>
          </table:table-cell>
          <table:table-cell/>
        </table:table-row>
        <table:table-row table:style-name="ro1">
          <table:table-cell office:value-type="float" office:value="0.091846" calcext:value-type="float">
            <text:p>0.091846</text:p>
          </table:table-cell>
          <table:table-cell office:value-type="float" office:value="0.026866" calcext:value-type="float">
            <text:p>0.026866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29554" calcext:value-type="float">
            <text:p>0.02955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4775" calcext:value-type="float">
            <text:p>0.03477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9335" calcext:value-type="float">
            <text:p>0.03933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41222" calcext:value-type="float">
            <text:p>0.04122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41308" calcext:value-type="float">
            <text:p>0.0413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40283" calcext:value-type="float">
            <text:p>0.0402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8653" calcext:value-type="float">
            <text:p>0.038653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6871" calcext:value-type="float">
            <text:p>0.036871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5311" calcext:value-type="float">
            <text:p>0.03531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4189" calcext:value-type="float">
            <text:p>0.03418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3451" calcext:value-type="float">
            <text:p>0.03345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817" calcext:value-type="float">
            <text:p>0.03281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113" calcext:value-type="float">
            <text:p>0.0321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468" calcext:value-type="float">
            <text:p>0.03146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976" calcext:value-type="float">
            <text:p>0.030976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537" calcext:value-type="float">
            <text:p>0.03053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329" calcext:value-type="float">
            <text:p>0.02932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678" calcext:value-type="float">
            <text:p>0.028678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222" calcext:value-type="float">
            <text:p>0.02822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55" calcext:value-type="float">
            <text:p>0.02795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7738" calcext:value-type="float">
            <text:p>0.0277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575" calcext:value-type="float">
            <text:p>0.02757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753" calcext:value-type="float">
            <text:p>0.0275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7737" calcext:value-type="float">
            <text:p>0.0277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295" calcext:value-type="float">
            <text:p>0.02829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974" calcext:value-type="float">
            <text:p>0.02897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13" calcext:value-type="float">
            <text:p>0.02951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66" calcext:value-type="float">
            <text:p>0.029866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30024" calcext:value-type="float">
            <text:p>0.030024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0142" calcext:value-type="float">
            <text:p>0.03014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513" calcext:value-type="float">
            <text:p>0.03051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97" calcext:value-type="float">
            <text:p>0.0309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02" calcext:value-type="float">
            <text:p>0.03120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276" calcext:value-type="float">
            <text:p>0.03127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226" calcext:value-type="float">
            <text:p>0.03122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132" calcext:value-type="float">
            <text:p>0.031132</text:p>
          </table:table-cell>
          <table:table-cell/>
        </table:table-row>
        <table:table-row table:style-name="ro1">
          <table:table-cell office:value-type="float" office:value="0.068481" calcext:value-type="float">
            <text:p>0.068481</text:p>
          </table:table-cell>
          <table:table-cell office:value-type="float" office:value="0.031067" calcext:value-type="float">
            <text:p>0.03106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971" calcext:value-type="float">
            <text:p>0.03197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395" calcext:value-type="float">
            <text:p>0.03439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6389" calcext:value-type="float">
            <text:p>0.03638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6717" calcext:value-type="float">
            <text:p>0.03671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6031" calcext:value-type="float">
            <text:p>0.0360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4938" calcext:value-type="float">
            <text:p>0.0349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751" calcext:value-type="float">
            <text:p>0.033751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2618" calcext:value-type="float">
            <text:p>0.032618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531" calcext:value-type="float">
            <text:p>0.03153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592" calcext:value-type="float">
            <text:p>0.03059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001" calcext:value-type="float">
            <text:p>0.03000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659" calcext:value-type="float">
            <text:p>0.02965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5" calcext:value-type="float">
            <text:p>0.029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" calcext:value-type="float">
            <text:p>0.029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65" calcext:value-type="float">
            <text:p>0.02916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944" calcext:value-type="float">
            <text:p>0.028944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8892" calcext:value-type="float">
            <text:p>0.02889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079" calcext:value-type="float">
            <text:p>0.02907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97" calcext:value-type="float">
            <text:p>0.02949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26" calcext:value-type="float">
            <text:p>0.02982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862" calcext:value-type="float">
            <text:p>0.029862</text:p>
          </table:table-cell>
          <table:table-cell/>
        </table:table-row>
        <table:table-row table:style-name="ro1">
          <table:table-cell office:value-type="float" office:value="0.003223" calcext:value-type="float">
            <text:p>0.003223</text:p>
          </table:table-cell>
          <table:table-cell office:value-type="float" office:value="0.029836" calcext:value-type="float">
            <text:p>0.02983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14" calcext:value-type="float">
            <text:p>0.02921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504" calcext:value-type="float">
            <text:p>0.02750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6041" calcext:value-type="float">
            <text:p>0.026041</text:p>
          </table:table-cell>
          <table:table-cell/>
        </table:table-row>
        <table:table-row table:style-name="ro1">
          <table:table-cell office:value-type="float" office:value="0.014502" calcext:value-type="float">
            <text:p>0.014502</text:p>
          </table:table-cell>
          <table:table-cell office:value-type="float" office:value="0.025673" calcext:value-type="float">
            <text:p>0.02567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5471" calcext:value-type="float">
            <text:p>0.025471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4874" calcext:value-type="float">
            <text:p>0.024874</text:p>
          </table:table-cell>
          <table:table-cell/>
        </table:table-row>
        <table:table-row table:style-name="ro1">
          <table:table-cell office:value-type="float" office:value="0.016113" calcext:value-type="float">
            <text:p>0.016113</text:p>
          </table:table-cell>
          <table:table-cell office:value-type="float" office:value="0.024649" calcext:value-type="float">
            <text:p>0.02464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915" calcext:value-type="float">
            <text:p>0.02491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014" calcext:value-type="float">
            <text:p>0.02501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294" calcext:value-type="float">
            <text:p>0.02529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5987" calcext:value-type="float">
            <text:p>0.025987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26823" calcext:value-type="float">
            <text:p>0.02682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7896" calcext:value-type="float">
            <text:p>0.02789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056" calcext:value-type="float">
            <text:p>0.029056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914" calcext:value-type="float">
            <text:p>0.029914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544" calcext:value-type="float">
            <text:p>0.03054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879" calcext:value-type="float">
            <text:p>0.0308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78" calcext:value-type="float">
            <text:p>0.0307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72" calcext:value-type="float">
            <text:p>0.03057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68" calcext:value-type="float">
            <text:p>0.03036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99" calcext:value-type="float">
            <text:p>0.03009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867" calcext:value-type="float">
            <text:p>0.02986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28" calcext:value-type="float">
            <text:p>0.02972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13" calcext:value-type="float">
            <text:p>0.02961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81" calcext:value-type="float">
            <text:p>0.02948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75" calcext:value-type="float">
            <text:p>0.02937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2" calcext:value-type="float">
            <text:p>0.029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77" calcext:value-type="float">
            <text:p>0.0292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225" calcext:value-type="float">
            <text:p>0.02922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17" calcext:value-type="float">
            <text:p>0.02921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82" calcext:value-type="float">
            <text:p>0.02928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359" calcext:value-type="float">
            <text:p>0.02935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39" calcext:value-type="float">
            <text:p>0.0293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323" calcext:value-type="float">
            <text:p>0.02932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139" calcext:value-type="float">
            <text:p>0.02913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884" calcext:value-type="float">
            <text:p>0.02888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661" calcext:value-type="float">
            <text:p>0.028661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638" calcext:value-type="float">
            <text:p>0.0286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58" calcext:value-type="float">
            <text:p>0.028758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8792" calcext:value-type="float">
            <text:p>0.028792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28703" calcext:value-type="float">
            <text:p>0.0287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55" calcext:value-type="float">
            <text:p>0.02875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198" calcext:value-type="float">
            <text:p>0.02919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753" calcext:value-type="float">
            <text:p>0.02975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201" calcext:value-type="float">
            <text:p>0.03020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625" calcext:value-type="float">
            <text:p>0.03062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033" calcext:value-type="float">
            <text:p>0.03103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386" calcext:value-type="float">
            <text:p>0.03138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1533" calcext:value-type="float">
            <text:p>0.031533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1386" calcext:value-type="float">
            <text:p>0.031386</text:p>
          </table:table-cell>
          <table:table-cell/>
        </table:table-row>
        <table:table-row table:style-name="ro1">
          <table:table-cell office:value-type="float" office:value="0.06123" calcext:value-type="float">
            <text:p>0.06123</text:p>
          </table:table-cell>
          <table:table-cell office:value-type="float" office:value="0.031149" calcext:value-type="float">
            <text:p>0.03114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897" calcext:value-type="float">
            <text:p>0.03189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06" calcext:value-type="float">
            <text:p>0.0340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5914" calcext:value-type="float">
            <text:p>0.035914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6303" calcext:value-type="float">
            <text:p>0.03630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5789" calcext:value-type="float">
            <text:p>0.03578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5071" calcext:value-type="float">
            <text:p>0.03507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4291" calcext:value-type="float">
            <text:p>0.034291</text:p>
          </table:table-cell>
          <table:table-cell/>
        </table:table-row>
        <table:table-row table:style-name="ro1">
          <table:table-cell office:value-type="float" office:value="0.06687" calcext:value-type="float">
            <text:p>0.06687</text:p>
          </table:table-cell>
          <table:table-cell office:value-type="float" office:value="0.033359" calcext:value-type="float">
            <text:p>0.033359</text:p>
          </table:table-cell>
          <table:table-cell/>
        </table:table-row>
        <table:table-row table:style-name="ro1">
          <table:table-cell office:value-type="float" office:value="0.087012" calcext:value-type="float">
            <text:p>0.087012</text:p>
          </table:table-cell>
          <table:table-cell office:value-type="float" office:value="0.033432" calcext:value-type="float">
            <text:p>0.03343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6734" calcext:value-type="float">
            <text:p>0.036734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42101" calcext:value-type="float">
            <text:p>0.04210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45571" calcext:value-type="float">
            <text:p>0.04557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6124" calcext:value-type="float">
            <text:p>0.04612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4791" calcext:value-type="float">
            <text:p>0.0447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42388" calcext:value-type="float">
            <text:p>0.0423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9691" calcext:value-type="float">
            <text:p>0.03969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7056" calcext:value-type="float">
            <text:p>0.037056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4593" calcext:value-type="float">
            <text:p>0.0345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393" calcext:value-type="float">
            <text:p>0.0323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682" calcext:value-type="float">
            <text:p>0.03068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718" calcext:value-type="float">
            <text:p>0.02971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346" calcext:value-type="float">
            <text:p>0.02934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94" calcext:value-type="float">
            <text:p>0.029294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459" calcext:value-type="float">
            <text:p>0.0294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53" calcext:value-type="float">
            <text:p>0.02953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359" calcext:value-type="float">
            <text:p>0.02935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34" calcext:value-type="float">
            <text:p>0.02933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668" calcext:value-type="float">
            <text:p>0.02966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017" calcext:value-type="float">
            <text:p>0.0300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134" calcext:value-type="float">
            <text:p>0.03013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193" calcext:value-type="float">
            <text:p>0.03019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322" calcext:value-type="float">
            <text:p>0.03032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98" calcext:value-type="float">
            <text:p>0.03029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009" calcext:value-type="float">
            <text:p>0.03000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876" calcext:value-type="float">
            <text:p>0.028876</text:p>
          </table:table-cell>
          <table:table-cell/>
        </table:table-row>
        <table:table-row table:style-name="ro1">
          <table:table-cell office:value-type="float" office:value="0.041895" calcext:value-type="float">
            <text:p>0.041895</text:p>
          </table:table-cell>
          <table:table-cell office:value-type="float" office:value="0.02668" calcext:value-type="float">
            <text:p>0.02668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5293" calcext:value-type="float">
            <text:p>0.02529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816" calcext:value-type="float">
            <text:p>0.02581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199" calcext:value-type="float">
            <text:p>0.02719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485" calcext:value-type="float">
            <text:p>0.028485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412" calcext:value-type="float">
            <text:p>0.02941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16" calcext:value-type="float">
            <text:p>0.03011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78" calcext:value-type="float">
            <text:p>0.03067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936" calcext:value-type="float">
            <text:p>0.03093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83" calcext:value-type="float">
            <text:p>0.030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433" calcext:value-type="float">
            <text:p>0.03043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21" calcext:value-type="float">
            <text:p>0.030021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9804" calcext:value-type="float">
            <text:p>0.029804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29432" calcext:value-type="float">
            <text:p>0.02943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631" calcext:value-type="float">
            <text:p>0.028631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7711" calcext:value-type="float">
            <text:p>0.02771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6981" calcext:value-type="float">
            <text:p>0.026981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026579" calcext:value-type="float">
            <text:p>0.02657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6908" calcext:value-type="float">
            <text:p>0.02690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943" calcext:value-type="float">
            <text:p>0.027943</text:p>
          </table:table-cell>
          <table:table-cell/>
        </table:table-row>
        <table:table-row table:style-name="ro1">
          <table:table-cell office:value-type="float" office:value="0.103125" calcext:value-type="float">
            <text:p>0.103125</text:p>
          </table:table-cell>
          <table:table-cell office:value-type="float" office:value="0.028919" calcext:value-type="float">
            <text:p>0.02891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55" calcext:value-type="float">
            <text:p>0.0315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6964" calcext:value-type="float">
            <text:p>0.03696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41483" calcext:value-type="float">
            <text:p>0.0414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43062" calcext:value-type="float">
            <text:p>0.04306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42763" calcext:value-type="float">
            <text:p>0.0427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41417" calcext:value-type="float">
            <text:p>0.0414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9606" calcext:value-type="float">
            <text:p>0.03960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7567" calcext:value-type="float">
            <text:p>0.0375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5509" calcext:value-type="float">
            <text:p>0.03550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3647" calcext:value-type="float">
            <text:p>0.03364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2063" calcext:value-type="float">
            <text:p>0.0320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62" calcext:value-type="float">
            <text:p>0.03086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11" calcext:value-type="float">
            <text:p>0.0301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796" calcext:value-type="float">
            <text:p>0.029796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29818" calcext:value-type="float">
            <text:p>0.029818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811" calcext:value-type="float">
            <text:p>0.029811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697" calcext:value-type="float">
            <text:p>0.02969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93" calcext:value-type="float">
            <text:p>0.02989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383" calcext:value-type="float">
            <text:p>0.03038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32" calcext:value-type="float">
            <text:p>0.03063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443" calcext:value-type="float">
            <text:p>0.03044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175" calcext:value-type="float">
            <text:p>0.03017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6" calcext:value-type="float">
            <text:p>0.0292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149" calcext:value-type="float">
            <text:p>0.02714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5266" calcext:value-type="float">
            <text:p>0.02526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4557" calcext:value-type="float">
            <text:p>0.0245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752" calcext:value-type="float">
            <text:p>0.02475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5613" calcext:value-type="float">
            <text:p>0.02561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79" calcext:value-type="float">
            <text:p>0.0267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955" calcext:value-type="float">
            <text:p>0.027955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8849" calcext:value-type="float">
            <text:p>0.02884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06" calcext:value-type="float">
            <text:p>0.029506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063" calcext:value-type="float">
            <text:p>0.03006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19" calcext:value-type="float">
            <text:p>0.03031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192" calcext:value-type="float">
            <text:p>0.03019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01" calcext:value-type="float">
            <text:p>0.0300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951" calcext:value-type="float">
            <text:p>0.0299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14" calcext:value-type="float">
            <text:p>0.029814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9556" calcext:value-type="float">
            <text:p>0.02955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14" calcext:value-type="float">
            <text:p>0.0294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67" calcext:value-type="float">
            <text:p>0.02946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62" calcext:value-type="float">
            <text:p>0.029562</text:p>
          </table:table-cell>
          <table:table-cell/>
        </table:table-row>
        <table:table-row table:style-name="ro1">
          <table:table-cell office:value-type="float" office:value="0.06687" calcext:value-type="float">
            <text:p>0.06687</text:p>
          </table:table-cell>
          <table:table-cell office:value-type="float" office:value="0.029558" calcext:value-type="float">
            <text:p>0.02955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509" calcext:value-type="float">
            <text:p>0.030509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32989" calcext:value-type="float">
            <text:p>0.03298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902" calcext:value-type="float">
            <text:p>0.03490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5057" calcext:value-type="float">
            <text:p>0.03505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4274" calcext:value-type="float">
            <text:p>0.034274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33141" calcext:value-type="float">
            <text:p>0.03314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2197" calcext:value-type="float">
            <text:p>0.032197</text:p>
          </table:table-cell>
          <table:table-cell/>
        </table:table-row>
        <table:table-row table:style-name="ro1">
          <table:table-cell office:value-type="float" office:value="1.197217" calcext:value-type="float">
            <text:p>1.197217</text:p>
          </table:table-cell>
          <table:table-cell office:value-type="float" office:value="0.031695" calcext:value-type="float">
            <text:p>0.031695</text:p>
          </table:table-cell>
          <table:table-cell/>
        </table:table-row>
        <table:table-row table:style-name="ro1">
          <table:table-cell office:value-type="float" office:value="1.629053" calcext:value-type="float">
            <text:p>1.629053</text:p>
          </table:table-cell>
          <table:table-cell office:value-type="float" office:value="0.063831" calcext:value-type="float">
            <text:p>0.063831</text:p>
          </table:table-cell>
          <table:table-cell/>
        </table:table-row>
        <table:table-row table:style-name="ro1">
          <table:table-cell office:value-type="float" office:value="1.888476" calcext:value-type="float">
            <text:p>1.888476</text:p>
          </table:table-cell>
          <table:table-cell office:value-type="float" office:value="0.188481" calcext:value-type="float">
            <text:p>0.188481</text:p>
          </table:table-cell>
          <table:table-cell/>
        </table:table-row>
        <table:table-row table:style-name="ro1">
          <table:table-cell office:value-type="float" office:value="1.587964" calcext:value-type="float">
            <text:p>1.587964</text:p>
          </table:table-cell>
          <table:table-cell office:value-type="float" office:value="0.41747" calcext:value-type="float">
            <text:p>0.41747</text:p>
          </table:table-cell>
          <table:table-cell/>
        </table:table-row>
        <table:table-row table:style-name="ro1">
          <table:table-cell office:value-type="float" office:value="1.1521" calcext:value-type="float">
            <text:p>1.1521</text:p>
          </table:table-cell>
          <table:table-cell office:value-type="float" office:value="0.700301" calcext:value-type="float">
            <text:p>0.700301</text:p>
          </table:table-cell>
          <table:table-cell/>
        </table:table-row>
        <table:table-row table:style-name="ro1">
          <table:table-cell office:value-type="float" office:value="0.973242" calcext:value-type="float">
            <text:p>0.973242</text:p>
          </table:table-cell>
          <table:table-cell office:value-type="float" office:value="0.961562" calcext:value-type="float">
            <text:p>0.961562</text:p>
          </table:table-cell>
          <table:table-cell/>
        </table:table-row>
        <table:table-row table:style-name="ro1">
          <table:table-cell office:value-type="float" office:value="0.861255" calcext:value-type="float">
            <text:p>0.861255</text:p>
          </table:table-cell>
          <table:table-cell office:value-type="float" office:value="1.143408" calcext:value-type="float">
            <text:p>1.143408</text:p>
          </table:table-cell>
          <table:table-cell/>
        </table:table-row>
        <table:table-row table:style-name="ro1">
          <table:table-cell office:value-type="float" office:value="0.757324" calcext:value-type="float">
            <text:p>0.757324</text:p>
          </table:table-cell>
          <table:table-cell office:value-type="float" office:value="1.23314" calcext:value-type="float">
            <text:p>1.23314</text:p>
          </table:table-cell>
          <table:table-cell/>
        </table:table-row>
        <table:table-row table:style-name="ro1">
          <table:table-cell office:value-type="float" office:value="0.419751" calcext:value-type="float">
            <text:p>0.419751</text:p>
          </table:table-cell>
          <table:table-cell office:value-type="float" office:value="1.244686" calcext:value-type="float">
            <text:p>1.244686</text:p>
          </table:table-cell>
          <table:table-cell/>
        </table:table-row>
        <table:table-row table:style-name="ro1">
          <table:table-cell office:value-type="float" office:value="0.500317" calcext:value-type="float">
            <text:p>0.500317</text:p>
          </table:table-cell>
          <table:table-cell office:value-type="float" office:value="1.190728" calcext:value-type="float">
            <text:p>1.190728</text:p>
          </table:table-cell>
          <table:table-cell/>
        </table:table-row>
        <table:table-row table:style-name="ro1">
          <table:table-cell office:value-type="float" office:value="0.466479" calcext:value-type="float">
            <text:p>0.466479</text:p>
          </table:table-cell>
          <table:table-cell office:value-type="float" office:value="1.084881" calcext:value-type="float">
            <text:p>1.084881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954497" calcext:value-type="float">
            <text:p>0.954497</text:p>
          </table:table-cell>
          <table:table-cell/>
        </table:table-row>
        <table:table-row table:style-name="ro1">
          <table:table-cell office:value-type="float" office:value="0.309375" calcext:value-type="float">
            <text:p>0.309375</text:p>
          </table:table-cell>
          <table:table-cell office:value-type="float" office:value="0.820464" calcext:value-type="float">
            <text:p>0.820464</text:p>
          </table:table-cell>
          <table:table-cell/>
        </table:table-row>
        <table:table-row table:style-name="ro1">
          <table:table-cell office:value-type="float" office:value="0.554297" calcext:value-type="float">
            <text:p>0.554297</text:p>
          </table:table-cell>
          <table:table-cell office:value-type="float" office:value="0.689773" calcext:value-type="float">
            <text:p>0.689773</text:p>
          </table:table-cell>
          <table:table-cell/>
        </table:table-row>
        <table:table-row table:style-name="ro1">
          <table:table-cell office:value-type="float" office:value="0.371411" calcext:value-type="float">
            <text:p>0.371411</text:p>
          </table:table-cell>
          <table:table-cell office:value-type="float" office:value="0.577806" calcext:value-type="float">
            <text:p>0.577806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497593" calcext:value-type="float">
            <text:p>0.497593</text:p>
          </table:table-cell>
          <table:table-cell/>
        </table:table-row>
        <table:table-row table:style-name="ro1">
          <table:table-cell office:value-type="float" office:value="0.531738" calcext:value-type="float">
            <text:p>0.531738</text:p>
          </table:table-cell>
          <table:table-cell office:value-type="float" office:value="0.437305" calcext:value-type="float">
            <text:p>0.437305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390521" calcext:value-type="float">
            <text:p>0.390521</text:p>
          </table:table-cell>
          <table:table-cell/>
        </table:table-row>
        <table:table-row table:style-name="ro1">
          <table:table-cell office:value-type="float" office:value="0.447144" calcext:value-type="float">
            <text:p>0.447144</text:p>
          </table:table-cell>
          <table:table-cell office:value-type="float" office:value="0.364642" calcext:value-type="float">
            <text:p>0.364642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54901" calcext:value-type="float">
            <text:p>0.354901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55234" calcext:value-type="float">
            <text:p>0.355234</text:p>
          </table:table-cell>
          <table:table-cell/>
        </table:table-row>
        <table:table-row table:style-name="ro1">
          <table:table-cell office:value-type="float" office:value="0.486621" calcext:value-type="float">
            <text:p>0.486621</text:p>
          </table:table-cell>
          <table:table-cell office:value-type="float" office:value="0.356321" calcext:value-type="float">
            <text:p>0.356321</text:p>
          </table:table-cell>
          <table:table-cell/>
        </table:table-row>
        <table:table-row table:style-name="ro1">
          <table:table-cell office:value-type="float" office:value="0.203833" calcext:value-type="float">
            <text:p>0.203833</text:p>
          </table:table-cell>
          <table:table-cell office:value-type="float" office:value="0.353031" calcext:value-type="float">
            <text:p>0.353031</text:p>
          </table:table-cell>
          <table:table-cell/>
        </table:table-row>
        <table:table-row table:style-name="ro1">
          <table:table-cell office:value-type="float" office:value="0.524487" calcext:value-type="float">
            <text:p>0.524487</text:p>
          </table:table-cell>
          <table:table-cell office:value-type="float" office:value="0.350026" calcext:value-type="float">
            <text:p>0.350026</text:p>
          </table:table-cell>
          <table:table-cell/>
        </table:table-row>
        <table:table-row table:style-name="ro1">
          <table:table-cell office:value-type="float" office:value="0.223975" calcext:value-type="float">
            <text:p>0.223975</text:p>
          </table:table-cell>
          <table:table-cell office:value-type="float" office:value="0.348833" calcext:value-type="float">
            <text:p>0.348833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350422" calcext:value-type="float">
            <text:p>0.350422</text:p>
          </table:table-cell>
          <table:table-cell/>
        </table:table-row>
        <table:table-row table:style-name="ro1">
          <table:table-cell office:value-type="float" office:value="0.288428" calcext:value-type="float">
            <text:p>0.288428</text:p>
          </table:table-cell>
          <table:table-cell office:value-type="float" office:value="0.352846" calcext:value-type="float">
            <text:p>0.352846</text:p>
          </table:table-cell>
          <table:table-cell/>
        </table:table-row>
        <table:table-row table:style-name="ro1">
          <table:table-cell office:value-type="float" office:value="0.468896" calcext:value-type="float">
            <text:p>0.468896</text:p>
          </table:table-cell>
          <table:table-cell office:value-type="float" office:value="0.356048" calcext:value-type="float">
            <text:p>0.356048</text:p>
          </table:table-cell>
          <table:table-cell/>
        </table:table-row>
        <table:table-row table:style-name="ro1">
          <table:table-cell office:value-type="float" office:value="0.324683" calcext:value-type="float">
            <text:p>0.324683</text:p>
          </table:table-cell>
          <table:table-cell office:value-type="float" office:value="0.360831" calcext:value-type="float">
            <text:p>0.360831</text:p>
          </table:table-cell>
          <table:table-cell/>
        </table:table-row>
        <table:table-row table:style-name="ro1">
          <table:table-cell office:value-type="float" office:value="0.349658" calcext:value-type="float">
            <text:p>0.349658</text:p>
          </table:table-cell>
          <table:table-cell office:value-type="float" office:value="0.366665" calcext:value-type="float">
            <text:p>0.366665</text:p>
          </table:table-cell>
          <table:table-cell/>
        </table:table-row>
        <table:table-row table:style-name="ro1">
          <table:table-cell office:value-type="float" office:value="0.374634" calcext:value-type="float">
            <text:p>0.374634</text:p>
          </table:table-cell>
          <table:table-cell office:value-type="float" office:value="0.370164" calcext:value-type="float">
            <text:p>0.370164</text:p>
          </table:table-cell>
          <table:table-cell/>
        </table:table-row>
        <table:table-row table:style-name="ro1">
          <table:table-cell office:value-type="float" office:value="0.292456" calcext:value-type="float">
            <text:p>0.292456</text:p>
          </table:table-cell>
          <table:table-cell office:value-type="float" office:value="0.369969" calcext:value-type="float">
            <text:p>0.369969</text:p>
          </table:table-cell>
          <table:table-cell/>
        </table:table-row>
        <table:table-row table:style-name="ro1">
          <table:table-cell office:value-type="float" office:value="0.4125" calcext:value-type="float">
            <text:p>0.4125</text:p>
          </table:table-cell>
          <table:table-cell office:value-type="float" office:value="0.367422" calcext:value-type="float">
            <text:p>0.367422</text:p>
          </table:table-cell>
          <table:table-cell/>
        </table:table-row>
        <table:table-row table:style-name="ro1">
          <table:table-cell office:value-type="float" office:value="0.202222" calcext:value-type="float">
            <text:p>0.202222</text:p>
          </table:table-cell>
          <table:table-cell office:value-type="float" office:value="0.363247" calcext:value-type="float">
            <text:p>0.363247</text:p>
          </table:table-cell>
          <table:table-cell/>
        </table:table-row>
        <table:table-row table:style-name="ro1">
          <table:table-cell office:value-type="float" office:value="0.410083" calcext:value-type="float">
            <text:p>0.410083</text:p>
          </table:table-cell>
          <table:table-cell office:value-type="float" office:value="0.357109" calcext:value-type="float">
            <text:p>0.357109</text:p>
          </table:table-cell>
          <table:table-cell/>
        </table:table-row>
        <table:table-row table:style-name="ro1">
          <table:table-cell office:value-type="float" office:value="0.285205" calcext:value-type="float">
            <text:p>0.285205</text:p>
          </table:table-cell>
          <table:table-cell office:value-type="float" office:value="0.347938" calcext:value-type="float">
            <text:p>0.347938</text:p>
          </table:table-cell>
          <table:table-cell/>
        </table:table-row>
        <table:table-row table:style-name="ro1">
          <table:table-cell office:value-type="float" office:value="0.385913" calcext:value-type="float">
            <text:p>0.385913</text:p>
          </table:table-cell>
          <table:table-cell office:value-type="float" office:value="0.340236" calcext:value-type="float">
            <text:p>0.340236</text:p>
          </table:table-cell>
          <table:table-cell/>
        </table:table-row>
        <table:table-row table:style-name="ro1">
          <table:table-cell office:value-type="float" office:value="0.258618" calcext:value-type="float">
            <text:p>0.258618</text:p>
          </table:table-cell>
          <table:table-cell office:value-type="float" office:value="0.335908" calcext:value-type="float">
            <text:p>0.335908</text:p>
          </table:table-cell>
          <table:table-cell/>
        </table:table-row>
        <table:table-row table:style-name="ro1">
          <table:table-cell office:value-type="float" office:value="0.401221" calcext:value-type="float">
            <text:p>0.401221</text:p>
          </table:table-cell>
          <table:table-cell office:value-type="float" office:value="0.332616" calcext:value-type="float">
            <text:p>0.332616</text:p>
          </table:table-cell>
          <table:table-cell/>
        </table:table-row>
        <table:table-row table:style-name="ro1">
          <table:table-cell office:value-type="float" office:value="0.284399" calcext:value-type="float">
            <text:p>0.284399</text:p>
          </table:table-cell>
          <table:table-cell office:value-type="float" office:value="0.329996" calcext:value-type="float">
            <text:p>0.329996</text:p>
          </table:table-cell>
          <table:table-cell/>
        </table:table-row>
        <table:table-row table:style-name="ro1">
          <table:table-cell office:value-type="float" office:value="0.428613" calcext:value-type="float">
            <text:p>0.428613</text:p>
          </table:table-cell>
          <table:table-cell office:value-type="float" office:value="0.329195" calcext:value-type="float">
            <text:p>0.329195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31046" calcext:value-type="float">
            <text:p>0.331046</text:p>
          </table:table-cell>
          <table:table-cell/>
        </table:table-row>
        <table:table-row table:style-name="ro1">
          <table:table-cell office:value-type="float" office:value="0.453589" calcext:value-type="float">
            <text:p>0.453589</text:p>
          </table:table-cell>
          <table:table-cell office:value-type="float" office:value="0.331985" calcext:value-type="float">
            <text:p>0.331985</text:p>
          </table:table-cell>
          <table:table-cell/>
        </table:table-row>
        <table:table-row table:style-name="ro1">
          <table:table-cell office:value-type="float" office:value="0.198193" calcext:value-type="float">
            <text:p>0.198193</text:p>
          </table:table-cell>
          <table:table-cell office:value-type="float" office:value="0.329994" calcext:value-type="float">
            <text:p>0.329994</text:p>
          </table:table-cell>
          <table:table-cell/>
        </table:table-row>
        <table:table-row table:style-name="ro1">
          <table:table-cell office:value-type="float" office:value="0.433447" calcext:value-type="float">
            <text:p>0.433447</text:p>
          </table:table-cell>
          <table:table-cell office:value-type="float" office:value="0.327782" calcext:value-type="float">
            <text:p>0.327782</text:p>
          </table:table-cell>
          <table:table-cell/>
        </table:table-row>
        <table:table-row table:style-name="ro1">
          <table:table-cell office:value-type="float" office:value="0.171606" calcext:value-type="float">
            <text:p>0.171606</text:p>
          </table:table-cell>
          <table:table-cell office:value-type="float" office:value="0.325756" calcext:value-type="float">
            <text:p>0.325756</text:p>
          </table:table-cell>
          <table:table-cell/>
        </table:table-row>
        <table:table-row table:style-name="ro1">
          <table:table-cell office:value-type="float" office:value="0.406055" calcext:value-type="float">
            <text:p>0.406055</text:p>
          </table:table-cell>
          <table:table-cell office:value-type="float" office:value="0.322738" calcext:value-type="float">
            <text:p>0.322738</text:p>
          </table:table-cell>
          <table:table-cell/>
        </table:table-row>
        <table:table-row table:style-name="ro1">
          <table:table-cell office:value-type="float" office:value="0.300513" calcext:value-type="float">
            <text:p>0.300513</text:p>
          </table:table-cell>
          <table:table-cell office:value-type="float" office:value="0.317995" calcext:value-type="float">
            <text:p>0.317995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315575" calcext:value-type="float">
            <text:p>0.315575</text:p>
          </table:table-cell>
          <table:table-cell/>
        </table:table-row>
        <table:table-row table:style-name="ro1">
          <table:table-cell office:value-type="float" office:value="0.288428" calcext:value-type="float">
            <text:p>0.288428</text:p>
          </table:table-cell>
          <table:table-cell office:value-type="float" office:value="0.316464" calcext:value-type="float">
            <text:p>0.316464</text:p>
          </table:table-cell>
          <table:table-cell/>
        </table:table-row>
        <table:table-row table:style-name="ro1">
          <table:table-cell office:value-type="float" office:value="0.410083" calcext:value-type="float">
            <text:p>0.410083</text:p>
          </table:table-cell>
          <table:table-cell office:value-type="float" office:value="0.31692" calcext:value-type="float">
            <text:p>0.31692</text:p>
          </table:table-cell>
          <table:table-cell/>
        </table:table-row>
        <table:table-row table:style-name="ro1">
          <table:table-cell office:value-type="float" office:value="0.264258" calcext:value-type="float">
            <text:p>0.264258</text:p>
          </table:table-cell>
          <table:table-cell office:value-type="float" office:value="0.318786" calcext:value-type="float">
            <text:p>0.318786</text:p>
          </table:table-cell>
          <table:table-cell/>
        </table:table-row>
        <table:table-row table:style-name="ro1">
          <table:table-cell office:value-type="float" office:value="0.416528" calcext:value-type="float">
            <text:p>0.416528</text:p>
          </table:table-cell>
          <table:table-cell office:value-type="float" office:value="0.32263" calcext:value-type="float">
            <text:p>0.32263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26726" calcext:value-type="float">
            <text:p>0.326726</text:p>
          </table:table-cell>
          <table:table-cell/>
        </table:table-row>
        <table:table-row table:style-name="ro1">
          <table:table-cell office:value-type="float" office:value="0.397998" calcext:value-type="float">
            <text:p>0.397998</text:p>
          </table:table-cell>
          <table:table-cell office:value-type="float" office:value="0.329106" calcext:value-type="float">
            <text:p>0.329106</text:p>
          </table:table-cell>
          <table:table-cell/>
        </table:table-row>
        <table:table-row table:style-name="ro1">
          <table:table-cell office:value-type="float" office:value="0.311792" calcext:value-type="float">
            <text:p>0.311792</text:p>
          </table:table-cell>
          <table:table-cell office:value-type="float" office:value="0.328143" calcext:value-type="float">
            <text:p>0.328143</text:p>
          </table:table-cell>
          <table:table-cell/>
        </table:table-row>
        <table:table-row table:style-name="ro1">
          <table:table-cell office:value-type="float" office:value="0.336768" calcext:value-type="float">
            <text:p>0.336768</text:p>
          </table:table-cell>
          <table:table-cell office:value-type="float" office:value="0.32769" calcext:value-type="float">
            <text:p>0.32769</text:p>
          </table:table-cell>
          <table:table-cell/>
        </table:table-row>
        <table:table-row table:style-name="ro1">
          <table:table-cell office:value-type="float" office:value="0.362549" calcext:value-type="float">
            <text:p>0.362549</text:p>
          </table:table-cell>
          <table:table-cell office:value-type="float" office:value="0.328786" calcext:value-type="float">
            <text:p>0.328786</text:p>
          </table:table-cell>
          <table:table-cell/>
        </table:table-row>
        <table:table-row table:style-name="ro1">
          <table:table-cell office:value-type="float" office:value="0.310181" calcext:value-type="float">
            <text:p>0.310181</text:p>
          </table:table-cell>
          <table:table-cell office:value-type="float" office:value="0.330375" calcext:value-type="float">
            <text:p>0.330375</text:p>
          </table:table-cell>
          <table:table-cell/>
        </table:table-row>
        <table:table-row table:style-name="ro1">
          <table:table-cell office:value-type="float" office:value="0.460034" calcext:value-type="float">
            <text:p>0.460034</text:p>
          </table:table-cell>
          <table:table-cell office:value-type="float" office:value="0.332747" calcext:value-type="float">
            <text:p>0.332747</text:p>
          </table:table-cell>
          <table:table-cell/>
        </table:table-row>
        <table:table-row table:style-name="ro1">
          <table:table-cell office:value-type="float" office:value="0.249756" calcext:value-type="float">
            <text:p>0.249756</text:p>
          </table:table-cell>
          <table:table-cell office:value-type="float" office:value="0.337299" calcext:value-type="float">
            <text:p>0.337299</text:p>
          </table:table-cell>
          <table:table-cell/>
        </table:table-row>
        <table:table-row table:style-name="ro1">
          <table:table-cell office:value-type="float" office:value="0.477759" calcext:value-type="float">
            <text:p>0.477759</text:p>
          </table:table-cell>
          <table:table-cell office:value-type="float" office:value="0.343641" calcext:value-type="float">
            <text:p>0.343641</text:p>
          </table:table-cell>
          <table:table-cell/>
        </table:table-row>
        <table:table-row table:style-name="ro1">
          <table:table-cell office:value-type="float" office:value="0.215112" calcext:value-type="float">
            <text:p>0.215112</text:p>
          </table:table-cell>
          <table:table-cell office:value-type="float" office:value="0.349157" calcext:value-type="float">
            <text:p>0.349157</text:p>
          </table:table-cell>
          <table:table-cell/>
        </table:table-row>
        <table:table-row table:style-name="ro1">
          <table:table-cell office:value-type="float" office:value="0.493872" calcext:value-type="float">
            <text:p>0.493872</text:p>
          </table:table-cell>
          <table:table-cell office:value-type="float" office:value="0.35308" calcext:value-type="float">
            <text:p>0.35308</text:p>
          </table:table-cell>
          <table:table-cell/>
        </table:table-row>
        <table:table-row table:style-name="ro1">
          <table:table-cell office:value-type="float" office:value="0.181274" calcext:value-type="float">
            <text:p>0.181274</text:p>
          </table:table-cell>
          <table:table-cell office:value-type="float" office:value="0.355139" calcext:value-type="float">
            <text:p>0.355139</text:p>
          </table:table-cell>
          <table:table-cell/>
        </table:table-row>
        <table:table-row table:style-name="ro1">
          <table:table-cell office:value-type="float" office:value="0.485815" calcext:value-type="float">
            <text:p>0.485815</text:p>
          </table:table-cell>
          <table:table-cell office:value-type="float" office:value="0.355353" calcext:value-type="float">
            <text:p>0.355353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53323" calcext:value-type="float">
            <text:p>0.353323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50103" calcext:value-type="float">
            <text:p>0.350103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45608" calcext:value-type="float">
            <text:p>0.345608</text:p>
          </table:table-cell>
          <table:table-cell/>
        </table:table-row>
        <table:table-row table:style-name="ro1">
          <table:table-cell office:value-type="float" office:value="0.403638" calcext:value-type="float">
            <text:p>0.403638</text:p>
          </table:table-cell>
          <table:table-cell office:value-type="float" office:value="0.33958" calcext:value-type="float">
            <text:p>0.33958</text:p>
          </table:table-cell>
          <table:table-cell/>
        </table:table-row>
        <table:table-row table:style-name="ro1">
          <table:table-cell office:value-type="float" office:value="0.363354" calcext:value-type="float">
            <text:p>0.363354</text:p>
          </table:table-cell>
          <table:table-cell office:value-type="float" office:value="0.332047" calcext:value-type="float">
            <text:p>0.332047</text:p>
          </table:table-cell>
          <table:table-cell/>
        </table:table-row>
        <table:table-row table:style-name="ro1">
          <table:table-cell office:value-type="float" office:value="0.305347" calcext:value-type="float">
            <text:p>0.305347</text:p>
          </table:table-cell>
          <table:table-cell office:value-type="float" office:value="0.328336" calcext:value-type="float">
            <text:p>0.328336</text:p>
          </table:table-cell>
          <table:table-cell/>
        </table:table-row>
        <table:table-row table:style-name="ro1">
          <table:table-cell office:value-type="float" office:value="0.450366" calcext:value-type="float">
            <text:p>0.450366</text:p>
          </table:table-cell>
          <table:table-cell office:value-type="float" office:value="0.3296" calcext:value-type="float">
            <text:p>0.3296</text:p>
          </table:table-cell>
          <table:table-cell/>
        </table:table-row>
        <table:table-row table:style-name="ro1">
          <table:table-cell office:value-type="float" office:value="0.293262" calcext:value-type="float">
            <text:p>0.293262</text:p>
          </table:table-cell>
          <table:table-cell office:value-type="float" office:value="0.333336" calcext:value-type="float">
            <text:p>0.333336</text:p>
          </table:table-cell>
          <table:table-cell/>
        </table:table-row>
        <table:table-row table:style-name="ro1">
          <table:table-cell office:value-type="float" office:value="0.552686" calcext:value-type="float">
            <text:p>0.552686</text:p>
          </table:table-cell>
          <table:table-cell office:value-type="float" office:value="0.340181" calcext:value-type="float">
            <text:p>0.340181</text:p>
          </table:table-cell>
          <table:table-cell/>
        </table:table-row>
        <table:table-row table:style-name="ro1">
          <table:table-cell office:value-type="float" office:value="0.248145" calcext:value-type="float">
            <text:p>0.248145</text:p>
          </table:table-cell>
          <table:table-cell office:value-type="float" office:value="0.350622" calcext:value-type="float">
            <text:p>0.350622</text:p>
          </table:table-cell>
          <table:table-cell/>
        </table:table-row>
        <table:table-row table:style-name="ro1">
          <table:table-cell office:value-type="float" office:value="0.493872" calcext:value-type="float">
            <text:p>0.493872</text:p>
          </table:table-cell>
          <table:table-cell office:value-type="float" office:value="0.363581" calcext:value-type="float">
            <text:p>0.363581</text:p>
          </table:table-cell>
          <table:table-cell/>
        </table:table-row>
        <table:table-row table:style-name="ro1">
          <table:table-cell office:value-type="float" office:value="0.251367" calcext:value-type="float">
            <text:p>0.251367</text:p>
          </table:table-cell>
          <table:table-cell office:value-type="float" office:value="0.373704" calcext:value-type="float">
            <text:p>0.373704</text:p>
          </table:table-cell>
          <table:table-cell/>
        </table:table-row>
        <table:table-row table:style-name="ro1">
          <table:table-cell office:value-type="float" office:value="0.512402" calcext:value-type="float">
            <text:p>0.512402</text:p>
          </table:table-cell>
          <table:table-cell office:value-type="float" office:value="0.379459" calcext:value-type="float">
            <text:p>0.379459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82642" calcext:value-type="float">
            <text:p>0.382642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8236" calcext:value-type="float">
            <text:p>0.38236</text:p>
          </table:table-cell>
          <table:table-cell/>
        </table:table-row>
        <table:table-row table:style-name="ro1">
          <table:table-cell office:value-type="float" office:value="0.265063" calcext:value-type="float">
            <text:p>0.265063</text:p>
          </table:table-cell>
          <table:table-cell office:value-type="float" office:value="0.376603" calcext:value-type="float">
            <text:p>0.376603</text:p>
          </table:table-cell>
          <table:table-cell/>
        </table:table-row>
        <table:table-row table:style-name="ro1">
          <table:table-cell office:value-type="float" office:value="0.359326" calcext:value-type="float">
            <text:p>0.359326</text:p>
          </table:table-cell>
          <table:table-cell office:value-type="float" office:value="0.369303" calcext:value-type="float">
            <text:p>0.369303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361547" calcext:value-type="float">
            <text:p>0.361547</text:p>
          </table:table-cell>
          <table:table-cell/>
        </table:table-row>
        <table:table-row table:style-name="ro1">
          <table:table-cell office:value-type="float" office:value="0.306958" calcext:value-type="float">
            <text:p>0.306958</text:p>
          </table:table-cell>
          <table:table-cell office:value-type="float" office:value="0.353929" calcext:value-type="float">
            <text:p>0.353929</text:p>
          </table:table-cell>
          <table:table-cell/>
        </table:table-row>
        <table:table-row table:style-name="ro1">
          <table:table-cell office:value-type="float" office:value="0.495483" calcext:value-type="float">
            <text:p>0.495483</text:p>
          </table:table-cell>
          <table:table-cell office:value-type="float" office:value="0.348185" calcext:value-type="float">
            <text:p>0.348185</text:p>
          </table:table-cell>
          <table:table-cell/>
        </table:table-row>
        <table:table-row table:style-name="ro1">
          <table:table-cell office:value-type="float" office:value="0.240894" calcext:value-type="float">
            <text:p>0.240894</text:p>
          </table:table-cell>
          <table:table-cell office:value-type="float" office:value="0.346748" calcext:value-type="float">
            <text:p>0.346748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50161" calcext:value-type="float">
            <text:p>0.350161</text:p>
          </table:table-cell>
          <table:table-cell/>
        </table:table-row>
        <table:table-row table:style-name="ro1">
          <table:table-cell office:value-type="float" office:value="0.208667" calcext:value-type="float">
            <text:p>0.208667</text:p>
          </table:table-cell>
          <table:table-cell office:value-type="float" office:value="0.353592" calcext:value-type="float">
            <text:p>0.353592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551" calcext:value-type="float">
            <text:p>0.3551</text:p>
          </table:table-cell>
          <table:table-cell/>
        </table:table-row>
        <table:table-row table:style-name="ro1">
          <table:table-cell office:value-type="float" office:value="0.150659" calcext:value-type="float">
            <text:p>0.150659</text:p>
          </table:table-cell>
          <table:table-cell office:value-type="float" office:value="0.354619" calcext:value-type="float">
            <text:p>0.354619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51558" calcext:value-type="float">
            <text:p>0.351558</text:p>
          </table:table-cell>
          <table:table-cell/>
        </table:table-row>
        <table:table-row table:style-name="ro1">
          <table:table-cell office:value-type="float" office:value="0.381885" calcext:value-type="float">
            <text:p>0.381885</text:p>
          </table:table-cell>
          <table:table-cell office:value-type="float" office:value="0.342682" calcext:value-type="float">
            <text:p>0.342682</text:p>
          </table:table-cell>
          <table:table-cell/>
        </table:table-row>
        <table:table-row table:style-name="ro1">
          <table:table-cell office:value-type="float" office:value="0.261035" calcext:value-type="float">
            <text:p>0.261035</text:p>
          </table:table-cell>
          <table:table-cell office:value-type="float" office:value="0.334753" calcext:value-type="float">
            <text:p>0.334753</text:p>
          </table:table-cell>
          <table:table-cell/>
        </table:table-row>
        <table:table-row table:style-name="ro1">
          <table:table-cell office:value-type="float" office:value="0.470508" calcext:value-type="float">
            <text:p>0.470508</text:p>
          </table:table-cell>
          <table:table-cell office:value-type="float" office:value="0.33168" calcext:value-type="float">
            <text:p>0.33168</text:p>
          </table:table-cell>
          <table:table-cell/>
        </table:table-row>
        <table:table-row table:style-name="ro1">
          <table:table-cell office:value-type="float" office:value="0.208667" calcext:value-type="float">
            <text:p>0.208667</text:p>
          </table:table-cell>
          <table:table-cell office:value-type="float" office:value="0.331248" calcext:value-type="float">
            <text:p>0.331248</text:p>
          </table:table-cell>
          <table:table-cell/>
        </table:table-row>
        <table:table-row table:style-name="ro1">
          <table:table-cell office:value-type="float" office:value="0.480176" calcext:value-type="float">
            <text:p>0.480176</text:p>
          </table:table-cell>
          <table:table-cell office:value-type="float" office:value="0.333406" calcext:value-type="float">
            <text:p>0.333406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35678" calcext:value-type="float">
            <text:p>0.335678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36814" calcext:value-type="float">
            <text:p>0.336814</text:p>
          </table:table-cell>
          <table:table-cell/>
        </table:table-row>
        <table:table-row table:style-name="ro1">
          <table:table-cell office:value-type="float" office:value="0.228003" calcext:value-type="float">
            <text:p>0.228003</text:p>
          </table:table-cell>
          <table:table-cell office:value-type="float" office:value="0.335572" calcext:value-type="float">
            <text:p>0.335572</text:p>
          </table:table-cell>
          <table:table-cell/>
        </table:table-row>
        <table:table-row table:style-name="ro1">
          <table:table-cell office:value-type="float" office:value="0.380273" calcext:value-type="float">
            <text:p>0.380273</text:p>
          </table:table-cell>
          <table:table-cell office:value-type="float" office:value="0.334344" calcext:value-type="float">
            <text:p>0.334344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32657" calcext:value-type="float">
            <text:p>0.332657</text:p>
          </table:table-cell>
          <table:table-cell/>
        </table:table-row>
        <table:table-row table:style-name="ro1">
          <table:table-cell office:value-type="float" office:value="0.32146" calcext:value-type="float">
            <text:p>0.32146</text:p>
          </table:table-cell>
          <table:table-cell office:value-type="float" office:value="0.331098" calcext:value-type="float">
            <text:p>0.331098</text:p>
          </table:table-cell>
          <table:table-cell/>
        </table:table-row>
        <table:table-row table:style-name="ro1">
          <table:table-cell office:value-type="float" office:value="0.485815" calcext:value-type="float">
            <text:p>0.485815</text:p>
          </table:table-cell>
          <table:table-cell office:value-type="float" office:value="0.330737" calcext:value-type="float">
            <text:p>0.330737</text:p>
          </table:table-cell>
          <table:table-cell/>
        </table:table-row>
        <table:table-row table:style-name="ro1">
          <table:table-cell office:value-type="float" office:value="0.208667" calcext:value-type="float">
            <text:p>0.208667</text:p>
          </table:table-cell>
          <table:table-cell office:value-type="float" office:value="0.334087" calcext:value-type="float">
            <text:p>0.334087</text:p>
          </table:table-cell>
          <table:table-cell/>
        </table:table-row>
        <table:table-row table:style-name="ro1">
          <table:table-cell office:value-type="float" office:value="0.481787" calcext:value-type="float">
            <text:p>0.481787</text:p>
          </table:table-cell>
          <table:table-cell office:value-type="float" office:value="0.340687" calcext:value-type="float">
            <text:p>0.340687</text:p>
          </table:table-cell>
          <table:table-cell/>
        </table:table-row>
        <table:table-row table:style-name="ro1">
          <table:table-cell office:value-type="float" office:value="0.207056" calcext:value-type="float">
            <text:p>0.207056</text:p>
          </table:table-cell>
          <table:table-cell office:value-type="float" office:value="0.345226" calcext:value-type="float">
            <text:p>0.345226</text:p>
          </table:table-cell>
          <table:table-cell/>
        </table:table-row>
        <table:table-row table:style-name="ro1">
          <table:table-cell office:value-type="float" office:value="0.457617" calcext:value-type="float">
            <text:p>0.457617</text:p>
          </table:table-cell>
          <table:table-cell office:value-type="float" office:value="0.347866" calcext:value-type="float">
            <text:p>0.347866</text:p>
          </table:table-cell>
          <table:table-cell/>
        </table:table-row>
        <table:table-row table:style-name="ro1">
          <table:table-cell office:value-type="float" office:value="0.178857" calcext:value-type="float">
            <text:p>0.178857</text:p>
          </table:table-cell>
          <table:table-cell office:value-type="float" office:value="0.348406" calcext:value-type="float">
            <text:p>0.348406</text:p>
          </table:table-cell>
          <table:table-cell/>
        </table:table-row>
        <table:table-row table:style-name="ro1">
          <table:table-cell office:value-type="float" office:value="0.420557" calcext:value-type="float">
            <text:p>0.420557</text:p>
          </table:table-cell>
          <table:table-cell office:value-type="float" office:value="0.346167" calcext:value-type="float">
            <text:p>0.346167</text:p>
          </table:table-cell>
          <table:table-cell/>
        </table:table-row>
        <table:table-row table:style-name="ro1">
          <table:table-cell office:value-type="float" office:value="0.331128" calcext:value-type="float">
            <text:p>0.331128</text:p>
          </table:table-cell>
          <table:table-cell office:value-type="float" office:value="0.340753" calcext:value-type="float">
            <text:p>0.340753</text:p>
          </table:table-cell>
          <table:table-cell/>
        </table:table-row>
        <table:table-row table:style-name="ro1">
          <table:table-cell office:value-type="float" office:value="0.659033" calcext:value-type="float">
            <text:p>0.659033</text:p>
          </table:table-cell>
          <table:table-cell office:value-type="float" office:value="0.337269" calcext:value-type="float">
            <text:p>0.337269</text:p>
          </table:table-cell>
          <table:table-cell/>
        </table:table-row>
        <table:table-row table:style-name="ro1">
          <table:table-cell office:value-type="float" office:value="0.431836" calcext:value-type="float">
            <text:p>0.431836</text:p>
          </table:table-cell>
          <table:table-cell office:value-type="float" office:value="0.346217" calcext:value-type="float">
            <text:p>0.346217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70895" calcext:value-type="float">
            <text:p>0.370895</text:p>
          </table:table-cell>
          <table:table-cell/>
        </table:table-row>
        <table:table-row table:style-name="ro1">
          <table:table-cell office:value-type="float" office:value="0.500317" calcext:value-type="float">
            <text:p>0.500317</text:p>
          </table:table-cell>
          <table:table-cell office:value-type="float" office:value="0.393357" calcext:value-type="float">
            <text:p>0.393357</text:p>
          </table:table-cell>
          <table:table-cell/>
        </table:table-row>
        <table:table-row table:style-name="ro1">
          <table:table-cell office:value-type="float" office:value="0.157104" calcext:value-type="float">
            <text:p>0.157104</text:p>
          </table:table-cell>
          <table:table-cell office:value-type="float" office:value="0.402414" calcext:value-type="float">
            <text:p>0.402414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402007" calcext:value-type="float">
            <text:p>0.402007</text:p>
          </table:table-cell>
          <table:table-cell/>
        </table:table-row>
        <table:table-row table:style-name="ro1">
          <table:table-cell office:value-type="float" office:value="0.284399" calcext:value-type="float">
            <text:p>0.284399</text:p>
          </table:table-cell>
          <table:table-cell office:value-type="float" office:value="0.391181" calcext:value-type="float">
            <text:p>0.391181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76498" calcext:value-type="float">
            <text:p>0.376498</text:p>
          </table:table-cell>
          <table:table-cell/>
        </table:table-row>
        <table:table-row table:style-name="ro1">
          <table:table-cell office:value-type="float" office:value="0.405249" calcext:value-type="float">
            <text:p>0.405249</text:p>
          </table:table-cell>
          <table:table-cell office:value-type="float" office:value="0.362348" calcext:value-type="float">
            <text:p>0.362348</text:p>
          </table:table-cell>
          <table:table-cell/>
        </table:table-row>
        <table:table-row table:style-name="ro1">
          <table:table-cell office:value-type="float" office:value="0.323071" calcext:value-type="float">
            <text:p>0.323071</text:p>
          </table:table-cell>
          <table:table-cell office:value-type="float" office:value="0.351048" calcext:value-type="float">
            <text:p>0.351048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45977" calcext:value-type="float">
            <text:p>0.345977</text:p>
          </table:table-cell>
          <table:table-cell/>
        </table:table-row>
        <table:table-row table:style-name="ro1">
          <table:table-cell office:value-type="float" office:value="0.265063" calcext:value-type="float">
            <text:p>0.265063</text:p>
          </table:table-cell>
          <table:table-cell office:value-type="float" office:value="0.346438" calcext:value-type="float">
            <text:p>0.346438</text:p>
          </table:table-cell>
          <table:table-cell/>
        </table:table-row>
        <table:table-row table:style-name="ro1">
          <table:table-cell office:value-type="float" office:value="0.470508" calcext:value-type="float">
            <text:p>0.470508</text:p>
          </table:table-cell>
          <table:table-cell office:value-type="float" office:value="0.349834" calcext:value-type="float">
            <text:p>0.349834</text:p>
          </table:table-cell>
          <table:table-cell/>
        </table:table-row>
        <table:table-row table:style-name="ro1">
          <table:table-cell office:value-type="float" office:value="0.210278" calcext:value-type="float">
            <text:p>0.210278</text:p>
          </table:table-cell>
          <table:table-cell office:value-type="float" office:value="0.353425" calcext:value-type="float">
            <text:p>0.353425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5563" calcext:value-type="float">
            <text:p>0.35563</text:p>
          </table:table-cell>
          <table:table-cell/>
        </table:table-row>
        <table:table-row table:style-name="ro1">
          <table:table-cell office:value-type="float" office:value="0.149854" calcext:value-type="float">
            <text:p>0.149854</text:p>
          </table:table-cell>
          <table:table-cell office:value-type="float" office:value="0.355498" calcext:value-type="float">
            <text:p>0.355498</text:p>
          </table:table-cell>
          <table:table-cell/>
        </table:table-row>
        <table:table-row table:style-name="ro1">
          <table:table-cell office:value-type="float" office:value="0.458423" calcext:value-type="float">
            <text:p>0.458423</text:p>
          </table:table-cell>
          <table:table-cell office:value-type="float" office:value="0.352522" calcext:value-type="float">
            <text:p>0.352522</text:p>
          </table:table-cell>
          <table:table-cell/>
        </table:table-row>
        <table:table-row table:style-name="ro1">
          <table:table-cell office:value-type="float" office:value="0.326294" calcext:value-type="float">
            <text:p>0.326294</text:p>
          </table:table-cell>
          <table:table-cell office:value-type="float" office:value="0.345993" calcext:value-type="float">
            <text:p>0.345993</text:p>
          </table:table-cell>
          <table:table-cell/>
        </table:table-row>
        <table:table-row table:style-name="ro1">
          <table:table-cell office:value-type="float" office:value="0.315015" calcext:value-type="float">
            <text:p>0.315015</text:p>
          </table:table-cell>
          <table:table-cell office:value-type="float" office:value="0.342437" calcext:value-type="float">
            <text:p>0.342437</text:p>
          </table:table-cell>
          <table:table-cell/>
        </table:table-row>
        <table:table-row table:style-name="ro1">
          <table:table-cell office:value-type="float" office:value="0.431836" calcext:value-type="float">
            <text:p>0.431836</text:p>
          </table:table-cell>
          <table:table-cell office:value-type="float" office:value="0.341955" calcext:value-type="float">
            <text:p>0.341955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42277" calcext:value-type="float">
            <text:p>0.342277</text:p>
          </table:table-cell>
          <table:table-cell/>
        </table:table-row>
        <table:table-row table:style-name="ro1">
          <table:table-cell office:value-type="float" office:value="0.486621" calcext:value-type="float">
            <text:p>0.486621</text:p>
          </table:table-cell>
          <table:table-cell office:value-type="float" office:value="0.346125" calcext:value-type="float">
            <text:p>0.346125</text:p>
          </table:table-cell>
          <table:table-cell/>
        </table:table-row>
        <table:table-row table:style-name="ro1">
          <table:table-cell office:value-type="float" office:value="0.256201" calcext:value-type="float">
            <text:p>0.256201</text:p>
          </table:table-cell>
          <table:table-cell office:value-type="float" office:value="0.35331" calcext:value-type="float">
            <text:p>0.35331</text:p>
          </table:table-cell>
          <table:table-cell/>
        </table:table-row>
        <table:table-row table:style-name="ro1">
          <table:table-cell office:value-type="float" office:value="0.486621" calcext:value-type="float">
            <text:p>0.486621</text:p>
          </table:table-cell>
          <table:table-cell office:value-type="float" office:value="0.361367" calcext:value-type="float">
            <text:p>0.361367</text:p>
          </table:table-cell>
          <table:table-cell/>
        </table:table-row>
        <table:table-row table:style-name="ro1">
          <table:table-cell office:value-type="float" office:value="0.232031" calcext:value-type="float">
            <text:p>0.232031</text:p>
          </table:table-cell>
          <table:table-cell office:value-type="float" office:value="0.367264" calcext:value-type="float">
            <text:p>0.367264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70537" calcext:value-type="float">
            <text:p>0.370537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371281" calcext:value-type="float">
            <text:p>0.371281</text:p>
          </table:table-cell>
          <table:table-cell/>
        </table:table-row>
        <table:table-row table:style-name="ro1">
          <table:table-cell office:value-type="float" office:value="0.419751" calcext:value-type="float">
            <text:p>0.419751</text:p>
          </table:table-cell>
          <table:table-cell office:value-type="float" office:value="0.368566" calcext:value-type="float">
            <text:p>0.368566</text:p>
          </table:table-cell>
          <table:table-cell/>
        </table:table-row>
        <table:table-row table:style-name="ro1">
          <table:table-cell office:value-type="float" office:value="0.314209" calcext:value-type="float">
            <text:p>0.314209</text:p>
          </table:table-cell>
          <table:table-cell office:value-type="float" office:value="0.360379" calcext:value-type="float">
            <text:p>0.360379</text:p>
          </table:table-cell>
          <table:table-cell/>
        </table:table-row>
        <table:table-row table:style-name="ro1">
          <table:table-cell office:value-type="float" office:value="0.348047" calcext:value-type="float">
            <text:p>0.348047</text:p>
          </table:table-cell>
          <table:table-cell office:value-type="float" office:value="0.35216" calcext:value-type="float">
            <text:p>0.35216</text:p>
          </table:table-cell>
          <table:table-cell/>
        </table:table-row>
        <table:table-row table:style-name="ro1">
          <table:table-cell office:value-type="float" office:value="0.343213" calcext:value-type="float">
            <text:p>0.343213</text:p>
          </table:table-cell>
          <table:table-cell office:value-type="float" office:value="0.347028" calcext:value-type="float">
            <text:p>0.347028</text:p>
          </table:table-cell>
          <table:table-cell/>
        </table:table-row>
        <table:table-row table:style-name="ro1">
          <table:table-cell office:value-type="float" office:value="0.339185" calcext:value-type="float">
            <text:p>0.339185</text:p>
          </table:table-cell>
          <table:table-cell office:value-type="float" office:value="0.343086" calcext:value-type="float">
            <text:p>0.343086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40843" calcext:value-type="float">
            <text:p>0.340843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42703" calcext:value-type="float">
            <text:p>0.342703</text:p>
          </table:table-cell>
          <table:table-cell/>
        </table:table-row>
        <table:table-row table:style-name="ro1">
          <table:table-cell office:value-type="float" office:value="0.458423" calcext:value-type="float">
            <text:p>0.458423</text:p>
          </table:table-cell>
          <table:table-cell office:value-type="float" office:value="0.347516" calcext:value-type="float">
            <text:p>0.347516</text:p>
          </table:table-cell>
          <table:table-cell/>
        </table:table-row>
        <table:table-row table:style-name="ro1">
          <table:table-cell office:value-type="float" office:value="0.219141" calcext:value-type="float">
            <text:p>0.219141</text:p>
          </table:table-cell>
          <table:table-cell office:value-type="float" office:value="0.35132" calcext:value-type="float">
            <text:p>0.35132</text:p>
          </table:table-cell>
          <table:table-cell/>
        </table:table-row>
        <table:table-row table:style-name="ro1">
          <table:table-cell office:value-type="float" office:value="0.48501" calcext:value-type="float">
            <text:p>0.48501</text:p>
          </table:table-cell>
          <table:table-cell office:value-type="float" office:value="0.35319" calcext:value-type="float">
            <text:p>0.35319</text:p>
          </table:table-cell>
          <table:table-cell/>
        </table:table-row>
        <table:table-row table:style-name="ro1">
          <table:table-cell office:value-type="float" office:value="0.144214" calcext:value-type="float">
            <text:p>0.144214</text:p>
          </table:table-cell>
          <table:table-cell office:value-type="float" office:value="0.35347" calcext:value-type="float">
            <text:p>0.35347</text:p>
          </table:table-cell>
          <table:table-cell/>
        </table:table-row>
        <table:table-row table:style-name="ro1">
          <table:table-cell office:value-type="float" office:value="0.396387" calcext:value-type="float">
            <text:p>0.396387</text:p>
          </table:table-cell>
          <table:table-cell office:value-type="float" office:value="0.35141" calcext:value-type="float">
            <text:p>0.35141</text:p>
          </table:table-cell>
          <table:table-cell/>
        </table:table-row>
        <table:table-row table:style-name="ro1">
          <table:table-cell office:value-type="float" office:value="0.335962" calcext:value-type="float">
            <text:p>0.335962</text:p>
          </table:table-cell>
          <table:table-cell office:value-type="float" office:value="0.343678" calcext:value-type="float">
            <text:p>0.343678</text:p>
          </table:table-cell>
          <table:table-cell/>
        </table:table-row>
        <table:table-row table:style-name="ro1">
          <table:table-cell office:value-type="float" office:value="0.38269" calcext:value-type="float">
            <text:p>0.38269</text:p>
          </table:table-cell>
          <table:table-cell office:value-type="float" office:value="0.33633" calcext:value-type="float">
            <text:p>0.33633</text:p>
          </table:table-cell>
          <table:table-cell/>
        </table:table-row>
        <table:table-row table:style-name="ro1">
          <table:table-cell office:value-type="float" office:value="0.397192" calcext:value-type="float">
            <text:p>0.397192</text:p>
          </table:table-cell>
          <table:table-cell office:value-type="float" office:value="0.334999" calcext:value-type="float">
            <text:p>0.334999</text:p>
          </table:table-cell>
          <table:table-cell/>
        </table:table-row>
        <table:table-row table:style-name="ro1">
          <table:table-cell office:value-type="float" office:value="0.319043" calcext:value-type="float">
            <text:p>0.319043</text:p>
          </table:table-cell>
          <table:table-cell office:value-type="float" office:value="0.338671" calcext:value-type="float">
            <text:p>0.338671</text:p>
          </table:table-cell>
          <table:table-cell/>
        </table:table-row>
        <table:table-row table:style-name="ro1">
          <table:table-cell office:value-type="float" office:value="0.466479" calcext:value-type="float">
            <text:p>0.466479</text:p>
          </table:table-cell>
          <table:table-cell office:value-type="float" office:value="0.344799" calcext:value-type="float">
            <text:p>0.344799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351853" calcext:value-type="float">
            <text:p>0.351853</text:p>
          </table:table-cell>
          <table:table-cell/>
        </table:table-row>
        <table:table-row table:style-name="ro1">
          <table:table-cell office:value-type="float" office:value="0.477759" calcext:value-type="float">
            <text:p>0.477759</text:p>
          </table:table-cell>
          <table:table-cell office:value-type="float" office:value="0.358469" calcext:value-type="float">
            <text:p>0.358469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62315" calcext:value-type="float">
            <text:p>0.362315</text:p>
          </table:table-cell>
          <table:table-cell/>
        </table:table-row>
        <table:table-row table:style-name="ro1">
          <table:table-cell office:value-type="float" office:value="0.462451" calcext:value-type="float">
            <text:p>0.462451</text:p>
          </table:table-cell>
          <table:table-cell office:value-type="float" office:value="0.363072" calcext:value-type="float">
            <text:p>0.363072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360207" calcext:value-type="float">
            <text:p>0.360207</text:p>
          </table:table-cell>
          <table:table-cell/>
        </table:table-row>
        <table:table-row table:style-name="ro1">
          <table:table-cell office:value-type="float" office:value="0.407666" calcext:value-type="float">
            <text:p>0.407666</text:p>
          </table:table-cell>
          <table:table-cell office:value-type="float" office:value="0.354204" calcext:value-type="float">
            <text:p>0.354204</text:p>
          </table:table-cell>
          <table:table-cell/>
        </table:table-row>
        <table:table-row table:style-name="ro1">
          <table:table-cell office:value-type="float" office:value="0.309375" calcext:value-type="float">
            <text:p>0.309375</text:p>
          </table:table-cell>
          <table:table-cell office:value-type="float" office:value="0.344654" calcext:value-type="float">
            <text:p>0.344654</text:p>
          </table:table-cell>
          <table:table-cell/>
        </table:table-row>
        <table:table-row table:style-name="ro1">
          <table:table-cell office:value-type="float" office:value="0.365771" calcext:value-type="float">
            <text:p>0.365771</text:p>
          </table:table-cell>
          <table:table-cell office:value-type="float" office:value="0.336578" calcext:value-type="float">
            <text:p>0.336578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33155" calcext:value-type="float">
            <text:p>0.333155</text:p>
          </table:table-cell>
          <table:table-cell/>
        </table:table-row>
        <table:table-row table:style-name="ro1">
          <table:table-cell office:value-type="float" office:value="0.356104" calcext:value-type="float">
            <text:p>0.356104</text:p>
          </table:table-cell>
          <table:table-cell office:value-type="float" office:value="0.331984" calcext:value-type="float">
            <text:p>0.331984</text:p>
          </table:table-cell>
          <table:table-cell/>
        </table:table-row>
        <table:table-row table:style-name="ro1">
          <table:table-cell office:value-type="float" office:value="0.447144" calcext:value-type="float">
            <text:p>0.447144</text:p>
          </table:table-cell>
          <table:table-cell office:value-type="float" office:value="0.332314" calcext:value-type="float">
            <text:p>0.332314</text:p>
          </table:table-cell>
          <table:table-cell/>
        </table:table-row>
        <table:table-row table:style-name="ro1">
          <table:table-cell office:value-type="float" office:value="0.268286" calcext:value-type="float">
            <text:p>0.268286</text:p>
          </table:table-cell>
          <table:table-cell office:value-type="float" office:value="0.336745" calcext:value-type="float">
            <text:p>0.336745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44158" calcext:value-type="float">
            <text:p>0.344158</text:p>
          </table:table-cell>
          <table:table-cell/>
        </table:table-row>
        <table:table-row table:style-name="ro1">
          <table:table-cell office:value-type="float" office:value="0.216724" calcext:value-type="float">
            <text:p>0.216724</text:p>
          </table:table-cell>
          <table:table-cell office:value-type="float" office:value="0.351255" calcext:value-type="float">
            <text:p>0.351255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57107" calcext:value-type="float">
            <text:p>0.357107</text:p>
          </table:table-cell>
          <table:table-cell/>
        </table:table-row>
        <table:table-row table:style-name="ro1">
          <table:table-cell office:value-type="float" office:value="0.174023" calcext:value-type="float">
            <text:p>0.174023</text:p>
          </table:table-cell>
          <table:table-cell office:value-type="float" office:value="0.359377" calcext:value-type="float">
            <text:p>0.359377</text:p>
          </table:table-cell>
          <table:table-cell/>
        </table:table-row>
        <table:table-row table:style-name="ro1">
          <table:table-cell office:value-type="float" office:value="0.392358" calcext:value-type="float">
            <text:p>0.392358</text:p>
          </table:table-cell>
          <table:table-cell office:value-type="float" office:value="0.357291" calcext:value-type="float">
            <text:p>0.357291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349784" calcext:value-type="float">
            <text:p>0.349784</text:p>
          </table:table-cell>
          <table:table-cell/>
        </table:table-row>
        <table:table-row table:style-name="ro1">
          <table:table-cell office:value-type="float" office:value="0.313403" calcext:value-type="float">
            <text:p>0.313403</text:p>
          </table:table-cell>
          <table:table-cell office:value-type="float" office:value="0.344001" calcext:value-type="float">
            <text:p>0.344001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43696" calcext:value-type="float">
            <text:p>0.343696</text:p>
          </table:table-cell>
          <table:table-cell/>
        </table:table-row>
        <table:table-row table:style-name="ro1">
          <table:table-cell office:value-type="float" office:value="0.310181" calcext:value-type="float">
            <text:p>0.310181</text:p>
          </table:table-cell>
          <table:table-cell office:value-type="float" office:value="0.344849" calcext:value-type="float">
            <text:p>0.344849</text:p>
          </table:table-cell>
          <table:table-cell/>
        </table:table-row>
        <table:table-row table:style-name="ro1">
          <table:table-cell office:value-type="float" office:value="0.496289" calcext:value-type="float">
            <text:p>0.496289</text:p>
          </table:table-cell>
          <table:table-cell office:value-type="float" office:value="0.347035" calcext:value-type="float">
            <text:p>0.347035</text:p>
          </table:table-cell>
          <table:table-cell/>
        </table:table-row>
        <table:table-row table:style-name="ro1">
          <table:table-cell office:value-type="float" office:value="0.198999" calcext:value-type="float">
            <text:p>0.198999</text:p>
          </table:table-cell>
          <table:table-cell office:value-type="float" office:value="0.352066" calcext:value-type="float">
            <text:p>0.352066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357648" calcext:value-type="float">
            <text:p>0.357648</text:p>
          </table:table-cell>
          <table:table-cell/>
        </table:table-row>
        <table:table-row table:style-name="ro1">
          <table:table-cell office:value-type="float" office:value="0.185303" calcext:value-type="float">
            <text:p>0.185303</text:p>
          </table:table-cell>
          <table:table-cell office:value-type="float" office:value="0.35905" calcext:value-type="float">
            <text:p>0.35905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56624" calcext:value-type="float">
            <text:p>0.356624</text:p>
          </table:table-cell>
          <table:table-cell/>
        </table:table-row>
        <table:table-row table:style-name="ro1">
          <table:table-cell office:value-type="float" office:value="0.268286" calcext:value-type="float">
            <text:p>0.268286</text:p>
          </table:table-cell>
          <table:table-cell office:value-type="float" office:value="0.350115" calcext:value-type="float">
            <text:p>0.350115</text:p>
          </table:table-cell>
          <table:table-cell/>
        </table:table-row>
        <table:table-row table:style-name="ro1">
          <table:table-cell office:value-type="float" office:value="0.328711" calcext:value-type="float">
            <text:p>0.328711</text:p>
          </table:table-cell>
          <table:table-cell office:value-type="float" office:value="0.342475" calcext:value-type="float">
            <text:p>0.342475</text:p>
          </table:table-cell>
          <table:table-cell/>
        </table:table-row>
        <table:table-row table:style-name="ro1">
          <table:table-cell office:value-type="float" office:value="0.422974" calcext:value-type="float">
            <text:p>0.422974</text:p>
          </table:table-cell>
          <table:table-cell office:value-type="float" office:value="0.335238" calcext:value-type="float">
            <text:p>0.335238</text:p>
          </table:table-cell>
          <table:table-cell/>
        </table:table-row>
        <table:table-row table:style-name="ro1">
          <table:table-cell office:value-type="float" office:value="0.322266" calcext:value-type="float">
            <text:p>0.322266</text:p>
          </table:table-cell>
          <table:table-cell office:value-type="float" office:value="0.33124" calcext:value-type="float">
            <text:p>0.33124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333716" calcext:value-type="float">
            <text:p>0.333716</text:p>
          </table:table-cell>
          <table:table-cell/>
        </table:table-row>
        <table:table-row table:style-name="ro1">
          <table:table-cell office:value-type="float" office:value="0.292456" calcext:value-type="float">
            <text:p>0.292456</text:p>
          </table:table-cell>
          <table:table-cell office:value-type="float" office:value="0.338623" calcext:value-type="float">
            <text:p>0.338623</text:p>
          </table:table-cell>
          <table:table-cell/>
        </table:table-row>
        <table:table-row table:style-name="ro1">
          <table:table-cell office:value-type="float" office:value="0.485815" calcext:value-type="float">
            <text:p>0.485815</text:p>
          </table:table-cell>
          <table:table-cell office:value-type="float" office:value="0.342651" calcext:value-type="float">
            <text:p>0.342651</text:p>
          </table:table-cell>
          <table:table-cell/>
        </table:table-row>
        <table:table-row table:style-name="ro1">
          <table:table-cell office:value-type="float" office:value="0.201416" calcext:value-type="float">
            <text:p>0.201416</text:p>
          </table:table-cell>
          <table:table-cell office:value-type="float" office:value="0.347567" calcext:value-type="float">
            <text:p>0.347567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52572" calcext:value-type="float">
            <text:p>0.352572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54606" calcext:value-type="float">
            <text:p>0.354606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353808" calcext:value-type="float">
            <text:p>0.353808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48525" calcext:value-type="float">
            <text:p>0.348525</text:p>
          </table:table-cell>
          <table:table-cell/>
        </table:table-row>
        <table:table-row table:style-name="ro1">
          <table:table-cell office:value-type="float" office:value="0.352075" calcext:value-type="float">
            <text:p>0.352075</text:p>
          </table:table-cell>
          <table:table-cell office:value-type="float" office:value="0.341218" calcext:value-type="float">
            <text:p>0.341218</text:p>
          </table:table-cell>
          <table:table-cell/>
        </table:table-row>
        <table:table-row table:style-name="ro1">
          <table:table-cell office:value-type="float" office:value="0.459229" calcext:value-type="float">
            <text:p>0.459229</text:p>
          </table:table-cell>
          <table:table-cell office:value-type="float" office:value="0.333959" calcext:value-type="float">
            <text:p>0.333959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31775" calcext:value-type="float">
            <text:p>0.331775</text:p>
          </table:table-cell>
          <table:table-cell/>
        </table:table-row>
        <table:table-row table:style-name="ro1">
          <table:table-cell office:value-type="float" office:value="0.494678" calcext:value-type="float">
            <text:p>0.494678</text:p>
          </table:table-cell>
          <table:table-cell office:value-type="float" office:value="0.336061" calcext:value-type="float">
            <text:p>0.336061</text:p>
          </table:table-cell>
          <table:table-cell/>
        </table:table-row>
        <table:table-row table:style-name="ro1">
          <table:table-cell office:value-type="float" office:value="0.265063" calcext:value-type="float">
            <text:p>0.265063</text:p>
          </table:table-cell>
          <table:table-cell office:value-type="float" office:value="0.341978" calcext:value-type="float">
            <text:p>0.341978</text:p>
          </table:table-cell>
          <table:table-cell/>
        </table:table-row>
        <table:table-row table:style-name="ro1">
          <table:table-cell office:value-type="float" office:value="0.34563" calcext:value-type="float">
            <text:p>0.34563</text:p>
          </table:table-cell>
          <table:table-cell office:value-type="float" office:value="0.349429" calcext:value-type="float">
            <text:p>0.349429</text:p>
          </table:table-cell>
          <table:table-cell/>
        </table:table-row>
        <table:table-row table:style-name="ro1">
          <table:table-cell office:value-type="float" office:value="0.169189" calcext:value-type="float">
            <text:p>0.169189</text:p>
          </table:table-cell>
          <table:table-cell office:value-type="float" office:value="0.353084" calcext:value-type="float">
            <text:p>0.353084</text:p>
          </table:table-cell>
          <table:table-cell/>
        </table:table-row>
        <table:table-row table:style-name="ro1">
          <table:table-cell office:value-type="float" office:value="0.465674" calcext:value-type="float">
            <text:p>0.465674</text:p>
          </table:table-cell>
          <table:table-cell office:value-type="float" office:value="0.347263" calcext:value-type="float">
            <text:p>0.347263</text:p>
          </table:table-cell>
          <table:table-cell/>
        </table:table-row>
        <table:table-row table:style-name="ro1">
          <table:table-cell office:value-type="float" office:value="0.252173" calcext:value-type="float">
            <text:p>0.252173</text:p>
          </table:table-cell>
          <table:table-cell office:value-type="float" office:value="0.337221" calcext:value-type="float">
            <text:p>0.337221</text:p>
          </table:table-cell>
          <table:table-cell/>
        </table:table-row>
        <table:table-row table:style-name="ro1">
          <table:table-cell office:value-type="float" office:value="0.357715" calcext:value-type="float">
            <text:p>0.357715</text:p>
          </table:table-cell>
          <table:table-cell office:value-type="float" office:value="0.331455" calcext:value-type="float">
            <text:p>0.331455</text:p>
          </table:table-cell>
          <table:table-cell/>
        </table:table-row>
        <table:table-row table:style-name="ro1">
          <table:table-cell office:value-type="float" office:value="0.358521" calcext:value-type="float">
            <text:p>0.358521</text:p>
          </table:table-cell>
          <table:table-cell office:value-type="float" office:value="0.328165" calcext:value-type="float">
            <text:p>0.328165</text:p>
          </table:table-cell>
          <table:table-cell/>
        </table:table-row>
        <table:table-row table:style-name="ro1">
          <table:table-cell office:value-type="float" office:value="0.281177" calcext:value-type="float">
            <text:p>0.281177</text:p>
          </table:table-cell>
          <table:table-cell office:value-type="float" office:value="0.32664" calcext:value-type="float">
            <text:p>0.32664</text:p>
          </table:table-cell>
          <table:table-cell/>
        </table:table-row>
        <table:table-row table:style-name="ro1">
          <table:table-cell office:value-type="float" office:value="0.507568" calcext:value-type="float">
            <text:p>0.507568</text:p>
          </table:table-cell>
          <table:table-cell office:value-type="float" office:value="0.327152" calcext:value-type="float">
            <text:p>0.327152</text:p>
          </table:table-cell>
          <table:table-cell/>
        </table:table-row>
        <table:table-row table:style-name="ro1">
          <table:table-cell office:value-type="float" office:value="0.178052" calcext:value-type="float">
            <text:p>0.178052</text:p>
          </table:table-cell>
          <table:table-cell office:value-type="float" office:value="0.330833" calcext:value-type="float">
            <text:p>0.330833</text:p>
          </table:table-cell>
          <table:table-cell/>
        </table:table-row>
        <table:table-row table:style-name="ro1">
          <table:table-cell office:value-type="float" office:value="0.449561" calcext:value-type="float">
            <text:p>0.449561</text:p>
          </table:table-cell>
          <table:table-cell office:value-type="float" office:value="0.337222" calcext:value-type="float">
            <text:p>0.337222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40027" calcext:value-type="float">
            <text:p>0.340027</text:p>
          </table:table-cell>
          <table:table-cell/>
        </table:table-row>
        <table:table-row table:style-name="ro1">
          <table:table-cell office:value-type="float" office:value="0.465674" calcext:value-type="float">
            <text:p>0.465674</text:p>
          </table:table-cell>
          <table:table-cell office:value-type="float" office:value="0.339872" calcext:value-type="float">
            <text:p>0.339872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3957" calcext:value-type="float">
            <text:p>0.33957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8697" calcext:value-type="float">
            <text:p>0.338697</text:p>
          </table:table-cell>
          <table:table-cell/>
        </table:table-row>
        <table:table-row table:style-name="ro1">
          <table:table-cell office:value-type="float" office:value="0.279565" calcext:value-type="float">
            <text:p>0.279565</text:p>
          </table:table-cell>
          <table:table-cell office:value-type="float" office:value="0.335164" calcext:value-type="float">
            <text:p>0.335164</text:p>
          </table:table-cell>
          <table:table-cell/>
        </table:table-row>
        <table:table-row table:style-name="ro1">
          <table:table-cell office:value-type="float" office:value="0.326294" calcext:value-type="float">
            <text:p>0.326294</text:p>
          </table:table-cell>
          <table:table-cell office:value-type="float" office:value="0.331609" calcext:value-type="float">
            <text:p>0.331609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8743" calcext:value-type="float">
            <text:p>0.328743</text:p>
          </table:table-cell>
          <table:table-cell/>
        </table:table-row>
        <table:table-row table:style-name="ro1">
          <table:table-cell office:value-type="float" office:value="0.240894" calcext:value-type="float">
            <text:p>0.240894</text:p>
          </table:table-cell>
          <table:table-cell office:value-type="float" office:value="0.3279" calcext:value-type="float">
            <text:p>0.3279</text:p>
          </table:table-cell>
          <table:table-cell/>
        </table:table-row>
        <table:table-row table:style-name="ro1">
          <table:table-cell office:value-type="float" office:value="0.488232" calcext:value-type="float">
            <text:p>0.488232</text:p>
          </table:table-cell>
          <table:table-cell office:value-type="float" office:value="0.329633" calcext:value-type="float">
            <text:p>0.329633</text:p>
          </table:table-cell>
          <table:table-cell/>
        </table:table-row>
        <table:table-row table:style-name="ro1">
          <table:table-cell office:value-type="float" office:value="0.153076" calcext:value-type="float">
            <text:p>0.153076</text:p>
          </table:table-cell>
          <table:table-cell office:value-type="float" office:value="0.332455" calcext:value-type="float">
            <text:p>0.332455</text:p>
          </table:table-cell>
          <table:table-cell/>
        </table:table-row>
        <table:table-row table:style-name="ro1">
          <table:table-cell office:value-type="float" office:value="0.418945" calcext:value-type="float">
            <text:p>0.418945</text:p>
          </table:table-cell>
          <table:table-cell office:value-type="float" office:value="0.335262" calcext:value-type="float">
            <text:p>0.335262</text:p>
          </table:table-cell>
          <table:table-cell/>
        </table:table-row>
        <table:table-row table:style-name="ro1">
          <table:table-cell office:value-type="float" office:value="0.29729" calcext:value-type="float">
            <text:p>0.29729</text:p>
          </table:table-cell>
          <table:table-cell office:value-type="float" office:value="0.333397" calcext:value-type="float">
            <text:p>0.333397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31063" calcext:value-type="float">
            <text:p>0.331063</text:p>
          </table:table-cell>
          <table:table-cell/>
        </table:table-row>
        <table:table-row table:style-name="ro1">
          <table:table-cell office:value-type="float" office:value="0.329517" calcext:value-type="float">
            <text:p>0.329517</text:p>
          </table:table-cell>
          <table:table-cell office:value-type="float" office:value="0.331333" calcext:value-type="float">
            <text:p>0.331333</text:p>
          </table:table-cell>
          <table:table-cell/>
        </table:table-row>
        <table:table-row table:style-name="ro1">
          <table:table-cell office:value-type="float" office:value="0.339185" calcext:value-type="float">
            <text:p>0.339185</text:p>
          </table:table-cell>
          <table:table-cell office:value-type="float" office:value="0.332577" calcext:value-type="float">
            <text:p>0.332577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34348" calcext:value-type="float">
            <text:p>0.334348</text:p>
          </table:table-cell>
          <table:table-cell/>
        </table:table-row>
        <table:table-row table:style-name="ro1">
          <table:table-cell office:value-type="float" office:value="0.223975" calcext:value-type="float">
            <text:p>0.223975</text:p>
          </table:table-cell>
          <table:table-cell office:value-type="float" office:value="0.339601" calcext:value-type="float">
            <text:p>0.339601</text:p>
          </table:table-cell>
          <table:table-cell/>
        </table:table-row>
        <table:table-row table:style-name="ro1">
          <table:table-cell office:value-type="float" office:value="0.48501" calcext:value-type="float">
            <text:p>0.48501</text:p>
          </table:table-cell>
          <table:table-cell office:value-type="float" office:value="0.347266" calcext:value-type="float">
            <text:p>0.347266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5246" calcext:value-type="float">
            <text:p>0.35246</text:p>
          </table:table-cell>
          <table:table-cell/>
        </table:table-row>
        <table:table-row table:style-name="ro1">
          <table:table-cell office:value-type="float" office:value="0.406055" calcext:value-type="float">
            <text:p>0.406055</text:p>
          </table:table-cell>
          <table:table-cell office:value-type="float" office:value="0.354724" calcext:value-type="float">
            <text:p>0.354724</text:p>
          </table:table-cell>
          <table:table-cell/>
        </table:table-row>
        <table:table-row table:style-name="ro1">
          <table:table-cell office:value-type="float" office:value="0.262646" calcext:value-type="float">
            <text:p>0.262646</text:p>
          </table:table-cell>
          <table:table-cell office:value-type="float" office:value="0.351808" calcext:value-type="float">
            <text:p>0.351808</text:p>
          </table:table-cell>
          <table:table-cell/>
        </table:table-row>
        <table:table-row table:style-name="ro1">
          <table:table-cell office:value-type="float" office:value="0.343213" calcext:value-type="float">
            <text:p>0.343213</text:p>
          </table:table-cell>
          <table:table-cell office:value-type="float" office:value="0.346065" calcext:value-type="float">
            <text:p>0.346065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39677" calcext:value-type="float">
            <text:p>0.339677</text:p>
          </table:table-cell>
          <table:table-cell/>
        </table:table-row>
        <table:table-row table:style-name="ro1">
          <table:table-cell office:value-type="float" office:value="0.256201" calcext:value-type="float">
            <text:p>0.256201</text:p>
          </table:table-cell>
          <table:table-cell office:value-type="float" office:value="0.337165" calcext:value-type="float">
            <text:p>0.337165</text:p>
          </table:table-cell>
          <table:table-cell/>
        </table:table-row>
        <table:table-row table:style-name="ro1">
          <table:table-cell office:value-type="float" office:value="0.451172" calcext:value-type="float">
            <text:p>0.451172</text:p>
          </table:table-cell>
          <table:table-cell office:value-type="float" office:value="0.340074" calcext:value-type="float">
            <text:p>0.340074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43388" calcext:value-type="float">
            <text:p>0.343388</text:p>
          </table:table-cell>
          <table:table-cell/>
        </table:table-row>
        <table:table-row table:style-name="ro1">
          <table:table-cell office:value-type="float" office:value="0.469702" calcext:value-type="float">
            <text:p>0.469702</text:p>
          </table:table-cell>
          <table:table-cell office:value-type="float" office:value="0.345157" calcext:value-type="float">
            <text:p>0.345157</text:p>
          </table:table-cell>
          <table:table-cell/>
        </table:table-row>
        <table:table-row table:style-name="ro1">
          <table:table-cell office:value-type="float" office:value="0.153076" calcext:value-type="float">
            <text:p>0.153076</text:p>
          </table:table-cell>
          <table:table-cell office:value-type="float" office:value="0.345015" calcext:value-type="float">
            <text:p>0.345015</text:p>
          </table:table-cell>
          <table:table-cell/>
        </table:table-row>
        <table:table-row table:style-name="ro1">
          <table:table-cell office:value-type="float" office:value="0.36416" calcext:value-type="float">
            <text:p>0.36416</text:p>
          </table:table-cell>
          <table:table-cell office:value-type="float" office:value="0.34273" calcext:value-type="float">
            <text:p>0.34273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29185" calcext:value-type="float">
            <text:p>0.329185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29318" calcext:value-type="float">
            <text:p>0.329318</text:p>
          </table:table-cell>
          <table:table-cell/>
        </table:table-row>
        <table:table-row table:style-name="ro1">
          <table:table-cell office:value-type="float" office:value="0.213501" calcext:value-type="float">
            <text:p>0.213501</text:p>
          </table:table-cell>
          <table:table-cell office:value-type="float" office:value="0.331571" calcext:value-type="float">
            <text:p>0.331571</text:p>
          </table:table-cell>
          <table:table-cell/>
        </table:table-row>
        <table:table-row table:style-name="ro1">
          <table:table-cell office:value-type="float" office:value="0.505957" calcext:value-type="float">
            <text:p>0.505957</text:p>
          </table:table-cell>
          <table:table-cell office:value-type="float" office:value="0.335291" calcext:value-type="float">
            <text:p>0.335291</text:p>
          </table:table-cell>
          <table:table-cell/>
        </table:table-row>
        <table:table-row table:style-name="ro1">
          <table:table-cell office:value-type="float" office:value="0.165161" calcext:value-type="float">
            <text:p>0.165161</text:p>
          </table:table-cell>
          <table:table-cell office:value-type="float" office:value="0.339281" calcext:value-type="float">
            <text:p>0.339281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42573" calcext:value-type="float">
            <text:p>0.342573</text:p>
          </table:table-cell>
          <table:table-cell/>
        </table:table-row>
        <table:table-row table:style-name="ro1">
          <table:table-cell office:value-type="float" office:value="0.260229" calcext:value-type="float">
            <text:p>0.260229</text:p>
          </table:table-cell>
          <table:table-cell office:value-type="float" office:value="0.342178" calcext:value-type="float">
            <text:p>0.342178</text:p>
          </table:table-cell>
          <table:table-cell/>
        </table:table-row>
        <table:table-row table:style-name="ro1">
          <table:table-cell office:value-type="float" office:value="0.338379" calcext:value-type="float">
            <text:p>0.338379</text:p>
          </table:table-cell>
          <table:table-cell office:value-type="float" office:value="0.340692" calcext:value-type="float">
            <text:p>0.340692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338323" calcext:value-type="float">
            <text:p>0.338323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37332" calcext:value-type="float">
            <text:p>0.337332</text:p>
          </table:table-cell>
          <table:table-cell/>
        </table:table-row>
        <table:table-row table:style-name="ro1">
          <table:table-cell office:value-type="float" office:value="0.491455" calcext:value-type="float">
            <text:p>0.491455</text:p>
          </table:table-cell>
          <table:table-cell office:value-type="float" office:value="0.339611" calcext:value-type="float">
            <text:p>0.339611</text:p>
          </table:table-cell>
          <table:table-cell/>
        </table:table-row>
        <table:table-row table:style-name="ro1">
          <table:table-cell office:value-type="float" office:value="0.165161" calcext:value-type="float">
            <text:p>0.165161</text:p>
          </table:table-cell>
          <table:table-cell office:value-type="float" office:value="0.342945" calcext:value-type="float">
            <text:p>0.342945</text:p>
          </table:table-cell>
          <table:table-cell/>
        </table:table-row>
        <table:table-row table:style-name="ro1">
          <table:table-cell office:value-type="float" office:value="0.391553" calcext:value-type="float">
            <text:p>0.391553</text:p>
          </table:table-cell>
          <table:table-cell office:value-type="float" office:value="0.34576" calcext:value-type="float">
            <text:p>0.34576</text:p>
          </table:table-cell>
          <table:table-cell/>
        </table:table-row>
        <table:table-row table:style-name="ro1">
          <table:table-cell office:value-type="float" office:value="0.359326" calcext:value-type="float">
            <text:p>0.359326</text:p>
          </table:table-cell>
          <table:table-cell office:value-type="float" office:value="0.34273" calcext:value-type="float">
            <text:p>0.34273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339214" calcext:value-type="float">
            <text:p>0.339214</text:p>
          </table:table-cell>
          <table:table-cell/>
        </table:table-row>
        <table:table-row table:style-name="ro1">
          <table:table-cell office:value-type="float" office:value="0.407666" calcext:value-type="float">
            <text:p>0.407666</text:p>
          </table:table-cell>
          <table:table-cell office:value-type="float" office:value="0.33918" calcext:value-type="float">
            <text:p>0.33918</text:p>
          </table:table-cell>
          <table:table-cell/>
        </table:table-row>
        <table:table-row table:style-name="ro1">
          <table:table-cell office:value-type="float" office:value="0.290039" calcext:value-type="float">
            <text:p>0.290039</text:p>
          </table:table-cell>
          <table:table-cell office:value-type="float" office:value="0.3405" calcext:value-type="float">
            <text:p>0.3405</text:p>
          </table:table-cell>
          <table:table-cell/>
        </table:table-row>
        <table:table-row table:style-name="ro1">
          <table:table-cell office:value-type="float" office:value="0.500317" calcext:value-type="float">
            <text:p>0.500317</text:p>
          </table:table-cell>
          <table:table-cell office:value-type="float" office:value="0.343021" calcext:value-type="float">
            <text:p>0.343021</text:p>
          </table:table-cell>
          <table:table-cell/>
        </table:table-row>
        <table:table-row table:style-name="ro1">
          <table:table-cell office:value-type="float" office:value="0.172412" calcext:value-type="float">
            <text:p>0.172412</text:p>
          </table:table-cell>
          <table:table-cell office:value-type="float" office:value="0.347776" calcext:value-type="float">
            <text:p>0.347776</text:p>
          </table:table-cell>
          <table:table-cell/>
        </table:table-row>
        <table:table-row table:style-name="ro1">
          <table:table-cell office:value-type="float" office:value="0.432642" calcext:value-type="float">
            <text:p>0.432642</text:p>
          </table:table-cell>
          <table:table-cell office:value-type="float" office:value="0.352594" calcext:value-type="float">
            <text:p>0.352594</text:p>
          </table:table-cell>
          <table:table-cell/>
        </table:table-row>
        <table:table-row table:style-name="ro1">
          <table:table-cell office:value-type="float" office:value="0.250562" calcext:value-type="float">
            <text:p>0.250562</text:p>
          </table:table-cell>
          <table:table-cell office:value-type="float" office:value="0.351776" calcext:value-type="float">
            <text:p>0.351776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48007" calcext:value-type="float">
            <text:p>0.348007</text:p>
          </table:table-cell>
          <table:table-cell/>
        </table:table-row>
        <table:table-row table:style-name="ro1">
          <table:table-cell office:value-type="float" office:value="0.400415" calcext:value-type="float">
            <text:p>0.400415</text:p>
          </table:table-cell>
          <table:table-cell office:value-type="float" office:value="0.342136" calcext:value-type="float">
            <text:p>0.342136</text:p>
          </table:table-cell>
          <table:table-cell/>
        </table:table-row>
        <table:table-row table:style-name="ro1">
          <table:table-cell office:value-type="float" office:value="0.23042" calcext:value-type="float">
            <text:p>0.23042</text:p>
          </table:table-cell>
          <table:table-cell office:value-type="float" office:value="0.336867" calcext:value-type="float">
            <text:p>0.336867</text:p>
          </table:table-cell>
          <table:table-cell/>
        </table:table-row>
        <table:table-row table:style-name="ro1">
          <table:table-cell office:value-type="float" office:value="0.505151" calcext:value-type="float">
            <text:p>0.505151</text:p>
          </table:table-cell>
          <table:table-cell office:value-type="float" office:value="0.334061" calcext:value-type="float">
            <text:p>0.334061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333" calcext:value-type="float">
            <text:p>0.3333</text:p>
          </table:table-cell>
          <table:table-cell/>
        </table:table-row>
        <table:table-row table:style-name="ro1">
          <table:table-cell office:value-type="float" office:value="0.480176" calcext:value-type="float">
            <text:p>0.480176</text:p>
          </table:table-cell>
          <table:table-cell office:value-type="float" office:value="0.335796" calcext:value-type="float">
            <text:p>0.335796</text:p>
          </table:table-cell>
          <table:table-cell/>
        </table:table-row>
        <table:table-row table:style-name="ro1">
          <table:table-cell office:value-type="float" office:value="0.167578" calcext:value-type="float">
            <text:p>0.167578</text:p>
          </table:table-cell>
          <table:table-cell office:value-type="float" office:value="0.338338" calcext:value-type="float">
            <text:p>0.338338</text:p>
          </table:table-cell>
          <table:table-cell/>
        </table:table-row>
        <table:table-row table:style-name="ro1">
          <table:table-cell office:value-type="float" office:value="0.440698" calcext:value-type="float">
            <text:p>0.440698</text:p>
          </table:table-cell>
          <table:table-cell office:value-type="float" office:value="0.339068" calcext:value-type="float">
            <text:p>0.339068</text:p>
          </table:table-cell>
          <table:table-cell/>
        </table:table-row>
        <table:table-row table:style-name="ro1">
          <table:table-cell office:value-type="float" office:value="0.18772" calcext:value-type="float">
            <text:p>0.18772</text:p>
          </table:table-cell>
          <table:table-cell office:value-type="float" office:value="0.33675" calcext:value-type="float">
            <text:p>0.33675</text:p>
          </table:table-cell>
          <table:table-cell/>
        </table:table-row>
        <table:table-row table:style-name="ro1">
          <table:table-cell office:value-type="float" office:value="0.360132" calcext:value-type="float">
            <text:p>0.360132</text:p>
          </table:table-cell>
          <table:table-cell office:value-type="float" office:value="0.332336" calcext:value-type="float">
            <text:p>0.332336</text:p>
          </table:table-cell>
          <table:table-cell/>
        </table:table-row>
        <table:table-row table:style-name="ro1">
          <table:table-cell office:value-type="float" office:value="0.439893" calcext:value-type="float">
            <text:p>0.439893</text:p>
          </table:table-cell>
          <table:table-cell office:value-type="float" office:value="0.325522" calcext:value-type="float">
            <text:p>0.325522</text:p>
          </table:table-cell>
          <table:table-cell/>
        </table:table-row>
        <table:table-row table:style-name="ro1">
          <table:table-cell office:value-type="float" office:value="0.240088" calcext:value-type="float">
            <text:p>0.240088</text:p>
          </table:table-cell>
          <table:table-cell office:value-type="float" office:value="0.322829" calcext:value-type="float">
            <text:p>0.322829</text:p>
          </table:table-cell>
          <table:table-cell/>
        </table:table-row>
        <table:table-row table:style-name="ro1">
          <table:table-cell office:value-type="float" office:value="0.484204" calcext:value-type="float">
            <text:p>0.484204</text:p>
          </table:table-cell>
          <table:table-cell office:value-type="float" office:value="0.326534" calcext:value-type="float">
            <text:p>0.326534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31488" calcext:value-type="float">
            <text:p>0.331488</text:p>
          </table:table-cell>
          <table:table-cell/>
        </table:table-row>
        <table:table-row table:style-name="ro1">
          <table:table-cell office:value-type="float" office:value="0.402832" calcext:value-type="float">
            <text:p>0.402832</text:p>
          </table:table-cell>
          <table:table-cell office:value-type="float" office:value="0.336216" calcext:value-type="float">
            <text:p>0.336216</text:p>
          </table:table-cell>
          <table:table-cell/>
        </table:table-row>
        <table:table-row table:style-name="ro1">
          <table:table-cell office:value-type="float" office:value="0.295679" calcext:value-type="float">
            <text:p>0.295679</text:p>
          </table:table-cell>
          <table:table-cell office:value-type="float" office:value="0.336427" calcext:value-type="float">
            <text:p>0.336427</text:p>
          </table:table-cell>
          <table:table-cell/>
        </table:table-row>
        <table:table-row table:style-name="ro1">
          <table:table-cell office:value-type="float" office:value="0.352075" calcext:value-type="float">
            <text:p>0.352075</text:p>
          </table:table-cell>
          <table:table-cell office:value-type="float" office:value="0.33484" calcext:value-type="float">
            <text:p>0.33484</text:p>
          </table:table-cell>
          <table:table-cell/>
        </table:table-row>
        <table:table-row table:style-name="ro1">
          <table:table-cell office:value-type="float" office:value="0.449561" calcext:value-type="float">
            <text:p>0.449561</text:p>
          </table:table-cell>
          <table:table-cell office:value-type="float" office:value="0.334138" calcext:value-type="float">
            <text:p>0.334138</text:p>
          </table:table-cell>
          <table:table-cell/>
        </table:table-row>
        <table:table-row table:style-name="ro1">
          <table:table-cell office:value-type="float" office:value="0.256201" calcext:value-type="float">
            <text:p>0.256201</text:p>
          </table:table-cell>
          <table:table-cell office:value-type="float" office:value="0.336906" calcext:value-type="float">
            <text:p>0.336906</text:p>
          </table:table-cell>
          <table:table-cell/>
        </table:table-row>
        <table:table-row table:style-name="ro1">
          <table:table-cell office:value-type="float" office:value="0.44231" calcext:value-type="float">
            <text:p>0.44231</text:p>
          </table:table-cell>
          <table:table-cell office:value-type="float" office:value="0.343011" calcext:value-type="float">
            <text:p>0.343011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47536" calcext:value-type="float">
            <text:p>0.347536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48768" calcext:value-type="float">
            <text:p>0.348768</text:p>
          </table:table-cell>
          <table:table-cell/>
        </table:table-row>
        <table:table-row table:style-name="ro1">
          <table:table-cell office:value-type="float" office:value="0.182886" calcext:value-type="float">
            <text:p>0.182886</text:p>
          </table:table-cell>
          <table:table-cell office:value-type="float" office:value="0.346606" calcext:value-type="float">
            <text:p>0.346606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42555" calcext:value-type="float">
            <text:p>0.342555</text:p>
          </table:table-cell>
          <table:table-cell/>
        </table:table-row>
        <table:table-row table:style-name="ro1">
          <table:table-cell office:value-type="float" office:value="0.541406" calcext:value-type="float">
            <text:p>0.541406</text:p>
          </table:table-cell>
          <table:table-cell office:value-type="float" office:value="0.333917" calcext:value-type="float">
            <text:p>0.333917</text:p>
          </table:table-cell>
          <table:table-cell/>
        </table:table-row>
        <table:table-row table:style-name="ro1">
          <table:table-cell office:value-type="float" office:value="0.213501" calcext:value-type="float">
            <text:p>0.213501</text:p>
          </table:table-cell>
          <table:table-cell office:value-type="float" office:value="0.329987" calcext:value-type="float">
            <text:p>0.329987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36113" calcext:value-type="float">
            <text:p>0.336113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42615" calcext:value-type="float">
            <text:p>0.342615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46002" calcext:value-type="float">
            <text:p>0.346002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45661" calcext:value-type="float">
            <text:p>0.345661</text:p>
          </table:table-cell>
          <table:table-cell/>
        </table:table-row>
        <table:table-row table:style-name="ro1">
          <table:table-cell office:value-type="float" office:value="0.39397" calcext:value-type="float">
            <text:p>0.39397</text:p>
          </table:table-cell>
          <table:table-cell office:value-type="float" office:value="0.342222" calcext:value-type="float">
            <text:p>0.342222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35532" calcext:value-type="float">
            <text:p>0.335532</text:p>
          </table:table-cell>
          <table:table-cell/>
        </table:table-row>
        <table:table-row table:style-name="ro1">
          <table:table-cell office:value-type="float" office:value="0.288428" calcext:value-type="float">
            <text:p>0.288428</text:p>
          </table:table-cell>
          <table:table-cell office:value-type="float" office:value="0.331412" calcext:value-type="float">
            <text:p>0.331412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31711" calcext:value-type="float">
            <text:p>0.331711</text:p>
          </table:table-cell>
          <table:table-cell/>
        </table:table-row>
        <table:table-row table:style-name="ro1">
          <table:table-cell office:value-type="float" office:value="0.219141" calcext:value-type="float">
            <text:p>0.219141</text:p>
          </table:table-cell>
          <table:table-cell office:value-type="float" office:value="0.334287" calcext:value-type="float">
            <text:p>0.334287</text:p>
          </table:table-cell>
          <table:table-cell/>
        </table:table-row>
        <table:table-row table:style-name="ro1">
          <table:table-cell office:value-type="float" office:value="0.466479" calcext:value-type="float">
            <text:p>0.466479</text:p>
          </table:table-cell>
          <table:table-cell office:value-type="float" office:value="0.338613" calcext:value-type="float">
            <text:p>0.338613</text:p>
          </table:table-cell>
          <table:table-cell/>
        </table:table-row>
        <table:table-row table:style-name="ro1">
          <table:table-cell office:value-type="float" office:value="0.171606" calcext:value-type="float">
            <text:p>0.171606</text:p>
          </table:table-cell>
          <table:table-cell office:value-type="float" office:value="0.341622" calcext:value-type="float">
            <text:p>0.341622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42215" calcext:value-type="float">
            <text:p>0.342215</text:p>
          </table:table-cell>
          <table:table-cell/>
        </table:table-row>
        <table:table-row table:style-name="ro1">
          <table:table-cell office:value-type="float" office:value="0.337573" calcext:value-type="float">
            <text:p>0.337573</text:p>
          </table:table-cell>
          <table:table-cell office:value-type="float" office:value="0.338501" calcext:value-type="float">
            <text:p>0.338501</text:p>
          </table:table-cell>
          <table:table-cell/>
        </table:table-row>
        <table:table-row table:style-name="ro1">
          <table:table-cell office:value-type="float" office:value="0.316626" calcext:value-type="float">
            <text:p>0.316626</text:p>
          </table:table-cell>
          <table:table-cell office:value-type="float" office:value="0.335749" calcext:value-type="float">
            <text:p>0.335749</text:p>
          </table:table-cell>
          <table:table-cell/>
        </table:table-row>
        <table:table-row table:style-name="ro1">
          <table:table-cell office:value-type="float" office:value="0.415723" calcext:value-type="float">
            <text:p>0.415723</text:p>
          </table:table-cell>
          <table:table-cell office:value-type="float" office:value="0.335855" calcext:value-type="float">
            <text:p>0.335855</text:p>
          </table:table-cell>
          <table:table-cell/>
        </table:table-row>
        <table:table-row table:style-name="ro1">
          <table:table-cell office:value-type="float" office:value="0.244922" calcext:value-type="float">
            <text:p>0.244922</text:p>
          </table:table-cell>
          <table:table-cell office:value-type="float" office:value="0.337155" calcext:value-type="float">
            <text:p>0.337155</text:p>
          </table:table-cell>
          <table:table-cell/>
        </table:table-row>
        <table:table-row table:style-name="ro1">
          <table:table-cell office:value-type="float" office:value="0.493872" calcext:value-type="float">
            <text:p>0.493872</text:p>
          </table:table-cell>
          <table:table-cell office:value-type="float" office:value="0.339183" calcext:value-type="float">
            <text:p>0.339183</text:p>
          </table:table-cell>
          <table:table-cell/>
        </table:table-row>
        <table:table-row table:style-name="ro1">
          <table:table-cell office:value-type="float" office:value="0.140186" calcext:value-type="float">
            <text:p>0.140186</text:p>
          </table:table-cell>
          <table:table-cell office:value-type="float" office:value="0.341607" calcext:value-type="float">
            <text:p>0.341607</text:p>
          </table:table-cell>
          <table:table-cell/>
        </table:table-row>
        <table:table-row table:style-name="ro1">
          <table:table-cell office:value-type="float" office:value="0.367383" calcext:value-type="float">
            <text:p>0.367383</text:p>
          </table:table-cell>
          <table:table-cell office:value-type="float" office:value="0.343228" calcext:value-type="float">
            <text:p>0.343228</text:p>
          </table:table-cell>
          <table:table-cell/>
        </table:table-row>
        <table:table-row table:style-name="ro1">
          <table:table-cell office:value-type="float" office:value="0.395581" calcext:value-type="float">
            <text:p>0.395581</text:p>
          </table:table-cell>
          <table:table-cell office:value-type="float" office:value="0.337782" calcext:value-type="float">
            <text:p>0.337782</text:p>
          </table:table-cell>
          <table:table-cell/>
        </table:table-row>
        <table:table-row table:style-name="ro1">
          <table:table-cell office:value-type="float" office:value="0.235254" calcext:value-type="float">
            <text:p>0.235254</text:p>
          </table:table-cell>
          <table:table-cell office:value-type="float" office:value="0.332367" calcext:value-type="float">
            <text:p>0.332367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331011" calcext:value-type="float">
            <text:p>0.331011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309" calcext:value-type="float">
            <text:p>0.3309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32407" calcext:value-type="float">
            <text:p>0.332407</text:p>
          </table:table-cell>
          <table:table-cell/>
        </table:table-row>
        <table:table-row table:style-name="ro1">
          <table:table-cell office:value-type="float" office:value="0.156299" calcext:value-type="float">
            <text:p>0.156299</text:p>
          </table:table-cell>
          <table:table-cell office:value-type="float" office:value="0.332972" calcext:value-type="float">
            <text:p>0.332972</text:p>
          </table:table-cell>
          <table:table-cell/>
        </table:table-row>
        <table:table-row table:style-name="ro1">
          <table:table-cell office:value-type="float" office:value="0.404443" calcext:value-type="float">
            <text:p>0.404443</text:p>
          </table:table-cell>
          <table:table-cell office:value-type="float" office:value="0.331904" calcext:value-type="float">
            <text:p>0.331904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327442" calcext:value-type="float">
            <text:p>0.327442</text:p>
          </table:table-cell>
          <table:table-cell/>
        </table:table-row>
        <table:table-row table:style-name="ro1">
          <table:table-cell office:value-type="float" office:value="0.286011" calcext:value-type="float">
            <text:p>0.286011</text:p>
          </table:table-cell>
          <table:table-cell office:value-type="float" office:value="0.325035" calcext:value-type="float">
            <text:p>0.325035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26243" calcext:value-type="float">
            <text:p>0.326243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29399" calcext:value-type="float">
            <text:p>0.329399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34408" calcext:value-type="float">
            <text:p>0.334408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3741" calcext:value-type="float">
            <text:p>0.33741</text:p>
          </table:table-cell>
          <table:table-cell/>
        </table:table-row>
        <table:table-row table:style-name="ro1">
          <table:table-cell office:value-type="float" office:value="0.360938" calcext:value-type="float">
            <text:p>0.360938</text:p>
          </table:table-cell>
          <table:table-cell office:value-type="float" office:value="0.337909" calcext:value-type="float">
            <text:p>0.337909</text:p>
          </table:table-cell>
          <table:table-cell/>
        </table:table-row>
        <table:table-row table:style-name="ro1">
          <table:table-cell office:value-type="float" office:value="0.441504" calcext:value-type="float">
            <text:p>0.441504</text:p>
          </table:table-cell>
          <table:table-cell office:value-type="float" office:value="0.333717" calcext:value-type="float">
            <text:p>0.333717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31718" calcext:value-type="float">
            <text:p>0.331718</text:p>
          </table:table-cell>
          <table:table-cell/>
        </table:table-row>
        <table:table-row table:style-name="ro1">
          <table:table-cell office:value-type="float" office:value="0.4552" calcext:value-type="float">
            <text:p>0.4552</text:p>
          </table:table-cell>
          <table:table-cell office:value-type="float" office:value="0.33639" calcext:value-type="float">
            <text:p>0.33639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42921" calcext:value-type="float">
            <text:p>0.342921</text:p>
          </table:table-cell>
          <table:table-cell/>
        </table:table-row>
        <table:table-row table:style-name="ro1">
          <table:table-cell office:value-type="float" office:value="0.492261" calcext:value-type="float">
            <text:p>0.492261</text:p>
          </table:table-cell>
          <table:table-cell office:value-type="float" office:value="0.348901" calcext:value-type="float">
            <text:p>0.348901</text:p>
          </table:table-cell>
          <table:table-cell/>
        </table:table-row>
        <table:table-row table:style-name="ro1">
          <table:table-cell office:value-type="float" office:value="0.169189" calcext:value-type="float">
            <text:p>0.169189</text:p>
          </table:table-cell>
          <table:table-cell office:value-type="float" office:value="0.353663" calcext:value-type="float">
            <text:p>0.353663</text:p>
          </table:table-cell>
          <table:table-cell/>
        </table:table-row>
        <table:table-row table:style-name="ro1">
          <table:table-cell office:value-type="float" office:value="0.386719" calcext:value-type="float">
            <text:p>0.386719</text:p>
          </table:table-cell>
          <table:table-cell office:value-type="float" office:value="0.356056" calcext:value-type="float">
            <text:p>0.356056</text:p>
          </table:table-cell>
          <table:table-cell/>
        </table:table-row>
        <table:table-row table:style-name="ro1">
          <table:table-cell office:value-type="float" office:value="0.362549" calcext:value-type="float">
            <text:p>0.362549</text:p>
          </table:table-cell>
          <table:table-cell office:value-type="float" office:value="0.351742" calcext:value-type="float">
            <text:p>0.351742</text:p>
          </table:table-cell>
          <table:table-cell/>
        </table:table-row>
        <table:table-row table:style-name="ro1">
          <table:table-cell office:value-type="float" office:value="0.249756" calcext:value-type="float">
            <text:p>0.249756</text:p>
          </table:table-cell>
          <table:table-cell office:value-type="float" office:value="0.346403" calcext:value-type="float">
            <text:p>0.346403</text:p>
          </table:table-cell>
          <table:table-cell/>
        </table:table-row>
        <table:table-row table:style-name="ro1">
          <table:table-cell office:value-type="float" office:value="0.464062" calcext:value-type="float">
            <text:p>0.464062</text:p>
          </table:table-cell>
          <table:table-cell office:value-type="float" office:value="0.342631" calcext:value-type="float">
            <text:p>0.342631</text:p>
          </table:table-cell>
          <table:table-cell/>
        </table:table-row>
        <table:table-row table:style-name="ro1">
          <table:table-cell office:value-type="float" office:value="0.169189" calcext:value-type="float">
            <text:p>0.169189</text:p>
          </table:table-cell>
          <table:table-cell office:value-type="float" office:value="0.339222" calcext:value-type="float">
            <text:p>0.339222</text:p>
          </table:table-cell>
          <table:table-cell/>
        </table:table-row>
        <table:table-row table:style-name="ro1">
          <table:table-cell office:value-type="float" office:value="0.427808" calcext:value-type="float">
            <text:p>0.427808</text:p>
          </table:table-cell>
          <table:table-cell office:value-type="float" office:value="0.336969" calcext:value-type="float">
            <text:p>0.336969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32415" calcext:value-type="float">
            <text:p>0.332415</text:p>
          </table:table-cell>
          <table:table-cell/>
        </table:table-row>
        <table:table-row table:style-name="ro1">
          <table:table-cell office:value-type="float" office:value="0.24895" calcext:value-type="float">
            <text:p>0.24895</text:p>
          </table:table-cell>
          <table:table-cell office:value-type="float" office:value="0.326521" calcext:value-type="float">
            <text:p>0.326521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316069" calcext:value-type="float">
            <text:p>0.316069</text:p>
          </table:table-cell>
          <table:table-cell/>
        </table:table-row>
        <table:table-row table:style-name="ro1">
          <table:table-cell office:value-type="float" office:value="0.261035" calcext:value-type="float">
            <text:p>0.261035</text:p>
          </table:table-cell>
          <table:table-cell office:value-type="float" office:value="0.305383" calcext:value-type="float">
            <text:p>0.305383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02341" calcext:value-type="float">
            <text:p>0.302341</text:p>
          </table:table-cell>
          <table:table-cell/>
        </table:table-row>
        <table:table-row table:style-name="ro1">
          <table:table-cell office:value-type="float" office:value="0.18772" calcext:value-type="float">
            <text:p>0.18772</text:p>
          </table:table-cell>
          <table:table-cell office:value-type="float" office:value="0.30632" calcext:value-type="float">
            <text:p>0.30632</text:p>
          </table:table-cell>
          <table:table-cell/>
        </table:table-row>
        <table:table-row table:style-name="ro1">
          <table:table-cell office:value-type="float" office:value="0.409277" calcext:value-type="float">
            <text:p>0.409277</text:p>
          </table:table-cell>
          <table:table-cell office:value-type="float" office:value="0.313753" calcext:value-type="float">
            <text:p>0.313753</text:p>
          </table:table-cell>
          <table:table-cell/>
        </table:table-row>
        <table:table-row table:style-name="ro1">
          <table:table-cell office:value-type="float" office:value="0.261035" calcext:value-type="float">
            <text:p>0.261035</text:p>
          </table:table-cell>
          <table:table-cell office:value-type="float" office:value="0.318412" calcext:value-type="float">
            <text:p>0.318412</text:p>
          </table:table-cell>
          <table:table-cell/>
        </table:table-row>
        <table:table-row table:style-name="ro1">
          <table:table-cell office:value-type="float" office:value="0.335156" calcext:value-type="float">
            <text:p>0.335156</text:p>
          </table:table-cell>
          <table:table-cell office:value-type="float" office:value="0.320993" calcext:value-type="float">
            <text:p>0.320993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22058" calcext:value-type="float">
            <text:p>0.322058</text:p>
          </table:table-cell>
          <table:table-cell/>
        </table:table-row>
        <table:table-row table:style-name="ro1">
          <table:table-cell office:value-type="float" office:value="0.242505" calcext:value-type="float">
            <text:p>0.242505</text:p>
          </table:table-cell>
          <table:table-cell office:value-type="float" office:value="0.325951" calcext:value-type="float">
            <text:p>0.325951</text:p>
          </table:table-cell>
          <table:table-cell/>
        </table:table-row>
        <table:table-row table:style-name="ro1">
          <table:table-cell office:value-type="float" office:value="0.468896" calcext:value-type="float">
            <text:p>0.468896</text:p>
          </table:table-cell>
          <table:table-cell office:value-type="float" office:value="0.334384" calcext:value-type="float">
            <text:p>0.334384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41867" calcext:value-type="float">
            <text:p>0.341867</text:p>
          </table:table-cell>
          <table:table-cell/>
        </table:table-row>
        <table:table-row table:style-name="ro1">
          <table:table-cell office:value-type="float" office:value="0.460034" calcext:value-type="float">
            <text:p>0.460034</text:p>
          </table:table-cell>
          <table:table-cell office:value-type="float" office:value="0.346521" calcext:value-type="float">
            <text:p>0.346521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47471" calcext:value-type="float">
            <text:p>0.347471</text:p>
          </table:table-cell>
          <table:table-cell/>
        </table:table-row>
        <table:table-row table:style-name="ro1">
          <table:table-cell office:value-type="float" office:value="0.34563" calcext:value-type="float">
            <text:p>0.34563</text:p>
          </table:table-cell>
          <table:table-cell office:value-type="float" office:value="0.344903" calcext:value-type="float">
            <text:p>0.344903</text:p>
          </table:table-cell>
          <table:table-cell/>
        </table:table-row>
        <table:table-row table:style-name="ro1">
          <table:table-cell office:value-type="float" office:value="0.421362" calcext:value-type="float">
            <text:p>0.421362</text:p>
          </table:table-cell>
          <table:table-cell office:value-type="float" office:value="0.336426" calcext:value-type="float">
            <text:p>0.336426</text:p>
          </table:table-cell>
          <table:table-cell/>
        </table:table-row>
        <table:table-row table:style-name="ro1">
          <table:table-cell office:value-type="float" office:value="0.215918" calcext:value-type="float">
            <text:p>0.215918</text:p>
          </table:table-cell>
          <table:table-cell office:value-type="float" office:value="0.329476" calcext:value-type="float">
            <text:p>0.329476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27831" calcext:value-type="float">
            <text:p>0.327831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27277" calcext:value-type="float">
            <text:p>0.327277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7176" calcext:value-type="float">
            <text:p>0.327176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3241" calcext:value-type="float">
            <text:p>0.3241</text:p>
          </table:table-cell>
          <table:table-cell/>
        </table:table-row>
        <table:table-row table:style-name="ro1">
          <table:table-cell office:value-type="float" office:value="0.352881" calcext:value-type="float">
            <text:p>0.352881</text:p>
          </table:table-cell>
          <table:table-cell office:value-type="float" office:value="0.319911" calcext:value-type="float">
            <text:p>0.319911</text:p>
          </table:table-cell>
          <table:table-cell/>
        </table:table-row>
        <table:table-row table:style-name="ro1">
          <table:table-cell office:value-type="float" office:value="0.447949" calcext:value-type="float">
            <text:p>0.447949</text:p>
          </table:table-cell>
          <table:table-cell office:value-type="float" office:value="0.315891" calcext:value-type="float">
            <text:p>0.315891</text:p>
          </table:table-cell>
          <table:table-cell/>
        </table:table-row>
        <table:table-row table:style-name="ro1">
          <table:table-cell office:value-type="float" office:value="0.228003" calcext:value-type="float">
            <text:p>0.228003</text:p>
          </table:table-cell>
          <table:table-cell office:value-type="float" office:value="0.316878" calcext:value-type="float">
            <text:p>0.316878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323315" calcext:value-type="float">
            <text:p>0.323315</text:p>
          </table:table-cell>
          <table:table-cell/>
        </table:table-row>
        <table:table-row table:style-name="ro1">
          <table:table-cell office:value-type="float" office:value="0.198193" calcext:value-type="float">
            <text:p>0.198193</text:p>
          </table:table-cell>
          <table:table-cell office:value-type="float" office:value="0.32958" calcext:value-type="float">
            <text:p>0.32958</text:p>
          </table:table-cell>
          <table:table-cell/>
        </table:table-row>
        <table:table-row table:style-name="ro1">
          <table:table-cell office:value-type="float" office:value="0.356909" calcext:value-type="float">
            <text:p>0.356909</text:p>
          </table:table-cell>
          <table:table-cell office:value-type="float" office:value="0.334998" calcext:value-type="float">
            <text:p>0.334998</text:p>
          </table:table-cell>
          <table:table-cell/>
        </table:table-row>
        <table:table-row table:style-name="ro1">
          <table:table-cell office:value-type="float" office:value="0.385913" calcext:value-type="float">
            <text:p>0.385913</text:p>
          </table:table-cell>
          <table:table-cell office:value-type="float" office:value="0.335164" calcext:value-type="float">
            <text:p>0.335164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341" calcext:value-type="float">
            <text:p>0.3341</text:p>
          </table:table-cell>
          <table:table-cell/>
        </table:table-row>
        <table:table-row table:style-name="ro1">
          <table:table-cell office:value-type="float" office:value="0.488232" calcext:value-type="float">
            <text:p>0.488232</text:p>
          </table:table-cell>
          <table:table-cell office:value-type="float" office:value="0.334589" calcext:value-type="float">
            <text:p>0.334589</text:p>
          </table:table-cell>
          <table:table-cell/>
        </table:table-row>
        <table:table-row table:style-name="ro1">
          <table:table-cell office:value-type="float" office:value="0.145825" calcext:value-type="float">
            <text:p>0.145825</text:p>
          </table:table-cell>
          <table:table-cell office:value-type="float" office:value="0.335723" calcext:value-type="float">
            <text:p>0.335723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33713" calcext:value-type="float">
            <text:p>0.33713</text:p>
          </table:table-cell>
          <table:table-cell/>
        </table:table-row>
        <table:table-row table:style-name="ro1">
          <table:table-cell office:value-type="float" office:value="0.288428" calcext:value-type="float">
            <text:p>0.288428</text:p>
          </table:table-cell>
          <table:table-cell office:value-type="float" office:value="0.333675" calcext:value-type="float">
            <text:p>0.333675</text:p>
          </table:table-cell>
          <table:table-cell/>
        </table:table-row>
        <table:table-row table:style-name="ro1">
          <table:table-cell office:value-type="float" office:value="0.323877" calcext:value-type="float">
            <text:p>0.323877</text:p>
          </table:table-cell>
          <table:table-cell office:value-type="float" office:value="0.329613" calcext:value-type="float">
            <text:p>0.329613</text:p>
          </table:table-cell>
          <table:table-cell/>
        </table:table-row>
        <table:table-row table:style-name="ro1">
          <table:table-cell office:value-type="float" office:value="0.403638" calcext:value-type="float">
            <text:p>0.403638</text:p>
          </table:table-cell>
          <table:table-cell office:value-type="float" office:value="0.327143" calcext:value-type="float">
            <text:p>0.327143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26598" calcext:value-type="float">
            <text:p>0.326598</text:p>
          </table:table-cell>
          <table:table-cell/>
        </table:table-row>
        <table:table-row table:style-name="ro1">
          <table:table-cell office:value-type="float" office:value="0.492261" calcext:value-type="float">
            <text:p>0.492261</text:p>
          </table:table-cell>
          <table:table-cell office:value-type="float" office:value="0.328269" calcext:value-type="float">
            <text:p>0.328269</text:p>
          </table:table-cell>
          <table:table-cell/>
        </table:table-row>
        <table:table-row table:style-name="ro1">
          <table:table-cell office:value-type="float" office:value="0.140991" calcext:value-type="float">
            <text:p>0.140991</text:p>
          </table:table-cell>
          <table:table-cell office:value-type="float" office:value="0.331364" calcext:value-type="float">
            <text:p>0.331364</text:p>
          </table:table-cell>
          <table:table-cell/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office:value-type="float" office:value="0.334475" calcext:value-type="float">
            <text:p>0.334475</text:p>
          </table:table-cell>
          <table:table-cell/>
        </table:table-row>
        <table:table-row table:style-name="ro1">
          <table:table-cell office:value-type="float" office:value="0.383496" calcext:value-type="float">
            <text:p>0.383496</text:p>
          </table:table-cell>
          <table:table-cell office:value-type="float" office:value="0.331506" calcext:value-type="float">
            <text:p>0.331506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29188" calcext:value-type="float">
            <text:p>0.329188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330476" calcext:value-type="float">
            <text:p>0.330476</text:p>
          </table:table-cell>
          <table:table-cell/>
        </table:table-row>
        <table:table-row table:style-name="ro1">
          <table:table-cell office:value-type="float" office:value="0.220752" calcext:value-type="float">
            <text:p>0.220752</text:p>
          </table:table-cell>
          <table:table-cell office:value-type="float" office:value="0.332672" calcext:value-type="float">
            <text:p>0.332672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36931" calcext:value-type="float">
            <text:p>0.336931</text:p>
          </table:table-cell>
          <table:table-cell/>
        </table:table-row>
        <table:table-row table:style-name="ro1">
          <table:table-cell office:value-type="float" office:value="0.175635" calcext:value-type="float">
            <text:p>0.175635</text:p>
          </table:table-cell>
          <table:table-cell office:value-type="float" office:value="0.340964" calcext:value-type="float">
            <text:p>0.340964</text:p>
          </table:table-cell>
          <table:table-cell/>
        </table:table-row>
        <table:table-row table:style-name="ro1">
          <table:table-cell office:value-type="float" office:value="0.397998" calcext:value-type="float">
            <text:p>0.397998</text:p>
          </table:table-cell>
          <table:table-cell office:value-type="float" office:value="0.343063" calcext:value-type="float">
            <text:p>0.343063</text:p>
          </table:table-cell>
          <table:table-cell/>
        </table:table-row>
        <table:table-row table:style-name="ro1">
          <table:table-cell office:value-type="float" office:value="0.39397" calcext:value-type="float">
            <text:p>0.39397</text:p>
          </table:table-cell>
          <table:table-cell office:value-type="float" office:value="0.340316" calcext:value-type="float">
            <text:p>0.340316</text:p>
          </table:table-cell>
          <table:table-cell/>
        </table:table-row>
        <table:table-row table:style-name="ro1">
          <table:table-cell office:value-type="float" office:value="0.240894" calcext:value-type="float">
            <text:p>0.240894</text:p>
          </table:table-cell>
          <table:table-cell office:value-type="float" office:value="0.338854" calcext:value-type="float">
            <text:p>0.338854</text:p>
          </table:table-cell>
          <table:table-cell/>
        </table:table-row>
        <table:table-row table:style-name="ro1">
          <table:table-cell office:value-type="float" office:value="0.457617" calcext:value-type="float">
            <text:p>0.457617</text:p>
          </table:table-cell>
          <table:table-cell office:value-type="float" office:value="0.340016" calcext:value-type="float">
            <text:p>0.340016</text:p>
          </table:table-cell>
          <table:table-cell/>
        </table:table-row>
        <table:table-row table:style-name="ro1">
          <table:table-cell office:value-type="float" office:value="0.16355" calcext:value-type="float">
            <text:p>0.16355</text:p>
          </table:table-cell>
          <table:table-cell office:value-type="float" office:value="0.339998" calcext:value-type="float">
            <text:p>0.339998</text:p>
          </table:table-cell>
          <table:table-cell/>
        </table:table-row>
        <table:table-row table:style-name="ro1">
          <table:table-cell office:value-type="float" office:value="0.375439" calcext:value-type="float">
            <text:p>0.375439</text:p>
          </table:table-cell>
          <table:table-cell office:value-type="float" office:value="0.338884" calcext:value-type="float">
            <text:p>0.338884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32831" calcext:value-type="float">
            <text:p>0.332831</text:p>
          </table:table-cell>
          <table:table-cell/>
        </table:table-row>
        <table:table-row table:style-name="ro1">
          <table:table-cell office:value-type="float" office:value="0.258618" calcext:value-type="float">
            <text:p>0.258618</text:p>
          </table:table-cell>
          <table:table-cell office:value-type="float" office:value="0.326622" calcext:value-type="float">
            <text:p>0.326622</text:p>
          </table:table-cell>
          <table:table-cell/>
        </table:table-row>
        <table:table-row table:style-name="ro1">
          <table:table-cell office:value-type="float" office:value="0.491455" calcext:value-type="float">
            <text:p>0.491455</text:p>
          </table:table-cell>
          <table:table-cell office:value-type="float" office:value="0.322143" calcext:value-type="float">
            <text:p>0.322143</text:p>
          </table:table-cell>
          <table:table-cell/>
        </table:table-row>
        <table:table-row table:style-name="ro1">
          <table:table-cell office:value-type="float" office:value="0.174023" calcext:value-type="float">
            <text:p>0.174023</text:p>
          </table:table-cell>
          <table:table-cell office:value-type="float" office:value="0.320691" calcext:value-type="float">
            <text:p>0.320691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23558" calcext:value-type="float">
            <text:p>0.323558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25751" calcext:value-type="float">
            <text:p>0.325751</text:p>
          </table:table-cell>
          <table:table-cell/>
        </table:table-row>
        <table:table-row table:style-name="ro1">
          <table:table-cell office:value-type="float" office:value="0.371411" calcext:value-type="float">
            <text:p>0.371411</text:p>
          </table:table-cell>
          <table:table-cell office:value-type="float" office:value="0.327319" calcext:value-type="float">
            <text:p>0.327319</text:p>
          </table:table-cell>
          <table:table-cell/>
        </table:table-row>
        <table:table-row table:style-name="ro1">
          <table:table-cell office:value-type="float" office:value="0.350464" calcext:value-type="float">
            <text:p>0.350464</text:p>
          </table:table-cell>
          <table:table-cell office:value-type="float" office:value="0.326192" calcext:value-type="float">
            <text:p>0.326192</text:p>
          </table:table-cell>
          <table:table-cell/>
        </table:table-row>
        <table:table-row table:style-name="ro1">
          <table:table-cell office:value-type="float" office:value="0.274731" calcext:value-type="float">
            <text:p>0.274731</text:p>
          </table:table-cell>
          <table:table-cell office:value-type="float" office:value="0.325121" calcext:value-type="float">
            <text:p>0.325121</text:p>
          </table:table-cell>
          <table:table-cell/>
        </table:table-row>
        <table:table-row table:style-name="ro1">
          <table:table-cell office:value-type="float" office:value="0.497095" calcext:value-type="float">
            <text:p>0.497095</text:p>
          </table:table-cell>
          <table:table-cell office:value-type="float" office:value="0.325822" calcext:value-type="float">
            <text:p>0.325822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28886" calcext:value-type="float">
            <text:p>0.328886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3806" calcext:value-type="float">
            <text:p>0.333806</text:p>
          </table:table-cell>
          <table:table-cell/>
        </table:table-row>
        <table:table-row table:style-name="ro1">
          <table:table-cell office:value-type="float" office:value="0.36416" calcext:value-type="float">
            <text:p>0.36416</text:p>
          </table:table-cell>
          <table:table-cell office:value-type="float" office:value="0.333658" calcext:value-type="float">
            <text:p>0.333658</text:p>
          </table:table-cell>
          <table:table-cell/>
        </table:table-row>
        <table:table-row table:style-name="ro1">
          <table:table-cell office:value-type="float" office:value="0.298096" calcext:value-type="float">
            <text:p>0.298096</text:p>
          </table:table-cell>
          <table:table-cell office:value-type="float" office:value="0.333899" calcext:value-type="float">
            <text:p>0.333899</text:p>
          </table:table-cell>
          <table:table-cell/>
        </table:table-row>
        <table:table-row table:style-name="ro1">
          <table:table-cell office:value-type="float" office:value="0.427002" calcext:value-type="float">
            <text:p>0.427002</text:p>
          </table:table-cell>
          <table:table-cell office:value-type="float" office:value="0.33693" calcext:value-type="float">
            <text:p>0.33693</text:p>
          </table:table-cell>
          <table:table-cell/>
        </table:table-row>
        <table:table-row table:style-name="ro1">
          <table:table-cell office:value-type="float" office:value="0.266675" calcext:value-type="float">
            <text:p>0.266675</text:p>
          </table:table-cell>
          <table:table-cell office:value-type="float" office:value="0.339853" calcext:value-type="float">
            <text:p>0.339853</text:p>
          </table:table-cell>
          <table:table-cell/>
        </table:table-row>
        <table:table-row table:style-name="ro1">
          <table:table-cell office:value-type="float" office:value="0.495483" calcext:value-type="float">
            <text:p>0.495483</text:p>
          </table:table-cell>
          <table:table-cell office:value-type="float" office:value="0.34325" calcext:value-type="float">
            <text:p>0.34325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47597" calcext:value-type="float">
            <text:p>0.347597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51207" calcext:value-type="float">
            <text:p>0.351207</text:p>
          </table:table-cell>
          <table:table-cell/>
        </table:table-row>
        <table:table-row table:style-name="ro1">
          <table:table-cell office:value-type="float" office:value="0.287622" calcext:value-type="float">
            <text:p>0.287622</text:p>
          </table:table-cell>
          <table:table-cell office:value-type="float" office:value="0.349385" calcext:value-type="float">
            <text:p>0.349385</text:p>
          </table:table-cell>
          <table:table-cell/>
        </table:table-row>
        <table:table-row table:style-name="ro1">
          <table:table-cell office:value-type="float" office:value="0.290845" calcext:value-type="float">
            <text:p>0.290845</text:p>
          </table:table-cell>
          <table:table-cell office:value-type="float" office:value="0.345901" calcext:value-type="float">
            <text:p>0.345901</text:p>
          </table:table-cell>
          <table:table-cell/>
        </table:table-row>
        <table:table-row table:style-name="ro1">
          <table:table-cell office:value-type="float" office:value="0.438281" calcext:value-type="float">
            <text:p>0.438281</text:p>
          </table:table-cell>
          <table:table-cell office:value-type="float" office:value="0.341349" calcext:value-type="float">
            <text:p>0.341349</text:p>
          </table:table-cell>
          <table:table-cell/>
        </table:table-row>
        <table:table-row table:style-name="ro1">
          <table:table-cell office:value-type="float" office:value="0.184497" calcext:value-type="float">
            <text:p>0.184497</text:p>
          </table:table-cell>
          <table:table-cell office:value-type="float" office:value="0.337103" calcext:value-type="float">
            <text:p>0.337103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34733" calcext:value-type="float">
            <text:p>0.334733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30987" calcext:value-type="float">
            <text:p>0.330987</text:p>
          </table:table-cell>
          <table:table-cell/>
        </table:table-row>
        <table:table-row table:style-name="ro1">
          <table:table-cell office:value-type="float" office:value="0.375439" calcext:value-type="float">
            <text:p>0.375439</text:p>
          </table:table-cell>
          <table:table-cell office:value-type="float" office:value="0.327185" calcext:value-type="float">
            <text:p>0.327185</text:p>
          </table:table-cell>
          <table:table-cell/>
        </table:table-row>
        <table:table-row table:style-name="ro1">
          <table:table-cell office:value-type="float" office:value="0.397192" calcext:value-type="float">
            <text:p>0.397192</text:p>
          </table:table-cell>
          <table:table-cell office:value-type="float" office:value="0.322001" calcext:value-type="float">
            <text:p>0.322001</text:p>
          </table:table-cell>
          <table:table-cell/>
        </table:table-row>
        <table:table-row table:style-name="ro1">
          <table:table-cell office:value-type="float" office:value="0.293262" calcext:value-type="float">
            <text:p>0.293262</text:p>
          </table:table-cell>
          <table:table-cell office:value-type="float" office:value="0.320386" calcext:value-type="float">
            <text:p>0.320386</text:p>
          </table:table-cell>
          <table:table-cell/>
        </table:table-row>
        <table:table-row table:style-name="ro1">
          <table:table-cell office:value-type="float" office:value="0.472119" calcext:value-type="float">
            <text:p>0.472119</text:p>
          </table:table-cell>
          <table:table-cell office:value-type="float" office:value="0.324528" calcext:value-type="float">
            <text:p>0.324528</text:p>
          </table:table-cell>
          <table:table-cell/>
        </table:table-row>
        <table:table-row table:style-name="ro1">
          <table:table-cell office:value-type="float" office:value="0.16355" calcext:value-type="float">
            <text:p>0.16355</text:p>
          </table:table-cell>
          <table:table-cell office:value-type="float" office:value="0.331394" calcext:value-type="float">
            <text:p>0.331394</text:p>
          </table:table-cell>
          <table:table-cell/>
        </table:table-row>
        <table:table-row table:style-name="ro1">
          <table:table-cell office:value-type="float" office:value="0.451978" calcext:value-type="float">
            <text:p>0.451978</text:p>
          </table:table-cell>
          <table:table-cell office:value-type="float" office:value="0.337549" calcext:value-type="float">
            <text:p>0.337549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338451" calcext:value-type="float">
            <text:p>0.338451</text:p>
          </table:table-cell>
          <table:table-cell/>
        </table:table-row>
        <table:table-row table:style-name="ro1">
          <table:table-cell office:value-type="float" office:value="0.301318" calcext:value-type="float">
            <text:p>0.301318</text:p>
          </table:table-cell>
          <table:table-cell office:value-type="float" office:value="0.337803" calcext:value-type="float">
            <text:p>0.337803</text:p>
          </table:table-cell>
          <table:table-cell/>
        </table:table-row>
        <table:table-row table:style-name="ro1">
          <table:table-cell office:value-type="float" office:value="0.484204" calcext:value-type="float">
            <text:p>0.484204</text:p>
          </table:table-cell>
          <table:table-cell office:value-type="float" office:value="0.334361" calcext:value-type="float">
            <text:p>0.334361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32174" calcext:value-type="float">
            <text:p>0.332174</text:p>
          </table:table-cell>
          <table:table-cell/>
        </table:table-row>
        <table:table-row table:style-name="ro1">
          <table:table-cell office:value-type="float" office:value="0.415723" calcext:value-type="float">
            <text:p>0.415723</text:p>
          </table:table-cell>
          <table:table-cell office:value-type="float" office:value="0.333781" calcext:value-type="float">
            <text:p>0.333781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31669" calcext:value-type="float">
            <text:p>0.331669</text:p>
          </table:table-cell>
          <table:table-cell/>
        </table:table-row>
        <table:table-row table:style-name="ro1">
          <table:table-cell office:value-type="float" office:value="0.36416" calcext:value-type="float">
            <text:p>0.36416</text:p>
          </table:table-cell>
          <table:table-cell office:value-type="float" office:value="0.328034" calcext:value-type="float">
            <text:p>0.328034</text:p>
          </table:table-cell>
          <table:table-cell/>
        </table:table-row>
        <table:table-row table:style-name="ro1">
          <table:table-cell office:value-type="float" office:value="0.333545" calcext:value-type="float">
            <text:p>0.333545</text:p>
          </table:table-cell>
          <table:table-cell office:value-type="float" office:value="0.324848" calcext:value-type="float">
            <text:p>0.324848</text:p>
          </table:table-cell>
          <table:table-cell/>
        </table:table-row>
        <table:table-row table:style-name="ro1">
          <table:table-cell office:value-type="float" office:value="0.269092" calcext:value-type="float">
            <text:p>0.269092</text:p>
          </table:table-cell>
          <table:table-cell office:value-type="float" office:value="0.323258" calcext:value-type="float">
            <text:p>0.323258</text:p>
          </table:table-cell>
          <table:table-cell/>
        </table:table-row>
        <table:table-row table:style-name="ro1">
          <table:table-cell office:value-type="float" office:value="0.493872" calcext:value-type="float">
            <text:p>0.493872</text:p>
          </table:table-cell>
          <table:table-cell office:value-type="float" office:value="0.32256" calcext:value-type="float">
            <text:p>0.32256</text:p>
          </table:table-cell>
          <table:table-cell/>
        </table:table-row>
        <table:table-row table:style-name="ro1">
          <table:table-cell office:value-type="float" office:value="0.149048" calcext:value-type="float">
            <text:p>0.149048</text:p>
          </table:table-cell>
          <table:table-cell office:value-type="float" office:value="0.324291" calcext:value-type="float">
            <text:p>0.324291</text:p>
          </table:table-cell>
          <table:table-cell/>
        </table:table-row>
        <table:table-row table:style-name="ro1">
          <table:table-cell office:value-type="float" office:value="0.40686" calcext:value-type="float">
            <text:p>0.40686</text:p>
          </table:table-cell>
          <table:table-cell office:value-type="float" office:value="0.328355" calcext:value-type="float">
            <text:p>0.328355</text:p>
          </table:table-cell>
          <table:table-cell/>
        </table:table-row>
        <table:table-row table:style-name="ro1">
          <table:table-cell office:value-type="float" office:value="0.368994" calcext:value-type="float">
            <text:p>0.368994</text:p>
          </table:table-cell>
          <table:table-cell office:value-type="float" office:value="0.327594" calcext:value-type="float">
            <text:p>0.327594</text:p>
          </table:table-cell>
          <table:table-cell/>
        </table:table-row>
        <table:table-row table:style-name="ro1">
          <table:table-cell office:value-type="float" office:value="0.264258" calcext:value-type="float">
            <text:p>0.264258</text:p>
          </table:table-cell>
          <table:table-cell office:value-type="float" office:value="0.327769" calcext:value-type="float">
            <text:p>0.327769</text:p>
          </table:table-cell>
          <table:table-cell/>
        </table:table-row>
        <table:table-row table:style-name="ro1">
          <table:table-cell office:value-type="float" office:value="0.480176" calcext:value-type="float">
            <text:p>0.480176</text:p>
          </table:table-cell>
          <table:table-cell office:value-type="float" office:value="0.330635" calcext:value-type="float">
            <text:p>0.330635</text:p>
          </table:table-cell>
          <table:table-cell/>
        </table:table-row>
        <table:table-row table:style-name="ro1">
          <table:table-cell office:value-type="float" office:value="0.203833" calcext:value-type="float">
            <text:p>0.203833</text:p>
          </table:table-cell>
          <table:table-cell office:value-type="float" office:value="0.333896" calcext:value-type="float">
            <text:p>0.333896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38419" calcext:value-type="float">
            <text:p>0.338419</text:p>
          </table:table-cell>
          <table:table-cell/>
        </table:table-row>
        <table:table-row table:style-name="ro1">
          <table:table-cell office:value-type="float" office:value="0.183691" calcext:value-type="float">
            <text:p>0.183691</text:p>
          </table:table-cell>
          <table:table-cell office:value-type="float" office:value="0.340555" calcext:value-type="float">
            <text:p>0.340555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39498" calcext:value-type="float">
            <text:p>0.339498</text:p>
          </table:table-cell>
          <table:table-cell/>
        </table:table-row>
        <table:table-row table:style-name="ro1">
          <table:table-cell office:value-type="float" office:value="0.402832" calcext:value-type="float">
            <text:p>0.402832</text:p>
          </table:table-cell>
          <table:table-cell office:value-type="float" office:value="0.334037" calcext:value-type="float">
            <text:p>0.334037</text:p>
          </table:table-cell>
          <table:table-cell/>
        </table:table-row>
        <table:table-row table:style-name="ro1">
          <table:table-cell office:value-type="float" office:value="0.129712" calcext:value-type="float">
            <text:p>0.129712</text:p>
          </table:table-cell>
          <table:table-cell office:value-type="float" office:value="0.330583" calcext:value-type="float">
            <text:p>0.330583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28102" calcext:value-type="float">
            <text:p>0.328102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2144" calcext:value-type="float">
            <text:p>0.32144</text:p>
          </table:table-cell>
          <table:table-cell/>
        </table:table-row>
        <table:table-row table:style-name="ro1">
          <table:table-cell office:value-type="float" office:value="0.344019" calcext:value-type="float">
            <text:p>0.344019</text:p>
          </table:table-cell>
          <table:table-cell office:value-type="float" office:value="0.315684" calcext:value-type="float">
            <text:p>0.315684</text:p>
          </table:table-cell>
          <table:table-cell/>
        </table:table-row>
        <table:table-row table:style-name="ro1">
          <table:table-cell office:value-type="float" office:value="0.401221" calcext:value-type="float">
            <text:p>0.401221</text:p>
          </table:table-cell>
          <table:table-cell office:value-type="float" office:value="0.308861" calcext:value-type="float">
            <text:p>0.308861</text:p>
          </table:table-cell>
          <table:table-cell/>
        </table:table-row>
        <table:table-row table:style-name="ro1">
          <table:table-cell office:value-type="float" office:value="0.212695" calcext:value-type="float">
            <text:p>0.212695</text:p>
          </table:table-cell>
          <table:table-cell office:value-type="float" office:value="0.305436" calcext:value-type="float">
            <text:p>0.305436</text:p>
          </table:table-cell>
          <table:table-cell/>
        </table:table-row>
        <table:table-row table:style-name="ro1">
          <table:table-cell office:value-type="float" office:value="0.459229" calcext:value-type="float">
            <text:p>0.459229</text:p>
          </table:table-cell>
          <table:table-cell office:value-type="float" office:value="0.307281" calcext:value-type="float">
            <text:p>0.307281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09986" calcext:value-type="float">
            <text:p>0.309986</text:p>
          </table:table-cell>
          <table:table-cell/>
        </table:table-row>
        <table:table-row table:style-name="ro1">
          <table:table-cell office:value-type="float" office:value="0.395581" calcext:value-type="float">
            <text:p>0.395581</text:p>
          </table:table-cell>
          <table:table-cell office:value-type="float" office:value="0.31305" calcext:value-type="float">
            <text:p>0.31305</text:p>
          </table:table-cell>
          <table:table-cell/>
        </table:table-row>
        <table:table-row table:style-name="ro1">
          <table:table-cell office:value-type="float" office:value="0.373828" calcext:value-type="float">
            <text:p>0.373828</text:p>
          </table:table-cell>
          <table:table-cell office:value-type="float" office:value="0.312799" calcext:value-type="float">
            <text:p>0.312799</text:p>
          </table:table-cell>
          <table:table-cell/>
        </table:table-row>
        <table:table-row table:style-name="ro1">
          <table:table-cell office:value-type="float" office:value="0.275537" calcext:value-type="float">
            <text:p>0.275537</text:p>
          </table:table-cell>
          <table:table-cell office:value-type="float" office:value="0.314765" calcext:value-type="float">
            <text:p>0.314765</text:p>
          </table:table-cell>
          <table:table-cell/>
        </table:table-row>
        <table:table-row table:style-name="ro1">
          <table:table-cell office:value-type="float" office:value="0.475342" calcext:value-type="float">
            <text:p>0.475342</text:p>
          </table:table-cell>
          <table:table-cell office:value-type="float" office:value="0.3204" calcext:value-type="float">
            <text:p>0.3204</text:p>
          </table:table-cell>
          <table:table-cell/>
        </table:table-row>
        <table:table-row table:style-name="ro1">
          <table:table-cell office:value-type="float" office:value="0.190942" calcext:value-type="float">
            <text:p>0.190942</text:p>
          </table:table-cell>
          <table:table-cell office:value-type="float" office:value="0.327054" calcext:value-type="float">
            <text:p>0.327054</text:p>
          </table:table-cell>
          <table:table-cell/>
        </table:table-row>
        <table:table-row table:style-name="ro1">
          <table:table-cell office:value-type="float" office:value="0.418945" calcext:value-type="float">
            <text:p>0.418945</text:p>
          </table:table-cell>
          <table:table-cell office:value-type="float" office:value="0.334017" calcext:value-type="float">
            <text:p>0.334017</text:p>
          </table:table-cell>
          <table:table-cell/>
        </table:table-row>
        <table:table-row table:style-name="ro1">
          <table:table-cell office:value-type="float" office:value="0.256201" calcext:value-type="float">
            <text:p>0.256201</text:p>
          </table:table-cell>
          <table:table-cell office:value-type="float" office:value="0.33648" calcext:value-type="float">
            <text:p>0.33648</text:p>
          </table:table-cell>
          <table:table-cell/>
        </table:table-row>
        <table:table-row table:style-name="ro1">
          <table:table-cell office:value-type="float" office:value="0.303735" calcext:value-type="float">
            <text:p>0.303735</text:p>
          </table:table-cell>
          <table:table-cell office:value-type="float" office:value="0.336252" calcext:value-type="float">
            <text:p>0.336252</text:p>
          </table:table-cell>
          <table:table-cell/>
        </table:table-row>
        <table:table-row table:style-name="ro1">
          <table:table-cell office:value-type="float" office:value="0.48501" calcext:value-type="float">
            <text:p>0.48501</text:p>
          </table:table-cell>
          <table:table-cell office:value-type="float" office:value="0.333093" calcext:value-type="float">
            <text:p>0.333093</text:p>
          </table:table-cell>
          <table:table-cell/>
        </table:table-row>
        <table:table-row table:style-name="ro1">
          <table:table-cell office:value-type="float" office:value="0.23606" calcext:value-type="float">
            <text:p>0.23606</text:p>
          </table:table-cell>
          <table:table-cell office:value-type="float" office:value="0.331731" calcext:value-type="float">
            <text:p>0.331731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36051" calcext:value-type="float">
            <text:p>0.336051</text:p>
          </table:table-cell>
          <table:table-cell/>
        </table:table-row>
        <table:table-row table:style-name="ro1">
          <table:table-cell office:value-type="float" office:value="0.178052" calcext:value-type="float">
            <text:p>0.178052</text:p>
          </table:table-cell>
          <table:table-cell office:value-type="float" office:value="0.340891" calcext:value-type="float">
            <text:p>0.340891</text:p>
          </table:table-cell>
          <table:table-cell/>
        </table:table-row>
        <table:table-row table:style-name="ro1">
          <table:table-cell office:value-type="float" office:value="0.430225" calcext:value-type="float">
            <text:p>0.430225</text:p>
          </table:table-cell>
          <table:table-cell office:value-type="float" office:value="0.343383" calcext:value-type="float">
            <text:p>0.343383</text:p>
          </table:table-cell>
          <table:table-cell/>
        </table:table-row>
        <table:table-row table:style-name="ro1">
          <table:table-cell office:value-type="float" office:value="0.240088" calcext:value-type="float">
            <text:p>0.240088</text:p>
          </table:table-cell>
          <table:table-cell office:value-type="float" office:value="0.341573" calcext:value-type="float">
            <text:p>0.341573</text:p>
          </table:table-cell>
          <table:table-cell/>
        </table:table-row>
        <table:table-row table:style-name="ro1">
          <table:table-cell office:value-type="float" office:value="0.290845" calcext:value-type="float">
            <text:p>0.290845</text:p>
          </table:table-cell>
          <table:table-cell office:value-type="float" office:value="0.338089" calcext:value-type="float">
            <text:p>0.338089</text:p>
          </table:table-cell>
          <table:table-cell/>
        </table:table-row>
        <table:table-row table:style-name="ro1">
          <table:table-cell office:value-type="float" office:value="0.47373" calcext:value-type="float">
            <text:p>0.47373</text:p>
          </table:table-cell>
          <table:table-cell office:value-type="float" office:value="0.331872" calcext:value-type="float">
            <text:p>0.331872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27368" calcext:value-type="float">
            <text:p>0.327368</text:p>
          </table:table-cell>
          <table:table-cell/>
        </table:table-row>
        <table:table-row table:style-name="ro1">
          <table:table-cell office:value-type="float" office:value="0.421362" calcext:value-type="float">
            <text:p>0.421362</text:p>
          </table:table-cell>
          <table:table-cell office:value-type="float" office:value="0.327276" calcext:value-type="float">
            <text:p>0.327276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24756" calcext:value-type="float">
            <text:p>0.324756</text:p>
          </table:table-cell>
          <table:table-cell/>
        </table:table-row>
        <table:table-row table:style-name="ro1">
          <table:table-cell office:value-type="float" office:value="0.27312" calcext:value-type="float">
            <text:p>0.27312</text:p>
          </table:table-cell>
          <table:table-cell office:value-type="float" office:value="0.324168" calcext:value-type="float">
            <text:p>0.324168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25217" calcext:value-type="float">
            <text:p>0.325217</text:p>
          </table:table-cell>
          <table:table-cell/>
        </table:table-row>
        <table:table-row table:style-name="ro1">
          <table:table-cell office:value-type="float" office:value="0.233643" calcext:value-type="float">
            <text:p>0.233643</text:p>
          </table:table-cell>
          <table:table-cell office:value-type="float" office:value="0.327249" calcext:value-type="float">
            <text:p>0.327249</text:p>
          </table:table-cell>
          <table:table-cell/>
        </table:table-row>
        <table:table-row table:style-name="ro1">
          <table:table-cell office:value-type="float" office:value="0.495483" calcext:value-type="float">
            <text:p>0.495483</text:p>
          </table:table-cell>
          <table:table-cell office:value-type="float" office:value="0.332781" calcext:value-type="float">
            <text:p>0.332781</text:p>
          </table:table-cell>
          <table:table-cell/>
        </table:table-row>
        <table:table-row table:style-name="ro1">
          <table:table-cell office:value-type="float" office:value="0.16355" calcext:value-type="float">
            <text:p>0.16355</text:p>
          </table:table-cell>
          <table:table-cell office:value-type="float" office:value="0.339145" calcext:value-type="float">
            <text:p>0.339145</text:p>
          </table:table-cell>
          <table:table-cell/>
        </table:table-row>
        <table:table-row table:style-name="ro1">
          <table:table-cell office:value-type="float" office:value="0.39397" calcext:value-type="float">
            <text:p>0.39397</text:p>
          </table:table-cell>
          <table:table-cell office:value-type="float" office:value="0.34378" calcext:value-type="float">
            <text:p>0.34378</text:p>
          </table:table-cell>
          <table:table-cell/>
        </table:table-row>
        <table:table-row table:style-name="ro1">
          <table:table-cell office:value-type="float" office:value="0.39397" calcext:value-type="float">
            <text:p>0.39397</text:p>
          </table:table-cell>
          <table:table-cell office:value-type="float" office:value="0.342129" calcext:value-type="float">
            <text:p>0.342129</text:p>
          </table:table-cell>
          <table:table-cell/>
        </table:table-row>
        <table:table-row table:style-name="ro1">
          <table:table-cell office:value-type="float" office:value="0.219141" calcext:value-type="float">
            <text:p>0.219141</text:p>
          </table:table-cell>
          <table:table-cell office:value-type="float" office:value="0.340545" calcext:value-type="float">
            <text:p>0.340545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40729" calcext:value-type="float">
            <text:p>0.340729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38755" calcext:value-type="float">
            <text:p>0.338755</text:p>
          </table:table-cell>
          <table:table-cell/>
        </table:table-row>
        <table:table-row table:style-name="ro1">
          <table:table-cell office:value-type="float" office:value="0.328711" calcext:value-type="float">
            <text:p>0.328711</text:p>
          </table:table-cell>
          <table:table-cell office:value-type="float" office:value="0.336498" calcext:value-type="float">
            <text:p>0.336498</text:p>
          </table:table-cell>
          <table:table-cell/>
        </table:table-row>
        <table:table-row table:style-name="ro1">
          <table:table-cell office:value-type="float" office:value="0.408472" calcext:value-type="float">
            <text:p>0.408472</text:p>
          </table:table-cell>
          <table:table-cell office:value-type="float" office:value="0.329947" calcext:value-type="float">
            <text:p>0.329947</text:p>
          </table:table-cell>
          <table:table-cell/>
        </table:table-row>
        <table:table-row table:style-name="ro1">
          <table:table-cell office:value-type="float" office:value="0.202222" calcext:value-type="float">
            <text:p>0.202222</text:p>
          </table:table-cell>
          <table:table-cell office:value-type="float" office:value="0.324267" calcext:value-type="float">
            <text:p>0.324267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22375" calcext:value-type="float">
            <text:p>0.322375</text:p>
          </table:table-cell>
          <table:table-cell/>
        </table:table-row>
        <table:table-row table:style-name="ro1">
          <table:table-cell office:value-type="float" office:value="0.174829" calcext:value-type="float">
            <text:p>0.174829</text:p>
          </table:table-cell>
          <table:table-cell office:value-type="float" office:value="0.320644" calcext:value-type="float">
            <text:p>0.320644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319649" calcext:value-type="float">
            <text:p>0.319649</text:p>
          </table:table-cell>
          <table:table-cell/>
        </table:table-row>
        <table:table-row table:style-name="ro1">
          <table:table-cell office:value-type="float" office:value="0.286816" calcext:value-type="float">
            <text:p>0.286816</text:p>
          </table:table-cell>
          <table:table-cell office:value-type="float" office:value="0.317807" calcext:value-type="float">
            <text:p>0.317807</text:p>
          </table:table-cell>
          <table:table-cell/>
        </table:table-row>
        <table:table-row table:style-name="ro1">
          <table:table-cell office:value-type="float" office:value="0.3271" calcext:value-type="float">
            <text:p>0.3271</text:p>
          </table:table-cell>
          <table:table-cell office:value-type="float" office:value="0.318121" calcext:value-type="float">
            <text:p>0.318121</text:p>
          </table:table-cell>
          <table:table-cell/>
        </table:table-row>
        <table:table-row table:style-name="ro1">
          <table:table-cell office:value-type="float" office:value="0.425391" calcext:value-type="float">
            <text:p>0.425391</text:p>
          </table:table-cell>
          <table:table-cell office:value-type="float" office:value="0.319949" calcext:value-type="float">
            <text:p>0.319949</text:p>
          </table:table-cell>
          <table:table-cell/>
        </table:table-row>
        <table:table-row table:style-name="ro1">
          <table:table-cell office:value-type="float" office:value="0.23606" calcext:value-type="float">
            <text:p>0.23606</text:p>
          </table:table-cell>
          <table:table-cell office:value-type="float" office:value="0.32347" calcext:value-type="float">
            <text:p>0.32347</text:p>
          </table:table-cell>
          <table:table-cell/>
        </table:table-row>
        <table:table-row table:style-name="ro1">
          <table:table-cell office:value-type="float" office:value="0.464062" calcext:value-type="float">
            <text:p>0.464062</text:p>
          </table:table-cell>
          <table:table-cell office:value-type="float" office:value="0.328908" calcext:value-type="float">
            <text:p>0.328908</text:p>
          </table:table-cell>
          <table:table-cell/>
        </table:table-row>
        <table:table-row table:style-name="ro1">
          <table:table-cell office:value-type="float" office:value="0.171606" calcext:value-type="float">
            <text:p>0.171606</text:p>
          </table:table-cell>
          <table:table-cell office:value-type="float" office:value="0.333423" calcext:value-type="float">
            <text:p>0.333423</text:p>
          </table:table-cell>
          <table:table-cell/>
        </table:table-row>
        <table:table-row table:style-name="ro1">
          <table:table-cell office:value-type="float" office:value="0.322266" calcext:value-type="float">
            <text:p>0.322266</text:p>
          </table:table-cell>
          <table:table-cell office:value-type="float" office:value="0.336152" calcext:value-type="float">
            <text:p>0.336152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31804" calcext:value-type="float">
            <text:p>0.331804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28221" calcext:value-type="float">
            <text:p>0.328221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29294" calcext:value-type="float">
            <text:p>0.329294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282" calcext:value-type="float">
            <text:p>0.3282</text:p>
          </table:table-cell>
          <table:table-cell/>
        </table:table-row>
        <table:table-row table:style-name="ro1">
          <table:table-cell office:value-type="float" office:value="0.356104" calcext:value-type="float">
            <text:p>0.356104</text:p>
          </table:table-cell>
          <table:table-cell office:value-type="float" office:value="0.3266" calcext:value-type="float">
            <text:p>0.3266</text:p>
          </table:table-cell>
          <table:table-cell/>
        </table:table-row>
        <table:table-row table:style-name="ro1">
          <table:table-cell office:value-type="float" office:value="0.350464" calcext:value-type="float">
            <text:p>0.350464</text:p>
          </table:table-cell>
          <table:table-cell office:value-type="float" office:value="0.322773" calcext:value-type="float">
            <text:p>0.322773</text:p>
          </table:table-cell>
          <table:table-cell/>
        </table:table-row>
        <table:table-row table:style-name="ro1">
          <table:table-cell office:value-type="float" office:value="0.232837" calcext:value-type="float">
            <text:p>0.232837</text:p>
          </table:table-cell>
          <table:table-cell office:value-type="float" office:value="0.319488" calcext:value-type="float">
            <text:p>0.319488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317922" calcext:value-type="float">
            <text:p>0.317922</text:p>
          </table:table-cell>
          <table:table-cell/>
        </table:table-row>
        <table:table-row table:style-name="ro1">
          <table:table-cell office:value-type="float" office:value="0.150659" calcext:value-type="float">
            <text:p>0.150659</text:p>
          </table:table-cell>
          <table:table-cell office:value-type="float" office:value="0.316696" calcext:value-type="float">
            <text:p>0.316696</text:p>
          </table:table-cell>
          <table:table-cell/>
        </table:table-row>
        <table:table-row table:style-name="ro1">
          <table:table-cell office:value-type="float" office:value="0.331128" calcext:value-type="float">
            <text:p>0.331128</text:p>
          </table:table-cell>
          <table:table-cell office:value-type="float" office:value="0.316077" calcext:value-type="float">
            <text:p>0.316077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10496" calcext:value-type="float">
            <text:p>0.310496</text:p>
          </table:table-cell>
          <table:table-cell/>
        </table:table-row>
        <table:table-row table:style-name="ro1">
          <table:table-cell office:value-type="float" office:value="0.214307" calcext:value-type="float">
            <text:p>0.214307</text:p>
          </table:table-cell>
          <table:table-cell office:value-type="float" office:value="0.308653" calcext:value-type="float">
            <text:p>0.308653</text:p>
          </table:table-cell>
          <table:table-cell/>
        </table:table-row>
        <table:table-row table:style-name="ro1">
          <table:table-cell office:value-type="float" office:value="0.481787" calcext:value-type="float">
            <text:p>0.481787</text:p>
          </table:table-cell>
          <table:table-cell office:value-type="float" office:value="0.315106" calcext:value-type="float">
            <text:p>0.315106</text:p>
          </table:table-cell>
          <table:table-cell/>
        </table:table-row>
        <table:table-row table:style-name="ro1">
          <table:table-cell office:value-type="float" office:value="0.185303" calcext:value-type="float">
            <text:p>0.185303</text:p>
          </table:table-cell>
          <table:table-cell office:value-type="float" office:value="0.322544" calcext:value-type="float">
            <text:p>0.322544</text:p>
          </table:table-cell>
          <table:table-cell/>
        </table:table-row>
        <table:table-row table:style-name="ro1">
          <table:table-cell office:value-type="float" office:value="0.384302" calcext:value-type="float">
            <text:p>0.384302</text:p>
          </table:table-cell>
          <table:table-cell office:value-type="float" office:value="0.328962" calcext:value-type="float">
            <text:p>0.328962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330568" calcext:value-type="float">
            <text:p>0.330568</text:p>
          </table:table-cell>
          <table:table-cell/>
        </table:table-row>
        <table:table-row table:style-name="ro1">
          <table:table-cell office:value-type="float" office:value="0.286011" calcext:value-type="float">
            <text:p>0.286011</text:p>
          </table:table-cell>
          <table:table-cell office:value-type="float" office:value="0.330139" calcext:value-type="float">
            <text:p>0.330139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29538" calcext:value-type="float">
            <text:p>0.329538</text:p>
          </table:table-cell>
          <table:table-cell/>
        </table:table-row>
        <table:table-row table:style-name="ro1">
          <table:table-cell office:value-type="float" office:value="0.138574" calcext:value-type="float">
            <text:p>0.138574</text:p>
          </table:table-cell>
          <table:table-cell office:value-type="float" office:value="0.330951" calcext:value-type="float">
            <text:p>0.330951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34042" calcext:value-type="float">
            <text:p>0.334042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0302" calcext:value-type="float">
            <text:p>0.330302</text:p>
          </table:table-cell>
          <table:table-cell/>
        </table:table-row>
        <table:table-row table:style-name="ro1">
          <table:table-cell office:value-type="float" office:value="0.227197" calcext:value-type="float">
            <text:p>0.227197</text:p>
          </table:table-cell>
          <table:table-cell office:value-type="float" office:value="0.327172" calcext:value-type="float">
            <text:p>0.327172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2843" calcext:value-type="float">
            <text:p>0.32843</text:p>
          </table:table-cell>
          <table:table-cell/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0.329918" calcext:value-type="float">
            <text:p>0.329918</text:p>
          </table:table-cell>
          <table:table-cell/>
        </table:table-row>
        <table:table-row table:style-name="ro1">
          <table:table-cell office:value-type="float" office:value="0.423779" calcext:value-type="float">
            <text:p>0.423779</text:p>
          </table:table-cell>
          <table:table-cell office:value-type="float" office:value="0.331664" calcext:value-type="float">
            <text:p>0.331664</text:p>
          </table:table-cell>
          <table:table-cell/>
        </table:table-row>
        <table:table-row table:style-name="ro1">
          <table:table-cell office:value-type="float" office:value="0.233643" calcext:value-type="float">
            <text:p>0.233643</text:p>
          </table:table-cell>
          <table:table-cell office:value-type="float" office:value="0.330632" calcext:value-type="float">
            <text:p>0.330632</text:p>
          </table:table-cell>
          <table:table-cell/>
        </table:table-row>
        <table:table-row table:style-name="ro1">
          <table:table-cell office:value-type="float" office:value="0.31582" calcext:value-type="float">
            <text:p>0.31582</text:p>
          </table:table-cell>
          <table:table-cell office:value-type="float" office:value="0.328262" calcext:value-type="float">
            <text:p>0.328262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23951" calcext:value-type="float">
            <text:p>0.323951</text:p>
          </table:table-cell>
          <table:table-cell/>
        </table:table-row>
        <table:table-row table:style-name="ro1">
          <table:table-cell office:value-type="float" office:value="0.210278" calcext:value-type="float">
            <text:p>0.210278</text:p>
          </table:table-cell>
          <table:table-cell office:value-type="float" office:value="0.32311" calcext:value-type="float">
            <text:p>0.32311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8584" calcext:value-type="float">
            <text:p>0.328584</text:p>
          </table:table-cell>
          <table:table-cell/>
        </table:table-row>
        <table:table-row table:style-name="ro1">
          <table:table-cell office:value-type="float" office:value="0.338379" calcext:value-type="float">
            <text:p>0.338379</text:p>
          </table:table-cell>
          <table:table-cell office:value-type="float" office:value="0.332058" calcext:value-type="float">
            <text:p>0.332058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335344" calcext:value-type="float">
            <text:p>0.335344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37038" calcext:value-type="float">
            <text:p>0.337038</text:p>
          </table:table-cell>
          <table:table-cell/>
        </table:table-row>
        <table:table-row table:style-name="ro1">
          <table:table-cell office:value-type="float" office:value="0.180469" calcext:value-type="float">
            <text:p>0.180469</text:p>
          </table:table-cell>
          <table:table-cell office:value-type="float" office:value="0.336449" calcext:value-type="float">
            <text:p>0.336449</text:p>
          </table:table-cell>
          <table:table-cell/>
        </table:table-row>
        <table:table-row table:style-name="ro1">
          <table:table-cell office:value-type="float" office:value="0.414917" calcext:value-type="float">
            <text:p>0.414917</text:p>
          </table:table-cell>
          <table:table-cell office:value-type="float" office:value="0.33634" calcext:value-type="float">
            <text:p>0.33634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33405" calcext:value-type="float">
            <text:p>0.333405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29566" calcext:value-type="float">
            <text:p>0.329566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2618" calcext:value-type="float">
            <text:p>0.32618</text:p>
          </table:table-cell>
          <table:table-cell/>
        </table:table-row>
        <table:table-row table:style-name="ro1">
          <table:table-cell office:value-type="float" office:value="0.162744" calcext:value-type="float">
            <text:p>0.162744</text:p>
          </table:table-cell>
          <table:table-cell office:value-type="float" office:value="0.328617" calcext:value-type="float">
            <text:p>0.328617</text:p>
          </table:table-cell>
          <table:table-cell/>
        </table:table-row>
        <table:table-row table:style-name="ro1">
          <table:table-cell office:value-type="float" office:value="0.414917" calcext:value-type="float">
            <text:p>0.414917</text:p>
          </table:table-cell>
          <table:table-cell office:value-type="float" office:value="0.334953" calcext:value-type="float">
            <text:p>0.334953</text:p>
          </table:table-cell>
          <table:table-cell/>
        </table:table-row>
        <table:table-row table:style-name="ro1">
          <table:table-cell office:value-type="float" office:value="0.334351" calcext:value-type="float">
            <text:p>0.334351</text:p>
          </table:table-cell>
          <table:table-cell office:value-type="float" office:value="0.335373" calcext:value-type="float">
            <text:p>0.335373</text:p>
          </table:table-cell>
          <table:table-cell/>
        </table:table-row>
        <table:table-row table:style-name="ro1">
          <table:table-cell office:value-type="float" office:value="0.271509" calcext:value-type="float">
            <text:p>0.271509</text:p>
          </table:table-cell>
          <table:table-cell office:value-type="float" office:value="0.335239" calcext:value-type="float">
            <text:p>0.335239</text:p>
          </table:table-cell>
          <table:table-cell/>
        </table:table-row>
        <table:table-row table:style-name="ro1">
          <table:table-cell office:value-type="float" office:value="0.476953" calcext:value-type="float">
            <text:p>0.476953</text:p>
          </table:table-cell>
          <table:table-cell office:value-type="float" office:value="0.33559" calcext:value-type="float">
            <text:p>0.33559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36169" calcext:value-type="float">
            <text:p>0.336169</text:p>
          </table:table-cell>
          <table:table-cell/>
        </table:table-row>
        <table:table-row table:style-name="ro1">
          <table:table-cell office:value-type="float" office:value="0.447144" calcext:value-type="float">
            <text:p>0.447144</text:p>
          </table:table-cell>
          <table:table-cell office:value-type="float" office:value="0.338708" calcext:value-type="float">
            <text:p>0.338708</text:p>
          </table:table-cell>
          <table:table-cell/>
        </table:table-row>
        <table:table-row table:style-name="ro1">
          <table:table-cell office:value-type="float" office:value="0.178052" calcext:value-type="float">
            <text:p>0.178052</text:p>
          </table:table-cell>
          <table:table-cell office:value-type="float" office:value="0.339243" calcext:value-type="float">
            <text:p>0.339243</text:p>
          </table:table-cell>
          <table:table-cell/>
        </table:table-row>
        <table:table-row table:style-name="ro1">
          <table:table-cell office:value-type="float" office:value="0.374634" calcext:value-type="float">
            <text:p>0.374634</text:p>
          </table:table-cell>
          <table:table-cell office:value-type="float" office:value="0.337146" calcext:value-type="float">
            <text:p>0.337146</text:p>
          </table:table-cell>
          <table:table-cell/>
        </table:table-row>
        <table:table-row table:style-name="ro1">
          <table:table-cell office:value-type="float" office:value="0.438281" calcext:value-type="float">
            <text:p>0.438281</text:p>
          </table:table-cell>
          <table:table-cell office:value-type="float" office:value="0.331203" calcext:value-type="float">
            <text:p>0.331203</text:p>
          </table:table-cell>
          <table:table-cell/>
        </table:table-row>
        <table:table-row table:style-name="ro1">
          <table:table-cell office:value-type="float" office:value="0.216724" calcext:value-type="float">
            <text:p>0.216724</text:p>
          </table:table-cell>
          <table:table-cell office:value-type="float" office:value="0.328881" calcext:value-type="float">
            <text:p>0.328881</text:p>
          </table:table-cell>
          <table:table-cell/>
        </table:table-row>
        <table:table-row table:style-name="ro1">
          <table:table-cell office:value-type="float" office:value="0.456006" calcext:value-type="float">
            <text:p>0.456006</text:p>
          </table:table-cell>
          <table:table-cell office:value-type="float" office:value="0.331792" calcext:value-type="float">
            <text:p>0.331792</text:p>
          </table:table-cell>
          <table:table-cell/>
        </table:table-row>
        <table:table-row table:style-name="ro1">
          <table:table-cell office:value-type="float" office:value="0.219946" calcext:value-type="float">
            <text:p>0.219946</text:p>
          </table:table-cell>
          <table:table-cell office:value-type="float" office:value="0.333561" calcext:value-type="float">
            <text:p>0.333561</text:p>
          </table:table-cell>
          <table:table-cell/>
        </table:table-row>
        <table:table-row table:style-name="ro1">
          <table:table-cell office:value-type="float" office:value="0.298901" calcext:value-type="float">
            <text:p>0.298901</text:p>
          </table:table-cell>
          <table:table-cell office:value-type="float" office:value="0.335023" calcext:value-type="float">
            <text:p>0.335023</text:p>
          </table:table-cell>
          <table:table-cell/>
        </table:table-row>
        <table:table-row table:style-name="ro1">
          <table:table-cell office:value-type="float" office:value="0.419751" calcext:value-type="float">
            <text:p>0.419751</text:p>
          </table:table-cell>
          <table:table-cell office:value-type="float" office:value="0.331873" calcext:value-type="float">
            <text:p>0.331873</text:p>
          </table:table-cell>
          <table:table-cell/>
        </table:table-row>
        <table:table-row table:style-name="ro1">
          <table:table-cell office:value-type="float" office:value="0.174829" calcext:value-type="float">
            <text:p>0.174829</text:p>
          </table:table-cell>
          <table:table-cell office:value-type="float" office:value="0.32755" calcext:value-type="float">
            <text:p>0.32755</text:p>
          </table:table-cell>
          <table:table-cell/>
        </table:table-row>
        <table:table-row table:style-name="ro1">
          <table:table-cell office:value-type="float" office:value="0.439087" calcext:value-type="float">
            <text:p>0.439087</text:p>
          </table:table-cell>
          <table:table-cell office:value-type="float" office:value="0.32512" calcext:value-type="float">
            <text:p>0.32512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21176" calcext:value-type="float">
            <text:p>0.321176</text:p>
          </table:table-cell>
          <table:table-cell/>
        </table:table-row>
        <table:table-row table:style-name="ro1">
          <table:table-cell office:value-type="float" office:value="0.353687" calcext:value-type="float">
            <text:p>0.353687</text:p>
          </table:table-cell>
          <table:table-cell office:value-type="float" office:value="0.317721" calcext:value-type="float">
            <text:p>0.317721</text:p>
          </table:table-cell>
          <table:table-cell/>
        </table:table-row>
        <table:table-row table:style-name="ro1">
          <table:table-cell office:value-type="float" office:value="0.44231" calcext:value-type="float">
            <text:p>0.44231</text:p>
          </table:table-cell>
          <table:table-cell office:value-type="float" office:value="0.313009" calcext:value-type="float">
            <text:p>0.313009</text:p>
          </table:table-cell>
          <table:table-cell/>
        </table:table-row>
        <table:table-row table:style-name="ro1">
          <table:table-cell office:value-type="float" office:value="0.214307" calcext:value-type="float">
            <text:p>0.214307</text:p>
          </table:table-cell>
          <table:table-cell office:value-type="float" office:value="0.312719" calcext:value-type="float">
            <text:p>0.312719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18196" calcext:value-type="float">
            <text:p>0.318196</text:p>
          </table:table-cell>
          <table:table-cell/>
        </table:table-row>
        <table:table-row table:style-name="ro1">
          <table:table-cell office:value-type="float" office:value="0.23606" calcext:value-type="float">
            <text:p>0.23606</text:p>
          </table:table-cell>
          <table:table-cell office:value-type="float" office:value="0.323301" calcext:value-type="float">
            <text:p>0.323301</text:p>
          </table:table-cell>
          <table:table-cell/>
        </table:table-row>
        <table:table-row table:style-name="ro1">
          <table:table-cell office:value-type="float" office:value="0.303735" calcext:value-type="float">
            <text:p>0.303735</text:p>
          </table:table-cell>
          <table:table-cell office:value-type="float" office:value="0.328919" calcext:value-type="float">
            <text:p>0.328919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30257" calcext:value-type="float">
            <text:p>0.330257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30276" calcext:value-type="float">
            <text:p>0.330276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332044" calcext:value-type="float">
            <text:p>0.332044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30286" calcext:value-type="float">
            <text:p>0.330286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27102" calcext:value-type="float">
            <text:p>0.327102</text:p>
          </table:table-cell>
          <table:table-cell/>
        </table:table-row>
        <table:table-row table:style-name="ro1">
          <table:table-cell office:value-type="float" office:value="0.438281" calcext:value-type="float">
            <text:p>0.438281</text:p>
          </table:table-cell>
          <table:table-cell office:value-type="float" office:value="0.322465" calcext:value-type="float">
            <text:p>0.322465</text:p>
          </table:table-cell>
          <table:table-cell/>
        </table:table-row>
        <table:table-row table:style-name="ro1">
          <table:table-cell office:value-type="float" office:value="0.219141" calcext:value-type="float">
            <text:p>0.219141</text:p>
          </table:table-cell>
          <table:table-cell office:value-type="float" office:value="0.32072" calcext:value-type="float">
            <text:p>0.32072</text:p>
          </table:table-cell>
          <table:table-cell/>
        </table:table-row>
        <table:table-row table:style-name="ro1">
          <table:table-cell office:value-type="float" office:value="0.472119" calcext:value-type="float">
            <text:p>0.472119</text:p>
          </table:table-cell>
          <table:table-cell office:value-type="float" office:value="0.323575" calcext:value-type="float">
            <text:p>0.323575</text:p>
          </table:table-cell>
          <table:table-cell/>
        </table:table-row>
        <table:table-row table:style-name="ro1">
          <table:table-cell office:value-type="float" office:value="0.174023" calcext:value-type="float">
            <text:p>0.174023</text:p>
          </table:table-cell>
          <table:table-cell office:value-type="float" office:value="0.326811" calcext:value-type="float">
            <text:p>0.326811</text:p>
          </table:table-cell>
          <table:table-cell/>
        </table:table-row>
        <table:table-row table:style-name="ro1">
          <table:table-cell office:value-type="float" office:value="0.359326" calcext:value-type="float">
            <text:p>0.359326</text:p>
          </table:table-cell>
          <table:table-cell office:value-type="float" office:value="0.329569" calcext:value-type="float">
            <text:p>0.329569</text:p>
          </table:table-cell>
          <table:table-cell/>
        </table:table-row>
        <table:table-row table:style-name="ro1">
          <table:table-cell office:value-type="float" office:value="0.371411" calcext:value-type="float">
            <text:p>0.371411</text:p>
          </table:table-cell>
          <table:table-cell office:value-type="float" office:value="0.327365" calcext:value-type="float">
            <text:p>0.327365</text:p>
          </table:table-cell>
          <table:table-cell/>
        </table:table-row>
        <table:table-row table:style-name="ro1">
          <table:table-cell office:value-type="float" office:value="0.258618" calcext:value-type="float">
            <text:p>0.258618</text:p>
          </table:table-cell>
          <table:table-cell office:value-type="float" office:value="0.324835" calcext:value-type="float">
            <text:p>0.324835</text:p>
          </table:table-cell>
          <table:table-cell/>
        </table:table-row>
        <table:table-row table:style-name="ro1">
          <table:table-cell office:value-type="float" office:value="0.48501" calcext:value-type="float">
            <text:p>0.48501</text:p>
          </table:table-cell>
          <table:table-cell office:value-type="float" office:value="0.325091" calcext:value-type="float">
            <text:p>0.325091</text:p>
          </table:table-cell>
          <table:table-cell/>
        </table:table-row>
        <table:table-row table:style-name="ro1">
          <table:table-cell office:value-type="float" office:value="0.162744" calcext:value-type="float">
            <text:p>0.162744</text:p>
          </table:table-cell>
          <table:table-cell office:value-type="float" office:value="0.327326" calcext:value-type="float">
            <text:p>0.327326</text:p>
          </table:table-cell>
          <table:table-cell/>
        </table:table-row>
        <table:table-row table:style-name="ro1">
          <table:table-cell office:value-type="float" office:value="0.397192" calcext:value-type="float">
            <text:p>0.397192</text:p>
          </table:table-cell>
          <table:table-cell office:value-type="float" office:value="0.330944" calcext:value-type="float">
            <text:p>0.330944</text:p>
          </table:table-cell>
          <table:table-cell/>
        </table:table-row>
        <table:table-row table:style-name="ro1">
          <table:table-cell office:value-type="float" office:value="0.362549" calcext:value-type="float">
            <text:p>0.362549</text:p>
          </table:table-cell>
          <table:table-cell office:value-type="float" office:value="0.329879" calcext:value-type="float">
            <text:p>0.329879</text:p>
          </table:table-cell>
          <table:table-cell/>
        </table:table-row>
        <table:table-row table:style-name="ro1">
          <table:table-cell office:value-type="float" office:value="0.273926" calcext:value-type="float">
            <text:p>0.273926</text:p>
          </table:table-cell>
          <table:table-cell office:value-type="float" office:value="0.329285" calcext:value-type="float">
            <text:p>0.329285</text:p>
          </table:table-cell>
          <table:table-cell/>
        </table:table-row>
        <table:table-row table:style-name="ro1">
          <table:table-cell office:value-type="float" office:value="0.46084" calcext:value-type="float">
            <text:p>0.46084</text:p>
          </table:table-cell>
          <table:table-cell office:value-type="float" office:value="0.331172" calcext:value-type="float">
            <text:p>0.331172</text:p>
          </table:table-cell>
          <table:table-cell/>
        </table:table-row>
        <table:table-row table:style-name="ro1">
          <table:table-cell office:value-type="float" office:value="0.17644" calcext:value-type="float">
            <text:p>0.17644</text:p>
          </table:table-cell>
          <table:table-cell office:value-type="float" office:value="0.333617" calcext:value-type="float">
            <text:p>0.333617</text:p>
          </table:table-cell>
          <table:table-cell/>
        </table:table-row>
        <table:table-row table:style-name="ro1">
          <table:table-cell office:value-type="float" office:value="0.397998" calcext:value-type="float">
            <text:p>0.397998</text:p>
          </table:table-cell>
          <table:table-cell office:value-type="float" office:value="0.336121" calcext:value-type="float">
            <text:p>0.336121</text:p>
          </table:table-cell>
          <table:table-cell/>
        </table:table-row>
        <table:table-row table:style-name="ro1">
          <table:table-cell office:value-type="float" office:value="0.283594" calcext:value-type="float">
            <text:p>0.283594</text:p>
          </table:table-cell>
          <table:table-cell office:value-type="float" office:value="0.333936" calcext:value-type="float">
            <text:p>0.333936</text:p>
          </table:table-cell>
          <table:table-cell/>
        </table:table-row>
        <table:table-row table:style-name="ro1">
          <table:table-cell office:value-type="float" office:value="0.264258" calcext:value-type="float">
            <text:p>0.264258</text:p>
          </table:table-cell>
          <table:table-cell office:value-type="float" office:value="0.330457" calcext:value-type="float">
            <text:p>0.330457</text:p>
          </table:table-cell>
          <table:table-cell/>
        </table:table-row>
        <table:table-row table:style-name="ro1">
          <table:table-cell office:value-type="float" office:value="0.485815" calcext:value-type="float">
            <text:p>0.485815</text:p>
          </table:table-cell>
          <table:table-cell office:value-type="float" office:value="0.325875" calcext:value-type="float">
            <text:p>0.325875</text:p>
          </table:table-cell>
          <table:table-cell/>
        </table:table-row>
        <table:table-row table:style-name="ro1">
          <table:table-cell office:value-type="float" office:value="0.138574" calcext:value-type="float">
            <text:p>0.138574</text:p>
          </table:table-cell>
          <table:table-cell office:value-type="float" office:value="0.323069" calcext:value-type="float">
            <text:p>0.323069</text:p>
          </table:table-cell>
          <table:table-cell/>
        </table:table-row>
        <table:table-row table:style-name="ro1">
          <table:table-cell office:value-type="float" office:value="0.377051" calcext:value-type="float">
            <text:p>0.377051</text:p>
          </table:table-cell>
          <table:table-cell office:value-type="float" office:value="0.323731" calcext:value-type="float">
            <text:p>0.323731</text:p>
          </table:table-cell>
          <table:table-cell/>
        </table:table-row>
        <table:table-row table:style-name="ro1">
          <table:table-cell office:value-type="float" office:value="0.421362" calcext:value-type="float">
            <text:p>0.421362</text:p>
          </table:table-cell>
          <table:table-cell office:value-type="float" office:value="0.319849" calcext:value-type="float">
            <text:p>0.319849</text:p>
          </table:table-cell>
          <table:table-cell/>
        </table:table-row>
        <table:table-row table:style-name="ro1">
          <table:table-cell office:value-type="float" office:value="0.248145" calcext:value-type="float">
            <text:p>0.248145</text:p>
          </table:table-cell>
          <table:table-cell office:value-type="float" office:value="0.318563" calcext:value-type="float">
            <text:p>0.318563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23233" calcext:value-type="float">
            <text:p>0.323233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2921" calcext:value-type="float">
            <text:p>0.32921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5557" calcext:value-type="float">
            <text:p>0.335557</text:p>
          </table:table-cell>
          <table:table-cell/>
        </table:table-row>
        <table:table-row table:style-name="ro1">
          <table:table-cell office:value-type="float" office:value="0.27312" calcext:value-type="float">
            <text:p>0.27312</text:p>
          </table:table-cell>
          <table:table-cell office:value-type="float" office:value="0.337644" calcext:value-type="float">
            <text:p>0.337644</text:p>
          </table:table-cell>
          <table:table-cell/>
        </table:table-row>
        <table:table-row table:style-name="ro1">
          <table:table-cell office:value-type="float" office:value="0.285205" calcext:value-type="float">
            <text:p>0.285205</text:p>
          </table:table-cell>
          <table:table-cell office:value-type="float" office:value="0.337111" calcext:value-type="float">
            <text:p>0.337111</text:p>
          </table:table-cell>
          <table:table-cell/>
        </table:table-row>
        <table:table-row table:style-name="ro1">
          <table:table-cell office:value-type="float" office:value="0.490649" calcext:value-type="float">
            <text:p>0.490649</text:p>
          </table:table-cell>
          <table:table-cell office:value-type="float" office:value="0.333901" calcext:value-type="float">
            <text:p>0.333901</text:p>
          </table:table-cell>
          <table:table-cell/>
        </table:table-row>
        <table:table-row table:style-name="ro1">
          <table:table-cell office:value-type="float" office:value="0.140186" calcext:value-type="float">
            <text:p>0.140186</text:p>
          </table:table-cell>
          <table:table-cell office:value-type="float" office:value="0.332015" calcext:value-type="float">
            <text:p>0.332015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3312" calcext:value-type="float">
            <text:p>0.33312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8428" calcext:value-type="float">
            <text:p>0.328428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24993" calcext:value-type="float">
            <text:p>0.324993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326855" calcext:value-type="float">
            <text:p>0.326855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29792" calcext:value-type="float">
            <text:p>0.329792</text:p>
          </table:table-cell>
          <table:table-cell/>
        </table:table-row>
        <table:table-row table:style-name="ro1">
          <table:table-cell office:value-type="float" office:value="0.447144" calcext:value-type="float">
            <text:p>0.447144</text:p>
          </table:table-cell>
          <table:table-cell office:value-type="float" office:value="0.332987" calcext:value-type="float">
            <text:p>0.332987</text:p>
          </table:table-cell>
          <table:table-cell/>
        </table:table-row>
        <table:table-row table:style-name="ro1">
          <table:table-cell office:value-type="float" office:value="0.215918" calcext:value-type="float">
            <text:p>0.215918</text:p>
          </table:table-cell>
          <table:table-cell office:value-type="float" office:value="0.333871" calcext:value-type="float">
            <text:p>0.333871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33431" calcext:value-type="float">
            <text:p>0.333431</text:p>
          </table:table-cell>
          <table:table-cell/>
        </table:table-row>
        <table:table-row table:style-name="ro1">
          <table:table-cell office:value-type="float" office:value="0.482593" calcext:value-type="float">
            <text:p>0.482593</text:p>
          </table:table-cell>
          <table:table-cell office:value-type="float" office:value="0.329612" calcext:value-type="float">
            <text:p>0.329612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32827" calcext:value-type="float">
            <text:p>0.32827</text:p>
          </table:table-cell>
          <table:table-cell/>
        </table:table-row>
        <table:table-row table:style-name="ro1">
          <table:table-cell office:value-type="float" office:value="0.415723" calcext:value-type="float">
            <text:p>0.415723</text:p>
          </table:table-cell>
          <table:table-cell office:value-type="float" office:value="0.33146" calcext:value-type="float">
            <text:p>0.33146</text:p>
          </table:table-cell>
          <table:table-cell/>
        </table:table-row>
        <table:table-row table:style-name="ro1">
          <table:table-cell office:value-type="float" office:value="0.34563" calcext:value-type="float">
            <text:p>0.34563</text:p>
          </table:table-cell>
          <table:table-cell office:value-type="float" office:value="0.330625" calcext:value-type="float">
            <text:p>0.330625</text:p>
          </table:table-cell>
          <table:table-cell/>
        </table:table-row>
        <table:table-row table:style-name="ro1">
          <table:table-cell office:value-type="float" office:value="0.264258" calcext:value-type="float">
            <text:p>0.264258</text:p>
          </table:table-cell>
          <table:table-cell office:value-type="float" office:value="0.330688" calcext:value-type="float">
            <text:p>0.330688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32109" calcext:value-type="float">
            <text:p>0.332109</text:p>
          </table:table-cell>
          <table:table-cell/>
        </table:table-row>
        <table:table-row table:style-name="ro1">
          <table:table-cell office:value-type="float" office:value="0.186914" calcext:value-type="float">
            <text:p>0.186914</text:p>
          </table:table-cell>
          <table:table-cell office:value-type="float" office:value="0.333458" calcext:value-type="float">
            <text:p>0.333458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335943" calcext:value-type="float">
            <text:p>0.335943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35518" calcext:value-type="float">
            <text:p>0.335518</text:p>
          </table:table-cell>
          <table:table-cell/>
        </table:table-row>
        <table:table-row table:style-name="ro1">
          <table:table-cell office:value-type="float" office:value="0.312598" calcext:value-type="float">
            <text:p>0.312598</text:p>
          </table:table-cell>
          <table:table-cell office:value-type="float" office:value="0.332533" calcext:value-type="float">
            <text:p>0.332533</text:p>
          </table:table-cell>
          <table:table-cell/>
        </table:table-row>
        <table:table-row table:style-name="ro1">
          <table:table-cell office:value-type="float" office:value="0.470508" calcext:value-type="float">
            <text:p>0.470508</text:p>
          </table:table-cell>
          <table:table-cell office:value-type="float" office:value="0.325434" calcext:value-type="float">
            <text:p>0.325434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2106" calcext:value-type="float">
            <text:p>0.32106</text:p>
          </table:table-cell>
          <table:table-cell/>
        </table:table-row>
        <table:table-row table:style-name="ro1">
          <table:table-cell office:value-type="float" office:value="0.418945" calcext:value-type="float">
            <text:p>0.418945</text:p>
          </table:table-cell>
          <table:table-cell office:value-type="float" office:value="0.322061" calcext:value-type="float">
            <text:p>0.322061</text:p>
          </table:table-cell>
          <table:table-cell/>
        </table:table-row>
        <table:table-row table:style-name="ro1">
          <table:table-cell office:value-type="float" office:value="0.335156" calcext:value-type="float">
            <text:p>0.335156</text:p>
          </table:table-cell>
          <table:table-cell office:value-type="float" office:value="0.320382" calcext:value-type="float">
            <text:p>0.320382</text:p>
          </table:table-cell>
          <table:table-cell/>
        </table:table-row>
        <table:table-row table:style-name="ro1">
          <table:table-cell office:value-type="float" office:value="0.24895" calcext:value-type="float">
            <text:p>0.24895</text:p>
          </table:table-cell>
          <table:table-cell office:value-type="float" office:value="0.320798" calcext:value-type="float">
            <text:p>0.320798</text:p>
          </table:table-cell>
          <table:table-cell/>
        </table:table-row>
        <table:table-row table:style-name="ro1">
          <table:table-cell office:value-type="float" office:value="0.485815" calcext:value-type="float">
            <text:p>0.485815</text:p>
          </table:table-cell>
          <table:table-cell office:value-type="float" office:value="0.322608" calcext:value-type="float">
            <text:p>0.322608</text:p>
          </table:table-cell>
          <table:table-cell/>
        </table:table-row>
        <table:table-row table:style-name="ro1">
          <table:table-cell office:value-type="float" office:value="0.194165" calcext:value-type="float">
            <text:p>0.194165</text:p>
          </table:table-cell>
          <table:table-cell office:value-type="float" office:value="0.324503" calcext:value-type="float">
            <text:p>0.324503</text:p>
          </table:table-cell>
          <table:table-cell/>
        </table:table-row>
        <table:table-row table:style-name="ro1">
          <table:table-cell office:value-type="float" office:value="0.437476" calcext:value-type="float">
            <text:p>0.437476</text:p>
          </table:table-cell>
          <table:table-cell office:value-type="float" office:value="0.328889" calcext:value-type="float">
            <text:p>0.328889</text:p>
          </table:table-cell>
          <table:table-cell/>
        </table:table-row>
        <table:table-row table:style-name="ro1">
          <table:table-cell office:value-type="float" office:value="0.194971" calcext:value-type="float">
            <text:p>0.194971</text:p>
          </table:table-cell>
          <table:table-cell office:value-type="float" office:value="0.331399" calcext:value-type="float">
            <text:p>0.331399</text:p>
          </table:table-cell>
          <table:table-cell/>
        </table:table-row>
        <table:table-row table:style-name="ro1">
          <table:table-cell office:value-type="float" office:value="0.343213" calcext:value-type="float">
            <text:p>0.343213</text:p>
          </table:table-cell>
          <table:table-cell office:value-type="float" office:value="0.331179" calcext:value-type="float">
            <text:p>0.331179</text:p>
          </table:table-cell>
          <table:table-cell/>
        </table:table-row>
        <table:table-row table:style-name="ro1">
          <table:table-cell office:value-type="float" office:value="0.472119" calcext:value-type="float">
            <text:p>0.472119</text:p>
          </table:table-cell>
          <table:table-cell office:value-type="float" office:value="0.326797" calcext:value-type="float">
            <text:p>0.326797</text:p>
          </table:table-cell>
          <table:table-cell/>
        </table:table-row>
        <table:table-row table:style-name="ro1">
          <table:table-cell office:value-type="float" office:value="0.178052" calcext:value-type="float">
            <text:p>0.178052</text:p>
          </table:table-cell>
          <table:table-cell office:value-type="float" office:value="0.325549" calcext:value-type="float">
            <text:p>0.325549</text:p>
          </table:table-cell>
          <table:table-cell/>
        </table:table-row>
        <table:table-row table:style-name="ro1">
          <table:table-cell office:value-type="float" office:value="0.431836" calcext:value-type="float">
            <text:p>0.431836</text:p>
          </table:table-cell>
          <table:table-cell office:value-type="float" office:value="0.329391" calcext:value-type="float">
            <text:p>0.329391</text:p>
          </table:table-cell>
          <table:table-cell/>
        </table:table-row>
        <table:table-row table:style-name="ro1">
          <table:table-cell office:value-type="float" office:value="0.283594" calcext:value-type="float">
            <text:p>0.283594</text:p>
          </table:table-cell>
          <table:table-cell office:value-type="float" office:value="0.330089" calcext:value-type="float">
            <text:p>0.330089</text:p>
          </table:table-cell>
          <table:table-cell/>
        </table:table-row>
        <table:table-row table:style-name="ro1">
          <table:table-cell office:value-type="float" office:value="0.269092" calcext:value-type="float">
            <text:p>0.269092</text:p>
          </table:table-cell>
          <table:table-cell office:value-type="float" office:value="0.33066" calcext:value-type="float">
            <text:p>0.33066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29512" calcext:value-type="float">
            <text:p>0.329512</text:p>
          </table:table-cell>
          <table:table-cell/>
        </table:table-row>
        <table:table-row table:style-name="ro1">
          <table:table-cell office:value-type="float" office:value="0.181274" calcext:value-type="float">
            <text:p>0.181274</text:p>
          </table:table-cell>
          <table:table-cell office:value-type="float" office:value="0.327664" calcext:value-type="float">
            <text:p>0.327664</text:p>
          </table:table-cell>
          <table:table-cell/>
        </table:table-row>
        <table:table-row table:style-name="ro1">
          <table:table-cell office:value-type="float" office:value="0.422974" calcext:value-type="float">
            <text:p>0.422974</text:p>
          </table:table-cell>
          <table:table-cell office:value-type="float" office:value="0.327862" calcext:value-type="float">
            <text:p>0.327862</text:p>
          </table:table-cell>
          <table:table-cell/>
        </table:table-row>
        <table:table-row table:style-name="ro1">
          <table:table-cell office:value-type="float" office:value="0.249756" calcext:value-type="float">
            <text:p>0.249756</text:p>
          </table:table-cell>
          <table:table-cell office:value-type="float" office:value="0.325986" calcext:value-type="float">
            <text:p>0.325986</text:p>
          </table:table-cell>
          <table:table-cell/>
        </table:table-row>
        <table:table-row table:style-name="ro1">
          <table:table-cell office:value-type="float" office:value="0.326294" calcext:value-type="float">
            <text:p>0.326294</text:p>
          </table:table-cell>
          <table:table-cell office:value-type="float" office:value="0.324155" calcext:value-type="float">
            <text:p>0.324155</text:p>
          </table:table-cell>
          <table:table-cell/>
        </table:table-row>
        <table:table-row table:style-name="ro1">
          <table:table-cell office:value-type="float" office:value="0.470508" calcext:value-type="float">
            <text:p>0.470508</text:p>
          </table:table-cell>
          <table:table-cell office:value-type="float" office:value="0.321786" calcext:value-type="float">
            <text:p>0.321786</text:p>
          </table:table-cell>
          <table:table-cell/>
        </table:table-row>
        <table:table-row table:style-name="ro1">
          <table:table-cell office:value-type="float" office:value="0.20061" calcext:value-type="float">
            <text:p>0.20061</text:p>
          </table:table-cell>
          <table:table-cell office:value-type="float" office:value="0.322818" calcext:value-type="float">
            <text:p>0.322818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2837" calcext:value-type="float">
            <text:p>0.32837</text:p>
          </table:table-cell>
          <table:table-cell/>
        </table:table-row>
        <table:table-row table:style-name="ro1">
          <table:table-cell office:value-type="float" office:value="0.27876" calcext:value-type="float">
            <text:p>0.27876</text:p>
          </table:table-cell>
          <table:table-cell office:value-type="float" office:value="0.332229" calcext:value-type="float">
            <text:p>0.332229</text:p>
          </table:table-cell>
          <table:table-cell/>
        </table:table-row>
        <table:table-row table:style-name="ro1">
          <table:table-cell office:value-type="float" office:value="0.27312" calcext:value-type="float">
            <text:p>0.27312</text:p>
          </table:table-cell>
          <table:table-cell office:value-type="float" office:value="0.336572" calcext:value-type="float">
            <text:p>0.336572</text:p>
          </table:table-cell>
          <table:table-cell/>
        </table:table-row>
        <table:table-row table:style-name="ro1">
          <table:table-cell office:value-type="float" office:value="0.444727" calcext:value-type="float">
            <text:p>0.444727</text:p>
          </table:table-cell>
          <table:table-cell office:value-type="float" office:value="0.337653" calcext:value-type="float">
            <text:p>0.337653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36071" calcext:value-type="float">
            <text:p>0.336071</text:p>
          </table:table-cell>
          <table:table-cell/>
        </table:table-row>
        <table:table-row table:style-name="ro1">
          <table:table-cell office:value-type="float" office:value="0.352075" calcext:value-type="float">
            <text:p>0.352075</text:p>
          </table:table-cell>
          <table:table-cell office:value-type="float" office:value="0.334592" calcext:value-type="float">
            <text:p>0.334592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327655" calcext:value-type="float">
            <text:p>0.327655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2099" calcext:value-type="float">
            <text:p>0.32099</text:p>
          </table:table-cell>
          <table:table-cell/>
        </table:table-row>
        <table:table-row table:style-name="ro1">
          <table:table-cell office:value-type="float" office:value="0.496289" calcext:value-type="float">
            <text:p>0.496289</text:p>
          </table:table-cell>
          <table:table-cell office:value-type="float" office:value="0.317834" calcext:value-type="float">
            <text:p>0.317834</text:p>
          </table:table-cell>
          <table:table-cell/>
        </table:table-row>
        <table:table-row table:style-name="ro1">
          <table:table-cell office:value-type="float" office:value="0.153076" calcext:value-type="float">
            <text:p>0.153076</text:p>
          </table:table-cell>
          <table:table-cell office:value-type="float" office:value="0.318448" calcext:value-type="float">
            <text:p>0.318448</text:p>
          </table:table-cell>
          <table:table-cell/>
        </table:table-row>
        <table:table-row table:style-name="ro1">
          <table:table-cell office:value-type="float" office:value="0.409277" calcext:value-type="float">
            <text:p>0.409277</text:p>
          </table:table-cell>
          <table:table-cell office:value-type="float" office:value="0.322373" calcext:value-type="float">
            <text:p>0.322373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322555" calcext:value-type="float">
            <text:p>0.322555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23598" calcext:value-type="float">
            <text:p>0.323598</text:p>
          </table:table-cell>
          <table:table-cell/>
        </table:table-row>
        <table:table-row table:style-name="ro1">
          <table:table-cell office:value-type="float" office:value="0.477759" calcext:value-type="float">
            <text:p>0.477759</text:p>
          </table:table-cell>
          <table:table-cell office:value-type="float" office:value="0.326271" calcext:value-type="float">
            <text:p>0.326271</text:p>
          </table:table-cell>
          <table:table-cell/>
        </table:table-row>
        <table:table-row table:style-name="ro1">
          <table:table-cell office:value-type="float" office:value="0.194165" calcext:value-type="float">
            <text:p>0.194165</text:p>
          </table:table-cell>
          <table:table-cell office:value-type="float" office:value="0.328849" calcext:value-type="float">
            <text:p>0.328849</text:p>
          </table:table-cell>
          <table:table-cell/>
        </table:table-row>
        <table:table-row table:style-name="ro1">
          <table:table-cell office:value-type="float" office:value="0.300513" calcext:value-type="float">
            <text:p>0.300513</text:p>
          </table:table-cell>
          <table:table-cell office:value-type="float" office:value="0.332882" calcext:value-type="float">
            <text:p>0.332882</text:p>
          </table:table-cell>
          <table:table-cell/>
        </table:table-row>
        <table:table-row table:style-name="ro1">
          <table:table-cell office:value-type="float" office:value="0.406055" calcext:value-type="float">
            <text:p>0.406055</text:p>
          </table:table-cell>
          <table:table-cell office:value-type="float" office:value="0.330694" calcext:value-type="float">
            <text:p>0.330694</text:p>
          </table:table-cell>
          <table:table-cell/>
        </table:table-row>
        <table:table-row table:style-name="ro1">
          <table:table-cell office:value-type="float" office:value="0.243311" calcext:value-type="float">
            <text:p>0.243311</text:p>
          </table:table-cell>
          <table:table-cell office:value-type="float" office:value="0.326056" calcext:value-type="float">
            <text:p>0.326056</text:p>
          </table:table-cell>
          <table:table-cell/>
        </table:table-row>
        <table:table-row table:style-name="ro1">
          <table:table-cell office:value-type="float" office:value="0.489844" calcext:value-type="float">
            <text:p>0.489844</text:p>
          </table:table-cell>
          <table:table-cell office:value-type="float" office:value="0.324801" calcext:value-type="float">
            <text:p>0.324801</text:p>
          </table:table-cell>
          <table:table-cell/>
        </table:table-row>
        <table:table-row table:style-name="ro1">
          <table:table-cell office:value-type="float" office:value="0.14502" calcext:value-type="float">
            <text:p>0.14502</text:p>
          </table:table-cell>
          <table:table-cell office:value-type="float" office:value="0.32643" calcext:value-type="float">
            <text:p>0.32643</text:p>
          </table:table-cell>
          <table:table-cell/>
        </table:table-row>
        <table:table-row table:style-name="ro1">
          <table:table-cell office:value-type="float" office:value="0.38269" calcext:value-type="float">
            <text:p>0.38269</text:p>
          </table:table-cell>
          <table:table-cell office:value-type="float" office:value="0.32914" calcext:value-type="float">
            <text:p>0.32914</text:p>
          </table:table-cell>
          <table:table-cell/>
        </table:table-row>
        <table:table-row table:style-name="ro1">
          <table:table-cell office:value-type="float" office:value="0.368188" calcext:value-type="float">
            <text:p>0.368188</text:p>
          </table:table-cell>
          <table:table-cell office:value-type="float" office:value="0.326486" calcext:value-type="float">
            <text:p>0.326486</text:p>
          </table:table-cell>
          <table:table-cell/>
        </table:table-row>
        <table:table-row table:style-name="ro1">
          <table:table-cell office:value-type="float" office:value="0.240894" calcext:value-type="float">
            <text:p>0.240894</text:p>
          </table:table-cell>
          <table:table-cell office:value-type="float" office:value="0.324192" calcext:value-type="float">
            <text:p>0.324192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24637" calcext:value-type="float">
            <text:p>0.324637</text:p>
          </table:table-cell>
          <table:table-cell/>
        </table:table-row>
        <table:table-row table:style-name="ro1">
          <table:table-cell office:value-type="float" office:value="0.15791" calcext:value-type="float">
            <text:p>0.15791</text:p>
          </table:table-cell>
          <table:table-cell office:value-type="float" office:value="0.325101" calcext:value-type="float">
            <text:p>0.325101</text:p>
          </table:table-cell>
          <table:table-cell/>
        </table:table-row>
        <table:table-row table:style-name="ro1">
          <table:table-cell office:value-type="float" office:value="0.373828" calcext:value-type="float">
            <text:p>0.373828</text:p>
          </table:table-cell>
          <table:table-cell office:value-type="float" office:value="0.325594" calcext:value-type="float">
            <text:p>0.325594</text:p>
          </table:table-cell>
          <table:table-cell/>
        </table:table-row>
        <table:table-row table:style-name="ro1">
          <table:table-cell office:value-type="float" office:value="0.38833" calcext:value-type="float">
            <text:p>0.38833</text:p>
          </table:table-cell>
          <table:table-cell office:value-type="float" office:value="0.321515" calcext:value-type="float">
            <text:p>0.321515</text:p>
          </table:table-cell>
          <table:table-cell/>
        </table:table-row>
        <table:table-row table:style-name="ro1">
          <table:table-cell office:value-type="float" office:value="0.239282" calcext:value-type="float">
            <text:p>0.239282</text:p>
          </table:table-cell>
          <table:table-cell office:value-type="float" office:value="0.319366" calcext:value-type="float">
            <text:p>0.319366</text:p>
          </table:table-cell>
          <table:table-cell/>
        </table:table-row>
        <table:table-row table:style-name="ro1">
          <table:table-cell office:value-type="float" office:value="0.468896" calcext:value-type="float">
            <text:p>0.468896</text:p>
          </table:table-cell>
          <table:table-cell office:value-type="float" office:value="0.321264" calcext:value-type="float">
            <text:p>0.321264</text:p>
          </table:table-cell>
          <table:table-cell/>
        </table:table-row>
        <table:table-row table:style-name="ro1">
          <table:table-cell office:value-type="float" office:value="0.172412" calcext:value-type="float">
            <text:p>0.172412</text:p>
          </table:table-cell>
          <table:table-cell office:value-type="float" office:value="0.323833" calcext:value-type="float">
            <text:p>0.323833</text:p>
          </table:table-cell>
          <table:table-cell/>
        </table:table-row>
        <table:table-row table:style-name="ro1">
          <table:table-cell office:value-type="float" office:value="0.359326" calcext:value-type="float">
            <text:p>0.359326</text:p>
          </table:table-cell>
          <table:table-cell office:value-type="float" office:value="0.32687" calcext:value-type="float">
            <text:p>0.32687</text:p>
          </table:table-cell>
          <table:table-cell/>
        </table:table-row>
        <table:table-row table:style-name="ro1">
          <table:table-cell office:value-type="float" office:value="0.417334" calcext:value-type="float">
            <text:p>0.417334</text:p>
          </table:table-cell>
          <table:table-cell office:value-type="float" office:value="0.32495" calcext:value-type="float">
            <text:p>0.32495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24092" calcext:value-type="float">
            <text:p>0.324092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26555" calcext:value-type="float">
            <text:p>0.326555</text:p>
          </table:table-cell>
          <table:table-cell/>
        </table:table-row>
        <table:table-row table:style-name="ro1">
          <table:table-cell office:value-type="float" office:value="0.222363" calcext:value-type="float">
            <text:p>0.222363</text:p>
          </table:table-cell>
          <table:table-cell office:value-type="float" office:value="0.327723" calcext:value-type="float">
            <text:p>0.327723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29617" calcext:value-type="float">
            <text:p>0.329617</text:p>
          </table:table-cell>
          <table:table-cell/>
        </table:table-row>
        <table:table-row table:style-name="ro1">
          <table:table-cell office:value-type="float" office:value="0.414917" calcext:value-type="float">
            <text:p>0.414917</text:p>
          </table:table-cell>
          <table:table-cell office:value-type="float" office:value="0.327412" calcext:value-type="float">
            <text:p>0.327412</text:p>
          </table:table-cell>
          <table:table-cell/>
        </table:table-row>
        <table:table-row table:style-name="ro1">
          <table:table-cell office:value-type="float" office:value="0.191748" calcext:value-type="float">
            <text:p>0.191748</text:p>
          </table:table-cell>
          <table:table-cell office:value-type="float" office:value="0.32367" calcext:value-type="float">
            <text:p>0.32367</text:p>
          </table:table-cell>
          <table:table-cell/>
        </table:table-row>
        <table:table-row table:style-name="ro1">
          <table:table-cell office:value-type="float" office:value="0.450366" calcext:value-type="float">
            <text:p>0.450366</text:p>
          </table:table-cell>
          <table:table-cell office:value-type="float" office:value="0.322014" calcext:value-type="float">
            <text:p>0.322014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319991" calcext:value-type="float">
            <text:p>0.319991</text:p>
          </table:table-cell>
          <table:table-cell/>
        </table:table-row>
        <table:table-row table:style-name="ro1">
          <table:table-cell office:value-type="float" office:value="0.294873" calcext:value-type="float">
            <text:p>0.294873</text:p>
          </table:table-cell>
          <table:table-cell office:value-type="float" office:value="0.319392" calcext:value-type="float">
            <text:p>0.319392</text:p>
          </table:table-cell>
          <table:table-cell/>
        </table:table-row>
        <table:table-row table:style-name="ro1">
          <table:table-cell office:value-type="float" office:value="0.474536" calcext:value-type="float">
            <text:p>0.474536</text:p>
          </table:table-cell>
          <table:table-cell office:value-type="float" office:value="0.31583" calcext:value-type="float">
            <text:p>0.31583</text:p>
          </table:table-cell>
          <table:table-cell/>
        </table:table-row>
        <table:table-row table:style-name="ro1">
          <table:table-cell office:value-type="float" office:value="0.227197" calcext:value-type="float">
            <text:p>0.227197</text:p>
          </table:table-cell>
          <table:table-cell office:value-type="float" office:value="0.314019" calcext:value-type="float">
            <text:p>0.314019</text:p>
          </table:table-cell>
          <table:table-cell/>
        </table:table-row>
        <table:table-row table:style-name="ro1">
          <table:table-cell office:value-type="float" office:value="0.481787" calcext:value-type="float">
            <text:p>0.481787</text:p>
          </table:table-cell>
          <table:table-cell office:value-type="float" office:value="0.318972" calcext:value-type="float">
            <text:p>0.318972</text:p>
          </table:table-cell>
          <table:table-cell/>
        </table:table-row>
        <table:table-row table:style-name="ro1">
          <table:table-cell office:value-type="float" office:value="0.196582" calcext:value-type="float">
            <text:p>0.196582</text:p>
          </table:table-cell>
          <table:table-cell office:value-type="float" office:value="0.325682" calcext:value-type="float">
            <text:p>0.325682</text:p>
          </table:table-cell>
          <table:table-cell/>
        </table:table-row>
        <table:table-row table:style-name="ro1">
          <table:table-cell office:value-type="float" office:value="0.328711" calcext:value-type="float">
            <text:p>0.328711</text:p>
          </table:table-cell>
          <table:table-cell office:value-type="float" office:value="0.331998" calcext:value-type="float">
            <text:p>0.331998</text:p>
          </table:table-cell>
          <table:table-cell/>
        </table:table-row>
        <table:table-row table:style-name="ro1">
          <table:table-cell office:value-type="float" office:value="0.413306" calcext:value-type="float">
            <text:p>0.413306</text:p>
          </table:table-cell>
          <table:table-cell office:value-type="float" office:value="0.332283" calcext:value-type="float">
            <text:p>0.332283</text:p>
          </table:table-cell>
          <table:table-cell/>
        </table:table-row>
        <table:table-row table:style-name="ro1">
          <table:table-cell office:value-type="float" office:value="0.203833" calcext:value-type="float">
            <text:p>0.203833</text:p>
          </table:table-cell>
          <table:table-cell office:value-type="float" office:value="0.330759" calcext:value-type="float">
            <text:p>0.330759</text:p>
          </table:table-cell>
          <table:table-cell/>
        </table:table-row>
        <table:table-row table:style-name="ro1">
          <table:table-cell office:value-type="float" office:value="0.432642" calcext:value-type="float">
            <text:p>0.432642</text:p>
          </table:table-cell>
          <table:table-cell office:value-type="float" office:value="0.330897" calcext:value-type="float">
            <text:p>0.330897</text:p>
          </table:table-cell>
          <table:table-cell/>
        </table:table-row>
        <table:table-row table:style-name="ro1">
          <table:table-cell office:value-type="float" office:value="0.215918" calcext:value-type="float">
            <text:p>0.215918</text:p>
          </table:table-cell>
          <table:table-cell office:value-type="float" office:value="0.329071" calcext:value-type="float">
            <text:p>0.329071</text:p>
          </table:table-cell>
          <table:table-cell/>
        </table:table-row>
        <table:table-row table:style-name="ro1">
          <table:table-cell office:value-type="float" office:value="0.29729" calcext:value-type="float">
            <text:p>0.29729</text:p>
          </table:table-cell>
          <table:table-cell office:value-type="float" office:value="0.327151" calcext:value-type="float">
            <text:p>0.327151</text:p>
          </table:table-cell>
          <table:table-cell/>
        </table:table-row>
        <table:table-row table:style-name="ro1">
          <table:table-cell office:value-type="float" office:value="0.484204" calcext:value-type="float">
            <text:p>0.484204</text:p>
          </table:table-cell>
          <table:table-cell office:value-type="float" office:value="0.321971" calcext:value-type="float">
            <text:p>0.321971</text:p>
          </table:table-cell>
          <table:table-cell/>
        </table:table-row>
        <table:table-row table:style-name="ro1">
          <table:table-cell office:value-type="float" office:value="0.174023" calcext:value-type="float">
            <text:p>0.174023</text:p>
          </table:table-cell>
          <table:table-cell office:value-type="float" office:value="0.319155" calcext:value-type="float">
            <text:p>0.319155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22069" calcext:value-type="float">
            <text:p>0.322069</text:p>
          </table:table-cell>
          <table:table-cell/>
        </table:table-row>
        <table:table-row table:style-name="ro1">
          <table:table-cell office:value-type="float" office:value="0.256201" calcext:value-type="float">
            <text:p>0.256201</text:p>
          </table:table-cell>
          <table:table-cell office:value-type="float" office:value="0.323736" calcext:value-type="float">
            <text:p>0.323736</text:p>
          </table:table-cell>
          <table:table-cell/>
        </table:table-row>
        <table:table-row table:style-name="ro1">
          <table:table-cell office:value-type="float" office:value="0.318237" calcext:value-type="float">
            <text:p>0.318237</text:p>
          </table:table-cell>
          <table:table-cell office:value-type="float" office:value="0.325873" calcext:value-type="float">
            <text:p>0.325873</text:p>
          </table:table-cell>
          <table:table-cell/>
        </table:table-row>
        <table:table-row table:style-name="ro1">
          <table:table-cell office:value-type="float" office:value="0.451978" calcext:value-type="float">
            <text:p>0.451978</text:p>
          </table:table-cell>
          <table:table-cell office:value-type="float" office:value="0.326607" calcext:value-type="float">
            <text:p>0.326607</text:p>
          </table:table-cell>
          <table:table-cell/>
        </table:table-row>
        <table:table-row table:style-name="ro1">
          <table:table-cell office:value-type="float" office:value="0.193359" calcext:value-type="float">
            <text:p>0.193359</text:p>
          </table:table-cell>
          <table:table-cell office:value-type="float" office:value="0.328138" calcext:value-type="float">
            <text:p>0.328138</text:p>
          </table:table-cell>
          <table:table-cell/>
        </table:table-row>
        <table:table-row table:style-name="ro1">
          <table:table-cell office:value-type="float" office:value="0.406055" calcext:value-type="float">
            <text:p>0.406055</text:p>
          </table:table-cell>
          <table:table-cell office:value-type="float" office:value="0.33193" calcext:value-type="float">
            <text:p>0.33193</text:p>
          </table:table-cell>
          <table:table-cell/>
        </table:table-row>
        <table:table-row table:style-name="ro1">
          <table:table-cell office:value-type="float" office:value="0.300513" calcext:value-type="float">
            <text:p>0.300513</text:p>
          </table:table-cell>
          <table:table-cell office:value-type="float" office:value="0.331888" calcext:value-type="float">
            <text:p>0.331888</text:p>
          </table:table-cell>
          <table:table-cell/>
        </table:table-row>
        <table:table-row table:style-name="ro1">
          <table:table-cell office:value-type="float" office:value="0.274731" calcext:value-type="float">
            <text:p>0.274731</text:p>
          </table:table-cell>
          <table:table-cell office:value-type="float" office:value="0.331288" calcext:value-type="float">
            <text:p>0.331288</text:p>
          </table:table-cell>
          <table:table-cell/>
        </table:table-row>
        <table:table-row table:style-name="ro1">
          <table:table-cell office:value-type="float" office:value="0.496289" calcext:value-type="float">
            <text:p>0.496289</text:p>
          </table:table-cell>
          <table:table-cell office:value-type="float" office:value="0.329762" calcext:value-type="float">
            <text:p>0.329762</text:p>
          </table:table-cell>
          <table:table-cell/>
        </table:table-row>
        <table:table-row table:style-name="ro1">
          <table:table-cell office:value-type="float" office:value="0.151465" calcext:value-type="float">
            <text:p>0.151465</text:p>
          </table:table-cell>
          <table:table-cell office:value-type="float" office:value="0.329665" calcext:value-type="float">
            <text:p>0.329665</text:p>
          </table:table-cell>
          <table:table-cell/>
        </table:table-row>
        <table:table-row table:style-name="ro1">
          <table:table-cell office:value-type="float" office:value="0.417334" calcext:value-type="float">
            <text:p>0.417334</text:p>
          </table:table-cell>
          <table:table-cell office:value-type="float" office:value="0.332417" calcext:value-type="float">
            <text:p>0.332417</text:p>
          </table:table-cell>
          <table:table-cell/>
        </table:table-row>
        <table:table-row table:style-name="ro1">
          <table:table-cell office:value-type="float" office:value="0.294873" calcext:value-type="float">
            <text:p>0.294873</text:p>
          </table:table-cell>
          <table:table-cell office:value-type="float" office:value="0.330928" calcext:value-type="float">
            <text:p>0.330928</text:p>
          </table:table-cell>
          <table:table-cell/>
        </table:table-row>
        <table:table-row table:style-name="ro1">
          <table:table-cell office:value-type="float" office:value="0.29729" calcext:value-type="float">
            <text:p>0.29729</text:p>
          </table:table-cell>
          <table:table-cell office:value-type="float" office:value="0.328887" calcext:value-type="float">
            <text:p>0.328887</text:p>
          </table:table-cell>
          <table:table-cell/>
        </table:table-row>
        <table:table-row table:style-name="ro1">
          <table:table-cell office:value-type="float" office:value="0.423779" calcext:value-type="float">
            <text:p>0.423779</text:p>
          </table:table-cell>
          <table:table-cell office:value-type="float" office:value="0.327413" calcext:value-type="float">
            <text:p>0.327413</text:p>
          </table:table-cell>
          <table:table-cell/>
        </table:table-row>
        <table:table-row table:style-name="ro1">
          <table:table-cell office:value-type="float" office:value="0.182886" calcext:value-type="float">
            <text:p>0.182886</text:p>
          </table:table-cell>
          <table:table-cell office:value-type="float" office:value="0.326684" calcext:value-type="float">
            <text:p>0.326684</text:p>
          </table:table-cell>
          <table:table-cell/>
        </table:table-row>
        <table:table-row table:style-name="ro1">
          <table:table-cell office:value-type="float" office:value="0.434253" calcext:value-type="float">
            <text:p>0.434253</text:p>
          </table:table-cell>
          <table:table-cell office:value-type="float" office:value="0.326865" calcext:value-type="float">
            <text:p>0.326865</text:p>
          </table:table-cell>
          <table:table-cell/>
        </table:table-row>
        <table:table-row table:style-name="ro1">
          <table:table-cell office:value-type="float" office:value="0.240088" calcext:value-type="float">
            <text:p>0.240088</text:p>
          </table:table-cell>
          <table:table-cell office:value-type="float" office:value="0.324684" calcext:value-type="float">
            <text:p>0.324684</text:p>
          </table:table-cell>
          <table:table-cell/>
        </table:table-row>
        <table:table-row table:style-name="ro1">
          <table:table-cell office:value-type="float" office:value="0.314209" calcext:value-type="float">
            <text:p>0.314209</text:p>
          </table:table-cell>
          <table:table-cell office:value-type="float" office:value="0.323223" calcext:value-type="float">
            <text:p>0.323223</text:p>
          </table:table-cell>
          <table:table-cell/>
        </table:table-row>
        <table:table-row table:style-name="ro1">
          <table:table-cell office:value-type="float" office:value="0.481787" calcext:value-type="float">
            <text:p>0.481787</text:p>
          </table:table-cell>
          <table:table-cell office:value-type="float" office:value="0.320614" calcext:value-type="float">
            <text:p>0.320614</text:p>
          </table:table-cell>
          <table:table-cell/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0.321008" calcext:value-type="float">
            <text:p>0.321008</text:p>
          </table:table-cell>
          <table:table-cell/>
        </table:table-row>
        <table:table-row table:style-name="ro1">
          <table:table-cell office:value-type="float" office:value="0.464062" calcext:value-type="float">
            <text:p>0.464062</text:p>
          </table:table-cell>
          <table:table-cell office:value-type="float" office:value="0.326026" calcext:value-type="float">
            <text:p>0.326026</text:p>
          </table:table-cell>
          <table:table-cell/>
        </table:table-row>
        <table:table-row table:style-name="ro1">
          <table:table-cell office:value-type="float" office:value="0.255396" calcext:value-type="float">
            <text:p>0.255396</text:p>
          </table:table-cell>
          <table:table-cell office:value-type="float" office:value="0.328913" calcext:value-type="float">
            <text:p>0.328913</text:p>
          </table:table-cell>
          <table:table-cell/>
        </table:table-row>
        <table:table-row table:style-name="ro1">
          <table:table-cell office:value-type="float" office:value="0.319849" calcext:value-type="float">
            <text:p>0.319849</text:p>
          </table:table-cell>
          <table:table-cell office:value-type="float" office:value="0.331886" calcext:value-type="float">
            <text:p>0.331886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32755" calcext:value-type="float">
            <text:p>0.332755</text:p>
          </table:table-cell>
          <table:table-cell/>
        </table:table-row>
        <table:table-row table:style-name="ro1">
          <table:table-cell office:value-type="float" office:value="0.232837" calcext:value-type="float">
            <text:p>0.232837</text:p>
          </table:table-cell>
          <table:table-cell office:value-type="float" office:value="0.333029" calcext:value-type="float">
            <text:p>0.333029</text:p>
          </table:table-cell>
          <table:table-cell/>
        </table:table-row>
        <table:table-row table:style-name="ro1">
          <table:table-cell office:value-type="float" office:value="0.472119" calcext:value-type="float">
            <text:p>0.472119</text:p>
          </table:table-cell>
          <table:table-cell office:value-type="float" office:value="0.335249" calcext:value-type="float">
            <text:p>0.335249</text:p>
          </table:table-cell>
          <table:table-cell/>
        </table:table-row>
        <table:table-row table:style-name="ro1">
          <table:table-cell office:value-type="float" office:value="0.150659" calcext:value-type="float">
            <text:p>0.150659</text:p>
          </table:table-cell>
          <table:table-cell office:value-type="float" office:value="0.337237" calcext:value-type="float">
            <text:p>0.337237</text:p>
          </table:table-cell>
          <table:table-cell/>
        </table:table-row>
        <table:table-row table:style-name="ro1">
          <table:table-cell office:value-type="float" office:value="0.312598" calcext:value-type="float">
            <text:p>0.312598</text:p>
          </table:table-cell>
          <table:table-cell office:value-type="float" office:value="0.337832" calcext:value-type="float">
            <text:p>0.337832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30832" calcext:value-type="float">
            <text:p>0.330832</text:p>
          </table:table-cell>
          <table:table-cell/>
        </table:table-row>
        <table:table-row table:style-name="ro1">
          <table:table-cell office:value-type="float" office:value="0.152271" calcext:value-type="float">
            <text:p>0.152271</text:p>
          </table:table-cell>
          <table:table-cell office:value-type="float" office:value="0.324544" calcext:value-type="float">
            <text:p>0.324544</text:p>
          </table:table-cell>
          <table:table-cell/>
        </table:table-row>
        <table:table-row table:style-name="ro1">
          <table:table-cell office:value-type="float" office:value="0.425391" calcext:value-type="float">
            <text:p>0.425391</text:p>
          </table:table-cell>
          <table:table-cell office:value-type="float" office:value="0.323742" calcext:value-type="float">
            <text:p>0.323742</text:p>
          </table:table-cell>
          <table:table-cell/>
        </table:table-row>
        <table:table-row table:style-name="ro1">
          <table:table-cell office:value-type="float" office:value="0.313403" calcext:value-type="float">
            <text:p>0.313403</text:p>
          </table:table-cell>
          <table:table-cell office:value-type="float" office:value="0.320616" calcext:value-type="float">
            <text:p>0.320616</text:p>
          </table:table-cell>
          <table:table-cell/>
        </table:table-row>
        <table:table-row table:style-name="ro1">
          <table:table-cell office:value-type="float" office:value="0.31582" calcext:value-type="float">
            <text:p>0.31582</text:p>
          </table:table-cell>
          <table:table-cell office:value-type="float" office:value="0.319751" calcext:value-type="float">
            <text:p>0.319751</text:p>
          </table:table-cell>
          <table:table-cell/>
        </table:table-row>
        <table:table-row table:style-name="ro1">
          <table:table-cell office:value-type="float" office:value="0.43667" calcext:value-type="float">
            <text:p>0.43667</text:p>
          </table:table-cell>
          <table:table-cell office:value-type="float" office:value="0.32176" calcext:value-type="float">
            <text:p>0.32176</text:p>
          </table:table-cell>
          <table:table-cell/>
        </table:table-row>
        <table:table-row table:style-name="ro1">
          <table:table-cell office:value-type="float" office:value="0.252979" calcext:value-type="float">
            <text:p>0.252979</text:p>
          </table:table-cell>
          <table:table-cell office:value-type="float" office:value="0.325613" calcext:value-type="float">
            <text:p>0.325613</text:p>
          </table:table-cell>
          <table:table-cell/>
        </table:table-row>
        <table:table-row table:style-name="ro1">
          <table:table-cell office:value-type="float" office:value="0.490649" calcext:value-type="float">
            <text:p>0.490649</text:p>
          </table:table-cell>
          <table:table-cell office:value-type="float" office:value="0.331793" calcext:value-type="float">
            <text:p>0.331793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38421" calcext:value-type="float">
            <text:p>0.338421</text:p>
          </table:table-cell>
          <table:table-cell/>
        </table:table-row>
        <table:table-row table:style-name="ro1">
          <table:table-cell office:value-type="float" office:value="0.390747" calcext:value-type="float">
            <text:p>0.390747</text:p>
          </table:table-cell>
          <table:table-cell office:value-type="float" office:value="0.343494" calcext:value-type="float">
            <text:p>0.343494</text:p>
          </table:table-cell>
          <table:table-cell/>
        </table:table-row>
        <table:table-row table:style-name="ro1">
          <table:table-cell office:value-type="float" office:value="0.396387" calcext:value-type="float">
            <text:p>0.396387</text:p>
          </table:table-cell>
          <table:table-cell office:value-type="float" office:value="0.341772" calcext:value-type="float">
            <text:p>0.341772</text:p>
          </table:table-cell>
          <table:table-cell/>
        </table:table-row>
        <table:table-row table:style-name="ro1">
          <table:table-cell office:value-type="float" office:value="0.240894" calcext:value-type="float">
            <text:p>0.240894</text:p>
          </table:table-cell>
          <table:table-cell office:value-type="float" office:value="0.340008" calcext:value-type="float">
            <text:p>0.340008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340797" calcext:value-type="float">
            <text:p>0.340797</text:p>
          </table:table-cell>
          <table:table-cell/>
        </table:table-row>
        <table:table-row table:style-name="ro1">
          <table:table-cell office:value-type="float" office:value="0.18208" calcext:value-type="float">
            <text:p>0.18208</text:p>
          </table:table-cell>
          <table:table-cell office:value-type="float" office:value="0.340809" calcext:value-type="float">
            <text:p>0.340809</text:p>
          </table:table-cell>
          <table:table-cell/>
        </table:table-row>
        <table:table-row table:style-name="ro1">
          <table:table-cell office:value-type="float" office:value="0.438281" calcext:value-type="float">
            <text:p>0.438281</text:p>
          </table:table-cell>
          <table:table-cell office:value-type="float" office:value="0.340679" calcext:value-type="float">
            <text:p>0.340679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38058" calcext:value-type="float">
            <text:p>0.338058</text:p>
          </table:table-cell>
          <table:table-cell/>
        </table:table-row>
        <table:table-row table:style-name="ro1">
          <table:table-cell office:value-type="float" office:value="0.355298" calcext:value-type="float">
            <text:p>0.355298</text:p>
          </table:table-cell>
          <table:table-cell office:value-type="float" office:value="0.333096" calcext:value-type="float">
            <text:p>0.333096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324686" calcext:value-type="float">
            <text:p>0.324686</text:p>
          </table:table-cell>
          <table:table-cell/>
        </table:table-row>
        <table:table-row table:style-name="ro1">
          <table:table-cell office:value-type="float" office:value="0.219946" calcext:value-type="float">
            <text:p>0.219946</text:p>
          </table:table-cell>
          <table:table-cell office:value-type="float" office:value="0.320094" calcext:value-type="float">
            <text:p>0.320094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21708" calcext:value-type="float">
            <text:p>0.321708</text:p>
          </table:table-cell>
          <table:table-cell/>
        </table:table-row>
        <table:table-row table:style-name="ro1">
          <table:table-cell office:value-type="float" office:value="0.180469" calcext:value-type="float">
            <text:p>0.180469</text:p>
          </table:table-cell>
          <table:table-cell office:value-type="float" office:value="0.324244" calcext:value-type="float">
            <text:p>0.324244</text:p>
          </table:table-cell>
          <table:table-cell/>
        </table:table-row>
        <table:table-row table:style-name="ro1">
          <table:table-cell office:value-type="float" office:value="0.348047" calcext:value-type="float">
            <text:p>0.348047</text:p>
          </table:table-cell>
          <table:table-cell office:value-type="float" office:value="0.327125" calcext:value-type="float">
            <text:p>0.327125</text:p>
          </table:table-cell>
          <table:table-cell/>
        </table:table-row>
        <table:table-row table:style-name="ro1">
          <table:table-cell office:value-type="float" office:value="0.409277" calcext:value-type="float">
            <text:p>0.409277</text:p>
          </table:table-cell>
          <table:table-cell office:value-type="float" office:value="0.325331" calcext:value-type="float">
            <text:p>0.325331</text:p>
          </table:table-cell>
          <table:table-cell/>
        </table:table-row>
        <table:table-row table:style-name="ro1">
          <table:table-cell office:value-type="float" office:value="0.24895" calcext:value-type="float">
            <text:p>0.24895</text:p>
          </table:table-cell>
          <table:table-cell office:value-type="float" office:value="0.323877" calcext:value-type="float">
            <text:p>0.323877</text:p>
          </table:table-cell>
          <table:table-cell/>
        </table:table-row>
        <table:table-row table:style-name="ro1">
          <table:table-cell office:value-type="float" office:value="0.476147" calcext:value-type="float">
            <text:p>0.476147</text:p>
          </table:table-cell>
          <table:table-cell office:value-type="float" office:value="0.326396" calcext:value-type="float">
            <text:p>0.326396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30084" calcext:value-type="float">
            <text:p>0.330084</text:p>
          </table:table-cell>
          <table:table-cell/>
        </table:table-row>
        <table:table-row table:style-name="ro1">
          <table:table-cell office:value-type="float" office:value="0.387524" calcext:value-type="float">
            <text:p>0.387524</text:p>
          </table:table-cell>
          <table:table-cell office:value-type="float" office:value="0.333462" calcext:value-type="float">
            <text:p>0.333462</text:p>
          </table:table-cell>
          <table:table-cell/>
        </table:table-row>
        <table:table-row table:style-name="ro1">
          <table:table-cell office:value-type="float" office:value="0.390747" calcext:value-type="float">
            <text:p>0.390747</text:p>
          </table:table-cell>
          <table:table-cell office:value-type="float" office:value="0.331414" calcext:value-type="float">
            <text:p>0.331414</text:p>
          </table:table-cell>
          <table:table-cell/>
        </table:table-row>
        <table:table-row table:style-name="ro1">
          <table:table-cell office:value-type="float" office:value="0.257812" calcext:value-type="float">
            <text:p>0.257812</text:p>
          </table:table-cell>
          <table:table-cell office:value-type="float" office:value="0.330297" calcext:value-type="float">
            <text:p>0.330297</text:p>
          </table:table-cell>
          <table:table-cell/>
        </table:table-row>
        <table:table-row table:style-name="ro1">
          <table:table-cell office:value-type="float" office:value="0.468896" calcext:value-type="float">
            <text:p>0.468896</text:p>
          </table:table-cell>
          <table:table-cell office:value-type="float" office:value="0.332616" calcext:value-type="float">
            <text:p>0.332616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35268" calcext:value-type="float">
            <text:p>0.335268</text:p>
          </table:table-cell>
          <table:table-cell/>
        </table:table-row>
        <table:table-row table:style-name="ro1">
          <table:table-cell office:value-type="float" office:value="0.381079" calcext:value-type="float">
            <text:p>0.381079</text:p>
          </table:table-cell>
          <table:table-cell office:value-type="float" office:value="0.337529" calcext:value-type="float">
            <text:p>0.337529</text:p>
          </table:table-cell>
          <table:table-cell/>
        </table:table-row>
        <table:table-row table:style-name="ro1">
          <table:table-cell office:value-type="float" office:value="0.325488" calcext:value-type="float">
            <text:p>0.325488</text:p>
          </table:table-cell>
          <table:table-cell office:value-type="float" office:value="0.334438" calcext:value-type="float">
            <text:p>0.334438</text:p>
          </table:table-cell>
          <table:table-cell/>
        </table:table-row>
        <table:table-row table:style-name="ro1">
          <table:table-cell office:value-type="float" office:value="0.25459" calcext:value-type="float">
            <text:p>0.25459</text:p>
          </table:table-cell>
          <table:table-cell office:value-type="float" office:value="0.330418" calcext:value-type="float">
            <text:p>0.330418</text:p>
          </table:table-cell>
          <table:table-cell/>
        </table:table-row>
        <table:table-row table:style-name="ro1">
          <table:table-cell office:value-type="float" office:value="0.490649" calcext:value-type="float">
            <text:p>0.490649</text:p>
          </table:table-cell>
          <table:table-cell office:value-type="float" office:value="0.327114" calcext:value-type="float">
            <text:p>0.327114</text:p>
          </table:table-cell>
          <table:table-cell/>
        </table:table-row>
        <table:table-row table:style-name="ro1">
          <table:table-cell office:value-type="float" office:value="0.149854" calcext:value-type="float">
            <text:p>0.149854</text:p>
          </table:table-cell>
          <table:table-cell office:value-type="float" office:value="0.325686" calcext:value-type="float">
            <text:p>0.325686</text:p>
          </table:table-cell>
          <table:table-cell/>
        </table:table-row>
        <table:table-row table:style-name="ro1">
          <table:table-cell office:value-type="float" office:value="0.443115" calcext:value-type="float">
            <text:p>0.443115</text:p>
          </table:table-cell>
          <table:table-cell office:value-type="float" office:value="0.32718" calcext:value-type="float">
            <text:p>0.32718</text:p>
          </table:table-cell>
          <table:table-cell/>
        </table:table-row>
        <table:table-row table:style-name="ro1">
          <table:table-cell office:value-type="float" office:value="0.253784" calcext:value-type="float">
            <text:p>0.253784</text:p>
          </table:table-cell>
          <table:table-cell office:value-type="float" office:value="0.326007" calcext:value-type="float">
            <text:p>0.326007</text:p>
          </table:table-cell>
          <table:table-cell/>
        </table:table-row>
        <table:table-row table:style-name="ro1">
          <table:table-cell office:value-type="float" office:value="0.349658" calcext:value-type="float">
            <text:p>0.349658</text:p>
          </table:table-cell>
          <table:table-cell office:value-type="float" office:value="0.324945" calcext:value-type="float">
            <text:p>0.324945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4377" calcext:value-type="float">
            <text:p>0.324377</text:p>
          </table:table-cell>
          <table:table-cell/>
        </table:table-row>
        <table:table-row table:style-name="ro1">
          <table:table-cell office:value-type="float" office:value="0.245728" calcext:value-type="float">
            <text:p>0.245728</text:p>
          </table:table-cell>
          <table:table-cell office:value-type="float" office:value="0.32595" calcext:value-type="float">
            <text:p>0.32595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30106" calcext:value-type="float">
            <text:p>0.330106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334296" calcext:value-type="float">
            <text:p>0.334296</text:p>
          </table:table-cell>
          <table:table-cell/>
        </table:table-row>
        <table:table-row table:style-name="ro1">
          <table:table-cell office:value-type="float" office:value="0.394775" calcext:value-type="float">
            <text:p>0.394775</text:p>
          </table:table-cell>
          <table:table-cell office:value-type="float" office:value="0.337545" calcext:value-type="float">
            <text:p>0.337545</text:p>
          </table:table-cell>
          <table:table-cell/>
        </table:table-row>
        <table:table-row table:style-name="ro1">
          <table:table-cell office:value-type="float" office:value="0.399609" calcext:value-type="float">
            <text:p>0.399609</text:p>
          </table:table-cell>
          <table:table-cell office:value-type="float" office:value="0.335235" calcext:value-type="float">
            <text:p>0.335235</text:p>
          </table:table-cell>
          <table:table-cell/>
        </table:table-row>
        <table:table-row table:style-name="ro1">
          <table:table-cell office:value-type="float" office:value="0.249756" calcext:value-type="float">
            <text:p>0.249756</text:p>
          </table:table-cell>
          <table:table-cell office:value-type="float" office:value="0.334191" calcext:value-type="float">
            <text:p>0.334191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36589" calcext:value-type="float">
            <text:p>0.336589</text:p>
          </table:table-cell>
          <table:table-cell/>
        </table:table-row>
        <table:table-row table:style-name="ro1">
          <table:table-cell office:value-type="float" office:value="0.174829" calcext:value-type="float">
            <text:p>0.174829</text:p>
          </table:table-cell>
          <table:table-cell office:value-type="float" office:value="0.338442" calcext:value-type="float">
            <text:p>0.338442</text:p>
          </table:table-cell>
          <table:table-cell/>
        </table:table-row>
        <table:table-row table:style-name="ro1">
          <table:table-cell office:value-type="float" office:value="0.439087" calcext:value-type="float">
            <text:p>0.439087</text:p>
          </table:table-cell>
          <table:table-cell office:value-type="float" office:value="0.339386" calcext:value-type="float">
            <text:p>0.339386</text:p>
          </table:table-cell>
          <table:table-cell/>
        </table:table-row>
        <table:table-row table:style-name="ro1">
          <table:table-cell office:value-type="float" office:value="0.21189" calcext:value-type="float">
            <text:p>0.21189</text:p>
          </table:table-cell>
          <table:table-cell office:value-type="float" office:value="0.337001" calcext:value-type="float">
            <text:p>0.337001</text:p>
          </table:table-cell>
          <table:table-cell/>
        </table:table-row>
        <table:table-row table:style-name="ro1">
          <table:table-cell office:value-type="float" office:value="0.332739" calcext:value-type="float">
            <text:p>0.332739</text:p>
          </table:table-cell>
          <table:table-cell office:value-type="float" office:value="0.333306" calcext:value-type="float">
            <text:p>0.333306</text:p>
          </table:table-cell>
          <table:table-cell/>
        </table:table-row>
        <table:table-row table:style-name="ro1">
          <table:table-cell office:value-type="float" office:value="0.494678" calcext:value-type="float">
            <text:p>0.494678</text:p>
          </table:table-cell>
          <table:table-cell office:value-type="float" office:value="0.327343" calcext:value-type="float">
            <text:p>0.327343</text:p>
          </table:table-cell>
          <table:table-cell/>
        </table:table-row>
        <table:table-row table:style-name="ro1">
          <table:table-cell office:value-type="float" office:value="0.18772" calcext:value-type="float">
            <text:p>0.18772</text:p>
          </table:table-cell>
          <table:table-cell office:value-type="float" office:value="0.325624" calcext:value-type="float">
            <text:p>0.325624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30415" calcext:value-type="float">
            <text:p>0.330415</text:p>
          </table:table-cell>
          <table:table-cell/>
        </table:table-row>
        <table:table-row table:style-name="ro1">
          <table:table-cell office:value-type="float" office:value="0.240088" calcext:value-type="float">
            <text:p>0.240088</text:p>
          </table:table-cell>
          <table:table-cell office:value-type="float" office:value="0.333309" calcext:value-type="float">
            <text:p>0.333309</text:p>
          </table:table-cell>
          <table:table-cell/>
        </table:table-row>
        <table:table-row table:style-name="ro1">
          <table:table-cell office:value-type="float" office:value="0.312598" calcext:value-type="float">
            <text:p>0.312598</text:p>
          </table:table-cell>
          <table:table-cell office:value-type="float" office:value="0.335033" calcext:value-type="float">
            <text:p>0.335033</text:p>
          </table:table-cell>
          <table:table-cell/>
        </table:table-row>
        <table:table-row table:style-name="ro1">
          <table:table-cell office:value-type="float" office:value="0.452783" calcext:value-type="float">
            <text:p>0.452783</text:p>
          </table:table-cell>
          <table:table-cell office:value-type="float" office:value="0.333449" calcext:value-type="float">
            <text:p>0.333449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32116" calcext:value-type="float">
            <text:p>0.332116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33739" calcext:value-type="float">
            <text:p>0.333739</text:p>
          </table:table-cell>
          <table:table-cell/>
        </table:table-row>
        <table:table-row table:style-name="ro1">
          <table:table-cell office:value-type="float" office:value="0.169189" calcext:value-type="float">
            <text:p>0.169189</text:p>
          </table:table-cell>
          <table:table-cell office:value-type="float" office:value="0.333481" calcext:value-type="float">
            <text:p>0.333481</text:p>
          </table:table-cell>
          <table:table-cell/>
        </table:table-row>
        <table:table-row table:style-name="ro1">
          <table:table-cell office:value-type="float" office:value="0.374634" calcext:value-type="float">
            <text:p>0.374634</text:p>
          </table:table-cell>
          <table:table-cell office:value-type="float" office:value="0.331179" calcext:value-type="float">
            <text:p>0.331179</text:p>
          </table:table-cell>
          <table:table-cell/>
        </table:table-row>
        <table:table-row table:style-name="ro1">
          <table:table-cell office:value-type="float" office:value="0.422168" calcext:value-type="float">
            <text:p>0.422168</text:p>
          </table:table-cell>
          <table:table-cell office:value-type="float" office:value="0.325241" calcext:value-type="float">
            <text:p>0.325241</text:p>
          </table:table-cell>
          <table:table-cell/>
        </table:table-row>
        <table:table-row table:style-name="ro1">
          <table:table-cell office:value-type="float" office:value="0.213501" calcext:value-type="float">
            <text:p>0.213501</text:p>
          </table:table-cell>
          <table:table-cell office:value-type="float" office:value="0.32289" calcext:value-type="float">
            <text:p>0.32289</text:p>
          </table:table-cell>
          <table:table-cell/>
        </table:table-row>
        <table:table-row table:style-name="ro1">
          <table:table-cell office:value-type="float" office:value="0.468896" calcext:value-type="float">
            <text:p>0.468896</text:p>
          </table:table-cell>
          <table:table-cell office:value-type="float" office:value="0.325464" calcext:value-type="float">
            <text:p>0.325464</text:p>
          </table:table-cell>
          <table:table-cell/>
        </table:table-row>
        <table:table-row table:style-name="ro1">
          <table:table-cell office:value-type="float" office:value="0.178052" calcext:value-type="float">
            <text:p>0.178052</text:p>
          </table:table-cell>
          <table:table-cell office:value-type="float" office:value="0.32747" calcext:value-type="float">
            <text:p>0.32747</text:p>
          </table:table-cell>
          <table:table-cell/>
        </table:table-row>
        <table:table-row table:style-name="ro1">
          <table:table-cell office:value-type="float" office:value="0.344824" calcext:value-type="float">
            <text:p>0.344824</text:p>
          </table:table-cell>
          <table:table-cell office:value-type="float" office:value="0.32921" calcext:value-type="float">
            <text:p>0.32921</text:p>
          </table:table-cell>
          <table:table-cell/>
        </table:table-row>
        <table:table-row table:style-name="ro1">
          <table:table-cell office:value-type="float" office:value="0.377051" calcext:value-type="float">
            <text:p>0.377051</text:p>
          </table:table-cell>
          <table:table-cell office:value-type="float" office:value="0.326177" calcext:value-type="float">
            <text:p>0.326177</text:p>
          </table:table-cell>
          <table:table-cell/>
        </table:table-row>
        <table:table-row table:style-name="ro1">
          <table:table-cell office:value-type="float" office:value="0.239282" calcext:value-type="float">
            <text:p>0.239282</text:p>
          </table:table-cell>
          <table:table-cell office:value-type="float" office:value="0.322755" calcext:value-type="float">
            <text:p>0.322755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2209" calcext:value-type="float">
            <text:p>0.32209</text:p>
          </table:table-cell>
          <table:table-cell/>
        </table:table-row>
        <table:table-row table:style-name="ro1">
          <table:table-cell office:value-type="float" office:value="0.145825" calcext:value-type="float">
            <text:p>0.145825</text:p>
          </table:table-cell>
          <table:table-cell office:value-type="float" office:value="0.323266" calcext:value-type="float">
            <text:p>0.323266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25838" calcext:value-type="float">
            <text:p>0.325838</text:p>
          </table:table-cell>
          <table:table-cell/>
        </table:table-row>
        <table:table-row table:style-name="ro1">
          <table:table-cell office:value-type="float" office:value="0.323071" calcext:value-type="float">
            <text:p>0.323071</text:p>
          </table:table-cell>
          <table:table-cell office:value-type="float" office:value="0.324258" calcext:value-type="float">
            <text:p>0.324258</text:p>
          </table:table-cell>
          <table:table-cell/>
        </table:table-row>
        <table:table-row table:style-name="ro1">
          <table:table-cell office:value-type="float" office:value="0.294873" calcext:value-type="float">
            <text:p>0.294873</text:p>
          </table:table-cell>
          <table:table-cell office:value-type="float" office:value="0.323221" calcext:value-type="float">
            <text:p>0.323221</text:p>
          </table:table-cell>
          <table:table-cell/>
        </table:table-row>
        <table:table-row table:style-name="ro1">
          <table:table-cell office:value-type="float" office:value="0.435864" calcext:value-type="float">
            <text:p>0.435864</text:p>
          </table:table-cell>
          <table:table-cell office:value-type="float" office:value="0.324314" calcext:value-type="float">
            <text:p>0.324314</text:p>
          </table:table-cell>
          <table:table-cell/>
        </table:table-row>
        <table:table-row table:style-name="ro1">
          <table:table-cell office:value-type="float" office:value="0.263452" calcext:value-type="float">
            <text:p>0.263452</text:p>
          </table:table-cell>
          <table:table-cell office:value-type="float" office:value="0.326426" calcext:value-type="float">
            <text:p>0.326426</text:p>
          </table:table-cell>
          <table:table-cell/>
        </table:table-row>
        <table:table-row table:style-name="ro1">
          <table:table-cell office:value-type="float" office:value="0.447144" calcext:value-type="float">
            <text:p>0.447144</text:p>
          </table:table-cell>
          <table:table-cell office:value-type="float" office:value="0.331156" calcext:value-type="float">
            <text:p>0.331156</text:p>
          </table:table-cell>
          <table:table-cell/>
        </table:table-row>
        <table:table-row table:style-name="ro1">
          <table:table-cell office:value-type="float" office:value="0.185303" calcext:value-type="float">
            <text:p>0.185303</text:p>
          </table:table-cell>
          <table:table-cell office:value-type="float" office:value="0.336352" calcext:value-type="float">
            <text:p>0.336352</text:p>
          </table:table-cell>
          <table:table-cell/>
        </table:table-row>
        <table:table-row table:style-name="ro1">
          <table:table-cell office:value-type="float" office:value="0.320654" calcext:value-type="float">
            <text:p>0.320654</text:p>
          </table:table-cell>
          <table:table-cell office:value-type="float" office:value="0.339358" calcext:value-type="float">
            <text:p>0.339358</text:p>
          </table:table-cell>
          <table:table-cell/>
        </table:table-row>
        <table:table-row table:style-name="ro1">
          <table:table-cell office:value-type="float" office:value="0.478564" calcext:value-type="float">
            <text:p>0.478564</text:p>
          </table:table-cell>
          <table:table-cell office:value-type="float" office:value="0.335061" calcext:value-type="float">
            <text:p>0.335061</text:p>
          </table:table-cell>
          <table:table-cell/>
        </table:table-row>
        <table:table-row table:style-name="ro1">
          <table:table-cell office:value-type="float" office:value="0.156299" calcext:value-type="float">
            <text:p>0.156299</text:p>
          </table:table-cell>
          <table:table-cell office:value-type="float" office:value="0.331595" calcext:value-type="float">
            <text:p>0.331595</text:p>
          </table:table-cell>
          <table:table-cell/>
        </table:table-row>
        <table:table-row table:style-name="ro1">
          <table:table-cell office:value-type="float" office:value="0.420557" calcext:value-type="float">
            <text:p>0.420557</text:p>
          </table:table-cell>
          <table:table-cell office:value-type="float" office:value="0.332585" calcext:value-type="float">
            <text:p>0.332585</text:p>
          </table:table-cell>
          <table:table-cell/>
        </table:table-row>
        <table:table-row table:style-name="ro1">
          <table:table-cell office:value-type="float" office:value="0.310181" calcext:value-type="float">
            <text:p>0.310181</text:p>
          </table:table-cell>
          <table:table-cell office:value-type="float" office:value="0.329907" calcext:value-type="float">
            <text:p>0.329907</text:p>
          </table:table-cell>
          <table:table-cell/>
        </table:table-row>
        <table:table-row table:style-name="ro1">
          <table:table-cell office:value-type="float" office:value="0.298096" calcext:value-type="float">
            <text:p>0.298096</text:p>
          </table:table-cell>
          <table:table-cell office:value-type="float" office:value="0.328023" calcext:value-type="float">
            <text:p>0.328023</text:p>
          </table:table-cell>
          <table:table-cell/>
        </table:table-row>
        <table:table-row table:style-name="ro1">
          <table:table-cell office:value-type="float" office:value="0.427002" calcext:value-type="float">
            <text:p>0.427002</text:p>
          </table:table-cell>
          <table:table-cell office:value-type="float" office:value="0.327703" calcext:value-type="float">
            <text:p>0.327703</text:p>
          </table:table-cell>
          <table:table-cell/>
        </table:table-row>
        <table:table-row table:style-name="ro1">
          <table:table-cell office:value-type="float" office:value="0.179663" calcext:value-type="float">
            <text:p>0.179663</text:p>
          </table:table-cell>
          <table:table-cell office:value-type="float" office:value="0.328181" calcext:value-type="float">
            <text:p>0.328181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29015" calcext:value-type="float">
            <text:p>0.329015</text:p>
          </table:table-cell>
          <table:table-cell/>
        </table:table-row>
        <table:table-row table:style-name="ro1">
          <table:table-cell office:value-type="float" office:value="0.277954" calcext:value-type="float">
            <text:p>0.277954</text:p>
          </table:table-cell>
          <table:table-cell office:value-type="float" office:value="0.326664" calcext:value-type="float">
            <text:p>0.326664</text:p>
          </table:table-cell>
          <table:table-cell/>
        </table:table-row>
        <table:table-row table:style-name="ro1">
          <table:table-cell office:value-type="float" office:value="0.30293" calcext:value-type="float">
            <text:p>0.30293</text:p>
          </table:table-cell>
          <table:table-cell office:value-type="float" office:value="0.325401" calcext:value-type="float">
            <text:p>0.325401</text:p>
          </table:table-cell>
          <table:table-cell/>
        </table:table-row>
        <table:table-row table:style-name="ro1">
          <table:table-cell office:value-type="float" office:value="0.489038" calcext:value-type="float">
            <text:p>0.489038</text:p>
          </table:table-cell>
          <table:table-cell office:value-type="float" office:value="0.324234" calcext:value-type="float">
            <text:p>0.324234</text:p>
          </table:table-cell>
          <table:table-cell/>
        </table:table-row>
        <table:table-row table:style-name="ro1">
          <table:table-cell office:value-type="float" office:value="0.172412" calcext:value-type="float">
            <text:p>0.172412</text:p>
          </table:table-cell>
          <table:table-cell office:value-type="float" office:value="0.325702" calcext:value-type="float">
            <text:p>0.325702</text:p>
          </table:table-cell>
          <table:table-cell/>
        </table:table-row>
        <table:table-row table:style-name="ro1">
          <table:table-cell office:value-type="float" office:value="0.430225" calcext:value-type="float">
            <text:p>0.430225</text:p>
          </table:table-cell>
          <table:table-cell office:value-type="float" office:value="0.330782" calcext:value-type="float">
            <text:p>0.330782</text:p>
          </table:table-cell>
          <table:table-cell/>
        </table:table-row>
        <table:table-row table:style-name="ro1">
          <table:table-cell office:value-type="float" office:value="0.309375" calcext:value-type="float">
            <text:p>0.309375</text:p>
          </table:table-cell>
          <table:table-cell office:value-type="float" office:value="0.332165" calcext:value-type="float">
            <text:p>0.332165</text:p>
          </table:table-cell>
          <table:table-cell/>
        </table:table-row>
        <table:table-row table:style-name="ro1">
          <table:table-cell office:value-type="float" office:value="0.290039" calcext:value-type="float">
            <text:p>0.290039</text:p>
          </table:table-cell>
          <table:table-cell office:value-type="float" office:value="0.333379" calcext:value-type="float">
            <text:p>0.333379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3428" calcext:value-type="float">
            <text:p>0.33428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35327" calcext:value-type="float">
            <text:p>0.335327</text:p>
          </table:table-cell>
          <table:table-cell/>
        </table:table-row>
        <table:table-row table:style-name="ro1">
          <table:table-cell office:value-type="float" office:value="0.487427" calcext:value-type="float">
            <text:p>0.487427</text:p>
          </table:table-cell>
          <table:table-cell office:value-type="float" office:value="0.339112" calcext:value-type="float">
            <text:p>0.339112</text:p>
          </table:table-cell>
          <table:table-cell/>
        </table:table-row>
        <table:table-row table:style-name="ro1">
          <table:table-cell office:value-type="float" office:value="0.138574" calcext:value-type="float">
            <text:p>0.138574</text:p>
          </table:table-cell>
          <table:table-cell office:value-type="float" office:value="0.343185" calcext:value-type="float">
            <text:p>0.343185</text:p>
          </table:table-cell>
          <table:table-cell/>
        </table:table-row>
        <table:table-row table:style-name="ro1">
          <table:table-cell office:value-type="float" office:value="0.344019" calcext:value-type="float">
            <text:p>0.344019</text:p>
          </table:table-cell>
          <table:table-cell office:value-type="float" office:value="0.344901" calcext:value-type="float">
            <text:p>0.344901</text:p>
          </table:table-cell>
          <table:table-cell/>
        </table:table-row>
        <table:table-row table:style-name="ro1">
          <table:table-cell office:value-type="float" office:value="0.422168" calcext:value-type="float">
            <text:p>0.422168</text:p>
          </table:table-cell>
          <table:table-cell office:value-type="float" office:value="0.338402" calcext:value-type="float">
            <text:p>0.338402</text:p>
          </table:table-cell>
          <table:table-cell/>
        </table:table-row>
        <table:table-row table:style-name="ro1">
          <table:table-cell office:value-type="float" office:value="0.189331" calcext:value-type="float">
            <text:p>0.189331</text:p>
          </table:table-cell>
          <table:table-cell office:value-type="float" office:value="0.331696" calcext:value-type="float">
            <text:p>0.331696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29205" calcext:value-type="float">
            <text:p>0.329205</text:p>
          </table:table-cell>
          <table:table-cell/>
        </table:table-row>
        <table:table-row table:style-name="ro1">
          <table:table-cell office:value-type="float" office:value="0.246533" calcext:value-type="float">
            <text:p>0.246533</text:p>
          </table:table-cell>
          <table:table-cell office:value-type="float" office:value="0.325824" calcext:value-type="float">
            <text:p>0.325824</text:p>
          </table:table-cell>
          <table:table-cell/>
        </table:table-row>
        <table:table-row table:style-name="ro1">
          <table:table-cell office:value-type="float" office:value="0.334351" calcext:value-type="float">
            <text:p>0.334351</text:p>
          </table:table-cell>
          <table:table-cell office:value-type="float" office:value="0.32452" calcext:value-type="float">
            <text:p>0.32452</text:p>
          </table:table-cell>
          <table:table-cell/>
        </table:table-row>
        <table:table-row table:style-name="ro1">
          <table:table-cell office:value-type="float" office:value="0.409277" calcext:value-type="float">
            <text:p>0.409277</text:p>
          </table:table-cell>
          <table:table-cell office:value-type="float" office:value="0.323093" calcext:value-type="float">
            <text:p>0.323093</text:p>
          </table:table-cell>
          <table:table-cell/>
        </table:table-row>
        <table:table-row table:style-name="ro1">
          <table:table-cell office:value-type="float" office:value="0.252173" calcext:value-type="float">
            <text:p>0.252173</text:p>
          </table:table-cell>
          <table:table-cell office:value-type="float" office:value="0.323184" calcext:value-type="float">
            <text:p>0.323184</text:p>
          </table:table-cell>
          <table:table-cell/>
        </table:table-row>
        <table:table-row table:style-name="ro1">
          <table:table-cell office:value-type="float" office:value="0.483398" calcext:value-type="float">
            <text:p>0.483398</text:p>
          </table:table-cell>
          <table:table-cell office:value-type="float" office:value="0.326395" calcext:value-type="float">
            <text:p>0.326395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30871" calcext:value-type="float">
            <text:p>0.330871</text:p>
          </table:table-cell>
          <table:table-cell/>
        </table:table-row>
        <table:table-row table:style-name="ro1">
          <table:table-cell office:value-type="float" office:value="0.368994" calcext:value-type="float">
            <text:p>0.368994</text:p>
          </table:table-cell>
          <table:table-cell office:value-type="float" office:value="0.335096" calcext:value-type="float">
            <text:p>0.335096</text:p>
          </table:table-cell>
          <table:table-cell/>
        </table:table-row>
        <table:table-row table:style-name="ro1">
          <table:table-cell office:value-type="float" office:value="0.435864" calcext:value-type="float">
            <text:p>0.435864</text:p>
          </table:table-cell>
          <table:table-cell office:value-type="float" office:value="0.333002" calcext:value-type="float">
            <text:p>0.333002</text:p>
          </table:table-cell>
          <table:table-cell/>
        </table:table-row>
        <table:table-row table:style-name="ro1">
          <table:table-cell office:value-type="float" office:value="0.188525" calcext:value-type="float">
            <text:p>0.188525</text:p>
          </table:table-cell>
          <table:table-cell office:value-type="float" office:value="0.331886" calcext:value-type="float">
            <text:p>0.331886</text:p>
          </table:table-cell>
          <table:table-cell/>
        </table:table-row>
        <table:table-row table:style-name="ro1">
          <table:table-cell office:value-type="float" office:value="0.444727" calcext:value-type="float">
            <text:p>0.444727</text:p>
          </table:table-cell>
          <table:table-cell office:value-type="float" office:value="0.334092" calcext:value-type="float">
            <text:p>0.334092</text:p>
          </table:table-cell>
          <table:table-cell/>
        </table:table-row>
        <table:table-row table:style-name="ro1">
          <table:table-cell office:value-type="float" office:value="0.269092" calcext:value-type="float">
            <text:p>0.269092</text:p>
          </table:table-cell>
          <table:table-cell office:value-type="float" office:value="0.333238" calcext:value-type="float">
            <text:p>0.333238</text:p>
          </table:table-cell>
          <table:table-cell/>
        </table:table-row>
        <table:table-row table:style-name="ro1">
          <table:table-cell office:value-type="float" office:value="0.270703" calcext:value-type="float">
            <text:p>0.270703</text:p>
          </table:table-cell>
          <table:table-cell office:value-type="float" office:value="0.333152" calcext:value-type="float">
            <text:p>0.333152</text:p>
          </table:table-cell>
          <table:table-cell/>
        </table:table-row>
        <table:table-row table:style-name="ro1">
          <table:table-cell office:value-type="float" office:value="0.447949" calcext:value-type="float">
            <text:p>0.447949</text:p>
          </table:table-cell>
          <table:table-cell office:value-type="float" office:value="0.330938" calcext:value-type="float">
            <text:p>0.330938</text:p>
          </table:table-cell>
          <table:table-cell/>
        </table:table-row>
        <table:table-row table:style-name="ro1">
          <table:table-cell office:value-type="float" office:value="0.184497" calcext:value-type="float">
            <text:p>0.184497</text:p>
          </table:table-cell>
          <table:table-cell office:value-type="float" office:value="0.327856" calcext:value-type="float">
            <text:p>0.327856</text:p>
          </table:table-cell>
          <table:table-cell/>
        </table:table-row>
        <table:table-row table:style-name="ro1">
          <table:table-cell office:value-type="float" office:value="0.454395" calcext:value-type="float">
            <text:p>0.454395</text:p>
          </table:table-cell>
          <table:table-cell office:value-type="float" office:value="0.327174" calcext:value-type="float">
            <text:p>0.327174</text:p>
          </table:table-cell>
          <table:table-cell/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0.325779" calcext:value-type="float">
            <text:p>0.325779</text:p>
          </table:table-cell>
          <table:table-cell/>
        </table:table-row>
        <table:table-row table:style-name="ro1">
          <table:table-cell office:value-type="float" office:value="0.35127" calcext:value-type="float">
            <text:p>0.35127</text:p>
          </table:table-cell>
          <table:table-cell office:value-type="float" office:value="0.323621" calcext:value-type="float">
            <text:p>0.323621</text:p>
          </table:table-cell>
          <table:table-cell/>
        </table:table-row>
        <table:table-row table:style-name="ro1">
          <table:table-cell office:value-type="float" office:value="0.456006" calcext:value-type="float">
            <text:p>0.456006</text:p>
          </table:table-cell>
          <table:table-cell office:value-type="float" office:value="0.317756" calcext:value-type="float">
            <text:p>0.317756</text:p>
          </table:table-cell>
          <table:table-cell/>
        </table:table-row>
        <table:table-row table:style-name="ro1">
          <table:table-cell office:value-type="float" office:value="0.204639" calcext:value-type="float">
            <text:p>0.204639</text:p>
          </table:table-cell>
          <table:table-cell office:value-type="float" office:value="0.3157" calcext:value-type="float">
            <text:p>0.3157</text:p>
          </table:table-cell>
          <table:table-cell/>
        </table:table-row>
        <table:table-row table:style-name="ro1">
          <table:table-cell office:value-type="float" office:value="0.462451" calcext:value-type="float">
            <text:p>0.462451</text:p>
          </table:table-cell>
          <table:table-cell office:value-type="float" office:value="0.320234" calcext:value-type="float">
            <text:p>0.320234</text:p>
          </table:table-cell>
          <table:table-cell/>
        </table:table-row>
        <table:table-row table:style-name="ro1">
          <table:table-cell office:value-type="float" office:value="0.244922" calcext:value-type="float">
            <text:p>0.244922</text:p>
          </table:table-cell>
          <table:table-cell office:value-type="float" office:value="0.324244" calcext:value-type="float">
            <text:p>0.324244</text:p>
          </table:table-cell>
          <table:table-cell/>
        </table:table-row>
        <table:table-row table:style-name="ro1">
          <table:table-cell office:value-type="float" office:value="0.314209" calcext:value-type="float">
            <text:p>0.314209</text:p>
          </table:table-cell>
          <table:table-cell office:value-type="float" office:value="0.328778" calcext:value-type="float">
            <text:p>0.328778</text:p>
          </table:table-cell>
          <table:table-cell/>
        </table:table-row>
        <table:table-row table:style-name="ro1">
          <table:table-cell office:value-type="float" office:value="0.448755" calcext:value-type="float">
            <text:p>0.448755</text:p>
          </table:table-cell>
          <table:table-cell office:value-type="float" office:value="0.330124" calcext:value-type="float">
            <text:p>0.330124</text:p>
          </table:table-cell>
          <table:table-cell/>
        </table:table-row>
        <table:table-row table:style-name="ro1">
          <table:table-cell office:value-type="float" office:value="0.190942" calcext:value-type="float">
            <text:p>0.190942</text:p>
          </table:table-cell>
          <table:table-cell office:value-type="float" office:value="0.330993" calcext:value-type="float">
            <text:p>0.330993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3372" calcext:value-type="float">
            <text:p>0.33372</text:p>
          </table:table-cell>
          <table:table-cell/>
        </table:table-row>
        <table:table-row table:style-name="ro1">
          <table:table-cell office:value-type="float" office:value="0.132935" calcext:value-type="float">
            <text:p>0.132935</text:p>
          </table:table-cell>
          <table:table-cell office:value-type="float" office:value="0.334359" calcext:value-type="float">
            <text:p>0.334359</text:p>
          </table:table-cell>
          <table:table-cell/>
        </table:table-row>
        <table:table-row table:style-name="ro1">
          <table:table-cell office:value-type="float" office:value="0.339185" calcext:value-type="float">
            <text:p>0.339185</text:p>
          </table:table-cell>
          <table:table-cell office:value-type="float" office:value="0.332596" calcext:value-type="float">
            <text:p>0.332596</text:p>
          </table:table-cell>
          <table:table-cell/>
        </table:table-row>
        <table:table-row table:style-name="ro1">
          <table:table-cell office:value-type="float" office:value="0.429419" calcext:value-type="float">
            <text:p>0.429419</text:p>
          </table:table-cell>
          <table:table-cell office:value-type="float" office:value="0.324437" calcext:value-type="float">
            <text:p>0.324437</text:p>
          </table:table-cell>
          <table:table-cell/>
        </table:table-row>
        <table:table-row table:style-name="ro1">
          <table:table-cell office:value-type="float" office:value="0.209473" calcext:value-type="float">
            <text:p>0.209473</text:p>
          </table:table-cell>
          <table:table-cell office:value-type="float" office:value="0.318089" calcext:value-type="float">
            <text:p>0.318089</text:p>
          </table:table-cell>
          <table:table-cell/>
        </table:table-row>
        <table:table-row table:style-name="ro1">
          <table:table-cell office:value-type="float" office:value="0.474536" calcext:value-type="float">
            <text:p>0.474536</text:p>
          </table:table-cell>
          <table:table-cell office:value-type="float" office:value="0.318154" calcext:value-type="float">
            <text:p>0.318154</text:p>
          </table:table-cell>
          <table:table-cell/>
        </table:table-row>
        <table:table-row table:style-name="ro1">
          <table:table-cell office:value-type="float" office:value="0.195776" calcext:value-type="float">
            <text:p>0.195776</text:p>
          </table:table-cell>
          <table:table-cell office:value-type="float" office:value="0.319638" calcext:value-type="float">
            <text:p>0.319638</text:p>
          </table:table-cell>
          <table:table-cell/>
        </table:table-row>
        <table:table-row table:style-name="ro1">
          <table:table-cell office:value-type="float" office:value="0.331128" calcext:value-type="float">
            <text:p>0.331128</text:p>
          </table:table-cell>
          <table:table-cell office:value-type="float" office:value="0.322639" calcext:value-type="float">
            <text:p>0.322639</text:p>
          </table:table-cell>
          <table:table-cell/>
        </table:table-row>
        <table:table-row table:style-name="ro1">
          <table:table-cell office:value-type="float" office:value="0.422974" calcext:value-type="float">
            <text:p>0.422974</text:p>
          </table:table-cell>
          <table:table-cell office:value-type="float" office:value="0.321841" calcext:value-type="float">
            <text:p>0.321841</text:p>
          </table:table-cell>
          <table:table-cell/>
        </table:table-row>
        <table:table-row table:style-name="ro1">
          <table:table-cell office:value-type="float" office:value="0.211084" calcext:value-type="float">
            <text:p>0.211084</text:p>
          </table:table-cell>
          <table:table-cell office:value-type="float" office:value="0.321227" calcext:value-type="float">
            <text:p>0.321227</text:p>
          </table:table-cell>
          <table:table-cell/>
        </table:table-row>
        <table:table-row table:style-name="ro1">
          <table:table-cell office:value-type="float" office:value="0.439087" calcext:value-type="float">
            <text:p>0.439087</text:p>
          </table:table-cell>
          <table:table-cell office:value-type="float" office:value="0.323769" calcext:value-type="float">
            <text:p>0.323769</text:p>
          </table:table-cell>
          <table:table-cell/>
        </table:table-row>
        <table:table-row table:style-name="ro1">
          <table:table-cell office:value-type="float" office:value="0.212695" calcext:value-type="float">
            <text:p>0.212695</text:p>
          </table:table-cell>
          <table:table-cell office:value-type="float" office:value="0.325002" calcext:value-type="float">
            <text:p>0.325002</text:p>
          </table:table-cell>
          <table:table-cell/>
        </table:table-row>
        <table:table-row table:style-name="ro1">
          <table:table-cell office:value-type="float" office:value="0.342407" calcext:value-type="float">
            <text:p>0.342407</text:p>
          </table:table-cell>
          <table:table-cell office:value-type="float" office:value="0.325801" calcext:value-type="float">
            <text:p>0.325801</text:p>
          </table:table-cell>
          <table:table-cell/>
        </table:table-row>
        <table:table-row table:style-name="ro1">
          <table:table-cell office:value-type="float" office:value="0.471313" calcext:value-type="float">
            <text:p>0.471313</text:p>
          </table:table-cell>
          <table:table-cell office:value-type="float" office:value="0.323627" calcext:value-type="float">
            <text:p>0.323627</text:p>
          </table:table-cell>
          <table:table-cell/>
        </table:table-row>
        <table:table-row table:style-name="ro1">
          <table:table-cell office:value-type="float" office:value="0.194971" calcext:value-type="float">
            <text:p>0.194971</text:p>
          </table:table-cell>
          <table:table-cell office:value-type="float" office:value="0.324454" calcext:value-type="float">
            <text:p>0.324454</text:p>
          </table:table-cell>
          <table:table-cell/>
        </table:table-row>
        <table:table-row table:style-name="ro1">
          <table:table-cell office:value-type="float" office:value="0.459229" calcext:value-type="float">
            <text:p>0.459229</text:p>
          </table:table-cell>
          <table:table-cell office:value-type="float" office:value="0.330041" calcext:value-type="float">
            <text:p>0.330041</text:p>
          </table:table-cell>
          <table:table-cell/>
        </table:table-row>
        <table:table-row table:style-name="ro1">
          <table:table-cell office:value-type="float" office:value="0.247339" calcext:value-type="float">
            <text:p>0.247339</text:p>
          </table:table-cell>
          <table:table-cell office:value-type="float" office:value="0.333375" calcext:value-type="float">
            <text:p>0.333375</text:p>
          </table:table-cell>
          <table:table-cell/>
        </table:table-row>
        <table:table-row table:style-name="ro1">
          <table:table-cell office:value-type="float" office:value="0.284399" calcext:value-type="float">
            <text:p>0.284399</text:p>
          </table:table-cell>
          <table:table-cell office:value-type="float" office:value="0.336113" calcext:value-type="float">
            <text:p>0.336113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34801" calcext:value-type="float">
            <text:p>0.334801</text:p>
          </table:table-cell>
          <table:table-cell/>
        </table:table-row>
        <table:table-row table:style-name="ro1">
          <table:table-cell office:value-type="float" office:value="0.184497" calcext:value-type="float">
            <text:p>0.184497</text:p>
          </table:table-cell>
          <table:table-cell office:value-type="float" office:value="0.331367" calcext:value-type="float">
            <text:p>0.331367</text:p>
          </table:table-cell>
          <table:table-cell/>
        </table:table-row>
        <table:table-row table:style-name="ro1">
          <table:table-cell office:value-type="float" office:value="0.428613" calcext:value-type="float">
            <text:p>0.428613</text:p>
          </table:table-cell>
          <table:table-cell office:value-type="float" office:value="0.329259" calcext:value-type="float">
            <text:p>0.329259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325468" calcext:value-type="float">
            <text:p>0.325468</text:p>
          </table:table-cell>
          <table:table-cell/>
        </table:table-row>
        <table:table-row table:style-name="ro1">
          <table:table-cell office:value-type="float" office:value="0.367383" calcext:value-type="float">
            <text:p>0.367383</text:p>
          </table:table-cell>
          <table:table-cell office:value-type="float" office:value="0.32239" calcext:value-type="float">
            <text:p>0.32239</text:p>
          </table:table-cell>
          <table:table-cell/>
        </table:table-row>
        <table:table-row table:style-name="ro1">
          <table:table-cell office:value-type="float" office:value="0.427002" calcext:value-type="float">
            <text:p>0.427002</text:p>
          </table:table-cell>
          <table:table-cell office:value-type="float" office:value="0.319623" calcext:value-type="float">
            <text:p>0.319623</text:p>
          </table:table-cell>
          <table:table-cell/>
        </table:table-row>
        <table:table-row table:style-name="ro1">
          <table:table-cell office:value-type="float" office:value="0.244116" calcext:value-type="float">
            <text:p>0.244116</text:p>
          </table:table-cell>
          <table:table-cell office:value-type="float" office:value="0.321153" calcext:value-type="float">
            <text:p>0.321153</text:p>
          </table:table-cell>
          <table:table-cell/>
        </table:table-row>
        <table:table-row table:style-name="ro1">
          <table:table-cell office:value-type="float" office:value="0.484204" calcext:value-type="float">
            <text:p>0.484204</text:p>
          </table:table-cell>
          <table:table-cell office:value-type="float" office:value="0.32712" calcext:value-type="float">
            <text:p>0.32712</text:p>
          </table:table-cell>
          <table:table-cell/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0.3332" calcext:value-type="float">
            <text:p>0.3332</text:p>
          </table:table-cell>
          <table:table-cell/>
        </table:table-row>
        <table:table-row table:style-name="ro1">
          <table:table-cell office:value-type="float" office:value="0.371411" calcext:value-type="float">
            <text:p>0.371411</text:p>
          </table:table-cell>
          <table:table-cell office:value-type="float" office:value="0.338376" calcext:value-type="float">
            <text:p>0.338376</text:p>
          </table:table-cell>
          <table:table-cell/>
        </table:table-row>
        <table:table-row table:style-name="ro1">
          <table:table-cell office:value-type="float" office:value="0.360938" calcext:value-type="float">
            <text:p>0.360938</text:p>
          </table:table-cell>
          <table:table-cell office:value-type="float" office:value="0.337464" calcext:value-type="float">
            <text:p>0.337464</text:p>
          </table:table-cell>
          <table:table-cell/>
        </table:table-row>
        <table:table-row table:style-name="ro1">
          <table:table-cell office:value-type="float" office:value="0.241699" calcext:value-type="float">
            <text:p>0.241699</text:p>
          </table:table-cell>
          <table:table-cell office:value-type="float" office:value="0.335037" calcext:value-type="float">
            <text:p>0.335037</text:p>
          </table:table-cell>
          <table:table-cell/>
        </table:table-row>
        <table:table-row table:style-name="ro1">
          <table:table-cell office:value-type="float" office:value="0.47937" calcext:value-type="float">
            <text:p>0.47937</text:p>
          </table:table-cell>
          <table:table-cell office:value-type="float" office:value="0.3335" calcext:value-type="float">
            <text:p>0.3335</text:p>
          </table:table-cell>
          <table:table-cell/>
        </table:table-row>
        <table:table-row table:style-name="ro1">
          <table:table-cell office:value-type="float" office:value="0.142603" calcext:value-type="float">
            <text:p>0.142603</text:p>
          </table:table-cell>
          <table:table-cell office:value-type="float" office:value="0.332353" calcext:value-type="float">
            <text:p>0.332353</text:p>
          </table:table-cell>
          <table:table-cell/>
        </table:table-row>
        <table:table-row table:style-name="ro1">
          <table:table-cell office:value-type="float" office:value="0.346436" calcext:value-type="float">
            <text:p>0.346436</text:p>
          </table:table-cell>
          <table:table-cell office:value-type="float" office:value="0.332079" calcext:value-type="float">
            <text:p>0.332079</text:p>
          </table:table-cell>
          <table:table-cell/>
        </table:table-row>
        <table:table-row table:style-name="ro1">
          <table:table-cell office:value-type="float" office:value="0.441504" calcext:value-type="float">
            <text:p>0.441504</text:p>
          </table:table-cell>
          <table:table-cell office:value-type="float" office:value="0.325907" calcext:value-type="float">
            <text:p>0.325907</text:p>
          </table:table-cell>
          <table:table-cell/>
        </table:table-row>
        <table:table-row table:style-name="ro1">
          <table:table-cell office:value-type="float" office:value="0.222363" calcext:value-type="float">
            <text:p>0.222363</text:p>
          </table:table-cell>
          <table:table-cell office:value-type="float" office:value="0.321572" calcext:value-type="float">
            <text:p>0.321572</text:p>
          </table:table-cell>
          <table:table-cell/>
        </table:table-row>
        <table:table-row table:style-name="ro1">
          <table:table-cell office:value-type="float" office:value="0.480981" calcext:value-type="float">
            <text:p>0.480981</text:p>
          </table:table-cell>
          <table:table-cell office:value-type="float" office:value="0.323666" calcext:value-type="float">
            <text:p>0.323666</text:p>
          </table:table-cell>
          <table:table-cell/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0.326961" calcext:value-type="float">
            <text:p>0.326961</text:p>
          </table:table-cell>
          <table:table-cell/>
        </table:table-row>
        <table:table-row table:style-name="ro1">
          <table:table-cell office:value-type="float" office:value="0.367383" calcext:value-type="float">
            <text:p>0.367383</text:p>
          </table:table-cell>
          <table:table-cell office:value-type="float" office:value="0.330412" calcext:value-type="float">
            <text:p>0.330412</text:p>
          </table:table-cell>
          <table:table-cell/>
        </table:table-row>
        <table:table-row table:style-name="ro1">
          <table:table-cell office:value-type="float" office:value="0.39397" calcext:value-type="float">
            <text:p>0.39397</text:p>
          </table:table-cell>
          <table:table-cell office:value-type="float" office:value="0.329171" calcext:value-type="float">
            <text:p>0.329171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28173" calcext:value-type="float">
            <text:p>0.328173</text:p>
          </table:table-cell>
          <table:table-cell/>
        </table:table-row>
        <table:table-row table:style-name="ro1">
          <table:table-cell office:value-type="float" office:value="0.458423" calcext:value-type="float">
            <text:p>0.458423</text:p>
          </table:table-cell>
          <table:table-cell office:value-type="float" office:value="0.329764" calcext:value-type="float">
            <text:p>0.329764</text:p>
          </table:table-cell>
          <table:table-cell/>
        </table:table-row>
        <table:table-row table:style-name="ro1">
          <table:table-cell office:value-type="float" office:value="0.196582" calcext:value-type="float">
            <text:p>0.196582</text:p>
          </table:table-cell>
          <table:table-cell office:value-type="float" office:value="0.330803" calcext:value-type="float">
            <text:p>0.330803</text:p>
          </table:table-cell>
          <table:table-cell/>
        </table:table-row>
        <table:table-row table:style-name="ro1">
          <table:table-cell office:value-type="float" office:value="0.305347" calcext:value-type="float">
            <text:p>0.305347</text:p>
          </table:table-cell>
          <table:table-cell office:value-type="float" office:value="0.332121" calcext:value-type="float">
            <text:p>0.332121</text:p>
          </table:table-cell>
          <table:table-cell/>
        </table:table-row>
        <table:table-row table:style-name="ro1">
          <table:table-cell office:value-type="float" office:value="0.507568" calcext:value-type="float">
            <text:p>0.507568</text:p>
          </table:table-cell>
          <table:table-cell office:value-type="float" office:value="0.328155" calcext:value-type="float">
            <text:p>0.328155</text:p>
          </table:table-cell>
          <table:table-cell/>
        </table:table-row>
        <table:table-row table:style-name="ro1">
          <table:table-cell office:value-type="float" office:value="0.191748" calcext:value-type="float">
            <text:p>0.191748</text:p>
          </table:table-cell>
          <table:table-cell office:value-type="float" office:value="0.325925" calcext:value-type="float">
            <text:p>0.325925</text:p>
          </table:table-cell>
          <table:table-cell/>
        </table:table-row>
        <table:table-row table:style-name="ro1">
          <table:table-cell office:value-type="float" office:value="0.464062" calcext:value-type="float">
            <text:p>0.464062</text:p>
          </table:table-cell>
          <table:table-cell office:value-type="float" office:value="0.330448" calcext:value-type="float">
            <text:p>0.330448</text:p>
          </table:table-cell>
          <table:table-cell/>
        </table:table-row>
        <table:table-row table:style-name="ro1">
          <table:table-cell office:value-type="float" office:value="0.197388" calcext:value-type="float">
            <text:p>0.197388</text:p>
          </table:table-cell>
          <table:table-cell office:value-type="float" office:value="0.33408" calcext:value-type="float">
            <text:p>0.33408</text:p>
          </table:table-cell>
          <table:table-cell/>
        </table:table-row>
        <table:table-row table:style-name="ro1">
          <table:table-cell office:value-type="float" office:value="0.341602" calcext:value-type="float">
            <text:p>0.341602</text:p>
          </table:table-cell>
          <table:table-cell office:value-type="float" office:value="0.3357" calcext:value-type="float">
            <text:p>0.3357</text:p>
          </table:table-cell>
          <table:table-cell/>
        </table:table-row>
        <table:table-row table:style-name="ro1">
          <table:table-cell office:value-type="float" office:value="0.402026" calcext:value-type="float">
            <text:p>0.402026</text:p>
          </table:table-cell>
          <table:table-cell office:value-type="float" office:value="0.332726" calcext:value-type="float">
            <text:p>0.332726</text:p>
          </table:table-cell>
          <table:table-cell/>
        </table:table-row>
        <table:table-row table:style-name="ro1">
          <table:table-cell office:value-type="float" office:value="0.217529" calcext:value-type="float">
            <text:p>0.217529</text:p>
          </table:table-cell>
          <table:table-cell office:value-type="float" office:value="0.329666" calcext:value-type="float">
            <text:p>0.329666</text:p>
          </table:table-cell>
          <table:table-cell/>
        </table:table-row>
        <table:table-row table:style-name="ro1">
          <table:table-cell office:value-type="float" office:value="0.468091" calcext:value-type="float">
            <text:p>0.468091</text:p>
          </table:table-cell>
          <table:table-cell office:value-type="float" office:value="0.329138" calcext:value-type="float">
            <text:p>0.329138</text:p>
          </table:table-cell>
          <table:table-cell/>
        </table:table-row>
        <table:table-row table:style-name="ro1">
          <table:table-cell office:value-type="float" office:value="0.155493" calcext:value-type="float">
            <text:p>0.155493</text:p>
          </table:table-cell>
          <table:table-cell office:value-type="float" office:value="0.328555" calcext:value-type="float">
            <text:p>0.328555</text:p>
          </table:table-cell>
          <table:table-cell/>
        </table:table-row>
        <table:table-row table:style-name="ro1">
          <table:table-cell office:value-type="float" office:value="0.356909" calcext:value-type="float">
            <text:p>0.356909</text:p>
          </table:table-cell>
          <table:table-cell office:value-type="float" office:value="0.328092" calcext:value-type="float">
            <text:p>0.328092</text:p>
          </table:table-cell>
          <table:table-cell/>
        </table:table-row>
        <table:table-row table:style-name="ro1">
          <table:table-cell office:value-type="float" office:value="0.439893" calcext:value-type="float">
            <text:p>0.439893</text:p>
          </table:table-cell>
          <table:table-cell office:value-type="float" office:value="0.322949" calcext:value-type="float">
            <text:p>0.322949</text:p>
          </table:table-cell>
          <table:table-cell/>
        </table:table-row>
        <table:table-row table:style-name="ro1">
          <table:table-cell office:value-type="float" office:value="0.229614" calcext:value-type="float">
            <text:p>0.229614</text:p>
          </table:table-cell>
          <table:table-cell office:value-type="float" office:value="0.320445" calcext:value-type="float">
            <text:p>0.320445</text:p>
          </table:table-cell>
          <table:table-cell/>
        </table:table-row>
        <table:table-row table:style-name="ro1">
          <table:table-cell office:value-type="float" office:value="0.472925" calcext:value-type="float">
            <text:p>0.472925</text:p>
          </table:table-cell>
          <table:table-cell office:value-type="float" office:value="0.324144" calcext:value-type="float">
            <text:p>0.324144</text:p>
          </table:table-cell>
          <table:table-cell/>
        </table:table-row>
        <table:table-row table:style-name="ro1">
          <table:table-cell office:value-type="float" office:value="0.203027" calcext:value-type="float">
            <text:p>0.203027</text:p>
          </table:table-cell>
          <table:table-cell office:value-type="float" office:value="0.328462" calcext:value-type="float">
            <text:p>0.328462</text:p>
          </table:table-cell>
          <table:table-cell/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0.332819" calcext:value-type="float">
            <text:p>0.332819</text:p>
          </table:table-cell>
          <table:table-cell/>
        </table:table-row>
        <table:table-row table:style-name="ro1">
          <table:table-cell office:value-type="float" office:value="0.343213" calcext:value-type="float">
            <text:p>0.343213</text:p>
          </table:table-cell>
          <table:table-cell office:value-type="float" office:value="0.33312" calcext:value-type="float">
            <text:p>0.33312</text:p>
          </table:table-cell>
          <table:table-cell/>
        </table:table-row>
        <table:table-row table:style-name="ro1">
          <table:table-cell office:value-type="float" office:value="0.257812" calcext:value-type="float">
            <text:p>0.257812</text:p>
          </table:table-cell>
          <table:table-cell office:value-type="float" office:value="0.332025" calcext:value-type="float">
            <text:p>0.332025</text:p>
          </table:table-cell>
          <table:table-cell/>
        </table:table-row>
        <table:table-row table:style-name="ro1">
          <table:table-cell office:value-type="float" office:value="0.486621" calcext:value-type="float">
            <text:p>0.486621</text:p>
          </table:table-cell>
          <table:table-cell office:value-type="float" office:value="0.331023" calcext:value-type="float">
            <text:p>0.331023</text:p>
          </table:table-cell>
          <table:table-cell/>
        </table:table-row>
        <table:table-row table:style-name="ro1">
          <table:table-cell office:value-type="float" office:value="0.140186" calcext:value-type="float">
            <text:p>0.140186</text:p>
          </table:table-cell>
          <table:table-cell office:value-type="float" office:value="0.331071" calcext:value-type="float">
            <text:p>0.331071</text:p>
          </table:table-cell>
          <table:table-cell/>
        </table:table-row>
        <table:table-row table:style-name="ro1">
          <table:table-cell office:value-type="float" office:value="0.335962" calcext:value-type="float">
            <text:p>0.335962</text:p>
          </table:table-cell>
          <table:table-cell office:value-type="float" office:value="0.332427" calcext:value-type="float">
            <text:p>0.332427</text:p>
          </table:table-cell>
          <table:table-cell/>
        </table:table-row>
        <table:table-row table:style-name="ro1">
          <table:table-cell office:value-type="float" office:value="0.449561" calcext:value-type="float">
            <text:p>0.449561</text:p>
          </table:table-cell>
          <table:table-cell office:value-type="float" office:value="0.326948" calcext:value-type="float">
            <text:p>0.326948</text:p>
          </table:table-cell>
          <table:table-cell/>
        </table:table-row>
        <table:table-row table:style-name="ro1">
          <table:table-cell office:value-type="float" office:value="0.158716" calcext:value-type="float">
            <text:p>0.158716</text:p>
          </table:table-cell>
          <table:table-cell office:value-type="float" office:value="0.322478" calcext:value-type="float">
            <text:p>0.322478</text:p>
          </table:table-cell>
          <table:table-cell/>
        </table:table-row>
        <table:table-row table:style-name="ro1">
          <table:table-cell office:value-type="float" office:value="0.434253" calcext:value-type="float">
            <text:p>0.434253</text:p>
          </table:table-cell>
          <table:table-cell office:value-type="float" office:value="0.322773" calcext:value-type="float">
            <text:p>0.322773</text:p>
          </table:table-cell>
          <table:table-cell/>
        </table:table-row>
        <table:table-row table:style-name="ro1">
          <table:table-cell office:value-type="float" office:value="0.286011" calcext:value-type="float">
            <text:p>0.286011</text:p>
          </table:table-cell>
          <table:table-cell office:value-type="float" office:value="0.320487" calcext:value-type="float">
            <text:p>0.320487</text:p>
          </table:table-cell>
          <table:table-cell/>
        </table:table-row>
        <table:table-row table:style-name="ro1">
          <table:table-cell office:value-type="float" office:value="0.324683" calcext:value-type="float">
            <text:p>0.324683</text:p>
          </table:table-cell>
          <table:table-cell office:value-type="float" office:value="0.32004" calcext:value-type="float">
            <text:p>0.32004</text:p>
          </table:table-cell>
          <table:table-cell/>
        </table:table-row>
        <table:table-row table:style-name="ro1">
          <table:table-cell office:value-type="float" office:value="0.338379" calcext:value-type="float">
            <text:p>0.338379</text:p>
          </table:table-cell>
          <table:table-cell office:value-type="float" office:value="0.32123" calcext:value-type="float">
            <text:p>0.32123</text:p>
          </table:table-cell>
          <table:table-cell/>
        </table:table-row>
        <table:table-row table:style-name="ro1">
          <table:table-cell office:value-type="float" office:value="0.229614" calcext:value-type="float">
            <text:p>0.229614</text:p>
          </table:table-cell>
          <table:table-cell office:value-type="float" office:value="0.321648" calcext:value-type="float">
            <text:p>0.321648</text:p>
          </table:table-cell>
          <table:table-cell/>
        </table:table-row>
        <table:table-row table:style-name="ro1">
          <table:table-cell office:value-type="float" office:value="0.465674" calcext:value-type="float">
            <text:p>0.465674</text:p>
          </table:table-cell>
          <table:table-cell office:value-type="float" office:value="0.320375" calcext:value-type="float">
            <text:p>0.320375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1916" calcext:value-type="float">
            <text:p>0.31916</text:p>
          </table:table-cell>
          <table:table-cell/>
        </table:table-row>
        <table:table-row table:style-name="ro1">
          <table:table-cell office:value-type="float" office:value="0.339185" calcext:value-type="float">
            <text:p>0.339185</text:p>
          </table:table-cell>
          <table:table-cell office:value-type="float" office:value="0.319868" calcext:value-type="float">
            <text:p>0.319868</text:p>
          </table:table-cell>
          <table:table-cell/>
        </table:table-row>
        <table:table-row table:style-name="ro1">
          <table:table-cell office:value-type="float" office:value="0.4552" calcext:value-type="float">
            <text:p>0.4552</text:p>
          </table:table-cell>
          <table:table-cell office:value-type="float" office:value="0.31635" calcext:value-type="float">
            <text:p>0.31635</text:p>
          </table:table-cell>
          <table:table-cell/>
        </table:table-row>
        <table:table-row table:style-name="ro1">
          <table:table-cell office:value-type="float" office:value="0.175635" calcext:value-type="float">
            <text:p>0.175635</text:p>
          </table:table-cell>
          <table:table-cell office:value-type="float" office:value="0.315267" calcext:value-type="float">
            <text:p>0.315267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19228" calcext:value-type="float">
            <text:p>0.319228</text:p>
          </table:table-cell>
          <table:table-cell/>
        </table:table-row>
        <table:table-row table:style-name="ro1">
          <table:table-cell office:value-type="float" office:value="0.223169" calcext:value-type="float">
            <text:p>0.223169</text:p>
          </table:table-cell>
          <table:table-cell office:value-type="float" office:value="0.320905" calcext:value-type="float">
            <text:p>0.320905</text:p>
          </table:table-cell>
          <table:table-cell/>
        </table:table-row>
        <table:table-row table:style-name="ro1">
          <table:table-cell office:value-type="float" office:value="0.342407" calcext:value-type="float">
            <text:p>0.342407</text:p>
          </table:table-cell>
          <table:table-cell office:value-type="float" office:value="0.322083" calcext:value-type="float">
            <text:p>0.322083</text:p>
          </table:table-cell>
          <table:table-cell/>
        </table:table-row>
        <table:table-row table:style-name="ro1">
          <table:table-cell office:value-type="float" office:value="0.410083" calcext:value-type="float">
            <text:p>0.410083</text:p>
          </table:table-cell>
          <table:table-cell office:value-type="float" office:value="0.321308" calcext:value-type="float">
            <text:p>0.321308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21799" calcext:value-type="float">
            <text:p>0.321799</text:p>
          </table:table-cell>
          <table:table-cell/>
        </table:table-row>
        <table:table-row table:style-name="ro1">
          <table:table-cell office:value-type="float" office:value="0.488232" calcext:value-type="float">
            <text:p>0.488232</text:p>
          </table:table-cell>
          <table:table-cell office:value-type="float" office:value="0.325175" calcext:value-type="float">
            <text:p>0.325175</text:p>
          </table:table-cell>
          <table:table-cell/>
        </table:table-row>
        <table:table-row table:style-name="ro1">
          <table:table-cell office:value-type="float" office:value="0.13374" calcext:value-type="float">
            <text:p>0.13374</text:p>
          </table:table-cell>
          <table:table-cell office:value-type="float" office:value="0.329054" calcext:value-type="float">
            <text:p>0.329054</text:p>
          </table:table-cell>
          <table:table-cell/>
        </table:table-row>
        <table:table-row table:style-name="ro1">
          <table:table-cell office:value-type="float" office:value="0.377051" calcext:value-type="float">
            <text:p>0.377051</text:p>
          </table:table-cell>
          <table:table-cell office:value-type="float" office:value="0.332141" calcext:value-type="float">
            <text:p>0.332141</text:p>
          </table:table-cell>
          <table:table-cell/>
        </table:table-row>
        <table:table-row table:style-name="ro1">
          <table:table-cell office:value-type="float" office:value="0.440698" calcext:value-type="float">
            <text:p>0.440698</text:p>
          </table:table-cell>
          <table:table-cell office:value-type="float" office:value="0.328542" calcext:value-type="float">
            <text:p>0.328542</text:p>
          </table:table-cell>
          <table:table-cell/>
        </table:table-row>
        <table:table-row table:style-name="ro1">
          <table:table-cell office:value-type="float" office:value="0.223169" calcext:value-type="float">
            <text:p>0.223169</text:p>
          </table:table-cell>
          <table:table-cell office:value-type="float" office:value="0.32686" calcext:value-type="float">
            <text:p>0.32686</text:p>
          </table:table-cell>
          <table:table-cell/>
        </table:table-row>
        <table:table-row table:style-name="ro1">
          <table:table-cell office:value-type="float" office:value="0.462451" calcext:value-type="float">
            <text:p>0.462451</text:p>
          </table:table-cell>
          <table:table-cell office:value-type="float" office:value="0.330753" calcext:value-type="float">
            <text:p>0.330753</text:p>
          </table:table-cell>
          <table:table-cell/>
        </table:table-row>
        <table:table-row table:style-name="ro1">
          <table:table-cell office:value-type="float" office:value="0.239282" calcext:value-type="float">
            <text:p>0.239282</text:p>
          </table:table-cell>
          <table:table-cell office:value-type="float" office:value="0.33382" calcext:value-type="float">
            <text:p>0.33382</text:p>
          </table:table-cell>
          <table:table-cell/>
        </table:table-row>
        <table:table-row table:style-name="ro1">
          <table:table-cell office:value-type="float" office:value="0.300513" calcext:value-type="float">
            <text:p>0.300513</text:p>
          </table:table-cell>
          <table:table-cell office:value-type="float" office:value="0.337094" calcext:value-type="float">
            <text:p>0.337094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36078" calcext:value-type="float">
            <text:p>0.336078</text:p>
          </table:table-cell>
          <table:table-cell/>
        </table:table-row>
        <table:table-row table:style-name="ro1">
          <table:table-cell office:value-type="float" office:value="0.219946" calcext:value-type="float">
            <text:p>0.219946</text:p>
          </table:table-cell>
          <table:table-cell office:value-type="float" office:value="0.334337" calcext:value-type="float">
            <text:p>0.334337</text:p>
          </table:table-cell>
          <table:table-cell/>
        </table:table-row>
        <table:table-row table:style-name="ro1">
          <table:table-cell office:value-type="float" office:value="0.465674" calcext:value-type="float">
            <text:p>0.465674</text:p>
          </table:table-cell>
          <table:table-cell office:value-type="float" office:value="0.336304" calcext:value-type="float">
            <text:p>0.336304</text:p>
          </table:table-cell>
          <table:table-cell/>
        </table:table-row>
        <table:table-row table:style-name="ro1">
          <table:table-cell office:value-type="float" office:value="0.148242" calcext:value-type="float">
            <text:p>0.148242</text:p>
          </table:table-cell>
          <table:table-cell office:value-type="float" office:value="0.338118" calcext:value-type="float">
            <text:p>0.338118</text:p>
          </table:table-cell>
          <table:table-cell/>
        </table:table-row>
        <table:table-row table:style-name="ro1">
          <table:table-cell office:value-type="float" office:value="0.322266" calcext:value-type="float">
            <text:p>0.322266</text:p>
          </table:table-cell>
          <table:table-cell office:value-type="float" office:value="0.337726" calcext:value-type="float">
            <text:p>0.337726</text:p>
          </table:table-cell>
          <table:table-cell/>
        </table:table-row>
        <table:table-row table:style-name="ro1">
          <table:table-cell office:value-type="float" office:value="0.461646" calcext:value-type="float">
            <text:p>0.461646</text:p>
          </table:table-cell>
          <table:table-cell office:value-type="float" office:value="0.330115" calcext:value-type="float">
            <text:p>0.330115</text:p>
          </table:table-cell>
          <table:table-cell/>
        </table:table-row>
        <table:table-row table:style-name="ro1">
          <table:table-cell office:value-type="float" office:value="0.165967" calcext:value-type="float">
            <text:p>0.165967</text:p>
          </table:table-cell>
          <table:table-cell office:value-type="float" office:value="0.323838" calcext:value-type="float">
            <text:p>0.323838</text:p>
          </table:table-cell>
          <table:table-cell/>
        </table:table-row>
        <table:table-row table:style-name="ro1">
          <table:table-cell office:value-type="float" office:value="0.43667" calcext:value-type="float">
            <text:p>0.43667</text:p>
          </table:table-cell>
          <table:table-cell office:value-type="float" office:value="0.323415" calcext:value-type="float">
            <text:p>0.323415</text:p>
          </table:table-cell>
          <table:table-cell/>
        </table:table-row>
        <table:table-row table:style-name="ro1">
          <table:table-cell office:value-type="float" office:value="0.29165" calcext:value-type="float">
            <text:p>0.29165</text:p>
          </table:table-cell>
          <table:table-cell office:value-type="float" office:value="0.321445" calcext:value-type="float">
            <text:p>0.321445</text:p>
          </table:table-cell>
          <table:table-cell/>
        </table:table-row>
        <table:table-row table:style-name="ro1">
          <table:table-cell office:value-type="float" office:value="0.298901" calcext:value-type="float">
            <text:p>0.298901</text:p>
          </table:table-cell>
          <table:table-cell office:value-type="float" office:value="0.32157" calcext:value-type="float">
            <text:p>0.32157</text:p>
          </table:table-cell>
          <table:table-cell/>
        </table:table-row>
        <table:table-row table:style-name="ro1">
          <table:table-cell office:value-type="float" office:value="0.445532" calcext:value-type="float">
            <text:p>0.445532</text:p>
          </table:table-cell>
          <table:table-cell office:value-type="float" office:value="0.322588" calcext:value-type="float">
            <text:p>0.322588</text:p>
          </table:table-cell>
          <table:table-cell/>
        </table:table-row>
        <table:table-row table:style-name="ro1">
          <table:table-cell office:value-type="float" office:value="0.212695" calcext:value-type="float">
            <text:p>0.212695</text:p>
          </table:table-cell>
          <table:table-cell office:value-type="float" office:value="0.324465" calcext:value-type="float">
            <text:p>0.324465</text:p>
          </table:table-cell>
          <table:table-cell/>
        </table:table-row>
        <table:table-row table:style-name="ro1">
          <table:table-cell office:value-type="float" office:value="0.464868" calcext:value-type="float">
            <text:p>0.464868</text:p>
          </table:table-cell>
          <table:table-cell office:value-type="float" office:value="0.328511" calcext:value-type="float">
            <text:p>0.328511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31537" calcext:value-type="float">
            <text:p>0.331537</text:p>
          </table:table-cell>
          <table:table-cell/>
        </table:table-row>
        <table:table-row table:style-name="ro1">
          <table:table-cell office:value-type="float" office:value="0.38833" calcext:value-type="float">
            <text:p>0.38833</text:p>
          </table:table-cell>
          <table:table-cell office:value-type="float" office:value="0.33295" calcext:value-type="float">
            <text:p>0.33295</text:p>
          </table:table-cell>
          <table:table-cell/>
        </table:table-row>
        <table:table-row table:style-name="ro1">
          <table:table-cell office:value-type="float" office:value="0.402026" calcext:value-type="float">
            <text:p>0.402026</text:p>
          </table:table-cell>
          <table:table-cell office:value-type="float" office:value="0.329961" calcext:value-type="float">
            <text:p>0.329961</text:p>
          </table:table-cell>
          <table:table-cell/>
        </table:table-row>
        <table:table-row table:style-name="ro1">
          <table:table-cell office:value-type="float" office:value="0.234448" calcext:value-type="float">
            <text:p>0.234448</text:p>
          </table:table-cell>
          <table:table-cell office:value-type="float" office:value="0.329039" calcext:value-type="float">
            <text:p>0.329039</text:p>
          </table:table-cell>
          <table:table-cell/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0.331611" calcext:value-type="float">
            <text:p>0.331611</text:p>
          </table:table-cell>
          <table:table-cell/>
        </table:table-row>
        <table:table-row table:style-name="ro1">
          <table:table-cell office:value-type="float" office:value="0.169995" calcext:value-type="float">
            <text:p>0.169995</text:p>
          </table:table-cell>
          <table:table-cell office:value-type="float" office:value="0.333492" calcext:value-type="float">
            <text:p>0.333492</text:p>
          </table:table-cell>
          <table:table-cell/>
        </table:table-row>
        <table:table-row table:style-name="ro1">
          <table:table-cell office:value-type="float" office:value="0.333545" calcext:value-type="float">
            <text:p>0.333545</text:p>
          </table:table-cell>
          <table:table-cell office:value-type="float" office:value="0.334756" calcext:value-type="float">
            <text:p>0.334756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30018" calcext:value-type="float">
            <text:p>0.330018</text:p>
          </table:table-cell>
          <table:table-cell/>
        </table:table-row>
        <table:table-row table:style-name="ro1">
          <table:table-cell office:value-type="float" office:value="0.211084" calcext:value-type="float">
            <text:p>0.211084</text:p>
          </table:table-cell>
          <table:table-cell office:value-type="float" office:value="0.325281" calcext:value-type="float">
            <text:p>0.325281</text:p>
          </table:table-cell>
          <table:table-cell/>
        </table:table-row>
        <table:table-row table:style-name="ro1">
          <table:table-cell office:value-type="float" office:value="0.460034" calcext:value-type="float">
            <text:p>0.460034</text:p>
          </table:table-cell>
          <table:table-cell office:value-type="float" office:value="0.324391" calcext:value-type="float">
            <text:p>0.324391</text:p>
          </table:table-cell>
          <table:table-cell/>
        </table:table-row>
        <table:table-row table:style-name="ro1">
          <table:table-cell office:value-type="float" office:value="0.147437" calcext:value-type="float">
            <text:p>0.147437</text:p>
          </table:table-cell>
          <table:table-cell office:value-type="float" office:value="0.32381" calcext:value-type="float">
            <text:p>0.32381</text:p>
          </table:table-cell>
          <table:table-cell/>
        </table:table-row>
        <table:table-row table:style-name="ro1">
          <table:table-cell office:value-type="float" office:value="0.386719" calcext:value-type="float">
            <text:p>0.386719</text:p>
          </table:table-cell>
          <table:table-cell office:value-type="float" office:value="0.323023" calcext:value-type="float">
            <text:p>0.323023</text:p>
          </table:table-cell>
          <table:table-cell/>
        </table:table-row>
        <table:table-row table:style-name="ro1">
          <table:table-cell office:value-type="float" office:value="0.411694" calcext:value-type="float">
            <text:p>0.411694</text:p>
          </table:table-cell>
          <table:table-cell office:value-type="float" office:value="0.318413" calcext:value-type="float">
            <text:p>0.318413</text:p>
          </table:table-cell>
          <table:table-cell/>
        </table:table-row>
        <table:table-row table:style-name="ro1">
          <table:table-cell office:value-type="float" office:value="0.228809" calcext:value-type="float">
            <text:p>0.228809</text:p>
          </table:table-cell>
          <table:table-cell office:value-type="float" office:value="0.317377" calcext:value-type="float">
            <text:p>0.317377</text:p>
          </table:table-cell>
          <table:table-cell/>
        </table:table-row>
        <table:table-row table:style-name="ro1">
          <table:table-cell office:value-type="float" office:value="0.480176" calcext:value-type="float">
            <text:p>0.480176</text:p>
          </table:table-cell>
          <table:table-cell office:value-type="float" office:value="0.321517" calcext:value-type="float">
            <text:p>0.321517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325758" calcext:value-type="float">
            <text:p>0.325758</text:p>
          </table:table-cell>
          <table:table-cell/>
        </table:table-row>
        <table:table-row table:style-name="ro1">
          <table:table-cell office:value-type="float" office:value="0.329517" calcext:value-type="float">
            <text:p>0.329517</text:p>
          </table:table-cell>
          <table:table-cell office:value-type="float" office:value="0.330391" calcext:value-type="float">
            <text:p>0.330391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29486" calcext:value-type="float">
            <text:p>0.329486</text:p>
          </table:table-cell>
          <table:table-cell/>
        </table:table-row>
        <table:table-row table:style-name="ro1">
          <table:table-cell office:value-type="float" office:value="0.193359" calcext:value-type="float">
            <text:p>0.193359</text:p>
          </table:table-cell>
          <table:table-cell office:value-type="float" office:value="0.3278" calcext:value-type="float">
            <text:p>0.3278</text:p>
          </table:table-cell>
          <table:table-cell/>
        </table:table-row>
        <table:table-row table:style-name="ro1">
          <table:table-cell office:value-type="float" office:value="0.435864" calcext:value-type="float">
            <text:p>0.435864</text:p>
          </table:table-cell>
          <table:table-cell office:value-type="float" office:value="0.328621" calcext:value-type="float">
            <text:p>0.328621</text:p>
          </table:table-cell>
          <table:table-cell/>
        </table:table-row>
        <table:table-row table:style-name="ro1">
          <table:table-cell office:value-type="float" office:value="0.215918" calcext:value-type="float">
            <text:p>0.215918</text:p>
          </table:table-cell>
          <table:table-cell office:value-type="float" office:value="0.327316" calcext:value-type="float">
            <text:p>0.327316</text:p>
          </table:table-cell>
          <table:table-cell/>
        </table:table-row>
        <table:table-row table:style-name="ro1">
          <table:table-cell office:value-type="float" office:value="0.323071" calcext:value-type="float">
            <text:p>0.323071</text:p>
          </table:table-cell>
          <table:table-cell office:value-type="float" office:value="0.325784" calcext:value-type="float">
            <text:p>0.325784</text:p>
          </table:table-cell>
          <table:table-cell/>
        </table:table-row>
        <table:table-row table:style-name="ro1">
          <table:table-cell office:value-type="float" office:value="0.426196" calcext:value-type="float">
            <text:p>0.426196</text:p>
          </table:table-cell>
          <table:table-cell office:value-type="float" office:value="0.321793" calcext:value-type="float">
            <text:p>0.321793</text:p>
          </table:table-cell>
          <table:table-cell/>
        </table:table-row>
        <table:table-row table:style-name="ro1">
          <table:table-cell office:value-type="float" office:value="0.091846" calcext:value-type="float">
            <text:p>0.091846</text:p>
          </table:table-cell>
          <table:table-cell office:value-type="float" office:value="0.319513" calcext:value-type="float">
            <text:p>0.319513</text:p>
          </table:table-cell>
          <table:table-cell/>
        </table:table-row>
        <table:table-row table:style-name="ro1">
          <table:table-cell office:value-type="float" office:value="0.049146" calcext:value-type="float">
            <text:p>0.049146</text:p>
          </table:table-cell>
          <table:table-cell office:value-type="float" office:value="0.317897" calcext:value-type="float">
            <text:p>0.317897</text:p>
          </table:table-cell>
          <table:table-cell/>
        </table:table-row>
        <table:table-row table:style-name="ro1">
          <table:table-cell office:value-type="float" office:value="0.161938" calcext:value-type="float">
            <text:p>0.161938</text:p>
          </table:table-cell>
          <table:table-cell office:value-type="float" office:value="0.299912" calcext:value-type="float">
            <text:p>0.299912</text:p>
          </table:table-cell>
          <table:table-cell/>
        </table:table-row>
        <table:table-row table:style-name="ro1">
          <table:table-cell office:value-type="float" office:value="0.039478" calcext:value-type="float">
            <text:p>0.039478</text:p>
          </table:table-cell>
          <table:table-cell office:value-type="float" office:value="0.265765" calcext:value-type="float">
            <text:p>0.265765</text:p>
          </table:table-cell>
          <table:table-cell/>
        </table:table-row>
        <table:table-row table:style-name="ro1">
          <table:table-cell office:value-type="float" office:value="0.128906" calcext:value-type="float">
            <text:p>0.128906</text:p>
          </table:table-cell>
          <table:table-cell office:value-type="float" office:value="0.22761" calcext:value-type="float">
            <text:p>0.22761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190175" calcext:value-type="float">
            <text:p>0.19017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156289" calcext:value-type="float">
            <text:p>0.15628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125371" calcext:value-type="float">
            <text:p>0.125371</text:p>
          </table:table-cell>
          <table:table-cell/>
        </table:table-row>
        <table:table-row table:style-name="ro1">
          <table:table-cell office:value-type="float" office:value="0.306958" calcext:value-type="float">
            <text:p>0.306958</text:p>
          </table:table-cell>
          <table:table-cell office:value-type="float" office:value="0.096605" calcext:value-type="float">
            <text:p>0.096605</text:p>
          </table:table-cell>
          <table:table-cell/>
        </table:table-row>
        <table:table-row table:style-name="ro1">
          <table:table-cell office:value-type="float" office:value="0.128906" calcext:value-type="float">
            <text:p>0.128906</text:p>
          </table:table-cell>
          <table:table-cell office:value-type="float" office:value="0.079815" calcext:value-type="float">
            <text:p>0.079815</text:p>
          </table:table-cell>
          <table:table-cell/>
        </table:table-row>
        <table:table-row table:style-name="ro1">
          <table:table-cell office:value-type="float" office:value="0.164355" calcext:value-type="float">
            <text:p>0.164355</text:p>
          </table:table-cell>
          <table:table-cell office:value-type="float" office:value="0.082505" calcext:value-type="float">
            <text:p>0.082505</text:p>
          </table:table-cell>
          <table:table-cell/>
        </table:table-row>
        <table:table-row table:style-name="ro1">
          <table:table-cell office:value-type="float" office:value="0.292456" calcext:value-type="float">
            <text:p>0.292456</text:p>
          </table:table-cell>
          <table:table-cell office:value-type="float" office:value="0.095223" calcext:value-type="float">
            <text:p>0.095223</text:p>
          </table:table-cell>
          <table:table-cell/>
        </table:table-row>
        <table:table-row table:style-name="ro1">
          <table:table-cell office:value-type="float" office:value="0.060425" calcext:value-type="float">
            <text:p>0.060425</text:p>
          </table:table-cell>
          <table:table-cell office:value-type="float" office:value="0.11299" calcext:value-type="float">
            <text:p>0.11299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133391" calcext:value-type="float">
            <text:p>0.13339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142749" calcext:value-type="float">
            <text:p>0.142749</text:p>
          </table:table-cell>
          <table:table-cell/>
        </table:table-row>
        <table:table-row table:style-name="ro1">
          <table:table-cell office:value-type="float" office:value="0.084595" calcext:value-type="float">
            <text:p>0.084595</text:p>
          </table:table-cell>
          <table:table-cell office:value-type="float" office:value="0.136248" calcext:value-type="float">
            <text:p>0.136248</text:p>
          </table:table-cell>
          <table:table-cell/>
        </table:table-row>
        <table:table-row table:style-name="ro1">
          <table:table-cell office:value-type="float" office:value="0.07251" calcext:value-type="float">
            <text:p>0.07251</text:p>
          </table:table-cell>
          <table:table-cell office:value-type="float" office:value="0.121905" calcext:value-type="float">
            <text:p>0.121905</text:p>
          </table:table-cell>
          <table:table-cell/>
        </table:table-row>
        <table:table-row table:style-name="ro1">
          <table:table-cell office:value-type="float" office:value="0.252979" calcext:value-type="float">
            <text:p>0.252979</text:p>
          </table:table-cell>
          <table:table-cell office:value-type="float" office:value="0.107428" calcext:value-type="float">
            <text:p>0.107428</text:p>
          </table:table-cell>
          <table:table-cell/>
        </table:table-row>
        <table:table-row table:style-name="ro1">
          <table:table-cell office:value-type="float" office:value="0.241699" calcext:value-type="float">
            <text:p>0.241699</text:p>
          </table:table-cell>
          <table:table-cell office:value-type="float" office:value="0.100421" calcext:value-type="float">
            <text:p>0.100421</text:p>
          </table:table-cell>
          <table:table-cell/>
        </table:table-row>
        <table:table-row table:style-name="ro1">
          <table:table-cell office:value-type="float" office:value="0.21189" calcext:value-type="float">
            <text:p>0.21189</text:p>
          </table:table-cell>
          <table:table-cell office:value-type="float" office:value="0.107979" calcext:value-type="float">
            <text:p>0.10797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126819" calcext:value-type="float">
            <text:p>0.126819</text:p>
          </table:table-cell>
          <table:table-cell/>
        </table:table-row>
        <table:table-row table:style-name="ro1">
          <table:table-cell office:value-type="float" office:value="0.190137" calcext:value-type="float">
            <text:p>0.190137</text:p>
          </table:table-cell>
          <table:table-cell office:value-type="float" office:value="0.143193" calcext:value-type="float">
            <text:p>0.143193</text:p>
          </table:table-cell>
          <table:table-cell/>
        </table:table-row>
        <table:table-row table:style-name="ro1">
          <table:table-cell office:value-type="float" office:value="0.272314" calcext:value-type="float">
            <text:p>0.272314</text:p>
          </table:table-cell>
          <table:table-cell office:value-type="float" office:value="0.149863" calcext:value-type="float">
            <text:p>0.149863</text:p>
          </table:table-cell>
          <table:table-cell/>
        </table:table-row>
        <table:table-row table:style-name="ro1">
          <table:table-cell office:value-type="float" office:value="0.207861" calcext:value-type="float">
            <text:p>0.207861</text:p>
          </table:table-cell>
          <table:table-cell office:value-type="float" office:value="0.15617" calcext:value-type="float">
            <text:p>0.156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168746" calcext:value-type="float">
            <text:p>0.168746</text:p>
          </table:table-cell>
          <table:table-cell/>
        </table:table-row>
        <table:table-row table:style-name="ro1">
          <table:table-cell office:value-type="float" office:value="0.239282" calcext:value-type="float">
            <text:p>0.239282</text:p>
          </table:table-cell>
          <table:table-cell office:value-type="float" office:value="0.177314" calcext:value-type="float">
            <text:p>0.177314</text:p>
          </table:table-cell>
          <table:table-cell/>
        </table:table-row>
        <table:table-row table:style-name="ro1">
          <table:table-cell office:value-type="float" office:value="0.079761" calcext:value-type="float">
            <text:p>0.079761</text:p>
          </table:table-cell>
          <table:table-cell office:value-type="float" office:value="0.17668" calcext:value-type="float">
            <text:p>0.1766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172988" calcext:value-type="float">
            <text:p>0.1729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163456" calcext:value-type="float">
            <text:p>0.16345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144258" calcext:value-type="float">
            <text:p>0.14425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120177" calcext:value-type="float">
            <text:p>0.12017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96002" calcext:value-type="float">
            <text:p>0.09600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74465" calcext:value-type="float">
            <text:p>0.07446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56899" calcext:value-type="float">
            <text:p>0.05689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43664" calcext:value-type="float">
            <text:p>0.04366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423" calcext:value-type="float">
            <text:p>0.03442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557" calcext:value-type="float">
            <text:p>0.0285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368" calcext:value-type="float">
            <text:p>0.02536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4129" calcext:value-type="float">
            <text:p>0.02412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083" calcext:value-type="float">
            <text:p>0.02408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629" calcext:value-type="float">
            <text:p>0.02462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508" calcext:value-type="float">
            <text:p>0.02550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573" calcext:value-type="float">
            <text:p>0.02657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7606" calcext:value-type="float">
            <text:p>0.02760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461" calcext:value-type="float">
            <text:p>0.02846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094" calcext:value-type="float">
            <text:p>0.0290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91" calcext:value-type="float">
            <text:p>0.02989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87" calcext:value-type="float">
            <text:p>0.03008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196" calcext:value-type="float">
            <text:p>0.03019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55" calcext:value-type="float">
            <text:p>0.03035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525" calcext:value-type="float">
            <text:p>0.03052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38" calcext:value-type="float">
            <text:p>0.0306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727" calcext:value-type="float">
            <text:p>0.03072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748" calcext:value-type="float">
            <text:p>0.03074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613" calcext:value-type="float">
            <text:p>0.03061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81" calcext:value-type="float">
            <text:p>0.03038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138" calcext:value-type="float">
            <text:p>0.03013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73" calcext:value-type="float">
            <text:p>0.029873</text:p>
          </table:table-cell>
          <table:table-cell/>
        </table:table-row>
        <table:table-row table:style-name="ro1">
          <table:table-cell office:value-type="float" office:value="0.051562" calcext:value-type="float">
            <text:p>0.051562</text:p>
          </table:table-cell>
          <table:table-cell office:value-type="float" office:value="0.029645" calcext:value-type="float">
            <text:p>0.029645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0163" calcext:value-type="float">
            <text:p>0.0301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821" calcext:value-type="float">
            <text:p>0.03182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3517" calcext:value-type="float">
            <text:p>0.033517</text:p>
          </table:table-cell>
          <table:table-cell/>
        </table:table-row>
        <table:table-row table:style-name="ro1">
          <table:table-cell office:value-type="float" office:value="0.036255" calcext:value-type="float">
            <text:p>0.036255</text:p>
          </table:table-cell>
          <table:table-cell office:value-type="float" office:value="0.034327" calcext:value-type="float">
            <text:p>0.034327</text:p>
          </table:table-cell>
          <table:table-cell/>
        </table:table-row>
        <table:table-row table:style-name="ro1">
          <table:table-cell office:value-type="float" office:value="0.065259" calcext:value-type="float">
            <text:p>0.065259</text:p>
          </table:table-cell>
          <table:table-cell office:value-type="float" office:value="0.034549" calcext:value-type="float">
            <text:p>0.03454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525" calcext:value-type="float">
            <text:p>0.03552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7619" calcext:value-type="float">
            <text:p>0.037619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8992" calcext:value-type="float">
            <text:p>0.038992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8778" calcext:value-type="float">
            <text:p>0.0387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7701" calcext:value-type="float">
            <text:p>0.03770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6373" calcext:value-type="float">
            <text:p>0.03637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977" calcext:value-type="float">
            <text:p>0.03497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54" calcext:value-type="float">
            <text:p>0.0335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363" calcext:value-type="float">
            <text:p>0.03136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142" calcext:value-type="float">
            <text:p>0.02814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5497" calcext:value-type="float">
            <text:p>0.02549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36" calcext:value-type="float">
            <text:p>0.02436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4259" calcext:value-type="float">
            <text:p>0.024259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473" calcext:value-type="float">
            <text:p>0.0247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5486" calcext:value-type="float">
            <text:p>0.025486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6459" calcext:value-type="float">
            <text:p>0.0264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519" calcext:value-type="float">
            <text:p>0.02751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489" calcext:value-type="float">
            <text:p>0.028489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186" calcext:value-type="float">
            <text:p>0.029186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45" calcext:value-type="float">
            <text:p>0.02964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07" calcext:value-type="float">
            <text:p>0.0300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271" calcext:value-type="float">
            <text:p>0.03027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94" calcext:value-type="float">
            <text:p>0.030094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804" calcext:value-type="float">
            <text:p>0.02980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47" calcext:value-type="float">
            <text:p>0.02954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44" calcext:value-type="float">
            <text:p>0.0284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151" calcext:value-type="float">
            <text:p>0.0261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296" calcext:value-type="float">
            <text:p>0.024296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378" calcext:value-type="float">
            <text:p>0.0237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4174" calcext:value-type="float">
            <text:p>0.024174</text:p>
          </table:table-cell>
          <table:table-cell/>
        </table:table-row>
        <table:table-row table:style-name="ro1">
          <table:table-cell office:value-type="float" office:value="0.024976" calcext:value-type="float">
            <text:p>0.024976</text:p>
          </table:table-cell>
          <table:table-cell office:value-type="float" office:value="0.025104" calcext:value-type="float">
            <text:p>0.02510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6109" calcext:value-type="float">
            <text:p>0.02610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89" calcext:value-type="float">
            <text:p>0.02689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7586" calcext:value-type="float">
            <text:p>0.027586</text:p>
          </table:table-cell>
          <table:table-cell/>
        </table:table-row>
        <table:table-row table:style-name="ro1">
          <table:table-cell office:value-type="float" office:value="0.023364" calcext:value-type="float">
            <text:p>0.023364</text:p>
          </table:table-cell>
          <table:table-cell office:value-type="float" office:value="0.028313" calcext:value-type="float">
            <text:p>0.02831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819" calcext:value-type="float">
            <text:p>0.02881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8938" calcext:value-type="float">
            <text:p>0.0289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8883" calcext:value-type="float">
            <text:p>0.02888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778" calcext:value-type="float">
            <text:p>0.0287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66" calcext:value-type="float">
            <text:p>0.02876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8991" calcext:value-type="float">
            <text:p>0.02899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239" calcext:value-type="float">
            <text:p>0.02923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317" calcext:value-type="float">
            <text:p>0.02931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63" calcext:value-type="float">
            <text:p>0.02926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273" calcext:value-type="float">
            <text:p>0.02927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386" calcext:value-type="float">
            <text:p>0.02938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58" calcext:value-type="float">
            <text:p>0.02945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2" calcext:value-type="float">
            <text:p>0.0295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592" calcext:value-type="float">
            <text:p>0.02959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548" calcext:value-type="float">
            <text:p>0.02954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88" calcext:value-type="float">
            <text:p>0.029488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29603" calcext:value-type="float">
            <text:p>0.029603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697" calcext:value-type="float">
            <text:p>0.02969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" calcext:value-type="float">
            <text:p>0.029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875" calcext:value-type="float">
            <text:p>0.02987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085" calcext:value-type="float">
            <text:p>0.030085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30136" calcext:value-type="float">
            <text:p>0.030136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975" calcext:value-type="float">
            <text:p>0.02997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63" calcext:value-type="float">
            <text:p>0.02966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99" calcext:value-type="float">
            <text:p>0.029499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9553" calcext:value-type="float">
            <text:p>0.029553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818" calcext:value-type="float">
            <text:p>0.02981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245" calcext:value-type="float">
            <text:p>0.03024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85" calcext:value-type="float">
            <text:p>0.03058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724" calcext:value-type="float">
            <text:p>0.03072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661" calcext:value-type="float">
            <text:p>0.03066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43" calcext:value-type="float">
            <text:p>0.030443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202" calcext:value-type="float">
            <text:p>0.030202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9953" calcext:value-type="float">
            <text:p>0.02995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34" calcext:value-type="float">
            <text:p>0.029434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8658" calcext:value-type="float">
            <text:p>0.02865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52" calcext:value-type="float">
            <text:p>0.02795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7388" calcext:value-type="float">
            <text:p>0.02738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7128" calcext:value-type="float">
            <text:p>0.027128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27299" calcext:value-type="float">
            <text:p>0.027299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27772" calcext:value-type="float">
            <text:p>0.027772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235" calcext:value-type="float">
            <text:p>0.028235</text:p>
          </table:table-cell>
          <table:table-cell/>
        </table:table-row>
        <table:table-row table:style-name="ro1">
          <table:table-cell office:value-type="float" office:value="0.009668" calcext:value-type="float">
            <text:p>0.009668</text:p>
          </table:table-cell>
          <table:table-cell office:value-type="float" office:value="0.028303" calcext:value-type="float">
            <text:p>0.028303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615" calcext:value-type="float">
            <text:p>0.02761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27" calcext:value-type="float">
            <text:p>0.02627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5293" calcext:value-type="float">
            <text:p>0.02529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5316" calcext:value-type="float">
            <text:p>0.02531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057" calcext:value-type="float">
            <text:p>0.026057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7003" calcext:value-type="float">
            <text:p>0.027003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7694" calcext:value-type="float">
            <text:p>0.027694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069" calcext:value-type="float">
            <text:p>0.02806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351" calcext:value-type="float">
            <text:p>0.028351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8592" calcext:value-type="float">
            <text:p>0.02859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828" calcext:value-type="float">
            <text:p>0.028828</text:p>
          </table:table-cell>
          <table:table-cell/>
        </table:table-row>
        <table:table-row table:style-name="ro1">
          <table:table-cell office:value-type="float" office:value="0.021753" calcext:value-type="float">
            <text:p>0.021753</text:p>
          </table:table-cell>
          <table:table-cell office:value-type="float" office:value="0.028291" calcext:value-type="float">
            <text:p>0.02829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286" calcext:value-type="float">
            <text:p>0.026286</text:p>
          </table:table-cell>
          <table:table-cell/>
        </table:table-row>
        <table:table-row table:style-name="ro1">
          <table:table-cell office:value-type="float" office:value="0.052368" calcext:value-type="float">
            <text:p>0.052368</text:p>
          </table:table-cell>
          <table:table-cell office:value-type="float" office:value="0.024224" calcext:value-type="float">
            <text:p>0.02422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4044" calcext:value-type="float">
            <text:p>0.02404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584" calcext:value-type="float">
            <text:p>0.0258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7991" calcext:value-type="float">
            <text:p>0.027991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459" calcext:value-type="float">
            <text:p>0.029459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025" calcext:value-type="float">
            <text:p>0.03025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444" calcext:value-type="float">
            <text:p>0.03044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153" calcext:value-type="float">
            <text:p>0.03015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55" calcext:value-type="float">
            <text:p>0.029655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293" calcext:value-type="float">
            <text:p>0.02929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962" calcext:value-type="float">
            <text:p>0.028962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28595" calcext:value-type="float">
            <text:p>0.028595</text:p>
          </table:table-cell>
          <table:table-cell/>
        </table:table-row>
        <table:table-row table:style-name="ro1">
          <table:table-cell office:value-type="float" office:value="0.04834" calcext:value-type="float">
            <text:p>0.04834</text:p>
          </table:table-cell>
          <table:table-cell office:value-type="float" office:value="0.028541" calcext:value-type="float">
            <text:p>0.02854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327" calcext:value-type="float">
            <text:p>0.02932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855" calcext:value-type="float">
            <text:p>0.030855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043" calcext:value-type="float">
            <text:p>0.032043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254" calcext:value-type="float">
            <text:p>0.0325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2574" calcext:value-type="float">
            <text:p>0.032574</text:p>
          </table:table-cell>
          <table:table-cell/>
        </table:table-row>
        <table:table-row table:style-name="ro1">
          <table:table-cell office:value-type="float" office:value="0.022559" calcext:value-type="float">
            <text:p>0.022559</text:p>
          </table:table-cell>
          <table:table-cell office:value-type="float" office:value="0.0322" calcext:value-type="float">
            <text:p>0.032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1537" calcext:value-type="float">
            <text:p>0.031537</text:p>
          </table:table-cell>
          <table:table-cell/>
        </table:table-row>
        <table:table-row table:style-name="ro1">
          <table:table-cell office:value-type="float" office:value="0.031421" calcext:value-type="float">
            <text:p>0.031421</text:p>
          </table:table-cell>
          <table:table-cell office:value-type="float" office:value="0.030577" calcext:value-type="float">
            <text:p>0.0305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84" calcext:value-type="float">
            <text:p>0.02968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244" calcext:value-type="float">
            <text:p>0.029244</text:p>
          </table:table-cell>
          <table:table-cell/>
        </table:table-row>
        <table:table-row table:style-name="ro1">
          <table:table-cell office:value-type="float" office:value="0.047534" calcext:value-type="float">
            <text:p>0.047534</text:p>
          </table:table-cell>
          <table:table-cell office:value-type="float" office:value="0.029119" calcext:value-type="float">
            <text:p>0.02911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598" calcext:value-type="float">
            <text:p>0.02959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848" calcext:value-type="float">
            <text:p>0.03084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918" calcext:value-type="float">
            <text:p>0.03191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2225" calcext:value-type="float">
            <text:p>0.03222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1959" calcext:value-type="float">
            <text:p>0.031959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1432" calcext:value-type="float">
            <text:p>0.03143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102" calcext:value-type="float">
            <text:p>0.031102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1104" calcext:value-type="float">
            <text:p>0.031104</text:p>
          </table:table-cell>
          <table:table-cell/>
        </table:table-row>
        <table:table-row table:style-name="ro1">
          <table:table-cell office:value-type="float" office:value="0.035449" calcext:value-type="float">
            <text:p>0.035449</text:p>
          </table:table-cell>
          <table:table-cell office:value-type="float" office:value="0.031031" calcext:value-type="float">
            <text:p>0.031031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33" calcext:value-type="float">
            <text:p>0.03083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808" calcext:value-type="float">
            <text:p>0.030808</text:p>
          </table:table-cell>
          <table:table-cell/>
        </table:table-row>
        <table:table-row table:style-name="ro1">
          <table:table-cell office:value-type="float" office:value="0.037866" calcext:value-type="float">
            <text:p>0.037866</text:p>
          </table:table-cell>
          <table:table-cell office:value-type="float" office:value="0.030752" calcext:value-type="float">
            <text:p>0.03075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73" calcext:value-type="float">
            <text:p>0.03073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089" calcext:value-type="float">
            <text:p>0.031089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632" calcext:value-type="float">
            <text:p>0.03163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1975" calcext:value-type="float">
            <text:p>0.03197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1915" calcext:value-type="float">
            <text:p>0.031915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1514" calcext:value-type="float">
            <text:p>0.03151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867" calcext:value-type="float">
            <text:p>0.03086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30103" calcext:value-type="float">
            <text:p>0.030103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423" calcext:value-type="float">
            <text:p>0.029423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89" calcext:value-type="float">
            <text:p>0.02889</text:p>
          </table:table-cell>
          <table:table-cell/>
        </table:table-row>
        <table:table-row table:style-name="ro1">
          <table:table-cell office:value-type="float" office:value="0.097485" calcext:value-type="float">
            <text:p>0.097485</text:p>
          </table:table-cell>
          <table:table-cell office:value-type="float" office:value="0.028638" calcext:value-type="float">
            <text:p>0.02863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624" calcext:value-type="float">
            <text:p>0.030624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5516" calcext:value-type="float">
            <text:p>0.035516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962" calcext:value-type="float">
            <text:p>0.0396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40917" calcext:value-type="float">
            <text:p>0.04091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40331" calcext:value-type="float">
            <text:p>0.040331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8661" calcext:value-type="float">
            <text:p>0.038661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6675" calcext:value-type="float">
            <text:p>0.036675</text:p>
          </table:table-cell>
          <table:table-cell/>
        </table:table-row>
        <table:table-row table:style-name="ro1">
          <table:table-cell office:value-type="float" office:value="0.056396" calcext:value-type="float">
            <text:p>0.056396</text:p>
          </table:table-cell>
          <table:table-cell office:value-type="float" office:value="0.03495" calcext:value-type="float">
            <text:p>0.03495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4357" calcext:value-type="float">
            <text:p>0.03435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5031" calcext:value-type="float">
            <text:p>0.03503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5522" calcext:value-type="float">
            <text:p>0.035522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5177" calcext:value-type="float">
            <text:p>0.035177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438" calcext:value-type="float">
            <text:p>0.0343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3383" calcext:value-type="float">
            <text:p>0.033383</text:p>
          </table:table-cell>
          <table:table-cell/>
        </table:table-row>
        <table:table-row table:style-name="ro1">
          <table:table-cell office:value-type="float" office:value="0.026587" calcext:value-type="float">
            <text:p>0.026587</text:p>
          </table:table-cell>
          <table:table-cell office:value-type="float" office:value="0.03238" calcext:value-type="float">
            <text:p>0.03238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31351" calcext:value-type="float">
            <text:p>0.031351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467" calcext:value-type="float">
            <text:p>0.030467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012" calcext:value-type="float">
            <text:p>0.0300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815" calcext:value-type="float">
            <text:p>0.029815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657" calcext:value-type="float">
            <text:p>0.02965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494" calcext:value-type="float">
            <text:p>0.02949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37" calcext:value-type="float">
            <text:p>0.02937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16" calcext:value-type="float">
            <text:p>0.029416</text:p>
          </table:table-cell>
          <table:table-cell/>
        </table:table-row>
        <table:table-row table:style-name="ro1">
          <table:table-cell office:value-type="float" office:value="0.012085" calcext:value-type="float">
            <text:p>0.012085</text:p>
          </table:table-cell>
          <table:table-cell office:value-type="float" office:value="0.029557" calcext:value-type="float">
            <text:p>0.029557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177" calcext:value-type="float">
            <text:p>0.029177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7995" calcext:value-type="float">
            <text:p>0.027995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854" calcext:value-type="float">
            <text:p>0.026854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6338" calcext:value-type="float">
            <text:p>0.02633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6334" calcext:value-type="float">
            <text:p>0.02633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6678" calcext:value-type="float">
            <text:p>0.026678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7164" calcext:value-type="float">
            <text:p>0.02716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7724" calcext:value-type="float">
            <text:p>0.027724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8378" calcext:value-type="float">
            <text:p>0.028378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059" calcext:value-type="float">
            <text:p>0.029059</text:p>
          </table:table-cell>
          <table:table-cell/>
        </table:table-row>
        <table:table-row table:style-name="ro1">
          <table:table-cell office:value-type="float" office:value="0.034644" calcext:value-type="float">
            <text:p>0.034644</text:p>
          </table:table-cell>
          <table:table-cell office:value-type="float" office:value="0.02968" calcext:value-type="float">
            <text:p>0.02968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264" calcext:value-type="float">
            <text:p>0.030264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806" calcext:value-type="float">
            <text:p>0.03080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94" calcext:value-type="float">
            <text:p>0.030994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728" calcext:value-type="float">
            <text:p>0.030728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316" calcext:value-type="float">
            <text:p>0.030316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885" calcext:value-type="float">
            <text:p>0.029885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29605" calcext:value-type="float">
            <text:p>0.02960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623" calcext:value-type="float">
            <text:p>0.029623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29748" calcext:value-type="float">
            <text:p>0.029748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9808" calcext:value-type="float">
            <text:p>0.029808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712" calcext:value-type="float">
            <text:p>0.029712</text:p>
          </table:table-cell>
          <table:table-cell/>
        </table:table-row>
        <table:table-row table:style-name="ro1">
          <table:table-cell office:value-type="float" office:value="0.02417" calcext:value-type="float">
            <text:p>0.02417</text:p>
          </table:table-cell>
          <table:table-cell office:value-type="float" office:value="0.029512" calcext:value-type="float">
            <text:p>0.02951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251" calcext:value-type="float">
            <text:p>0.029251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8872" calcext:value-type="float">
            <text:p>0.028872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8711" calcext:value-type="float">
            <text:p>0.028711</text:p>
          </table:table-cell>
          <table:table-cell/>
        </table:table-row>
        <table:table-row table:style-name="ro1">
          <table:table-cell office:value-type="float" office:value="0.027393" calcext:value-type="float">
            <text:p>0.027393</text:p>
          </table:table-cell>
          <table:table-cell office:value-type="float" office:value="0.028967" calcext:value-type="float">
            <text:p>0.028967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29259" calcext:value-type="float">
            <text:p>0.029259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29427" calcext:value-type="float">
            <text:p>0.029427</text:p>
          </table:table-cell>
          <table:table-cell/>
        </table:table-row>
        <table:table-row table:style-name="ro1">
          <table:table-cell office:value-type="float" office:value="0.033838" calcext:value-type="float">
            <text:p>0.033838</text:p>
          </table:table-cell>
          <table:table-cell office:value-type="float" office:value="0.029639" calcext:value-type="float">
            <text:p>0.029639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29965" calcext:value-type="float">
            <text:p>0.029965</text:p>
          </table:table-cell>
          <table:table-cell/>
        </table:table-row>
        <table:table-row table:style-name="ro1">
          <table:table-cell office:value-type="float" office:value="0.030615" calcext:value-type="float">
            <text:p>0.030615</text:p>
          </table:table-cell>
          <table:table-cell office:value-type="float" office:value="0.030389" calcext:value-type="float">
            <text:p>0.030389</text:p>
          </table:table-cell>
          <table:table-cell/>
        </table:table-row>
        <table:table-row table:style-name="ro1">
          <table:table-cell office:value-type="float" office:value="0.025781" calcext:value-type="float">
            <text:p>0.025781</text:p>
          </table:table-cell>
          <table:table-cell office:value-type="float" office:value="0.030756" calcext:value-type="float">
            <text:p>0.030756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824" calcext:value-type="float">
            <text:p>0.03082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552" calcext:value-type="float">
            <text:p>0.03055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2" calcext:value-type="float">
            <text:p>0.0302</text:p>
          </table:table-cell>
          <table:table-cell/>
        </table:table-row>
        <table:table-row table:style-name="ro1">
          <table:table-cell office:value-type="float" office:value="0.033032" calcext:value-type="float">
            <text:p>0.033032</text:p>
          </table:table-cell>
          <table:table-cell office:value-type="float" office:value="0.03002" calcext:value-type="float">
            <text:p>0.03002</text:p>
          </table:table-cell>
          <table:table-cell/>
        </table:table-row>
        <table:table-row table:style-name="ro1">
          <table:table-cell office:value-type="float" office:value="0.028198" calcext:value-type="float">
            <text:p>0.028198</text:p>
          </table:table-cell>
          <table:table-cell office:value-type="float" office:value="0.030119" calcext:value-type="float">
            <text:p>0.030119</text:p>
          </table:table-cell>
          <table:table-cell/>
        </table:table-row>
        <table:table-row table:style-name="ro1">
          <table:table-cell office:value-type="float" office:value="0.029004" calcext:value-type="float">
            <text:p>0.029004</text:p>
          </table:table-cell>
          <table:table-cell office:value-type="float" office:value="0.030347" calcext:value-type="float">
            <text:p>0.030347</text:p>
          </table:table-cell>
          <table:table-cell/>
        </table:table-row>
        <table:table-row table:style-name="ro1">
          <table:table-cell office:value-type="float" office:value="0.037061" calcext:value-type="float">
            <text:p>0.037061</text:p>
          </table:table-cell>
          <table:table-cell office:value-type="float" office:value="0.030402" calcext:value-type="float">
            <text:p>0.030402</text:p>
          </table:table-cell>
          <table:table-cell/>
        </table:table-row>
        <table:table-row table:style-name="ro1">
          <table:table-cell office:value-type="float" office:value="0.032227" calcext:value-type="float">
            <text:p>0.032227</text:p>
          </table:table-cell>
          <table:table-cell office:value-type="float" office:value="0.030484" calcext:value-type="float">
            <text:p>0.030484</text:p>
          </table:table-cell>
          <table:table-cell/>
        </table:table-row>
        <table:table-row table:style-name="ro1">
          <table:table-cell office:value-type="float" office:value="0.02981" calcext:value-type="float">
            <text:p>0.02981</text:p>
          </table:table-cell>
          <table:table-cell office:value-type="float" office:value="0.030908" calcext:value-type="float">
            <text:p>0.0309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0:12:14.582802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7:46:15.797569682</meta:creation-date>
    <dc:date>2021-12-01T20:31:57.801072478</dc:date>
    <meta:editing-duration>PT25M58S</meta:editing-duration>
    <meta:editing-cycles>3</meta:editing-cycles>
    <meta:generator>LibreOffice/6.4.6.2$Linux_AARCH64 LibreOffice_project/40$Build-2</meta:generator>
    <meta:document-statistic meta:table-count="1" meta:cell-count="55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7.471cm" svg:height="29.99cm" xlink:href=".." xlink:type="simple" chart:class="chart:line" chart:style-name="ch1">
        <chart:legend chart:legend-position="end" svg:x="63.402cm" svg:y="14.447cm" style:legend-expansion="high" chart:style-name="ch2"/>
        <chart:plot-area chart:style-name="ch3" table:cell-range-address="Sheet1.A2:Sheet1.B2777" chart:data-source-has-labels="row" svg:x="1.694cm" svg:y="0.399cm" svg:width="60.161cm" svg:height="25.869cm">
          <chartooo:coordinate-region svg:x="2.421cm" svg:y="0.598cm" svg:width="59.434cm" svg:height="24.6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2777" chart:label-cell-address="Sheet1.A2:Sheet1.A2" chart:class="chart:line">
            <chart:data-point chart:repeated="2775"/>
          </chart:series>
          <chart:series chart:style-name="ch7" chart:values-cell-range-address="Sheet1.B3:Sheet1.B2777" chart:label-cell-address="Sheet1.B2:Sheet1.B2" chart:class="chart:line">
            <chart:data-point chart:repeated="27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filtered Voltage</text:p>
                <draw:g>
                  <svg:desc>Sheet1.A2:Sheet1.A2</svg:desc>
                </draw:g>
              </table:table-cell>
              <table:table-cell office:value-type="string">
                <text:p>Filtered Voltag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615">
                <text:p>0.030615</text:p>
                <draw:g>
                  <svg:desc>Sheet1.A3:Sheet1.A2777</svg:desc>
                </draw:g>
              </table:table-cell>
              <table:table-cell office:value-type="float" office:value="0">
                <text:p>0</text:p>
                <draw:g>
                  <svg:desc>Sheet1.B3:Sheet1.B27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81">
                <text:p>0.02981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004">
                <text:p>0.029004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81">
                <text:p>0.02981</text:p>
              </table:table-cell>
              <table:table-cell office:value-type="float" office:value="0.008425">
                <text:p>0.008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615">
                <text:p>0.030615</text:p>
              </table:table-cell>
              <table:table-cell office:value-type="float" office:value="0.013482">
                <text:p>0.013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227">
                <text:p>0.032227</text:p>
              </table:table-cell>
              <table:table-cell office:value-type="float" office:value="0.018271">
                <text:p>0.01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2483">
                <text:p>0.02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5886">
                <text:p>0.025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279">
                <text:p>0.028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22">
                <text:p>0.029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47">
                <text:p>0.030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69">
                <text:p>0.03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81">
                <text:p>0.02981</text:p>
              </table:table-cell>
              <table:table-cell office:value-type="float" office:value="0.03055">
                <text:p>0.03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266">
                <text:p>0.030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19">
                <text:p>0.030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223">
                <text:p>0.03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73">
                <text:p>0.030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43">
                <text:p>0.030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93">
                <text:p>0.030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7866">
                <text:p>0.037866</text:p>
              </table:table-cell>
              <table:table-cell office:value-type="float" office:value="0.029841">
                <text:p>0.02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46">
                <text:p>0.0297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04">
                <text:p>0.030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2">
                <text:p>0.03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5449">
                <text:p>0.035449</text:p>
              </table:table-cell>
              <table:table-cell office:value-type="float" office:value="0.030405">
                <text:p>0.030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04">
                <text:p>0.030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18">
                <text:p>0.030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924">
                <text:p>0.0309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2">
                <text:p>0.030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47">
                <text:p>0.03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14">
                <text:p>0.030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15">
                <text:p>0.029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405">
                <text:p>0.029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442">
                <text:p>0.0294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283">
                <text:p>0.0302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72">
                <text:p>0.030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265">
                <text:p>0.0302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61">
                <text:p>0.029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92">
                <text:p>0.029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19">
                <text:p>0.029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735">
                <text:p>0.029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755">
                <text:p>0.029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74">
                <text:p>0.029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28">
                <text:p>0.029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912">
                <text:p>0.0289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81">
                <text:p>0.02981</text:p>
              </table:table-cell>
              <table:table-cell office:value-type="float" office:value="0.02874">
                <text:p>0.02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762">
                <text:p>0.028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849">
                <text:p>0.028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43">
                <text:p>0.0289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981">
                <text:p>0.02981</text:p>
              </table:table-cell>
              <table:table-cell office:value-type="float" office:value="0.029142">
                <text:p>0.029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59">
                <text:p>0.029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495">
                <text:p>0.0294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308">
                <text:p>0.015308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981">
                <text:p>0.02981</text:p>
              </table:table-cell>
              <table:table-cell office:value-type="float" office:value="0.028901">
                <text:p>0.0289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769">
                <text:p>0.027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4644">
                <text:p>0.034644</text:p>
              </table:table-cell>
              <table:table-cell office:value-type="float" office:value="0.026998">
                <text:p>0.026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3032">
                <text:p>0.033032</text:p>
              </table:table-cell>
              <table:table-cell office:value-type="float" office:value="0.027131">
                <text:p>0.027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981">
                <text:p>0.02981</text:p>
              </table:table-cell>
              <table:table-cell office:value-type="float" office:value="0.027937">
                <text:p>0.0279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161">
                <text:p>0.034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714">
                <text:p>0.032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409">
                <text:p>0.0314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56">
                <text:p>0.030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81">
                <text:p>0.02981</text:p>
              </table:table-cell>
              <table:table-cell office:value-type="float" office:value="0.029568">
                <text:p>0.029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023">
                <text:p>0.029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681">
                <text:p>0.028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452">
                <text:p>0.028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427">
                <text:p>0.028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637">
                <text:p>0.028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3838">
                <text:p>0.033838</text:p>
              </table:table-cell>
              <table:table-cell office:value-type="float" office:value="0.028938">
                <text:p>0.028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18">
                <text:p>0.029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981">
                <text:p>0.02981</text:p>
              </table:table-cell>
              <table:table-cell office:value-type="float" office:value="0.030015">
                <text:p>0.030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1753">
                <text:p>0.021753</text:p>
              </table:table-cell>
              <table:table-cell office:value-type="float" office:value="0.030413">
                <text:p>0.0304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35">
                <text:p>0.030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417">
                <text:p>0.02417</text:p>
              </table:table-cell>
              <table:table-cell office:value-type="float" office:value="0.029718">
                <text:p>0.029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852">
                <text:p>0.028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139">
                <text:p>0.028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6587">
                <text:p>0.026587</text:p>
              </table:table-cell>
              <table:table-cell office:value-type="float" office:value="0.02782">
                <text:p>0.02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6255">
                <text:p>0.036255</text:p>
              </table:table-cell>
              <table:table-cell office:value-type="float" office:value="0.0277">
                <text:p>0.02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81">
                <text:p>0.02981</text:p>
              </table:table-cell>
              <table:table-cell office:value-type="float" office:value="0.028378">
                <text:p>0.0283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4644">
                <text:p>0.034644</text:p>
              </table:table-cell>
              <table:table-cell office:value-type="float" office:value="0.027945">
                <text:p>0.027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29261">
                <text:p>0.029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81">
                <text:p>0.02981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189">
                <text:p>0.0271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3838">
                <text:p>0.033838</text:p>
              </table:table-cell>
              <table:table-cell office:value-type="float" office:value="0.025585">
                <text:p>0.0255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981">
                <text:p>0.02981</text:p>
              </table:table-cell>
              <table:table-cell office:value-type="float" office:value="0.025185">
                <text:p>0.025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67">
                <text:p>0.025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981">
                <text:p>0.02981</text:p>
              </table:table-cell>
              <table:table-cell office:value-type="float" office:value="0.026554">
                <text:p>0.0265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483">
                <text:p>0.0274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81">
                <text:p>0.02981</text:p>
              </table:table-cell>
              <table:table-cell office:value-type="float" office:value="0.02838">
                <text:p>0.028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04">
                <text:p>0.029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803">
                <text:p>0.029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4312">
                <text:p>0.044312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981">
                <text:p>0.02981</text:p>
              </table:table-cell>
              <table:table-cell office:value-type="float" office:value="0.030959">
                <text:p>0.0309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81">
                <text:p>0.02981</text:p>
              </table:table-cell>
              <table:table-cell office:value-type="float" office:value="0.032175">
                <text:p>0.0321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255">
                <text:p>0.036255</text:p>
              </table:table-cell>
              <table:table-cell office:value-type="float" office:value="0.033033">
                <text:p>0.033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36">
                <text:p>0.033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496">
                <text:p>0.0334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981">
                <text:p>0.02981</text:p>
              </table:table-cell>
              <table:table-cell office:value-type="float" office:value="0.033281">
                <text:p>0.0332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703">
                <text:p>0.0327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4644">
                <text:p>0.03464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587">
                <text:p>0.026587</text:p>
              </table:table-cell>
              <table:table-cell office:value-type="float" office:value="0.031436">
                <text:p>0.031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084">
                <text:p>0.031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71">
                <text:p>0.0306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81">
                <text:p>0.02981</text:p>
              </table:table-cell>
              <table:table-cell office:value-type="float" office:value="0.030179">
                <text:p>0.0301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84">
                <text:p>0.0297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58">
                <text:p>0.0295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5923">
                <text:p>0.045923</text:p>
              </table:table-cell>
              <table:table-cell office:value-type="float" office:value="0.029479">
                <text:p>0.029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">
                <text:p>0.0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3506">
                <text:p>0.043506</text:p>
              </table:table-cell>
              <table:table-cell office:value-type="float" office:value="0.030947">
                <text:p>0.0309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135">
                <text:p>0.032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249">
                <text:p>0.0332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1421">
                <text:p>0.031421</text:p>
              </table:table-cell>
              <table:table-cell office:value-type="float" office:value="0.033838">
                <text:p>0.0338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1421">
                <text:p>0.031421</text:p>
              </table:table-cell>
              <table:table-cell office:value-type="float" office:value="0.033715">
                <text:p>0.033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3323">
                <text:p>0.0333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862">
                <text:p>0.0328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6587">
                <text:p>0.026587</text:p>
              </table:table-cell>
              <table:table-cell office:value-type="float" office:value="0.032321">
                <text:p>0.032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7061">
                <text:p>0.037061</text:p>
              </table:table-cell>
              <table:table-cell office:value-type="float" office:value="0.031615">
                <text:p>0.0316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003">
                <text:p>0.0310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917">
                <text:p>0.030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106">
                <text:p>0.0311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075">
                <text:p>0.031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4312">
                <text:p>0.044312</text:p>
              </table:table-cell>
              <table:table-cell office:value-type="float" office:value="0.03092">
                <text:p>0.030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292">
                <text:p>0.031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3364">
                <text:p>0.023364</text:p>
              </table:table-cell>
              <table:table-cell office:value-type="float" office:value="0.032245">
                <text:p>0.032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717">
                <text:p>0.0327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313">
                <text:p>0.032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2559">
                <text:p>0.022559</text:p>
              </table:table-cell>
              <table:table-cell office:value-type="float" office:value="0.031643">
                <text:p>0.031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24">
                <text:p>0.0308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62">
                <text:p>0.0297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832">
                <text:p>0.0288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376">
                <text:p>0.0283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361">
                <text:p>0.0283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471">
                <text:p>0.0284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7817">
                <text:p>0.087817</text:p>
              </table:table-cell>
              <table:table-cell office:value-type="float" office:value="0.028509">
                <text:p>0.0285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84">
                <text:p>0.030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981">
                <text:p>0.02981</text:p>
              </table:table-cell>
              <table:table-cell office:value-type="float" office:value="0.034315">
                <text:p>0.034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981">
                <text:p>0.02981</text:p>
              </table:table-cell>
              <table:table-cell office:value-type="float" office:value="0.037814">
                <text:p>0.037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981">
                <text:p>0.02981</text:p>
              </table:table-cell>
              <table:table-cell office:value-type="float" office:value="0.038957">
                <text:p>0.038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611">
                <text:p>0.0386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7453">
                <text:p>0.0374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981">
                <text:p>0.02981</text:p>
              </table:table-cell>
              <table:table-cell office:value-type="float" office:value="0.035948">
                <text:p>0.035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6587">
                <text:p>0.026587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813">
                <text:p>0.032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371">
                <text:p>0.0313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981">
                <text:p>0.02981</text:p>
              </table:table-cell>
              <table:table-cell office:value-type="float" office:value="0.030331">
                <text:p>0.030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68">
                <text:p>0.029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682">
                <text:p>0.029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13">
                <text:p>0.0296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32">
                <text:p>0.0297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903">
                <text:p>0.0299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96">
                <text:p>0.0299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33">
                <text:p>0.0300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981">
                <text:p>0.02981</text:p>
              </table:table-cell>
              <table:table-cell office:value-type="float" office:value="0.030078">
                <text:p>0.0300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89">
                <text:p>0.030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981">
                <text:p>0.02981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1">
                <text:p>0.030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981">
                <text:p>0.02981</text:p>
              </table:table-cell>
              <table:table-cell office:value-type="float" office:value="0.030094">
                <text:p>0.0300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7061">
                <text:p>0.037061</text:p>
              </table:table-cell>
              <table:table-cell office:value-type="float" office:value="0.029952">
                <text:p>0.029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36">
                <text:p>0.030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34">
                <text:p>0.0305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1421">
                <text:p>0.031421</text:p>
              </table:table-cell>
              <table:table-cell office:value-type="float" office:value="0.031041">
                <text:p>0.0310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227">
                <text:p>0.0312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1421">
                <text:p>0.031421</text:p>
              </table:table-cell>
              <table:table-cell office:value-type="float" office:value="0.031293">
                <text:p>0.0312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394">
                <text:p>0.0313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981">
                <text:p>0.02981</text:p>
              </table:table-cell>
              <table:table-cell office:value-type="float" office:value="0.03146">
                <text:p>0.031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407">
                <text:p>0.031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981">
                <text:p>0.02981</text:p>
              </table:table-cell>
              <table:table-cell office:value-type="float" office:value="0.031246">
                <text:p>0.0312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81">
                <text:p>0.02981</text:p>
              </table:table-cell>
              <table:table-cell office:value-type="float" office:value="0.03104">
                <text:p>0.031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07">
                <text:p>0.030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981">
                <text:p>0.02981</text:p>
              </table:table-cell>
              <table:table-cell office:value-type="float" office:value="0.030517">
                <text:p>0.0305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753">
                <text:p>0.021753</text:p>
              </table:table-cell>
              <table:table-cell office:value-type="float" office:value="0.030181">
                <text:p>0.0301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76">
                <text:p>0.0296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04">
                <text:p>0.0289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195">
                <text:p>0.028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981">
                <text:p>0.02981</text:p>
              </table:table-cell>
              <table:table-cell office:value-type="float" office:value="0.027805">
                <text:p>0.0278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712">
                <text:p>0.027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981">
                <text:p>0.02981</text:p>
              </table:table-cell>
              <table:table-cell office:value-type="float" office:value="0.027894">
                <text:p>0.0278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262">
                <text:p>0.028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654">
                <text:p>0.0286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93">
                <text:p>0.0289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263">
                <text:p>0.0292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41">
                <text:p>0.0294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567">
                <text:p>0.0295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16">
                <text:p>0.0297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06">
                <text:p>0.0299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81">
                <text:p>0.02981</text:p>
              </table:table-cell>
              <table:table-cell office:value-type="float" office:value="0.03001">
                <text:p>0.03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985">
                <text:p>0.02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81">
                <text:p>0.02981</text:p>
              </table:table-cell>
              <table:table-cell office:value-type="float" office:value="0.029841">
                <text:p>0.0298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76">
                <text:p>0.029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338">
                <text:p>0.029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253">
                <text:p>0.0292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81">
                <text:p>0.0293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19">
                <text:p>0.0296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38">
                <text:p>0.029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89">
                <text:p>0.0294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34">
                <text:p>0.0292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81">
                <text:p>0.02981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898">
                <text:p>0.028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94">
                <text:p>0.0290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446">
                <text:p>0.0294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81">
                <text:p>0.02981</text:p>
              </table:table-cell>
              <table:table-cell office:value-type="float" office:value="0.029876">
                <text:p>0.0298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26">
                <text:p>0.0303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981">
                <text:p>0.02981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668">
                <text:p>0.030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68">
                <text:p>0.030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22">
                <text:p>0.0308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005">
                <text:p>0.0310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072">
                <text:p>0.0310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981">
                <text:p>0.02981</text:p>
              </table:table-cell>
              <table:table-cell office:value-type="float" office:value="0.031176">
                <text:p>0.031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334">
                <text:p>0.0313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418">
                <text:p>0.031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981">
                <text:p>0.02981</text:p>
              </table:table-cell>
              <table:table-cell office:value-type="float" office:value="0.031381">
                <text:p>0.0313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164">
                <text:p>0.0311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867">
                <text:p>0.0308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55">
                <text:p>0.0305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35">
                <text:p>0.0301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70093">
                <text:p>0.070093</text:p>
              </table:table-cell>
              <table:table-cell office:value-type="float" office:value="0.029653">
                <text:p>0.0296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417">
                <text:p>0.02417</text:p>
              </table:table-cell>
              <table:table-cell office:value-type="float" office:value="0.030379">
                <text:p>0.0303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787">
                <text:p>0.0327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748">
                <text:p>0.03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4976">
                <text:p>0.024976</text:p>
              </table:table-cell>
              <table:table-cell office:value-type="float" office:value="0.035352">
                <text:p>0.0353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981">
                <text:p>0.02981</text:p>
              </table:table-cell>
              <table:table-cell office:value-type="float" office:value="0.035069">
                <text:p>0.0350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074">
                <text:p>0.0340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2559">
                <text:p>0.022559</text:p>
              </table:table-cell>
              <table:table-cell office:value-type="float" office:value="0.032838">
                <text:p>0.0328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486">
                <text:p>0.0314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981">
                <text:p>0.02981</text:p>
              </table:table-cell>
              <table:table-cell office:value-type="float" office:value="0.02942">
                <text:p>0.029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53">
                <text:p>0.0293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457">
                <text:p>0.0294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448">
                <text:p>0.0294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61">
                <text:p>0.0292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669">
                <text:p>0.028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417">
                <text:p>0.02417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398">
                <text:p>0.0283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258">
                <text:p>0.0282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981">
                <text:p>0.02981</text:p>
              </table:table-cell>
              <table:table-cell office:value-type="float" office:value="0.028217">
                <text:p>0.0282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351">
                <text:p>0.0283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527">
                <text:p>0.0285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71">
                <text:p>0.028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875">
                <text:p>0.028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21">
                <text:p>0.0289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417">
                <text:p>0.02417</text:p>
              </table:table-cell>
              <table:table-cell office:value-type="float" office:value="0.028871">
                <text:p>0.0288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702">
                <text:p>0.0287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347">
                <text:p>0.0283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013">
                <text:p>0.0280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863">
                <text:p>0.0278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882">
                <text:p>0.0278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111">
                <text:p>0.028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505">
                <text:p>0.028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84">
                <text:p>0.028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035">
                <text:p>0.0290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81">
                <text:p>0.0290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13">
                <text:p>0.0290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042">
                <text:p>0.0290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7">
                <text:p>0.029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23">
                <text:p>0.029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55">
                <text:p>0.0293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06">
                <text:p>0.0297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62">
                <text:p>0.0300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107">
                <text:p>0.0301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54">
                <text:p>0.0299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981">
                <text:p>0.02981</text:p>
              </table:table-cell>
              <table:table-cell office:value-type="float" office:value="0.029901">
                <text:p>0.029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008">
                <text:p>0.030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981">
                <text:p>0.02981</text:p>
              </table:table-cell>
              <table:table-cell office:value-type="float" office:value="0.030232">
                <text:p>0.0302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9336">
                <text:p>0.019336</text:p>
              </table:table-cell>
              <table:table-cell office:value-type="float" office:value="0.030499">
                <text:p>0.0304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79">
                <text:p>0.0303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43">
                <text:p>0.0296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3364">
                <text:p>0.023364</text:p>
              </table:table-cell>
              <table:table-cell office:value-type="float" office:value="0.028917">
                <text:p>0.0289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981">
                <text:p>0.02981</text:p>
              </table:table-cell>
              <table:table-cell office:value-type="float" office:value="0.028041">
                <text:p>0.0280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64">
                <text:p>0.0279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15">
                <text:p>0.028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334">
                <text:p>0.028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61">
                <text:p>0.028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981">
                <text:p>0.02981</text:p>
              </table:table-cell>
              <table:table-cell office:value-type="float" office:value="0.029043">
                <text:p>0.0290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981">
                <text:p>0.02981</text:p>
              </table:table-cell>
              <table:table-cell office:value-type="float" office:value="0.029431">
                <text:p>0.0294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81">
                <text:p>0.0296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67">
                <text:p>0.0298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981">
                <text:p>0.02981</text:p>
              </table:table-cell>
              <table:table-cell office:value-type="float" office:value="0.029996">
                <text:p>0.029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31">
                <text:p>0.0300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75">
                <text:p>0.0300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4644">
                <text:p>0.034644</text:p>
              </table:table-cell>
              <table:table-cell office:value-type="float" office:value="0.030164">
                <text:p>0.0301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292">
                <text:p>0.030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631">
                <text:p>0.0306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078">
                <text:p>0.0310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314">
                <text:p>0.031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81">
                <text:p>0.02981</text:p>
              </table:table-cell>
              <table:table-cell office:value-type="float" office:value="0.031221">
                <text:p>0.0312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81">
                <text:p>0.02981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48">
                <text:p>0.0305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217">
                <text:p>0.0302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161">
                <text:p>0.0291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81">
                <text:p>0.02981</text:p>
              </table:table-cell>
              <table:table-cell office:value-type="float" office:value="0.029202">
                <text:p>0.0292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981">
                <text:p>0.02981</text:p>
              </table:table-cell>
              <table:table-cell office:value-type="float" office:value="0.029453">
                <text:p>0.02945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734">
                <text:p>0.0297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204">
                <text:p>0.0302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5308">
                <text:p>0.015308</text:p>
              </table:table-cell>
              <table:table-cell office:value-type="float" office:value="0.030059">
                <text:p>0.0300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253">
                <text:p>0.0292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037">
                <text:p>0.0280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981">
                <text:p>0.02981</text:p>
              </table:table-cell>
              <table:table-cell office:value-type="float" office:value="0.027231">
                <text:p>0.0272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004">
                <text:p>0.027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096">
                <text:p>0.027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365">
                <text:p>0.0273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7754">
                <text:p>0.02775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1089">
                <text:p>0.041089</text:p>
              </table:table-cell>
              <table:table-cell office:value-type="float" office:value="0.028236">
                <text:p>0.0282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45">
                <text:p>0.0289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746">
                <text:p>0.0307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894">
                <text:p>0.030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616">
                <text:p>0.0306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54">
                <text:p>0.030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801">
                <text:p>0.0298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41">
                <text:p>0.0294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9478">
                <text:p>0.039478</text:p>
              </table:table-cell>
              <table:table-cell office:value-type="float" office:value="0.029049">
                <text:p>0.0290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981">
                <text:p>0.02981</text:p>
              </table:table-cell>
              <table:table-cell office:value-type="float" office:value="0.029019">
                <text:p>0.0290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86">
                <text:p>0.0295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194">
                <text:p>0.0301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579">
                <text:p>0.0305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81">
                <text:p>0.0308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635">
                <text:p>0.0306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79">
                <text:p>0.0303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48">
                <text:p>0.0303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385">
                <text:p>0.0303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981">
                <text:p>0.02981</text:p>
              </table:table-cell>
              <table:table-cell office:value-type="float" office:value="0.03039">
                <text:p>0.030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44">
                <text:p>0.0304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53">
                <text:p>0.0304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">
                <text:p>0.03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981">
                <text:p>0.02981</text:p>
              </table:table-cell>
              <table:table-cell office:value-type="float" office:value="0.030023">
                <text:p>0.0300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981">
                <text:p>0.02981</text:p>
              </table:table-cell>
              <table:table-cell office:value-type="float" office:value="0.02975">
                <text:p>0.02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577">
                <text:p>0.0295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572">
                <text:p>0.0295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56">
                <text:p>0.029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07">
                <text:p>0.030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225">
                <text:p>0.0302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288">
                <text:p>0.0302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39">
                <text:p>0.030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6123">
                <text:p>0.06123</text:p>
              </table:table-cell>
              <table:table-cell office:value-type="float" office:value="0.029951">
                <text:p>0.0299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82">
                <text:p>0.0306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7">
                <text:p>0.03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419">
                <text:p>0.03441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6587">
                <text:p>0.026587</text:p>
              </table:table-cell>
              <table:table-cell office:value-type="float" office:value="0.034962">
                <text:p>0.0349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4598">
                <text:p>0.0345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3674">
                <text:p>0.0336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3032">
                <text:p>0.033032</text:p>
              </table:table-cell>
              <table:table-cell office:value-type="float" office:value="0.032637">
                <text:p>0.03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6587">
                <text:p>0.026587</text:p>
              </table:table-cell>
              <table:table-cell office:value-type="float" office:value="0.031716">
                <text:p>0.0317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81">
                <text:p>0.02981</text:p>
              </table:table-cell>
              <table:table-cell office:value-type="float" office:value="0.030989">
                <text:p>0.0309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44">
                <text:p>0.0303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96">
                <text:p>0.0297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5449">
                <text:p>0.035449</text:p>
              </table:table-cell>
              <table:table-cell office:value-type="float" office:value="0.029457">
                <text:p>0.0294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937">
                <text:p>0.02993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4976">
                <text:p>0.024976</text:p>
              </table:table-cell>
              <table:table-cell office:value-type="float" office:value="0.030576">
                <text:p>0.0305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45117">
                <text:p>0.045117</text:p>
              </table:table-cell>
              <table:table-cell office:value-type="float" office:value="0.030981">
                <text:p>0.0309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981">
                <text:p>0.02981</text:p>
              </table:table-cell>
              <table:table-cell office:value-type="float" office:value="0.031339">
                <text:p>0.0313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099">
                <text:p>0.0320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5449">
                <text:p>0.035449</text:p>
              </table:table-cell>
              <table:table-cell office:value-type="float" office:value="0.032675">
                <text:p>0.0326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765">
                <text:p>0.0327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783">
                <text:p>0.0327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735">
                <text:p>0.0327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4644">
                <text:p>0.034644</text:p>
              </table:table-cell>
              <table:table-cell office:value-type="float" office:value="0.032496">
                <text:p>0.0324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4644">
                <text:p>0.034644</text:p>
              </table:table-cell>
              <table:table-cell office:value-type="float" office:value="0.032172">
                <text:p>0.032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2559">
                <text:p>0.022559</text:p>
              </table:table-cell>
              <table:table-cell office:value-type="float" office:value="0.032081">
                <text:p>0.0320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979">
                <text:p>0.0319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479">
                <text:p>0.0314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89">
                <text:p>0.030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315">
                <text:p>0.0303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12">
                <text:p>0.0298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6255">
                <text:p>0.036255</text:p>
              </table:table-cell>
              <table:table-cell office:value-type="float" office:value="0.029676">
                <text:p>0.0296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952">
                <text:p>0.0299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49951">
                <text:p>0.049951</text:p>
              </table:table-cell>
              <table:table-cell office:value-type="float" office:value="0.030617">
                <text:p>0.0306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931">
                <text:p>0.0319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816">
                <text:p>0.033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5198">
                <text:p>0.03519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81">
                <text:p>0.02981</text:p>
              </table:table-cell>
              <table:table-cell office:value-type="float" office:value="0.035412">
                <text:p>0.0354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804">
                <text:p>0.0348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804">
                <text:p>0.0338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663">
                <text:p>0.0326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5781">
                <text:p>0.025781</text:p>
              </table:table-cell>
              <table:table-cell office:value-type="float" office:value="0.031543">
                <text:p>0.0315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72">
                <text:p>0.0304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57">
                <text:p>0.0294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657">
                <text:p>0.0286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981">
                <text:p>0.02981</text:p>
              </table:table-cell>
              <table:table-cell office:value-type="float" office:value="0.02814">
                <text:p>0.028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89">
                <text:p>0.027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981">
                <text:p>0.02981</text:p>
              </table:table-cell>
              <table:table-cell office:value-type="float" office:value="0.027893">
                <text:p>0.027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981">
                <text:p>0.02981</text:p>
              </table:table-cell>
              <table:table-cell office:value-type="float" office:value="0.028066">
                <text:p>0.0280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343">
                <text:p>0.0283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559">
                <text:p>0.02855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626">
                <text:p>0.0286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08">
                <text:p>0.0291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981">
                <text:p>0.02981</text:p>
              </table:table-cell>
              <table:table-cell office:value-type="float" office:value="0.02928">
                <text:p>0.029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3">
                <text:p>0.029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16">
                <text:p>0.0294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81">
                <text:p>0.029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28">
                <text:p>0.02972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15">
                <text:p>0.0297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563">
                <text:p>0.0295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82">
                <text:p>0.02948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09">
                <text:p>0.0296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981">
                <text:p>0.02981</text:p>
              </table:table-cell>
              <table:table-cell office:value-type="float" office:value="0.029843">
                <text:p>0.02984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2559">
                <text:p>0.022559</text:p>
              </table:table-cell>
              <table:table-cell office:value-type="float" office:value="0.030047">
                <text:p>0.0300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64">
                <text:p>0.0299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452">
                <text:p>0.0294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47">
                <text:p>0.0289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772">
                <text:p>0.0287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878">
                <text:p>0.0288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249">
                <text:p>0.0292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22">
                <text:p>0.0296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708">
                <text:p>0.0297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981">
                <text:p>0.02981</text:p>
              </table:table-cell>
              <table:table-cell office:value-type="float" office:value="0.029705">
                <text:p>0.0297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83">
                <text:p>0.029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052">
                <text:p>0.0280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643">
                <text:p>0.0286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33">
                <text:p>0.0290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49">
                <text:p>0.0291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59">
                <text:p>0.0291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151">
                <text:p>0.0291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22">
                <text:p>0.0292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485">
                <text:p>0.0294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981">
                <text:p>0.02981</text:p>
              </table:table-cell>
              <table:table-cell office:value-type="float" office:value="0.02935">
                <text:p>0.029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">
                <text:p>0.02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68">
                <text:p>0.0289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981">
                <text:p>0.02981</text:p>
              </table:table-cell>
              <table:table-cell office:value-type="float" office:value="0.028987">
                <text:p>0.0289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26">
                <text:p>0.0290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071">
                <text:p>0.029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28">
                <text:p>0.029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675">
                <text:p>0.0296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796">
                <text:p>0.0297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417">
                <text:p>0.02417</text:p>
              </table:table-cell>
              <table:table-cell office:value-type="float" office:value="0.030095">
                <text:p>0.0300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1">
                <text:p>0.030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113">
                <text:p>0.0301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675">
                <text:p>0.0296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02">
                <text:p>0.0293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209">
                <text:p>0.0292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24">
                <text:p>0.0292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6255">
                <text:p>0.036255</text:p>
              </table:table-cell>
              <table:table-cell office:value-type="float" office:value="0.029077">
                <text:p>0.0290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098">
                <text:p>0.0290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834">
                <text:p>0.04834</text:p>
              </table:table-cell>
              <table:table-cell office:value-type="float" office:value="0.029574">
                <text:p>0.02957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69">
                <text:p>0.0306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981">
                <text:p>0.02981</text:p>
              </table:table-cell>
              <table:table-cell office:value-type="float" office:value="0.032364">
                <text:p>0.0323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728">
                <text:p>0.0337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981">
                <text:p>0.02981</text:p>
              </table:table-cell>
              <table:table-cell office:value-type="float" office:value="0.03414">
                <text:p>0.034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3858">
                <text:p>0.0338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3289">
                <text:p>0.0332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773">
                <text:p>0.0327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3032">
                <text:p>0.033032</text:p>
              </table:table-cell>
              <table:table-cell office:value-type="float" office:value="0.0323">
                <text:p>0.0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981">
                <text:p>0.02981</text:p>
              </table:table-cell>
              <table:table-cell office:value-type="float" office:value="0.031815">
                <text:p>0.0318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981">
                <text:p>0.02981</text:p>
              </table:table-cell>
              <table:table-cell office:value-type="float" office:value="0.031445">
                <text:p>0.0314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138">
                <text:p>0.0311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768">
                <text:p>0.0307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38">
                <text:p>0.030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159">
                <text:p>0.0301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61">
                <text:p>0.0300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88">
                <text:p>0.0298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14">
                <text:p>0.0297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25">
                <text:p>0.0296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651">
                <text:p>0.029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981">
                <text:p>0.02981</text:p>
              </table:table-cell>
              <table:table-cell office:value-type="float" office:value="0.029884">
                <text:p>0.0298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981">
                <text:p>0.02981</text:p>
              </table:table-cell>
              <table:table-cell office:value-type="float" office:value="0.030217">
                <text:p>0.0302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438">
                <text:p>0.030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981">
                <text:p>0.02981</text:p>
              </table:table-cell>
              <table:table-cell office:value-type="float" office:value="0.030433">
                <text:p>0.0304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981">
                <text:p>0.02981</text:p>
              </table:table-cell>
              <table:table-cell office:value-type="float" office:value="0.030229">
                <text:p>0.0302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998">
                <text:p>0.0299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34">
                <text:p>0.0299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981">
                <text:p>0.02981</text:p>
              </table:table-cell>
              <table:table-cell office:value-type="float" office:value="0.030021">
                <text:p>0.0300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51">
                <text:p>0.0300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22">
                <text:p>0.0300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85">
                <text:p>0.0299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806">
                <text:p>0.000806</text:p>
              </table:table-cell>
              <table:table-cell office:value-type="float" office:value="0.029811">
                <text:p>0.0298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724">
                <text:p>0.0287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981">
                <text:p>0.02981</text:p>
              </table:table-cell>
              <table:table-cell office:value-type="float" office:value="0.026571">
                <text:p>0.0265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4976">
                <text:p>0.024976</text:p>
              </table:table-cell>
              <table:table-cell office:value-type="float" office:value="0.024952">
                <text:p>0.0249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4456">
                <text:p>0.0244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445">
                <text:p>0.024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981">
                <text:p>0.02981</text:p>
              </table:table-cell>
              <table:table-cell office:value-type="float" office:value="0.02489">
                <text:p>0.024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981">
                <text:p>0.02981</text:p>
              </table:table-cell>
              <table:table-cell office:value-type="float" office:value="0.025788">
                <text:p>0.0257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981">
                <text:p>0.02981</text:p>
              </table:table-cell>
              <table:table-cell office:value-type="float" office:value="0.026834">
                <text:p>0.0268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782">
                <text:p>0.0277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6113">
                <text:p>0.016113</text:p>
              </table:table-cell>
              <table:table-cell office:value-type="float" office:value="0.028635">
                <text:p>0.0286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022">
                <text:p>0.0290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712">
                <text:p>0.0287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981">
                <text:p>0.02981</text:p>
              </table:table-cell>
              <table:table-cell office:value-type="float" office:value="0.028317">
                <text:p>0.0283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143">
                <text:p>0.0281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981">
                <text:p>0.02981</text:p>
              </table:table-cell>
              <table:table-cell office:value-type="float" office:value="0.028162">
                <text:p>0.0281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405">
                <text:p>0.0284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774">
                <text:p>0.0287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89">
                <text:p>0.0292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31">
                <text:p>0.0298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105">
                <text:p>0.0301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147">
                <text:p>0.030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26">
                <text:p>0.03022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19">
                <text:p>0.0303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981">
                <text:p>0.02981</text:p>
              </table:table-cell>
              <table:table-cell office:value-type="float" office:value="0.03023">
                <text:p>0.030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756">
                <text:p>0.0297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577">
                <text:p>0.0295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591">
                <text:p>0.0295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981">
                <text:p>0.02981</text:p>
              </table:table-cell>
              <table:table-cell office:value-type="float" office:value="0.029693">
                <text:p>0.029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981">
                <text:p>0.02981</text:p>
              </table:table-cell>
              <table:table-cell office:value-type="float" office:value="0.02968">
                <text:p>0.0296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622">
                <text:p>0.0296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544">
                <text:p>0.0295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37061">
                <text:p>0.037061</text:p>
              </table:table-cell>
              <table:table-cell office:value-type="float" office:value="0.029307">
                <text:p>0.0293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182">
                <text:p>0.0291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08">
                <text:p>0.0296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265">
                <text:p>0.03026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715">
                <text:p>0.0307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949">
                <text:p>0.03094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94">
                <text:p>0.030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06">
                <text:p>0.03080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69">
                <text:p>0.0306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45">
                <text:p>0.0304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74">
                <text:p>0.0300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417">
                <text:p>0.02417</text:p>
              </table:table-cell>
              <table:table-cell office:value-type="float" office:value="0.029602">
                <text:p>0.0296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172">
                <text:p>0.0291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981">
                <text:p>0.02981</text:p>
              </table:table-cell>
              <table:table-cell office:value-type="float" office:value="0.028656">
                <text:p>0.0286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193">
                <text:p>0.0281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015">
                <text:p>0.0280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023">
                <text:p>0.02802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3364">
                <text:p>0.023364</text:p>
              </table:table-cell>
              <table:table-cell office:value-type="float" office:value="0.028163">
                <text:p>0.0281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296">
                <text:p>0.0282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187">
                <text:p>0.0281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981">
                <text:p>0.02981</text:p>
              </table:table-cell>
              <table:table-cell office:value-type="float" office:value="0.028014">
                <text:p>0.0280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026">
                <text:p>0.0280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123">
                <text:p>0.0281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213">
                <text:p>0.0282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981">
                <text:p>0.02981</text:p>
              </table:table-cell>
              <table:table-cell office:value-type="float" office:value="0.028334">
                <text:p>0.0283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461">
                <text:p>0.0284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688">
                <text:p>0.0286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62">
                <text:p>0.0290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2085">
                <text:p>0.12085</text:p>
              </table:table-cell>
              <table:table-cell office:value-type="float" office:value="0.029412">
                <text:p>0.0294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981">
                <text:p>0.02981</text:p>
              </table:table-cell>
              <table:table-cell office:value-type="float" office:value="0.032228">
                <text:p>0.03222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707">
                <text:p>0.0387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32227">
                <text:p>0.032227</text:p>
              </table:table-cell>
              <table:table-cell office:value-type="float" office:value="0.044084">
                <text:p>0.0440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45765">
                <text:p>0.0457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981">
                <text:p>0.02981</text:p>
              </table:table-cell>
              <table:table-cell office:value-type="float" office:value="0.045112">
                <text:p>0.0451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4644">
                <text:p>0.034644</text:p>
              </table:table-cell>
              <table:table-cell office:value-type="float" office:value="0.043049">
                <text:p>0.04304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2227">
                <text:p>0.032227</text:p>
              </table:table-cell>
              <table:table-cell office:value-type="float" office:value="0.040479">
                <text:p>0.0404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122">
                <text:p>0.0381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6107">
                <text:p>0.0361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361">
                <text:p>0.0343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922">
                <text:p>0.0329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869">
                <text:p>0.0318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2981">
                <text:p>0.02981</text:p>
              </table:table-cell>
              <table:table-cell office:value-type="float" office:value="0.031159">
                <text:p>0.0311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63647">
                <text:p>0.063647</text:p>
              </table:table-cell>
              <table:table-cell office:value-type="float" office:value="0.030617">
                <text:p>0.0306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134">
                <text:p>0.0311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981">
                <text:p>0.02981</text:p>
              </table:table-cell>
              <table:table-cell office:value-type="float" office:value="0.033245">
                <text:p>0.03324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981">
                <text:p>0.02981</text:p>
              </table:table-cell>
              <table:table-cell office:value-type="float" office:value="0.035183">
                <text:p>0.0351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981">
                <text:p>0.02981</text:p>
              </table:table-cell>
              <table:table-cell office:value-type="float" office:value="0.035792">
                <text:p>0.03579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981">
                <text:p>0.02981</text:p>
              </table:table-cell>
              <table:table-cell office:value-type="float" office:value="0.035486">
                <text:p>0.0354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677">
                <text:p>0.0346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3838">
                <text:p>0.033838</text:p>
              </table:table-cell>
              <table:table-cell office:value-type="float" office:value="0.033618">
                <text:p>0.0336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598">
                <text:p>0.0325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849">
                <text:p>0.03184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275">
                <text:p>0.0312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732">
                <text:p>0.03073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35">
                <text:p>0.0301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26">
                <text:p>0.0295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46">
                <text:p>0.0290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763">
                <text:p>0.0287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694">
                <text:p>0.0286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981">
                <text:p>0.02981</text:p>
              </table:table-cell>
              <table:table-cell office:value-type="float" office:value="0.028614">
                <text:p>0.0286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548">
                <text:p>0.0285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698">
                <text:p>0.0286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981">
                <text:p>0.02981</text:p>
              </table:table-cell>
              <table:table-cell office:value-type="float" office:value="0.02916">
                <text:p>0.029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981">
                <text:p>0.02981</text:p>
              </table:table-cell>
              <table:table-cell office:value-type="float" office:value="0.029731">
                <text:p>0.02973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145">
                <text:p>0.0301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34644">
                <text:p>0.034644</text:p>
              </table:table-cell>
              <table:table-cell office:value-type="float" office:value="0.030444">
                <text:p>0.03044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866">
                <text:p>0.0308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981">
                <text:p>0.02981</text:p>
              </table:table-cell>
              <table:table-cell office:value-type="float" office:value="0.031268">
                <text:p>0.0312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3">
                <text:p>0.03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133">
                <text:p>0.0311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003">
                <text:p>0.03100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4976">
                <text:p>0.024976</text:p>
              </table:table-cell>
              <table:table-cell office:value-type="float" office:value="0.030797">
                <text:p>0.0307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981">
                <text:p>0.02981</text:p>
              </table:table-cell>
              <table:table-cell office:value-type="float" office:value="0.030366">
                <text:p>0.0303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6255">
                <text:p>0.036255</text:p>
              </table:table-cell>
              <table:table-cell office:value-type="float" office:value="0.029763">
                <text:p>0.0297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43311">
                <text:p>0.243311</text:p>
              </table:table-cell>
              <table:table-cell office:value-type="float" office:value="0.029462">
                <text:p>0.0294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5643">
                <text:p>0.0356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981">
                <text:p>0.02981</text:p>
              </table:table-cell>
              <table:table-cell office:value-type="float" office:value="0.05065">
                <text:p>0.050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9004">
                <text:p>0.029004</text:p>
              </table:table-cell>
              <table:table-cell office:value-type="float" office:value="0.063006">
                <text:p>0.0630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3838">
                <text:p>0.033838</text:p>
              </table:table-cell>
              <table:table-cell office:value-type="float" office:value="0.066496">
                <text:p>0.06649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9004">
                <text:p>0.029004</text:p>
              </table:table-cell>
              <table:table-cell office:value-type="float" office:value="0.064527">
                <text:p>0.0645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0615">
                <text:p>0.030615</text:p>
              </table:table-cell>
              <table:table-cell office:value-type="float" office:value="0.059687">
                <text:p>0.0596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3838">
                <text:p>0.033838</text:p>
              </table:table-cell>
              <table:table-cell office:value-type="float" office:value="0.053611">
                <text:p>0.0536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9004">
                <text:p>0.029004</text:p>
              </table:table-cell>
              <table:table-cell office:value-type="float" office:value="0.047531">
                <text:p>0.0475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981">
                <text:p>0.02981</text:p>
              </table:table-cell>
              <table:table-cell office:value-type="float" office:value="0.042216">
                <text:p>0.0422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47534">
                <text:p>0.047534</text:p>
              </table:table-cell>
              <table:table-cell office:value-type="float" office:value="0.037785">
                <text:p>0.0377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2227">
                <text:p>0.032227</text:p>
              </table:table-cell>
              <table:table-cell office:value-type="float" office:value="0.034771">
                <text:p>0.0347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33032">
                <text:p>0.033032</text:p>
              </table:table-cell>
              <table:table-cell office:value-type="float" office:value="0.033507">
                <text:p>0.0335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981">
                <text:p>0.02981</text:p>
              </table:table-cell>
              <table:table-cell office:value-type="float" office:value="0.033075">
                <text:p>0.0330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708">
                <text:p>0.0327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285">
                <text:p>0.03228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876">
                <text:p>0.0318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544">
                <text:p>0.0315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158">
                <text:p>0.031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95">
                <text:p>0.0306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5449">
                <text:p>0.035449</text:p>
              </table:table-cell>
              <table:table-cell office:value-type="float" office:value="0.030328">
                <text:p>0.0303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27">
                <text:p>0.0303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08">
                <text:p>0.03060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22">
                <text:p>0.0308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417">
                <text:p>0.02417</text:p>
              </table:table-cell>
              <table:table-cell office:value-type="float" office:value="0.03095">
                <text:p>0.030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981">
                <text:p>0.02981</text:p>
              </table:table-cell>
              <table:table-cell office:value-type="float" office:value="0.030508">
                <text:p>0.0305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96">
                <text:p>0.0302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88">
                <text:p>0.0301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4976">
                <text:p>0.024976</text:p>
              </table:table-cell>
              <table:table-cell office:value-type="float" office:value="0.029951">
                <text:p>0.0299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981">
                <text:p>0.02981</text:p>
              </table:table-cell>
              <table:table-cell office:value-type="float" office:value="0.029529">
                <text:p>0.0295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001">
                <text:p>0.0290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717">
                <text:p>0.0287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981">
                <text:p>0.02981</text:p>
              </table:table-cell>
              <table:table-cell office:value-type="float" office:value="0.028878">
                <text:p>0.0288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981">
                <text:p>0.02981</text:p>
              </table:table-cell>
              <table:table-cell office:value-type="float" office:value="0.02928">
                <text:p>0.029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646">
                <text:p>0.0296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981">
                <text:p>0.02981</text:p>
              </table:table-cell>
              <table:table-cell office:value-type="float" office:value="0.030017">
                <text:p>0.0300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84">
                <text:p>0.0304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775">
                <text:p>0.0307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707">
                <text:p>0.0307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391">
                <text:p>0.0303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981">
                <text:p>0.02981</text:p>
              </table:table-cell>
              <table:table-cell office:value-type="float" office:value="0.030098">
                <text:p>0.0300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5449">
                <text:p>0.035449</text:p>
              </table:table-cell>
              <table:table-cell office:value-type="float" office:value="0.030032">
                <text:p>0.03003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19">
                <text:p>0.0302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555">
                <text:p>0.03055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672">
                <text:p>0.03067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401">
                <text:p>0.0304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22">
                <text:p>0.0300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78">
                <text:p>0.0297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665">
                <text:p>0.0296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981">
                <text:p>0.02981</text:p>
              </table:table-cell>
              <table:table-cell office:value-type="float" office:value="0.029572">
                <text:p>0.0295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435">
                <text:p>0.0294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264">
                <text:p>0.0292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16">
                <text:p>0.0291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09">
                <text:p>0.0291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31">
                <text:p>0.0292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15">
                <text:p>0.0294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04">
                <text:p>0.0297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981">
                <text:p>0.02981</text:p>
              </table:table-cell>
              <table:table-cell office:value-type="float" office:value="0.029979">
                <text:p>0.0299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02">
                <text:p>0.030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981">
                <text:p>0.02981</text:p>
              </table:table-cell>
              <table:table-cell office:value-type="float" office:value="0.030144">
                <text:p>0.0301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59">
                <text:p>0.0300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981">
                <text:p>0.02981</text:p>
              </table:table-cell>
              <table:table-cell office:value-type="float" office:value="0.030251">
                <text:p>0.0302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97">
                <text:p>0.030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68">
                <text:p>0.0305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981">
                <text:p>0.02981</text:p>
              </table:table-cell>
              <table:table-cell office:value-type="float" office:value="0.030416">
                <text:p>0.0304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73">
                <text:p>0.0301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925">
                <text:p>0.0299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981">
                <text:p>0.02981</text:p>
              </table:table-cell>
              <table:table-cell office:value-type="float" office:value="0.029814">
                <text:p>0.02981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01">
                <text:p>0.0301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92">
                <text:p>0.029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981">
                <text:p>0.02981</text:p>
              </table:table-cell>
              <table:table-cell office:value-type="float" office:value="0.029647">
                <text:p>0.0296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508">
                <text:p>0.0295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21">
                <text:p>0.0296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02">
                <text:p>0.03000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32">
                <text:p>0.0304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417">
                <text:p>0.02417</text:p>
              </table:table-cell>
              <table:table-cell office:value-type="float" office:value="0.030686">
                <text:p>0.0306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981">
                <text:p>0.02981</text:p>
              </table:table-cell>
              <table:table-cell office:value-type="float" office:value="0.030538">
                <text:p>0.0305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14">
                <text:p>0.0300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417">
                <text:p>0.02417</text:p>
              </table:table-cell>
              <table:table-cell office:value-type="float" office:value="0.029506">
                <text:p>0.0295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043">
                <text:p>0.0290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478">
                <text:p>0.0284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981">
                <text:p>0.02981</text:p>
              </table:table-cell>
              <table:table-cell office:value-type="float" office:value="0.028118">
                <text:p>0.02811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188">
                <text:p>0.0281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3364">
                <text:p>0.023364</text:p>
              </table:table-cell>
              <table:table-cell office:value-type="float" office:value="0.028547">
                <text:p>0.0285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857">
                <text:p>0.0288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0142">
                <text:p>0.020142</text:p>
              </table:table-cell>
              <table:table-cell office:value-type="float" office:value="0.028833">
                <text:p>0.0288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437">
                <text:p>0.0284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981">
                <text:p>0.02981</text:p>
              </table:table-cell>
              <table:table-cell office:value-type="float" office:value="0.027867">
                <text:p>0.0278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616">
                <text:p>0.0276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739">
                <text:p>0.0277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91">
                <text:p>0.027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068">
                <text:p>0.0280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981">
                <text:p>0.02981</text:p>
              </table:table-cell>
              <table:table-cell office:value-type="float" office:value="0.028313">
                <text:p>0.0283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693">
                <text:p>0.02869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981">
                <text:p>0.02981</text:p>
              </table:table-cell>
              <table:table-cell office:value-type="float" office:value="0.028977">
                <text:p>0.0289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014">
                <text:p>0.0290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105">
                <text:p>0.029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51">
                <text:p>0.0295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981">
                <text:p>0.02981</text:p>
              </table:table-cell>
              <table:table-cell office:value-type="float" office:value="0.029985">
                <text:p>0.0299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203">
                <text:p>0.03020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29">
                <text:p>0.030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48">
                <text:p>0.0304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62">
                <text:p>0.0305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56396">
                <text:p>0.056396</text:p>
              </table:table-cell>
              <table:table-cell office:value-type="float" office:value="0.030503">
                <text:p>0.0305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69">
                <text:p>0.0310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677">
                <text:p>0.0326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912">
                <text:p>0.0339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025">
                <text:p>0.0340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3557">
                <text:p>0.0335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936">
                <text:p>0.03293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361">
                <text:p>0.0323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7061">
                <text:p>0.037061</text:p>
              </table:table-cell>
              <table:table-cell office:value-type="float" office:value="0.031854">
                <text:p>0.0318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602">
                <text:p>0.0316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6587">
                <text:p>0.026587</text:p>
              </table:table-cell>
              <table:table-cell office:value-type="float" office:value="0.031773">
                <text:p>0.0317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95">
                <text:p>0.031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684">
                <text:p>0.0316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164">
                <text:p>0.0311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44">
                <text:p>0.0306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37866">
                <text:p>0.037866</text:p>
              </table:table-cell>
              <table:table-cell office:value-type="float" office:value="0.030092">
                <text:p>0.0300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07">
                <text:p>0.0298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24">
                <text:p>0.0300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88">
                <text:p>0.0302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03">
                <text:p>0.0303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981">
                <text:p>0.02981</text:p>
              </table:table-cell>
              <table:table-cell office:value-type="float" office:value="0.030215">
                <text:p>0.0302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143">
                <text:p>0.0301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14502">
                <text:p>0.0145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291">
                <text:p>0.02929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981">
                <text:p>0.02981</text:p>
              </table:table-cell>
              <table:table-cell office:value-type="float" office:value="0.027925">
                <text:p>0.0279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6775">
                <text:p>0.0267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5781">
                <text:p>0.025781</text:p>
              </table:table-cell>
              <table:table-cell office:value-type="float" office:value="0.026329">
                <text:p>0.0263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6255">
                <text:p>0.0262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981">
                <text:p>0.02981</text:p>
              </table:table-cell>
              <table:table-cell office:value-type="float" office:value="0.026297">
                <text:p>0.02629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981">
                <text:p>0.02981</text:p>
              </table:table-cell>
              <table:table-cell office:value-type="float" office:value="0.027033">
                <text:p>0.0270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785">
                <text:p>0.02778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981">
                <text:p>0.02981</text:p>
              </table:table-cell>
              <table:table-cell office:value-type="float" office:value="0.0285">
                <text:p>0.02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23">
                <text:p>0.0290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12">
                <text:p>0.0296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981">
                <text:p>0.02981</text:p>
              </table:table-cell>
              <table:table-cell office:value-type="float" office:value="0.029753">
                <text:p>0.0297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78">
                <text:p>0.0297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709">
                <text:p>0.0297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2981">
                <text:p>0.02981</text:p>
              </table:table-cell>
              <table:table-cell office:value-type="float" office:value="0.029252">
                <text:p>0.02925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92651">
                <text:p>0.092651</text:p>
              </table:table-cell>
              <table:table-cell office:value-type="float" office:value="0.029339">
                <text:p>0.0293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334">
                <text:p>0.0313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5794">
                <text:p>0.0357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9388">
                <text:p>0.0393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32227">
                <text:p>0.032227</text:p>
              </table:table-cell>
              <table:table-cell office:value-type="float" office:value="0.040299">
                <text:p>0.0402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9623">
                <text:p>0.03962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136">
                <text:p>0.0381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6249">
                <text:p>0.03624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747">
                <text:p>0.0327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476">
                <text:p>0.0314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981">
                <text:p>0.02981</text:p>
              </table:table-cell>
              <table:table-cell office:value-type="float" office:value="0.030593">
                <text:p>0.0305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02">
                <text:p>0.0301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07">
                <text:p>0.0298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57">
                <text:p>0.029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981">
                <text:p>0.02981</text:p>
              </table:table-cell>
              <table:table-cell office:value-type="float" office:value="0.029505">
                <text:p>0.0295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16">
                <text:p>0.0296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729">
                <text:p>0.02972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52">
                <text:p>0.0298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56">
                <text:p>0.0300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65">
                <text:p>0.0302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406">
                <text:p>0.03040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981">
                <text:p>0.02981</text:p>
              </table:table-cell>
              <table:table-cell office:value-type="float" office:value="0.030426">
                <text:p>0.0304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72">
                <text:p>0.0303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24976">
                <text:p>0.024976</text:p>
              </table:table-cell>
              <table:table-cell office:value-type="float" office:value="0.030258">
                <text:p>0.0302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92">
                <text:p>0.029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427">
                <text:p>0.0427</text:p>
              </table:table-cell>
              <table:table-cell office:value-type="float" office:value="0.029308">
                <text:p>0.0293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2981">
                <text:p>0.02981</text:p>
              </table:table-cell>
              <table:table-cell office:value-type="float" office:value="0.029053">
                <text:p>0.0290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79761">
                <text:p>0.079761</text:p>
              </table:table-cell>
              <table:table-cell office:value-type="float" office:value="0.029618">
                <text:p>0.0296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728">
                <text:p>0.0317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5493">
                <text:p>0.03549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2417">
                <text:p>0.02417</text:p>
              </table:table-cell>
              <table:table-cell office:value-type="float" office:value="0.038905">
                <text:p>0.0389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8155">
                <text:p>0.0381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27393">
                <text:p>0.027393</text:p>
              </table:table-cell>
              <table:table-cell office:value-type="float" office:value="0.036564">
                <text:p>0.0365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975">
                <text:p>0.0329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568">
                <text:p>0.0315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482">
                <text:p>0.03048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571">
                <text:p>0.0295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31">
                <text:p>0.02893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701">
                <text:p>0.0287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67">
                <text:p>0.028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602">
                <text:p>0.0286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1753">
                <text:p>0.021753</text:p>
              </table:table-cell>
              <table:table-cell office:value-type="float" office:value="0.028453">
                <text:p>0.0284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55591">
                <text:p>0.055591</text:p>
              </table:table-cell>
              <table:table-cell office:value-type="float" office:value="0.028115">
                <text:p>0.0281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334">
                <text:p>0.02833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819">
                <text:p>0.02981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411">
                <text:p>0.0314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305">
                <text:p>0.0323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981">
                <text:p>0.02981</text:p>
              </table:table-cell>
              <table:table-cell office:value-type="float" office:value="0.032757">
                <text:p>0.0327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809">
                <text:p>0.0328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2508">
                <text:p>0.0325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981">
                <text:p>0.02981</text:p>
              </table:table-cell>
              <table:table-cell office:value-type="float" office:value="0.032079">
                <text:p>0.03207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735">
                <text:p>0.0317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433">
                <text:p>0.0314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2981">
                <text:p>0.02981</text:p>
              </table:table-cell>
              <table:table-cell office:value-type="float" office:value="0.031191">
                <text:p>0.0311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55">
                <text:p>0.0310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862">
                <text:p>0.0308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981">
                <text:p>0.02981</text:p>
              </table:table-cell>
              <table:table-cell office:value-type="float" office:value="0.030612">
                <text:p>0.0306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468">
                <text:p>0.03046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14">
                <text:p>0.0303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2981">
                <text:p>0.02981</text:p>
              </table:table-cell>
              <table:table-cell office:value-type="float" office:value="0.029968">
                <text:p>0.02996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48">
                <text:p>0.02954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22559">
                <text:p>0.022559</text:p>
              </table:table-cell>
              <table:table-cell office:value-type="float" office:value="0.029244">
                <text:p>0.02924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2981">
                <text:p>0.02981</text:p>
              </table:table-cell>
              <table:table-cell office:value-type="float" office:value="0.028884">
                <text:p>0.0288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353">
                <text:p>0.02835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981">
                <text:p>0.0279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93">
                <text:p>0.0279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272">
                <text:p>0.02827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633">
                <text:p>0.0286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981">
                <text:p>0.02981</text:p>
              </table:table-cell>
              <table:table-cell office:value-type="float" office:value="0.028956">
                <text:p>0.0289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2417">
                <text:p>0.02417</text:p>
              </table:table-cell>
              <table:table-cell office:value-type="float" office:value="0.029154">
                <text:p>0.0291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121">
                <text:p>0.02912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2981">
                <text:p>0.02981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435">
                <text:p>0.02843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332">
                <text:p>0.0283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552">
                <text:p>0.0285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48">
                <text:p>0.0290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07">
                <text:p>0.02960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2981">
                <text:p>0.02981</text:p>
              </table:table-cell>
              <table:table-cell office:value-type="float" office:value="0.029938">
                <text:p>0.0299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09">
                <text:p>0.0300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53">
                <text:p>0.03005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58">
                <text:p>0.0302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28">
                <text:p>0.0306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99">
                <text:p>0.03069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779">
                <text:p>0.0307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2981">
                <text:p>0.02981</text:p>
              </table:table-cell>
              <table:table-cell office:value-type="float" office:value="0.030834">
                <text:p>0.0308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912">
                <text:p>0.0309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38">
                <text:p>0.0308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81">
                <text:p>0.0304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2981">
                <text:p>0.02981</text:p>
              </table:table-cell>
              <table:table-cell office:value-type="float" office:value="0.03002">
                <text:p>0.030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16">
                <text:p>0.0296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337">
                <text:p>0.0293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138">
                <text:p>0.0291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943">
                <text:p>0.02894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2981">
                <text:p>0.02981</text:p>
              </table:table-cell>
              <table:table-cell office:value-type="float" office:value="0.028815">
                <text:p>0.0288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854">
                <text:p>0.02885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031">
                <text:p>0.0290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225">
                <text:p>0.0292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981">
                <text:p>0.02981</text:p>
              </table:table-cell>
              <table:table-cell office:value-type="float" office:value="0.029362">
                <text:p>0.0293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95">
                <text:p>0.0294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89">
                <text:p>0.0295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2981">
                <text:p>0.02981</text:p>
              </table:table-cell>
              <table:table-cell office:value-type="float" office:value="0.029559">
                <text:p>0.0295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483">
                <text:p>0.02948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365">
                <text:p>0.0293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236">
                <text:p>0.0292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362">
                <text:p>0.0293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826">
                <text:p>0.0298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79">
                <text:p>0.03027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83">
                <text:p>0.0303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986">
                <text:p>0.0349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31421">
                <text:p>0.031421</text:p>
              </table:table-cell>
              <table:table-cell office:value-type="float" office:value="0.033788">
                <text:p>0.03378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39478">
                <text:p>0.039478</text:p>
              </table:table-cell>
              <table:table-cell office:value-type="float" office:value="0.031639">
                <text:p>0.0316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145">
                <text:p>0.0311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2981">
                <text:p>0.02981</text:p>
              </table:table-cell>
              <table:table-cell office:value-type="float" office:value="0.03118">
                <text:p>0.031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231">
                <text:p>0.0312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128">
                <text:p>0.03112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35">
                <text:p>0.0310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25">
                <text:p>0.0308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02">
                <text:p>0.0305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93">
                <text:p>0.0301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86">
                <text:p>0.029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437">
                <text:p>0.02943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24976">
                <text:p>0.024976</text:p>
              </table:table-cell>
              <table:table-cell office:value-type="float" office:value="0.029121">
                <text:p>0.0291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015">
                <text:p>0.0290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672">
                <text:p>0.02867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35449">
                <text:p>0.035449</text:p>
              </table:table-cell>
              <table:table-cell office:value-type="float" office:value="0.028814">
                <text:p>0.0288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2981">
                <text:p>0.02981</text:p>
              </table:table-cell>
              <table:table-cell office:value-type="float" office:value="0.029348">
                <text:p>0.0293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24976">
                <text:p>0.024976</text:p>
              </table:table-cell>
              <table:table-cell office:value-type="float" office:value="0.030098">
                <text:p>0.03009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531">
                <text:p>0.0305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2981">
                <text:p>0.02981</text:p>
              </table:table-cell>
              <table:table-cell office:value-type="float" office:value="0.030461">
                <text:p>0.0304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2981">
                <text:p>0.02981</text:p>
              </table:table-cell>
              <table:table-cell office:value-type="float" office:value="0.03005">
                <text:p>0.030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69">
                <text:p>0.0297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88">
                <text:p>0.0293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2981">
                <text:p>0.02981</text:p>
              </table:table-cell>
              <table:table-cell office:value-type="float" office:value="0.02936">
                <text:p>0.0293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981">
                <text:p>0.02981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12">
                <text:p>0.02941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2981">
                <text:p>0.02981</text:p>
              </table:table-cell>
              <table:table-cell office:value-type="float" office:value="0.029461">
                <text:p>0.02946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36">
                <text:p>0.0294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67">
                <text:p>0.0294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548">
                <text:p>0.02954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28">
                <text:p>0.0296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981">
                <text:p>0.02981</text:p>
              </table:table-cell>
              <table:table-cell office:value-type="float" office:value="0.029698">
                <text:p>0.0296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32">
                <text:p>0.0297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2981">
                <text:p>0.02981</text:p>
              </table:table-cell>
              <table:table-cell office:value-type="float" office:value="0.029764">
                <text:p>0.02976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35">
                <text:p>0.0298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77">
                <text:p>0.02987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08">
                <text:p>0.0298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8">
                <text:p>0.029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45">
                <text:p>0.0296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2981">
                <text:p>0.02981</text:p>
              </table:table-cell>
              <table:table-cell office:value-type="float" office:value="0.029668">
                <text:p>0.02966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33">
                <text:p>0.0296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568">
                <text:p>0.0295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27">
                <text:p>0.0296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64">
                <text:p>0.0298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091">
                <text:p>0.03009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981">
                <text:p>0.02981</text:p>
              </table:table-cell>
              <table:table-cell office:value-type="float" office:value="0.030307">
                <text:p>0.03030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84">
                <text:p>0.03058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708">
                <text:p>0.0307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27">
                <text:p>0.0305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2981">
                <text:p>0.02981</text:p>
              </table:table-cell>
              <table:table-cell office:value-type="float" office:value="0.030141">
                <text:p>0.03014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769">
                <text:p>0.0297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25">
                <text:p>0.029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699">
                <text:p>0.0296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25">
                <text:p>0.0298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2085">
                <text:p>0.12085</text:p>
              </table:table-cell>
              <table:table-cell office:value-type="float" office:value="0.029968">
                <text:p>0.0299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2981">
                <text:p>0.02981</text:p>
              </table:table-cell>
              <table:table-cell office:value-type="float" office:value="0.032599">
                <text:p>0.0325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981">
                <text:p>0.02981</text:p>
              </table:table-cell>
              <table:table-cell office:value-type="float" office:value="0.038884">
                <text:p>0.0388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44105">
                <text:p>0.0441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7393">
                <text:p>0.027393</text:p>
              </table:table-cell>
              <table:table-cell office:value-type="float" office:value="0.045557">
                <text:p>0.04555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32227">
                <text:p>0.032227</text:p>
              </table:table-cell>
              <table:table-cell office:value-type="float" office:value="0.044546">
                <text:p>0.0445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27393">
                <text:p>0.027393</text:p>
              </table:table-cell>
              <table:table-cell office:value-type="float" office:value="0.042224">
                <text:p>0.0422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981">
                <text:p>0.02981</text:p>
              </table:table-cell>
              <table:table-cell office:value-type="float" office:value="0.039481">
                <text:p>0.03948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47534">
                <text:p>0.047534</text:p>
              </table:table-cell>
              <table:table-cell office:value-type="float" office:value="0.03673">
                <text:p>0.0367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25781">
                <text:p>0.025781</text:p>
              </table:table-cell>
              <table:table-cell office:value-type="float" office:value="0.034774">
                <text:p>0.0347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31421">
                <text:p>0.031421</text:p>
              </table:table-cell>
              <table:table-cell office:value-type="float" office:value="0.033951">
                <text:p>0.0339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34644">
                <text:p>0.034644</text:p>
              </table:table-cell>
              <table:table-cell office:value-type="float" office:value="0.033325">
                <text:p>0.0333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46729">
                <text:p>0.046729</text:p>
              </table:table-cell>
              <table:table-cell office:value-type="float" office:value="0.032681">
                <text:p>0.0326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772">
                <text:p>0.0327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554">
                <text:p>0.03355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003">
                <text:p>0.0340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2981">
                <text:p>0.02981</text:p>
              </table:table-cell>
              <table:table-cell office:value-type="float" office:value="0.03369">
                <text:p>0.033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965">
                <text:p>0.03296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123">
                <text:p>0.0321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38672">
                <text:p>0.038672</text:p>
              </table:table-cell>
              <table:table-cell office:value-type="float" office:value="0.031285">
                <text:p>0.03128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3223">
                <text:p>0.003223</text:p>
              </table:table-cell>
              <table:table-cell office:value-type="float" office:value="0.030766">
                <text:p>0.0307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065">
                <text:p>0.0300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327">
                <text:p>0.0283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36255">
                <text:p>0.036255</text:p>
              </table:table-cell>
              <table:table-cell office:value-type="float" office:value="0.026644">
                <text:p>0.0266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6214">
                <text:p>0.0262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836">
                <text:p>0.0268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828">
                <text:p>0.02782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2981">
                <text:p>0.02981</text:p>
              </table:table-cell>
              <table:table-cell office:value-type="float" office:value="0.028611">
                <text:p>0.0286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95">
                <text:p>0.0290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39">
                <text:p>0.0294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98">
                <text:p>0.0297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92">
                <text:p>0.0301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19">
                <text:p>0.03051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981">
                <text:p>0.02981</text:p>
              </table:table-cell>
              <table:table-cell office:value-type="float" office:value="0.030679">
                <text:p>0.0306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57">
                <text:p>0.0306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08">
                <text:p>0.0305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255">
                <text:p>0.03025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16">
                <text:p>0.0300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34644">
                <text:p>0.034644</text:p>
              </table:table-cell>
              <table:table-cell office:value-type="float" office:value="0.030012">
                <text:p>0.0300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328">
                <text:p>0.0303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705">
                <text:p>0.0307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07">
                <text:p>0.0308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83">
                <text:p>0.0293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043">
                <text:p>0.0270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914">
                <text:p>0.02591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666">
                <text:p>0.02566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.02649">
                <text:p>0.0264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1753">
                <text:p>0.021753</text:p>
              </table:table-cell>
              <table:table-cell office:value-type="float" office:value="0.026286">
                <text:p>0.0262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981">
                <text:p>0.02981</text:p>
              </table:table-cell>
              <table:table-cell office:value-type="float" office:value="0.024632">
                <text:p>0.0246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5781">
                <text:p>0.025781</text:p>
              </table:table-cell>
              <table:table-cell office:value-type="float" office:value="0.022961">
                <text:p>0.0229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2409">
                <text:p>0.0224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1421">
                <text:p>0.031421</text:p>
              </table:table-cell>
              <table:table-cell office:value-type="float" office:value="0.02262">
                <text:p>0.022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3346">
                <text:p>0.02334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981">
                <text:p>0.02981</text:p>
              </table:table-cell>
              <table:table-cell office:value-type="float" office:value="0.024495">
                <text:p>0.02449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5781">
                <text:p>0.025781</text:p>
              </table:table-cell>
              <table:table-cell office:value-type="float" office:value="0.025764">
                <text:p>0.0257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981">
                <text:p>0.02981</text:p>
              </table:table-cell>
              <table:table-cell office:value-type="float" office:value="0.026828">
                <text:p>0.0268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563">
                <text:p>0.0275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113">
                <text:p>0.0281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65">
                <text:p>0.028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097">
                <text:p>0.02909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195">
                <text:p>0.0291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417">
                <text:p>0.02417</text:p>
              </table:table-cell>
              <table:table-cell office:value-type="float" office:value="0.028965">
                <text:p>0.0289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545">
                <text:p>0.02854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34644">
                <text:p>0.034644</text:p>
              </table:table-cell>
              <table:table-cell office:value-type="float" office:value="0.02815">
                <text:p>0.028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981">
                <text:p>0.02981</text:p>
              </table:table-cell>
              <table:table-cell office:value-type="float" office:value="0.028264">
                <text:p>0.0282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865">
                <text:p>0.0288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5">
                <text:p>0.0294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293">
                <text:p>0.02929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06">
                <text:p>0.02930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952">
                <text:p>0.02995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327">
                <text:p>0.03032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981">
                <text:p>0.02981</text:p>
              </table:table-cell>
              <table:table-cell office:value-type="float" office:value="0.030829">
                <text:p>0.03082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305">
                <text:p>0.03130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5781">
                <text:p>0.025781</text:p>
              </table:table-cell>
              <table:table-cell office:value-type="float" office:value="0.031489">
                <text:p>0.0314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2981">
                <text:p>0.02981</text:p>
              </table:table-cell>
              <table:table-cell office:value-type="float" office:value="0.031255">
                <text:p>0.03125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713">
                <text:p>0.0307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162">
                <text:p>0.03016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69">
                <text:p>0.029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83">
                <text:p>0.02918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688">
                <text:p>0.02868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279">
                <text:p>0.0282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942">
                <text:p>0.02794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33838">
                <text:p>0.033838</text:p>
              </table:table-cell>
              <table:table-cell office:value-type="float" office:value="0.027776">
                <text:p>0.02777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53">
                <text:p>0.0279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424">
                <text:p>0.0284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835">
                <text:p>0.0288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21">
                <text:p>0.02912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798">
                <text:p>0.0297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54">
                <text:p>0.02985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35449">
                <text:p>0.035449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567">
                <text:p>0.02956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99">
                <text:p>0.0296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79">
                <text:p>0.02967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06">
                <text:p>0.02950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96">
                <text:p>0.02939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35">
                <text:p>0.02933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78">
                <text:p>0.0293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99">
                <text:p>0.02949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563">
                <text:p>0.02956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76">
                <text:p>0.02967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17">
                <text:p>0.0299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027">
                <text:p>0.0300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03">
                <text:p>0.03000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45117">
                <text:p>0.045117</text:p>
              </table:table-cell>
              <table:table-cell office:value-type="float" office:value="0.030038">
                <text:p>0.0300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485">
                <text:p>0.0304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528">
                <text:p>0.03152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2446">
                <text:p>0.0324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739">
                <text:p>0.03273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2981">
                <text:p>0.02981</text:p>
              </table:table-cell>
              <table:table-cell office:value-type="float" office:value="0.032633">
                <text:p>0.03263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371">
                <text:p>0.0323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07">
                <text:p>0.0320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34644">
                <text:p>0.034644</text:p>
              </table:table-cell>
              <table:table-cell office:value-type="float" office:value="0.031801">
                <text:p>0.03180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31421">
                <text:p>0.031421</text:p>
              </table:table-cell>
              <table:table-cell office:value-type="float" office:value="0.031672">
                <text:p>0.03167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728">
                <text:p>0.0317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753">
                <text:p>0.0317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2981">
                <text:p>0.02981</text:p>
              </table:table-cell>
              <table:table-cell office:value-type="float" office:value="0.031576">
                <text:p>0.0315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2981">
                <text:p>0.02981</text:p>
              </table:table-cell>
              <table:table-cell office:value-type="float" office:value="0.031301">
                <text:p>0.03130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999">
                <text:p>0.03099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782">
                <text:p>0.0307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774">
                <text:p>0.03077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777">
                <text:p>0.0307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62">
                <text:p>0.03056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97">
                <text:p>0.0301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786">
                <text:p>0.0297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83">
                <text:p>0.02948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389">
                <text:p>0.02938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29">
                <text:p>0.02942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1">
                <text:p>0.0296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809">
                <text:p>0.0298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71">
                <text:p>0.02977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41895">
                <text:p>0.041895</text:p>
              </table:table-cell>
              <table:table-cell office:value-type="float" office:value="0.02951">
                <text:p>0.029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95">
                <text:p>0.02959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277">
                <text:p>0.03027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2981">
                <text:p>0.02981</text:p>
              </table:table-cell>
              <table:table-cell office:value-type="float" office:value="0.030921">
                <text:p>0.0309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223">
                <text:p>0.03122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246">
                <text:p>0.0312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08">
                <text:p>0.0310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23">
                <text:p>0.0310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06">
                <text:p>0.0310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2981">
                <text:p>0.02981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553">
                <text:p>0.03055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  <table:table-cell office:value-type="float" office:value="0.030315">
                <text:p>0.0303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69">
                <text:p>0.0294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2981">
                <text:p>0.02981</text:p>
              </table:table-cell>
              <table:table-cell office:value-type="float" office:value="0.027511">
                <text:p>0.02751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924">
                <text:p>0.0259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45">
                <text:p>0.0254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5594">
                <text:p>0.0255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58008">
                <text:p>0.058008</text:p>
              </table:table-cell>
              <table:table-cell office:value-type="float" office:value="0.026083">
                <text:p>0.02608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463">
                <text:p>0.02746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34644">
                <text:p>0.034644</text:p>
              </table:table-cell>
              <table:table-cell office:value-type="float" office:value="0.030018">
                <text:p>0.0300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374">
                <text:p>0.03237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2981">
                <text:p>0.02981</text:p>
              </table:table-cell>
              <table:table-cell office:value-type="float" office:value="0.033788">
                <text:p>0.03378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4448">
                <text:p>0.03444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456">
                <text:p>0.03445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34644">
                <text:p>0.034644</text:p>
              </table:table-cell>
              <table:table-cell office:value-type="float" office:value="0.034058">
                <text:p>0.03405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2417">
                <text:p>0.02417</text:p>
              </table:table-cell>
              <table:table-cell office:value-type="float" office:value="0.033512">
                <text:p>0.0335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871">
                <text:p>0.03287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3032">
                <text:p>0.033032</text:p>
              </table:table-cell>
              <table:table-cell office:value-type="float" office:value="0.032045">
                <text:p>0.03204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382">
                <text:p>0.03138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578">
                <text:p>0.03057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59">
                <text:p>0.03015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762">
                <text:p>0.0347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5145">
                <text:p>0.03514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33838">
                <text:p>0.033838</text:p>
              </table:table-cell>
              <table:table-cell office:value-type="float" office:value="0.034666">
                <text:p>0.0346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3825">
                <text:p>0.0338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2981">
                <text:p>0.02981</text:p>
              </table:table-cell>
              <table:table-cell office:value-type="float" office:value="0.033021">
                <text:p>0.0330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217">
                <text:p>0.03221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39">
                <text:p>0.0313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2">
                <text:p>0.0306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45">
                <text:p>0.02994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8">
                <text:p>0.0293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87">
                <text:p>0.02898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2981">
                <text:p>0.02981</text:p>
              </table:table-cell>
              <table:table-cell office:value-type="float" office:value="0.028828">
                <text:p>0.02882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20142">
                <text:p>0.020142</text:p>
              </table:table-cell>
              <table:table-cell office:value-type="float" office:value="0.028825">
                <text:p>0.0288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644">
                <text:p>0.02864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2981">
                <text:p>0.02981</text:p>
              </table:table-cell>
              <table:table-cell office:value-type="float" office:value="0.028087">
                <text:p>0.02808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33838">
                <text:p>0.033838</text:p>
              </table:table-cell>
              <table:table-cell office:value-type="float" office:value="0.027595">
                <text:p>0.0275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624">
                <text:p>0.02762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089">
                <text:p>0.02808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.028692">
                <text:p>0.02869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453">
                <text:p>0.02845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852">
                <text:p>0.02685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2981">
                <text:p>0.02981</text:p>
              </table:table-cell>
              <table:table-cell office:value-type="float" office:value="0.025346">
                <text:p>0.02534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19336">
                <text:p>0.019336</text:p>
              </table:table-cell>
              <table:table-cell office:value-type="float" office:value="0.024894">
                <text:p>0.02489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866">
                <text:p>0.0248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2417">
                <text:p>0.02417</text:p>
              </table:table-cell>
              <table:table-cell office:value-type="float" office:value="0.024841">
                <text:p>0.02484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4979">
                <text:p>0.02497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264">
                <text:p>0.02526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5716">
                <text:p>0.02571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6373">
                <text:p>0.0263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055">
                <text:p>0.02705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697">
                <text:p>0.02769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313">
                <text:p>0.0283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528">
                <text:p>0.0295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2981">
                <text:p>0.02981</text:p>
              </table:table-cell>
              <table:table-cell office:value-type="float" office:value="0.029842">
                <text:p>0.02984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72">
                <text:p>0.0302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544">
                <text:p>0.03054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602">
                <text:p>0.03060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528">
                <text:p>0.03052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3">
                <text:p>0.030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2981">
                <text:p>0.02981</text:p>
              </table:table-cell>
              <table:table-cell office:value-type="float" office:value="0.030419">
                <text:p>0.03041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392">
                <text:p>0.03039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24976">
                <text:p>0.024976</text:p>
              </table:table-cell>
              <table:table-cell office:value-type="float" office:value="0.03036">
                <text:p>0.0303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282">
                <text:p>0.03028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2981">
                <text:p>0.02981</text:p>
              </table:table-cell>
              <table:table-cell office:value-type="float" office:value="0.030008">
                <text:p>0.03000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37">
                <text:p>0.02973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2981">
                <text:p>0.02981</text:p>
              </table:table-cell>
              <table:table-cell office:value-type="float" office:value="0.029567">
                <text:p>0.0295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08">
                <text:p>0.02940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2981">
                <text:p>0.02981</text:p>
              </table:table-cell>
              <table:table-cell office:value-type="float" office:value="0.029272">
                <text:p>0.0292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65">
                <text:p>0.02916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55">
                <text:p>0.0291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92">
                <text:p>0.0292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56">
                <text:p>0.02945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04">
                <text:p>0.0295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35">
                <text:p>0.02943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2981">
                <text:p>0.02981</text:p>
              </table:table-cell>
              <table:table-cell office:value-type="float" office:value="0.029304">
                <text:p>0.0293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981">
                <text:p>0.02981</text:p>
              </table:table-cell>
              <table:table-cell office:value-type="float" office:value="0.029197">
                <text:p>0.02919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183">
                <text:p>0.02918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157">
                <text:p>0.02915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16">
                <text:p>0.0290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867">
                <text:p>0.0288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843">
                <text:p>0.0288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39">
                <text:p>0.02893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28">
                <text:p>0.02902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081">
                <text:p>0.02908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345">
                <text:p>0.02934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52">
                <text:p>0.02945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05">
                <text:p>0.0298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07">
                <text:p>0.0303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84">
                <text:p>0.0306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753">
                <text:p>0.03075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456">
                <text:p>0.03045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68">
                <text:p>0.03016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62">
                <text:p>0.0299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27">
                <text:p>0.02982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2981">
                <text:p>0.02981</text:p>
              </table:table-cell>
              <table:table-cell office:value-type="float" office:value="0.029704">
                <text:p>0.0297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60425">
                <text:p>0.060425</text:p>
              </table:table-cell>
              <table:table-cell office:value-type="float" office:value="0.029579">
                <text:p>0.0295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2981">
                <text:p>0.02981</text:p>
              </table:table-cell>
              <table:table-cell office:value-type="float" office:value="0.030366">
                <text:p>0.03036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26587">
                <text:p>0.026587</text:p>
              </table:table-cell>
              <table:table-cell office:value-type="float" office:value="0.032474">
                <text:p>0.03247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4182">
                <text:p>0.03418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453">
                <text:p>0.03445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851">
                <text:p>0.03385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916">
                <text:p>0.0329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979">
                <text:p>0.0319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2981">
                <text:p>0.02981</text:p>
              </table:table-cell>
              <table:table-cell office:value-type="float" office:value="0.031168">
                <text:p>0.03116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2981">
                <text:p>0.02981</text:p>
              </table:table-cell>
              <table:table-cell office:value-type="float" office:value="0.030476">
                <text:p>0.03047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54">
                <text:p>0.02995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81">
                <text:p>0.02981</text:p>
              </table:table-cell>
              <table:table-cell office:value-type="float" office:value="0.029589">
                <text:p>0.02958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13">
                <text:p>0.02931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2981">
                <text:p>0.02981</text:p>
              </table:table-cell>
              <table:table-cell office:value-type="float" office:value="0.029187">
                <text:p>0.0291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3">
                <text:p>0.0292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47">
                <text:p>0.02974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32">
                <text:p>0.03013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2981">
                <text:p>0.02981</text:p>
              </table:table-cell>
              <table:table-cell office:value-type="float" office:value="0.030371">
                <text:p>0.03037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84">
                <text:p>0.03038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63">
                <text:p>0.03026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77">
                <text:p>0.03007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852">
                <text:p>0.0298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4028">
                <text:p>0.004028</text:p>
              </table:table-cell>
              <table:table-cell office:value-type="float" office:value="0.029583">
                <text:p>0.02958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577">
                <text:p>0.02857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31421">
                <text:p>0.031421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238">
                <text:p>0.02523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34644">
                <text:p>0.034644</text:p>
              </table:table-cell>
              <table:table-cell office:value-type="float" office:value="0.024992">
                <text:p>0.02499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5477">
                <text:p>0.02547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6404">
                <text:p>0.02640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26587">
                <text:p>0.026587</text:p>
              </table:table-cell>
              <table:table-cell office:value-type="float" office:value="0.027398">
                <text:p>0.02739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2981">
                <text:p>0.02981</text:p>
              </table:table-cell>
              <table:table-cell office:value-type="float" office:value="0.028231">
                <text:p>0.0282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2981">
                <text:p>0.02981</text:p>
              </table:table-cell>
              <table:table-cell office:value-type="float" office:value="0.028786">
                <text:p>0.02878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139">
                <text:p>0.02913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334">
                <text:p>0.02933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8">
                <text:p>0.029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2981">
                <text:p>0.02981</text:p>
              </table:table-cell>
              <table:table-cell office:value-type="float" office:value="0.029198">
                <text:p>0.02919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48">
                <text:p>0.0294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5">
                <text:p>0.029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1">
                <text:p>0.0303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22559">
                <text:p>0.022559</text:p>
              </table:table-cell>
              <table:table-cell office:value-type="float" office:value="0.03073">
                <text:p>0.0307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2981">
                <text:p>0.02981</text:p>
              </table:table-cell>
              <table:table-cell office:value-type="float" office:value="0.030742">
                <text:p>0.03074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67">
                <text:p>0.03026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715">
                <text:p>0.0297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93">
                <text:p>0.0292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15">
                <text:p>0.0290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89">
                <text:p>0.02898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068">
                <text:p>0.0290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02">
                <text:p>0.0290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769">
                <text:p>0.02876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515">
                <text:p>0.0285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581">
                <text:p>0.02858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917">
                <text:p>0.0289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39">
                <text:p>0.02923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20947">
                <text:p>0.020947</text:p>
              </table:table-cell>
              <table:table-cell office:value-type="float" office:value="0.029472">
                <text:p>0.02947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38">
                <text:p>0.0293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95">
                <text:p>0.028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2981">
                <text:p>0.02981</text:p>
              </table:table-cell>
              <table:table-cell office:value-type="float" office:value="0.028751">
                <text:p>0.02875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89">
                <text:p>0.0288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33">
                <text:p>0.0290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2981">
                <text:p>0.02981</text:p>
              </table:table-cell>
              <table:table-cell office:value-type="float" office:value="0.029048">
                <text:p>0.02904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033">
                <text:p>0.02903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136">
                <text:p>0.029136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19">
                <text:p>0.02931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17">
                <text:p>0.0294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09">
                <text:p>0.02940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2981">
                <text:p>0.02981</text:p>
              </table:table-cell>
              <table:table-cell office:value-type="float" office:value="0.02934">
                <text:p>0.0293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2981">
                <text:p>0.02981</text:p>
              </table:table-cell>
              <table:table-cell office:value-type="float" office:value="0.029242">
                <text:p>0.02924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06">
                <text:p>0.02920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22">
                <text:p>0.02932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05">
                <text:p>0.0296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2981">
                <text:p>0.02981</text:p>
              </table:table-cell>
              <table:table-cell office:value-type="float" office:value="0.029932">
                <text:p>0.0299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2981">
                <text:p>0.02981</text:p>
              </table:table-cell>
              <table:table-cell office:value-type="float" office:value="0.03018">
                <text:p>0.030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1">
                <text:p>0.0303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56">
                <text:p>0.03035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302">
                <text:p>0.03030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2981">
                <text:p>0.02981</text:p>
              </table:table-cell>
              <table:table-cell office:value-type="float" office:value="0.03004">
                <text:p>0.0300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13">
                <text:p>0.0294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2981">
                <text:p>0.02981</text:p>
              </table:table-cell>
              <table:table-cell office:value-type="float" office:value="0.029337">
                <text:p>0.02933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326">
                <text:p>0.02932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66">
                <text:p>0.02946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69">
                <text:p>0.02976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71">
                <text:p>0.03007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2981">
                <text:p>0.02981</text:p>
              </table:table-cell>
              <table:table-cell office:value-type="float" office:value="0.02998">
                <text:p>0.0299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05">
                <text:p>0.02990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2981">
                <text:p>0.02981</text:p>
              </table:table-cell>
              <table:table-cell office:value-type="float" office:value="0.029809">
                <text:p>0.02980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2417">
                <text:p>0.02417</text:p>
              </table:table-cell>
              <table:table-cell office:value-type="float" office:value="0.02971">
                <text:p>0.0297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2981">
                <text:p>0.02981</text:p>
              </table:table-cell>
              <table:table-cell office:value-type="float" office:value="0.029486">
                <text:p>0.02948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8">
                <text:p>0.029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746">
                <text:p>0.02874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649">
                <text:p>0.0286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2981">
                <text:p>0.02981</text:p>
              </table:table-cell>
              <table:table-cell office:value-type="float" office:value="0.028769">
                <text:p>0.0287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026">
                <text:p>0.02902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985">
                <text:p>0.02998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2981">
                <text:p>0.02981</text:p>
              </table:table-cell>
              <table:table-cell office:value-type="float" office:value="0.03049">
                <text:p>0.0304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2981">
                <text:p>0.02981</text:p>
              </table:table-cell>
              <table:table-cell office:value-type="float" office:value="0.03058">
                <text:p>0.0305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437">
                <text:p>0.03043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41">
                <text:p>0.0302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2981">
                <text:p>0.02981</text:p>
              </table:table-cell>
              <table:table-cell office:value-type="float" office:value="0.029946">
                <text:p>0.02994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27">
                <text:p>0.02962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372">
                <text:p>0.02937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73">
                <text:p>0.02907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69">
                <text:p>0.0286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526">
                <text:p>0.02852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642">
                <text:p>0.02864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799">
                <text:p>0.02879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2981">
                <text:p>0.02981</text:p>
              </table:table-cell>
              <table:table-cell office:value-type="float" office:value="0.029029">
                <text:p>0.02902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13696">
                <text:p>0.013696</text:p>
              </table:table-cell>
              <table:table-cell office:value-type="float" office:value="0.029344">
                <text:p>0.02934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2981">
                <text:p>0.02981</text:p>
              </table:table-cell>
              <table:table-cell office:value-type="float" office:value="0.029156">
                <text:p>0.02915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225">
                <text:p>0.0282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385">
                <text:p>0.02738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098">
                <text:p>0.02709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7235">
                <text:p>0.02723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65">
                <text:p>0.027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34644">
                <text:p>0.034644</text:p>
              </table:table-cell>
              <table:table-cell office:value-type="float" office:value="0.028092">
                <text:p>0.02809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658">
                <text:p>0.02865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369">
                <text:p>0.0293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38">
                <text:p>0.02983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933">
                <text:p>0.02993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2981">
                <text:p>0.02981</text:p>
              </table:table-cell>
              <table:table-cell office:value-type="float" office:value="0.029821">
                <text:p>0.02982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67">
                <text:p>0.02966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2981">
                <text:p>0.02981</text:p>
              </table:table-cell>
              <table:table-cell office:value-type="float" office:value="0.029551">
                <text:p>0.02955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7">
                <text:p>0.0294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418">
                <text:p>0.02941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52368">
                <text:p>0.052368</text:p>
              </table:table-cell>
              <table:table-cell office:value-type="float" office:value="0.029501">
                <text:p>0.02950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419">
                <text:p>0.03041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27393">
                <text:p>0.027393</text:p>
              </table:table-cell>
              <table:table-cell office:value-type="float" office:value="0.032284">
                <text:p>0.03228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79761">
                <text:p>0.079761</text:p>
              </table:table-cell>
              <table:table-cell office:value-type="float" office:value="0.033713">
                <text:p>0.03371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33032">
                <text:p>0.033032</text:p>
              </table:table-cell>
              <table:table-cell office:value-type="float" office:value="0.035401">
                <text:p>0.03540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8577">
                <text:p>0.03857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39478">
                <text:p>0.039478</text:p>
              </table:table-cell>
              <table:table-cell office:value-type="float" office:value="0.040995">
                <text:p>0.04099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78955">
                <text:p>0.078955</text:p>
              </table:table-cell>
              <table:table-cell office:value-type="float" office:value="0.041441">
                <text:p>0.04144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2981">
                <text:p>0.02981</text:p>
              </table:table-cell>
              <table:table-cell office:value-type="float" office:value="0.042275">
                <text:p>0.04227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81">
                <text:p>0.02981</text:p>
              </table:table-cell>
              <table:table-cell office:value-type="float" office:value="0.044386">
                <text:p>0.044386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2981">
                <text:p>0.02981</text:p>
              </table:table-cell>
              <table:table-cell office:value-type="float" office:value="0.045375">
                <text:p>0.04537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32227">
                <text:p>0.032227</text:p>
              </table:table-cell>
              <table:table-cell office:value-type="float" office:value="0.044224">
                <text:p>0.04422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2417">
                <text:p>0.02417</text:p>
              </table:table-cell>
              <table:table-cell office:value-type="float" office:value="0.042014">
                <text:p>0.04201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9337">
                <text:p>0.03933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2981">
                <text:p>0.02981</text:p>
              </table:table-cell>
              <table:table-cell office:value-type="float" office:value="0.036439">
                <text:p>0.0364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765">
                <text:p>0.03176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38672">
                <text:p>0.038672</text:p>
              </table:table-cell>
              <table:table-cell office:value-type="float" office:value="0.030243">
                <text:p>0.03024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395">
                <text:p>0.02939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44">
                <text:p>0.0294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37">
                <text:p>0.02993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2981">
                <text:p>0.02981</text:p>
              </table:table-cell>
              <table:table-cell office:value-type="float" office:value="0.030308">
                <text:p>0.03030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83">
                <text:p>0.0303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54">
                <text:p>0.03025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15308">
                <text:p>0.015308</text:p>
              </table:table-cell>
              <table:table-cell office:value-type="float" office:value="0.029974">
                <text:p>0.02997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2981">
                <text:p>0.02981</text:p>
              </table:table-cell>
              <table:table-cell office:value-type="float" office:value="0.029211">
                <text:p>0.02921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33032">
                <text:p>0.033032</text:p>
              </table:table-cell>
              <table:table-cell office:value-type="float" office:value="0.027957">
                <text:p>0.02795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116">
                <text:p>0.02711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2417">
                <text:p>0.02417</text:p>
              </table:table-cell>
              <table:table-cell office:value-type="float" office:value="0.027127">
                <text:p>0.02712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2981">
                <text:p>0.02981</text:p>
              </table:table-cell>
              <table:table-cell office:value-type="float" office:value="0.027413">
                <text:p>0.02741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559">
                <text:p>0.02755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2981">
                <text:p>0.02981</text:p>
              </table:table-cell>
              <table:table-cell office:value-type="float" office:value="0.027696">
                <text:p>0.02769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45923">
                <text:p>0.045923</text:p>
              </table:table-cell>
              <table:table-cell office:value-type="float" office:value="0.027926">
                <text:p>0.02792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68">
                <text:p>0.0301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478">
                <text:p>0.03147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2981">
                <text:p>0.02981</text:p>
              </table:table-cell>
              <table:table-cell office:value-type="float" office:value="0.032019">
                <text:p>0.03201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026">
                <text:p>0.03202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718">
                <text:p>0.03171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194">
                <text:p>0.03119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23364">
                <text:p>0.023364</text:p>
              </table:table-cell>
              <table:table-cell office:value-type="float" office:value="0.030622">
                <text:p>0.0306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02">
                <text:p>0.030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2981">
                <text:p>0.02981</text:p>
              </table:table-cell>
              <table:table-cell office:value-type="float" office:value="0.029196">
                <text:p>0.02919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2981">
                <text:p>0.02981</text:p>
              </table:table-cell>
              <table:table-cell office:value-type="float" office:value="0.02838">
                <text:p>0.0283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26587">
                <text:p>0.026587</text:p>
              </table:table-cell>
              <table:table-cell office:value-type="float" office:value="0.027951">
                <text:p>0.0279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82">
                <text:p>0.0278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81">
                <text:p>0.027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  <table:table-cell office:value-type="float" office:value="0.02794">
                <text:p>0.0279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329">
                <text:p>0.02732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5566">
                <text:p>0.02556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34644">
                <text:p>0.034644</text:p>
              </table:table-cell>
              <table:table-cell office:value-type="float" office:value="0.024153">
                <text:p>0.02415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398">
                <text:p>0.0239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2981">
                <text:p>0.02981</text:p>
              </table:table-cell>
              <table:table-cell office:value-type="float" office:value="0.02471">
                <text:p>0.0247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2981">
                <text:p>0.02981</text:p>
              </table:table-cell>
              <table:table-cell office:value-type="float" office:value="0.025799">
                <text:p>0.0257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91846">
                <text:p>0.091846</text:p>
              </table:table-cell>
              <table:table-cell office:value-type="float" office:value="0.026866">
                <text:p>0.02686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35449">
                <text:p>0.035449</text:p>
              </table:table-cell>
              <table:table-cell office:value-type="float" office:value="0.029554">
                <text:p>0.02955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2981">
                <text:p>0.02981</text:p>
              </table:table-cell>
              <table:table-cell office:value-type="float" office:value="0.034775">
                <text:p>0.03477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33838">
                <text:p>0.033838</text:p>
              </table:table-cell>
              <table:table-cell office:value-type="float" office:value="0.039335">
                <text:p>0.03933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41222">
                <text:p>0.04122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31421">
                <text:p>0.031421</text:p>
              </table:table-cell>
              <table:table-cell office:value-type="float" office:value="0.041308">
                <text:p>0.0413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30615">
                <text:p>0.030615</text:p>
              </table:table-cell>
              <table:table-cell office:value-type="float" office:value="0.040283">
                <text:p>0.04028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8653">
                <text:p>0.0386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33838">
                <text:p>0.033838</text:p>
              </table:table-cell>
              <table:table-cell office:value-type="float" office:value="0.036871">
                <text:p>0.03687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33838">
                <text:p>0.033838</text:p>
              </table:table-cell>
              <table:table-cell office:value-type="float" office:value="0.035311">
                <text:p>0.0353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4189">
                <text:p>0.03418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3451">
                <text:p>0.03345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817">
                <text:p>0.03281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113">
                <text:p>0.03211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2981">
                <text:p>0.02981</text:p>
              </table:table-cell>
              <table:table-cell office:value-type="float" office:value="0.031468">
                <text:p>0.03146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976">
                <text:p>0.03097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537">
                <text:p>0.03053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27393">
                <text:p>0.0273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329">
                <text:p>0.02932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2981">
                <text:p>0.02981</text:p>
              </table:table-cell>
              <table:table-cell office:value-type="float" office:value="0.028678">
                <text:p>0.0286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222">
                <text:p>0.02822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55">
                <text:p>0.0279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27393">
                <text:p>0.027393</text:p>
              </table:table-cell>
              <table:table-cell office:value-type="float" office:value="0.027738">
                <text:p>0.02773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575">
                <text:p>0.02757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33032">
                <text:p>0.033032</text:p>
              </table:table-cell>
              <table:table-cell office:value-type="float" office:value="0.02753">
                <text:p>0.0275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31421">
                <text:p>0.031421</text:p>
              </table:table-cell>
              <table:table-cell office:value-type="float" office:value="0.027737">
                <text:p>0.02773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2981">
                <text:p>0.02981</text:p>
              </table:table-cell>
              <table:table-cell office:value-type="float" office:value="0.028295">
                <text:p>0.02829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2981">
                <text:p>0.02981</text:p>
              </table:table-cell>
              <table:table-cell office:value-type="float" office:value="0.028974">
                <text:p>0.02897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2981">
                <text:p>0.02981</text:p>
              </table:table-cell>
              <table:table-cell office:value-type="float" office:value="0.029513">
                <text:p>0.02951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66">
                <text:p>0.02986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34644">
                <text:p>0.034644</text:p>
              </table:table-cell>
              <table:table-cell office:value-type="float" office:value="0.030024">
                <text:p>0.03002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33838">
                <text:p>0.033838</text:p>
              </table:table-cell>
              <table:table-cell office:value-type="float" office:value="0.030142">
                <text:p>0.03014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513">
                <text:p>0.03051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97">
                <text:p>0.0309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2981">
                <text:p>0.02981</text:p>
              </table:table-cell>
              <table:table-cell office:value-type="float" office:value="0.031202">
                <text:p>0.03120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2981">
                <text:p>0.02981</text:p>
              </table:table-cell>
              <table:table-cell office:value-type="float" office:value="0.031276">
                <text:p>0.03127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226">
                <text:p>0.03122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132">
                <text:p>0.031132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68481">
                <text:p>0.068481</text:p>
              </table:table-cell>
              <table:table-cell office:value-type="float" office:value="0.031067">
                <text:p>0.03106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971">
                <text:p>0.03197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395">
                <text:p>0.03439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6389">
                <text:p>0.03638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6717">
                <text:p>0.036717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2981">
                <text:p>0.02981</text:p>
              </table:table-cell>
              <table:table-cell office:value-type="float" office:value="0.036031">
                <text:p>0.03603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2981">
                <text:p>0.02981</text:p>
              </table:table-cell>
              <table:table-cell office:value-type="float" office:value="0.034938">
                <text:p>0.03493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2981">
                <text:p>0.02981</text:p>
              </table:table-cell>
              <table:table-cell office:value-type="float" office:value="0.033751">
                <text:p>0.03375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2618">
                <text:p>0.03261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531">
                <text:p>0.03153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592">
                <text:p>0.03059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001">
                <text:p>0.03000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981">
                <text:p>0.02981</text:p>
              </table:table-cell>
              <table:table-cell office:value-type="float" office:value="0.029659">
                <text:p>0.02965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65">
                <text:p>0.02916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944">
                <text:p>0.02894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34644">
                <text:p>0.034644</text:p>
              </table:table-cell>
              <table:table-cell office:value-type="float" office:value="0.028892">
                <text:p>0.02889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079">
                <text:p>0.02907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97">
                <text:p>0.02949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26">
                <text:p>0.02982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862">
                <text:p>0.029862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3223">
                <text:p>0.003223</text:p>
              </table:table-cell>
              <table:table-cell office:value-type="float" office:value="0.029836">
                <text:p>0.02983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14">
                <text:p>0.02921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504">
                <text:p>0.02750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6041">
                <text:p>0.02604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14502">
                <text:p>0.014502</text:p>
              </table:table-cell>
              <table:table-cell office:value-type="float" office:value="0.025673">
                <text:p>0.0256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5471">
                <text:p>0.02547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34644">
                <text:p>0.034644</text:p>
              </table:table-cell>
              <table:table-cell office:value-type="float" office:value="0.024874">
                <text:p>0.0248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16113">
                <text:p>0.016113</text:p>
              </table:table-cell>
              <table:table-cell office:value-type="float" office:value="0.024649">
                <text:p>0.0246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915">
                <text:p>0.02491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014">
                <text:p>0.02501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294">
                <text:p>0.0252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5987">
                <text:p>0.02598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35449">
                <text:p>0.035449</text:p>
              </table:table-cell>
              <table:table-cell office:value-type="float" office:value="0.026823">
                <text:p>0.02682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27393">
                <text:p>0.027393</text:p>
              </table:table-cell>
              <table:table-cell office:value-type="float" office:value="0.027896">
                <text:p>0.02789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056">
                <text:p>0.02905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914">
                <text:p>0.02991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2417">
                <text:p>0.02417</text:p>
              </table:table-cell>
              <table:table-cell office:value-type="float" office:value="0.030544">
                <text:p>0.03054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879">
                <text:p>0.03087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78">
                <text:p>0.0307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72">
                <text:p>0.03057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68">
                <text:p>0.03036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99">
                <text:p>0.03009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867">
                <text:p>0.02986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28">
                <text:p>0.02972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13">
                <text:p>0.02961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2981">
                <text:p>0.02981</text:p>
              </table:table-cell>
              <table:table-cell office:value-type="float" office:value="0.029481">
                <text:p>0.02948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75">
                <text:p>0.02937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2">
                <text:p>0.0293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77">
                <text:p>0.02927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225">
                <text:p>0.0292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17">
                <text:p>0.02921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2981">
                <text:p>0.02981</text:p>
              </table:table-cell>
              <table:table-cell office:value-type="float" office:value="0.029282">
                <text:p>0.02928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359">
                <text:p>0.02935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39">
                <text:p>0.0293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323">
                <text:p>0.02932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139">
                <text:p>0.02913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884">
                <text:p>0.0288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661">
                <text:p>0.02866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638">
                <text:p>0.02863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2981">
                <text:p>0.02981</text:p>
              </table:table-cell>
              <table:table-cell office:value-type="float" office:value="0.028758">
                <text:p>0.02875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25781">
                <text:p>0.025781</text:p>
              </table:table-cell>
              <table:table-cell office:value-type="float" office:value="0.028792">
                <text:p>0.02879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37061">
                <text:p>0.037061</text:p>
              </table:table-cell>
              <table:table-cell office:value-type="float" office:value="0.028703">
                <text:p>0.02870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2981">
                <text:p>0.02981</text:p>
              </table:table-cell>
              <table:table-cell office:value-type="float" office:value="0.028755">
                <text:p>0.02875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198">
                <text:p>0.02919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753">
                <text:p>0.02975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201">
                <text:p>0.03020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625">
                <text:p>0.03062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033">
                <text:p>0.03103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386">
                <text:p>0.03138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31533">
                <text:p>0.03153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33032">
                <text:p>0.033032</text:p>
              </table:table-cell>
              <table:table-cell office:value-type="float" office:value="0.031386">
                <text:p>0.03138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6123">
                <text:p>0.06123</text:p>
              </table:table-cell>
              <table:table-cell office:value-type="float" office:value="0.031149">
                <text:p>0.03114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897">
                <text:p>0.03189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06">
                <text:p>0.0340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5914">
                <text:p>0.03591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33838">
                <text:p>0.033838</text:p>
              </table:table-cell>
              <table:table-cell office:value-type="float" office:value="0.036303">
                <text:p>0.03630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5789">
                <text:p>0.03578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5071">
                <text:p>0.03507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2981">
                <text:p>0.02981</text:p>
              </table:table-cell>
              <table:table-cell office:value-type="float" office:value="0.034291">
                <text:p>0.034291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6687">
                <text:p>0.06687</text:p>
              </table:table-cell>
              <table:table-cell office:value-type="float" office:value="0.033359">
                <text:p>0.03335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87012">
                <text:p>0.087012</text:p>
              </table:table-cell>
              <table:table-cell office:value-type="float" office:value="0.033432">
                <text:p>0.0334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6734">
                <text:p>0.03673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34644">
                <text:p>0.034644</text:p>
              </table:table-cell>
              <table:table-cell office:value-type="float" office:value="0.042101">
                <text:p>0.04210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30615">
                <text:p>0.030615</text:p>
              </table:table-cell>
              <table:table-cell office:value-type="float" office:value="0.045571">
                <text:p>0.04557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29004">
                <text:p>0.029004</text:p>
              </table:table-cell>
              <table:table-cell office:value-type="float" office:value="0.046124">
                <text:p>0.04612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32227">
                <text:p>0.032227</text:p>
              </table:table-cell>
              <table:table-cell office:value-type="float" office:value="0.044791">
                <text:p>0.04479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2981">
                <text:p>0.02981</text:p>
              </table:table-cell>
              <table:table-cell office:value-type="float" office:value="0.042388">
                <text:p>0.04238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9691">
                <text:p>0.03969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27393">
                <text:p>0.027393</text:p>
              </table:table-cell>
              <table:table-cell office:value-type="float" office:value="0.037056">
                <text:p>0.03705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4593">
                <text:p>0.0345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393">
                <text:p>0.03239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682">
                <text:p>0.03068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718">
                <text:p>0.0297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346">
                <text:p>0.02934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94">
                <text:p>0.02929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2981">
                <text:p>0.02981</text:p>
              </table:table-cell>
              <table:table-cell office:value-type="float" office:value="0.02953">
                <text:p>0.029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359">
                <text:p>0.02935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34">
                <text:p>0.02933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668">
                <text:p>0.02966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2981">
                <text:p>0.02981</text:p>
              </table:table-cell>
              <table:table-cell office:value-type="float" office:value="0.030017">
                <text:p>0.0300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134">
                <text:p>0.03013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2981">
                <text:p>0.02981</text:p>
              </table:table-cell>
              <table:table-cell office:value-type="float" office:value="0.030193">
                <text:p>0.0301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322">
                <text:p>0.03032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2981">
                <text:p>0.02981</text:p>
              </table:table-cell>
              <table:table-cell office:value-type="float" office:value="0.030298">
                <text:p>0.03029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0.030009">
                <text:p>0.03000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876">
                <text:p>0.02887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41895">
                <text:p>0.041895</text:p>
              </table:table-cell>
              <table:table-cell office:value-type="float" office:value="0.02668">
                <text:p>0.0266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34644">
                <text:p>0.034644</text:p>
              </table:table-cell>
              <table:table-cell office:value-type="float" office:value="0.025293">
                <text:p>0.0252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816">
                <text:p>0.02581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2981">
                <text:p>0.02981</text:p>
              </table:table-cell>
              <table:table-cell office:value-type="float" office:value="0.027199">
                <text:p>0.02719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2981">
                <text:p>0.02981</text:p>
              </table:table-cell>
              <table:table-cell office:value-type="float" office:value="0.028485">
                <text:p>0.02848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412">
                <text:p>0.02941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16">
                <text:p>0.0301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2981">
                <text:p>0.02981</text:p>
              </table:table-cell>
              <table:table-cell office:value-type="float" office:value="0.030678">
                <text:p>0.03067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936">
                <text:p>0.03093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3">
                <text:p>0.0308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433">
                <text:p>0.03043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21">
                <text:p>0.0300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21753">
                <text:p>0.021753</text:p>
              </table:table-cell>
              <table:table-cell office:value-type="float" office:value="0.029804">
                <text:p>0.029804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24976">
                <text:p>0.024976</text:p>
              </table:table-cell>
              <table:table-cell office:value-type="float" office:value="0.029432">
                <text:p>0.02943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631">
                <text:p>0.02863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25781">
                <text:p>0.025781</text:p>
              </table:table-cell>
              <table:table-cell office:value-type="float" office:value="0.027711">
                <text:p>0.02771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6981">
                <text:p>0.0269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39478">
                <text:p>0.039478</text:p>
              </table:table-cell>
              <table:table-cell office:value-type="float" office:value="0.026579">
                <text:p>0.02657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6908">
                <text:p>0.02690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943">
                <text:p>0.02794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103125">
                <text:p>0.103125</text:p>
              </table:table-cell>
              <table:table-cell office:value-type="float" office:value="0.028919">
                <text:p>0.0289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2981">
                <text:p>0.02981</text:p>
              </table:table-cell>
              <table:table-cell office:value-type="float" office:value="0.03155">
                <text:p>0.031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33032">
                <text:p>0.033032</text:p>
              </table:table-cell>
              <table:table-cell office:value-type="float" office:value="0.036964">
                <text:p>0.03696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31421">
                <text:p>0.031421</text:p>
              </table:table-cell>
              <table:table-cell office:value-type="float" office:value="0.041483">
                <text:p>0.04148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32227">
                <text:p>0.032227</text:p>
              </table:table-cell>
              <table:table-cell office:value-type="float" office:value="0.043062">
                <text:p>0.04306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33032">
                <text:p>0.033032</text:p>
              </table:table-cell>
              <table:table-cell office:value-type="float" office:value="0.042763">
                <text:p>0.04276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30615">
                <text:p>0.030615</text:p>
              </table:table-cell>
              <table:table-cell office:value-type="float" office:value="0.041417">
                <text:p>0.04141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9606">
                <text:p>0.0396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7567">
                <text:p>0.03756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5509">
                <text:p>0.03550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2981">
                <text:p>0.02981</text:p>
              </table:table-cell>
              <table:table-cell office:value-type="float" office:value="0.033647">
                <text:p>0.03364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2063">
                <text:p>0.03206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62">
                <text:p>0.03086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11">
                <text:p>0.0301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2981">
                <text:p>0.02981</text:p>
              </table:table-cell>
              <table:table-cell office:value-type="float" office:value="0.029796">
                <text:p>0.02979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25781">
                <text:p>0.025781</text:p>
              </table:table-cell>
              <table:table-cell office:value-type="float" office:value="0.029818">
                <text:p>0.02981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811">
                <text:p>0.02981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697">
                <text:p>0.02969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2981">
                <text:p>0.02981</text:p>
              </table:table-cell>
              <table:table-cell office:value-type="float" office:value="0.029893">
                <text:p>0.02989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383">
                <text:p>0.03038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32">
                <text:p>0.0306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443">
                <text:p>0.03044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  <table:table-cell office:value-type="float" office:value="0.030175">
                <text:p>0.03017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6">
                <text:p>0.0292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149">
                <text:p>0.02714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29004">
                <text:p>0.029004</text:p>
              </table:table-cell>
              <table:table-cell office:value-type="float" office:value="0.025266">
                <text:p>0.025266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33032">
                <text:p>0.033032</text:p>
              </table:table-cell>
              <table:table-cell office:value-type="float" office:value="0.024557">
                <text:p>0.02455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752">
                <text:p>0.02475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5613">
                <text:p>0.02561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79">
                <text:p>0.0267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955">
                <text:p>0.02795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33032">
                <text:p>0.033032</text:p>
              </table:table-cell>
              <table:table-cell office:value-type="float" office:value="0.028849">
                <text:p>0.02884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06">
                <text:p>0.02950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063">
                <text:p>0.03006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19">
                <text:p>0.03031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192">
                <text:p>0.03019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01">
                <text:p>0.0300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951">
                <text:p>0.02995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2981">
                <text:p>0.02981</text:p>
              </table:table-cell>
              <table:table-cell office:value-type="float" office:value="0.029814">
                <text:p>0.02981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31421">
                <text:p>0.031421</text:p>
              </table:table-cell>
              <table:table-cell office:value-type="float" office:value="0.029556">
                <text:p>0.029556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2981">
                <text:p>0.02981</text:p>
              </table:table-cell>
              <table:table-cell office:value-type="float" office:value="0.029414">
                <text:p>0.02941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67">
                <text:p>0.02946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62">
                <text:p>0.02956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6687">
                <text:p>0.06687</text:p>
              </table:table-cell>
              <table:table-cell office:value-type="float" office:value="0.029558">
                <text:p>0.02955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509">
                <text:p>0.0305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23364">
                <text:p>0.023364</text:p>
              </table:table-cell>
              <table:table-cell office:value-type="float" office:value="0.032989">
                <text:p>0.03298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902">
                <text:p>0.03490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27393">
                <text:p>0.027393</text:p>
              </table:table-cell>
              <table:table-cell office:value-type="float" office:value="0.035057">
                <text:p>0.03505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4274">
                <text:p>0.03427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37061">
                <text:p>0.037061</text:p>
              </table:table-cell>
              <table:table-cell office:value-type="float" office:value="0.033141">
                <text:p>0.03314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27393">
                <text:p>0.027393</text:p>
              </table:table-cell>
              <table:table-cell office:value-type="float" office:value="0.032197">
                <text:p>0.03219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.197217">
                <text:p>1.197217</text:p>
              </table:table-cell>
              <table:table-cell office:value-type="float" office:value="0.031695">
                <text:p>0.03169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629053">
                <text:p>1.629053</text:p>
              </table:table-cell>
              <table:table-cell office:value-type="float" office:value="0.063831">
                <text:p>0.06383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.888476">
                <text:p>1.888476</text:p>
              </table:table-cell>
              <table:table-cell office:value-type="float" office:value="0.188481">
                <text:p>0.18848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.587964">
                <text:p>1.587964</text:p>
              </table:table-cell>
              <table:table-cell office:value-type="float" office:value="0.41747">
                <text:p>0.41747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.1521">
                <text:p>1.1521</text:p>
              </table:table-cell>
              <table:table-cell office:value-type="float" office:value="0.700301">
                <text:p>0.70030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973242">
                <text:p>0.973242</text:p>
              </table:table-cell>
              <table:table-cell office:value-type="float" office:value="0.961562">
                <text:p>0.96156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861255">
                <text:p>0.861255</text:p>
              </table:table-cell>
              <table:table-cell office:value-type="float" office:value="1.143408">
                <text:p>1.14340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757324">
                <text:p>0.757324</text:p>
              </table:table-cell>
              <table:table-cell office:value-type="float" office:value="1.23314">
                <text:p>1.2331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19751">
                <text:p>0.419751</text:p>
              </table:table-cell>
              <table:table-cell office:value-type="float" office:value="1.244686">
                <text:p>1.244686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500317">
                <text:p>0.500317</text:p>
              </table:table-cell>
              <table:table-cell office:value-type="float" office:value="1.190728">
                <text:p>1.19072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66479">
                <text:p>0.466479</text:p>
              </table:table-cell>
              <table:table-cell office:value-type="float" office:value="1.084881">
                <text:p>1.08488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318237">
                <text:p>0.318237</text:p>
              </table:table-cell>
              <table:table-cell office:value-type="float" office:value="0.954497">
                <text:p>0.95449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309375">
                <text:p>0.309375</text:p>
              </table:table-cell>
              <table:table-cell office:value-type="float" office:value="0.820464">
                <text:p>0.820464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554297">
                <text:p>0.554297</text:p>
              </table:table-cell>
              <table:table-cell office:value-type="float" office:value="0.689773">
                <text:p>0.68977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371411">
                <text:p>0.371411</text:p>
              </table:table-cell>
              <table:table-cell office:value-type="float" office:value="0.577806">
                <text:p>0.57780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217529">
                <text:p>0.217529</text:p>
              </table:table-cell>
              <table:table-cell office:value-type="float" office:value="0.497593">
                <text:p>0.49759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531738">
                <text:p>0.531738</text:p>
              </table:table-cell>
              <table:table-cell office:value-type="float" office:value="0.437305">
                <text:p>0.43730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336768">
                <text:p>0.336768</text:p>
              </table:table-cell>
              <table:table-cell office:value-type="float" office:value="0.390521">
                <text:p>0.39052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447144">
                <text:p>0.447144</text:p>
              </table:table-cell>
              <table:table-cell office:value-type="float" office:value="0.364642">
                <text:p>0.36464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404443">
                <text:p>0.404443</text:p>
              </table:table-cell>
              <table:table-cell office:value-type="float" office:value="0.354901">
                <text:p>0.354901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195776">
                <text:p>0.195776</text:p>
              </table:table-cell>
              <table:table-cell office:value-type="float" office:value="0.355234">
                <text:p>0.35523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486621">
                <text:p>0.486621</text:p>
              </table:table-cell>
              <table:table-cell office:value-type="float" office:value="0.356321">
                <text:p>0.35632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203833">
                <text:p>0.203833</text:p>
              </table:table-cell>
              <table:table-cell office:value-type="float" office:value="0.353031">
                <text:p>0.35303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524487">
                <text:p>0.524487</text:p>
              </table:table-cell>
              <table:table-cell office:value-type="float" office:value="0.350026">
                <text:p>0.35002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223975">
                <text:p>0.223975</text:p>
              </table:table-cell>
              <table:table-cell office:value-type="float" office:value="0.348833">
                <text:p>0.34883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80981">
                <text:p>0.480981</text:p>
              </table:table-cell>
              <table:table-cell office:value-type="float" office:value="0.350422">
                <text:p>0.35042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288428">
                <text:p>0.288428</text:p>
              </table:table-cell>
              <table:table-cell office:value-type="float" office:value="0.352846">
                <text:p>0.35284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68896">
                <text:p>0.468896</text:p>
              </table:table-cell>
              <table:table-cell office:value-type="float" office:value="0.356048">
                <text:p>0.35604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324683">
                <text:p>0.324683</text:p>
              </table:table-cell>
              <table:table-cell office:value-type="float" office:value="0.360831">
                <text:p>0.36083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349658">
                <text:p>0.349658</text:p>
              </table:table-cell>
              <table:table-cell office:value-type="float" office:value="0.366665">
                <text:p>0.36666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374634">
                <text:p>0.374634</text:p>
              </table:table-cell>
              <table:table-cell office:value-type="float" office:value="0.370164">
                <text:p>0.37016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292456">
                <text:p>0.292456</text:p>
              </table:table-cell>
              <table:table-cell office:value-type="float" office:value="0.369969">
                <text:p>0.3699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4125">
                <text:p>0.4125</text:p>
              </table:table-cell>
              <table:table-cell office:value-type="float" office:value="0.367422">
                <text:p>0.36742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202222">
                <text:p>0.202222</text:p>
              </table:table-cell>
              <table:table-cell office:value-type="float" office:value="0.363247">
                <text:p>0.36324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410083">
                <text:p>0.410083</text:p>
              </table:table-cell>
              <table:table-cell office:value-type="float" office:value="0.357109">
                <text:p>0.35710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285205">
                <text:p>0.285205</text:p>
              </table:table-cell>
              <table:table-cell office:value-type="float" office:value="0.347938">
                <text:p>0.34793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385913">
                <text:p>0.385913</text:p>
              </table:table-cell>
              <table:table-cell office:value-type="float" office:value="0.340236">
                <text:p>0.34023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258618">
                <text:p>0.258618</text:p>
              </table:table-cell>
              <table:table-cell office:value-type="float" office:value="0.335908">
                <text:p>0.33590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401221">
                <text:p>0.401221</text:p>
              </table:table-cell>
              <table:table-cell office:value-type="float" office:value="0.332616">
                <text:p>0.33261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284399">
                <text:p>0.284399</text:p>
              </table:table-cell>
              <table:table-cell office:value-type="float" office:value="0.329996">
                <text:p>0.32999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428613">
                <text:p>0.428613</text:p>
              </table:table-cell>
              <table:table-cell office:value-type="float" office:value="0.329195">
                <text:p>0.32919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17644">
                <text:p>0.17644</text:p>
              </table:table-cell>
              <table:table-cell office:value-type="float" office:value="0.331046">
                <text:p>0.331046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453589">
                <text:p>0.453589</text:p>
              </table:table-cell>
              <table:table-cell office:value-type="float" office:value="0.331985">
                <text:p>0.33198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198193">
                <text:p>0.198193</text:p>
              </table:table-cell>
              <table:table-cell office:value-type="float" office:value="0.329994">
                <text:p>0.329994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33447">
                <text:p>0.433447</text:p>
              </table:table-cell>
              <table:table-cell office:value-type="float" office:value="0.327782">
                <text:p>0.32778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171606">
                <text:p>0.171606</text:p>
              </table:table-cell>
              <table:table-cell office:value-type="float" office:value="0.325756">
                <text:p>0.32575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06055">
                <text:p>0.406055</text:p>
              </table:table-cell>
              <table:table-cell office:value-type="float" office:value="0.322738">
                <text:p>0.32273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300513">
                <text:p>0.300513</text:p>
              </table:table-cell>
              <table:table-cell office:value-type="float" office:value="0.317995">
                <text:p>0.3179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336768">
                <text:p>0.336768</text:p>
              </table:table-cell>
              <table:table-cell office:value-type="float" office:value="0.315575">
                <text:p>0.31557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288428">
                <text:p>0.288428</text:p>
              </table:table-cell>
              <table:table-cell office:value-type="float" office:value="0.316464">
                <text:p>0.31646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10083">
                <text:p>0.410083</text:p>
              </table:table-cell>
              <table:table-cell office:value-type="float" office:value="0.31692">
                <text:p>0.3169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264258">
                <text:p>0.264258</text:p>
              </table:table-cell>
              <table:table-cell office:value-type="float" office:value="0.318786">
                <text:p>0.31878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16528">
                <text:p>0.416528</text:p>
              </table:table-cell>
              <table:table-cell office:value-type="float" office:value="0.32263">
                <text:p>0.3226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207861">
                <text:p>0.207861</text:p>
              </table:table-cell>
              <table:table-cell office:value-type="float" office:value="0.326726">
                <text:p>0.32672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397998">
                <text:p>0.397998</text:p>
              </table:table-cell>
              <table:table-cell office:value-type="float" office:value="0.329106">
                <text:p>0.32910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311792">
                <text:p>0.311792</text:p>
              </table:table-cell>
              <table:table-cell office:value-type="float" office:value="0.328143">
                <text:p>0.3281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336768">
                <text:p>0.336768</text:p>
              </table:table-cell>
              <table:table-cell office:value-type="float" office:value="0.32769">
                <text:p>0.3276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362549">
                <text:p>0.362549</text:p>
              </table:table-cell>
              <table:table-cell office:value-type="float" office:value="0.328786">
                <text:p>0.32878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310181">
                <text:p>0.310181</text:p>
              </table:table-cell>
              <table:table-cell office:value-type="float" office:value="0.330375">
                <text:p>0.33037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60034">
                <text:p>0.460034</text:p>
              </table:table-cell>
              <table:table-cell office:value-type="float" office:value="0.332747">
                <text:p>0.33274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249756">
                <text:p>0.249756</text:p>
              </table:table-cell>
              <table:table-cell office:value-type="float" office:value="0.337299">
                <text:p>0.337299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77759">
                <text:p>0.477759</text:p>
              </table:table-cell>
              <table:table-cell office:value-type="float" office:value="0.343641">
                <text:p>0.34364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215112">
                <text:p>0.215112</text:p>
              </table:table-cell>
              <table:table-cell office:value-type="float" office:value="0.349157">
                <text:p>0.34915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93872">
                <text:p>0.493872</text:p>
              </table:table-cell>
              <table:table-cell office:value-type="float" office:value="0.35308">
                <text:p>0.353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181274">
                <text:p>0.181274</text:p>
              </table:table-cell>
              <table:table-cell office:value-type="float" office:value="0.355139">
                <text:p>0.35513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85815">
                <text:p>0.485815</text:p>
              </table:table-cell>
              <table:table-cell office:value-type="float" office:value="0.355353">
                <text:p>0.35535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186914">
                <text:p>0.186914</text:p>
              </table:table-cell>
              <table:table-cell office:value-type="float" office:value="0.353323">
                <text:p>0.35332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45532">
                <text:p>0.445532</text:p>
              </table:table-cell>
              <table:table-cell office:value-type="float" office:value="0.350103">
                <text:p>0.35010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18208">
                <text:p>0.18208</text:p>
              </table:table-cell>
              <table:table-cell office:value-type="float" office:value="0.345608">
                <text:p>0.34560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03638">
                <text:p>0.403638</text:p>
              </table:table-cell>
              <table:table-cell office:value-type="float" office:value="0.33958">
                <text:p>0.3395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363354">
                <text:p>0.363354</text:p>
              </table:table-cell>
              <table:table-cell office:value-type="float" office:value="0.332047">
                <text:p>0.33204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305347">
                <text:p>0.305347</text:p>
              </table:table-cell>
              <table:table-cell office:value-type="float" office:value="0.328336">
                <text:p>0.32833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50366">
                <text:p>0.450366</text:p>
              </table:table-cell>
              <table:table-cell office:value-type="float" office:value="0.3296">
                <text:p>0.329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293262">
                <text:p>0.293262</text:p>
              </table:table-cell>
              <table:table-cell office:value-type="float" office:value="0.333336">
                <text:p>0.33333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552686">
                <text:p>0.552686</text:p>
              </table:table-cell>
              <table:table-cell office:value-type="float" office:value="0.340181">
                <text:p>0.34018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248145">
                <text:p>0.248145</text:p>
              </table:table-cell>
              <table:table-cell office:value-type="float" office:value="0.350622">
                <text:p>0.35062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93872">
                <text:p>0.493872</text:p>
              </table:table-cell>
              <table:table-cell office:value-type="float" office:value="0.363581">
                <text:p>0.36358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251367">
                <text:p>0.251367</text:p>
              </table:table-cell>
              <table:table-cell office:value-type="float" office:value="0.373704">
                <text:p>0.37370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512402">
                <text:p>0.512402</text:p>
              </table:table-cell>
              <table:table-cell office:value-type="float" office:value="0.379459">
                <text:p>0.379459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17644">
                <text:p>0.17644</text:p>
              </table:table-cell>
              <table:table-cell office:value-type="float" office:value="0.382642">
                <text:p>0.38264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61646">
                <text:p>0.461646</text:p>
              </table:table-cell>
              <table:table-cell office:value-type="float" office:value="0.38236">
                <text:p>0.3823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265063">
                <text:p>0.265063</text:p>
              </table:table-cell>
              <table:table-cell office:value-type="float" office:value="0.376603">
                <text:p>0.37660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359326">
                <text:p>0.359326</text:p>
              </table:table-cell>
              <table:table-cell office:value-type="float" office:value="0.369303">
                <text:p>0.3693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35127">
                <text:p>0.35127</text:p>
              </table:table-cell>
              <table:table-cell office:value-type="float" office:value="0.361547">
                <text:p>0.36154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306958">
                <text:p>0.306958</text:p>
              </table:table-cell>
              <table:table-cell office:value-type="float" office:value="0.353929">
                <text:p>0.35392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495483">
                <text:p>0.495483</text:p>
              </table:table-cell>
              <table:table-cell office:value-type="float" office:value="0.348185">
                <text:p>0.34818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240894">
                <text:p>0.240894</text:p>
              </table:table-cell>
              <table:table-cell office:value-type="float" office:value="0.346748">
                <text:p>0.34674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472925">
                <text:p>0.472925</text:p>
              </table:table-cell>
              <table:table-cell office:value-type="float" office:value="0.350161">
                <text:p>0.35016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208667">
                <text:p>0.208667</text:p>
              </table:table-cell>
              <table:table-cell office:value-type="float" office:value="0.353592">
                <text:p>0.35359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7937">
                <text:p>0.47937</text:p>
              </table:table-cell>
              <table:table-cell office:value-type="float" office:value="0.3551">
                <text:p>0.355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150659">
                <text:p>0.150659</text:p>
              </table:table-cell>
              <table:table-cell office:value-type="float" office:value="0.354619">
                <text:p>0.354619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3698">
                <text:p>0.3698</text:p>
              </table:table-cell>
              <table:table-cell office:value-type="float" office:value="0.351558">
                <text:p>0.35155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381885">
                <text:p>0.381885</text:p>
              </table:table-cell>
              <table:table-cell office:value-type="float" office:value="0.342682">
                <text:p>0.34268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261035">
                <text:p>0.261035</text:p>
              </table:table-cell>
              <table:table-cell office:value-type="float" office:value="0.334753">
                <text:p>0.33475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70508">
                <text:p>0.470508</text:p>
              </table:table-cell>
              <table:table-cell office:value-type="float" office:value="0.33168">
                <text:p>0.3316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208667">
                <text:p>0.208667</text:p>
              </table:table-cell>
              <table:table-cell office:value-type="float" office:value="0.331248">
                <text:p>0.33124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80176">
                <text:p>0.480176</text:p>
              </table:table-cell>
              <table:table-cell office:value-type="float" office:value="0.333406">
                <text:p>0.33340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165967">
                <text:p>0.165967</text:p>
              </table:table-cell>
              <table:table-cell office:value-type="float" office:value="0.335678">
                <text:p>0.33567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464868">
                <text:p>0.464868</text:p>
              </table:table-cell>
              <table:table-cell office:value-type="float" office:value="0.336814">
                <text:p>0.33681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228003">
                <text:p>0.228003</text:p>
              </table:table-cell>
              <table:table-cell office:value-type="float" office:value="0.335572">
                <text:p>0.33557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380273">
                <text:p>0.380273</text:p>
              </table:table-cell>
              <table:table-cell office:value-type="float" office:value="0.334344">
                <text:p>0.33434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320654">
                <text:p>0.320654</text:p>
              </table:table-cell>
              <table:table-cell office:value-type="float" office:value="0.332657">
                <text:p>0.33265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32146">
                <text:p>0.32146</text:p>
              </table:table-cell>
              <table:table-cell office:value-type="float" office:value="0.331098">
                <text:p>0.33109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85815">
                <text:p>0.485815</text:p>
              </table:table-cell>
              <table:table-cell office:value-type="float" office:value="0.330737">
                <text:p>0.33073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208667">
                <text:p>0.208667</text:p>
              </table:table-cell>
              <table:table-cell office:value-type="float" office:value="0.334087">
                <text:p>0.33408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81787">
                <text:p>0.481787</text:p>
              </table:table-cell>
              <table:table-cell office:value-type="float" office:value="0.340687">
                <text:p>0.34068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207056">
                <text:p>0.207056</text:p>
              </table:table-cell>
              <table:table-cell office:value-type="float" office:value="0.345226">
                <text:p>0.34522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57617">
                <text:p>0.457617</text:p>
              </table:table-cell>
              <table:table-cell office:value-type="float" office:value="0.347866">
                <text:p>0.34786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178857">
                <text:p>0.178857</text:p>
              </table:table-cell>
              <table:table-cell office:value-type="float" office:value="0.348406">
                <text:p>0.3484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20557">
                <text:p>0.420557</text:p>
              </table:table-cell>
              <table:table-cell office:value-type="float" office:value="0.346167">
                <text:p>0.34616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331128">
                <text:p>0.331128</text:p>
              </table:table-cell>
              <table:table-cell office:value-type="float" office:value="0.340753">
                <text:p>0.34075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659033">
                <text:p>0.659033</text:p>
              </table:table-cell>
              <table:table-cell office:value-type="float" office:value="0.337269">
                <text:p>0.337269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31836">
                <text:p>0.431836</text:p>
              </table:table-cell>
              <table:table-cell office:value-type="float" office:value="0.346217">
                <text:p>0.34621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245728">
                <text:p>0.245728</text:p>
              </table:table-cell>
              <table:table-cell office:value-type="float" office:value="0.370895">
                <text:p>0.3708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500317">
                <text:p>0.500317</text:p>
              </table:table-cell>
              <table:table-cell office:value-type="float" office:value="0.393357">
                <text:p>0.39335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157104">
                <text:p>0.157104</text:p>
              </table:table-cell>
              <table:table-cell office:value-type="float" office:value="0.402414">
                <text:p>0.40241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411694">
                <text:p>0.411694</text:p>
              </table:table-cell>
              <table:table-cell office:value-type="float" office:value="0.402007">
                <text:p>0.40200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284399">
                <text:p>0.284399</text:p>
              </table:table-cell>
              <table:table-cell office:value-type="float" office:value="0.391181">
                <text:p>0.39118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325488">
                <text:p>0.325488</text:p>
              </table:table-cell>
              <table:table-cell office:value-type="float" office:value="0.376498">
                <text:p>0.37649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405249">
                <text:p>0.405249</text:p>
              </table:table-cell>
              <table:table-cell office:value-type="float" office:value="0.362348">
                <text:p>0.36234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323071">
                <text:p>0.323071</text:p>
              </table:table-cell>
              <table:table-cell office:value-type="float" office:value="0.351048">
                <text:p>0.35104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454395">
                <text:p>0.454395</text:p>
              </table:table-cell>
              <table:table-cell office:value-type="float" office:value="0.345977">
                <text:p>0.34597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265063">
                <text:p>0.265063</text:p>
              </table:table-cell>
              <table:table-cell office:value-type="float" office:value="0.346438">
                <text:p>0.34643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470508">
                <text:p>0.470508</text:p>
              </table:table-cell>
              <table:table-cell office:value-type="float" office:value="0.349834">
                <text:p>0.34983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210278">
                <text:p>0.210278</text:p>
              </table:table-cell>
              <table:table-cell office:value-type="float" office:value="0.353425">
                <text:p>0.35342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478564">
                <text:p>0.478564</text:p>
              </table:table-cell>
              <table:table-cell office:value-type="float" office:value="0.35563">
                <text:p>0.3556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149854">
                <text:p>0.149854</text:p>
              </table:table-cell>
              <table:table-cell office:value-type="float" office:value="0.355498">
                <text:p>0.35549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458423">
                <text:p>0.458423</text:p>
              </table:table-cell>
              <table:table-cell office:value-type="float" office:value="0.352522">
                <text:p>0.35252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326294">
                <text:p>0.326294</text:p>
              </table:table-cell>
              <table:table-cell office:value-type="float" office:value="0.345993">
                <text:p>0.34599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315015">
                <text:p>0.315015</text:p>
              </table:table-cell>
              <table:table-cell office:value-type="float" office:value="0.342437">
                <text:p>0.34243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31836">
                <text:p>0.431836</text:p>
              </table:table-cell>
              <table:table-cell office:value-type="float" office:value="0.341955">
                <text:p>0.34195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320654">
                <text:p>0.320654</text:p>
              </table:table-cell>
              <table:table-cell office:value-type="float" office:value="0.342277">
                <text:p>0.34227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486621">
                <text:p>0.486621</text:p>
              </table:table-cell>
              <table:table-cell office:value-type="float" office:value="0.346125">
                <text:p>0.34612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256201">
                <text:p>0.256201</text:p>
              </table:table-cell>
              <table:table-cell office:value-type="float" office:value="0.35331">
                <text:p>0.3533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486621">
                <text:p>0.486621</text:p>
              </table:table-cell>
              <table:table-cell office:value-type="float" office:value="0.361367">
                <text:p>0.361367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232031">
                <text:p>0.232031</text:p>
              </table:table-cell>
              <table:table-cell office:value-type="float" office:value="0.367264">
                <text:p>0.36726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487427">
                <text:p>0.487427</text:p>
              </table:table-cell>
              <table:table-cell office:value-type="float" office:value="0.370537">
                <text:p>0.37053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164355">
                <text:p>0.164355</text:p>
              </table:table-cell>
              <table:table-cell office:value-type="float" office:value="0.371281">
                <text:p>0.37128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419751">
                <text:p>0.419751</text:p>
              </table:table-cell>
              <table:table-cell office:value-type="float" office:value="0.368566">
                <text:p>0.368566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314209">
                <text:p>0.314209</text:p>
              </table:table-cell>
              <table:table-cell office:value-type="float" office:value="0.360379">
                <text:p>0.360379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348047">
                <text:p>0.348047</text:p>
              </table:table-cell>
              <table:table-cell office:value-type="float" office:value="0.35216">
                <text:p>0.352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343213">
                <text:p>0.343213</text:p>
              </table:table-cell>
              <table:table-cell office:value-type="float" office:value="0.347028">
                <text:p>0.34702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339185">
                <text:p>0.339185</text:p>
              </table:table-cell>
              <table:table-cell office:value-type="float" office:value="0.343086">
                <text:p>0.34308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454395">
                <text:p>0.454395</text:p>
              </table:table-cell>
              <table:table-cell office:value-type="float" office:value="0.340843">
                <text:p>0.34084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255396">
                <text:p>0.255396</text:p>
              </table:table-cell>
              <table:table-cell office:value-type="float" office:value="0.342703">
                <text:p>0.34270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458423">
                <text:p>0.458423</text:p>
              </table:table-cell>
              <table:table-cell office:value-type="float" office:value="0.347516">
                <text:p>0.34751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219141">
                <text:p>0.219141</text:p>
              </table:table-cell>
              <table:table-cell office:value-type="float" office:value="0.35132">
                <text:p>0.3513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48501">
                <text:p>0.48501</text:p>
              </table:table-cell>
              <table:table-cell office:value-type="float" office:value="0.35319">
                <text:p>0.3531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144214">
                <text:p>0.144214</text:p>
              </table:table-cell>
              <table:table-cell office:value-type="float" office:value="0.35347">
                <text:p>0.3534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396387">
                <text:p>0.396387</text:p>
              </table:table-cell>
              <table:table-cell office:value-type="float" office:value="0.35141">
                <text:p>0.3514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335962">
                <text:p>0.335962</text:p>
              </table:table-cell>
              <table:table-cell office:value-type="float" office:value="0.343678">
                <text:p>0.34367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38269">
                <text:p>0.38269</text:p>
              </table:table-cell>
              <table:table-cell office:value-type="float" office:value="0.33633">
                <text:p>0.336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397192">
                <text:p>0.397192</text:p>
              </table:table-cell>
              <table:table-cell office:value-type="float" office:value="0.334999">
                <text:p>0.33499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319043">
                <text:p>0.319043</text:p>
              </table:table-cell>
              <table:table-cell office:value-type="float" office:value="0.338671">
                <text:p>0.33867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466479">
                <text:p>0.466479</text:p>
              </table:table-cell>
              <table:table-cell office:value-type="float" office:value="0.344799">
                <text:p>0.34479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243311">
                <text:p>0.243311</text:p>
              </table:table-cell>
              <table:table-cell office:value-type="float" office:value="0.351853">
                <text:p>0.35185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477759">
                <text:p>0.477759</text:p>
              </table:table-cell>
              <table:table-cell office:value-type="float" office:value="0.358469">
                <text:p>0.35846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195776">
                <text:p>0.195776</text:p>
              </table:table-cell>
              <table:table-cell office:value-type="float" office:value="0.362315">
                <text:p>0.36231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462451">
                <text:p>0.462451</text:p>
              </table:table-cell>
              <table:table-cell office:value-type="float" office:value="0.363072">
                <text:p>0.36307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164355">
                <text:p>0.164355</text:p>
              </table:table-cell>
              <table:table-cell office:value-type="float" office:value="0.360207">
                <text:p>0.36020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407666">
                <text:p>0.407666</text:p>
              </table:table-cell>
              <table:table-cell office:value-type="float" office:value="0.354204">
                <text:p>0.35420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309375">
                <text:p>0.309375</text:p>
              </table:table-cell>
              <table:table-cell office:value-type="float" office:value="0.344654">
                <text:p>0.34465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365771">
                <text:p>0.365771</text:p>
              </table:table-cell>
              <table:table-cell office:value-type="float" office:value="0.336578">
                <text:p>0.33657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320654">
                <text:p>0.320654</text:p>
              </table:table-cell>
              <table:table-cell office:value-type="float" office:value="0.333155">
                <text:p>0.3331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356104">
                <text:p>0.356104</text:p>
              </table:table-cell>
              <table:table-cell office:value-type="float" office:value="0.331984">
                <text:p>0.33198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47144">
                <text:p>0.447144</text:p>
              </table:table-cell>
              <table:table-cell office:value-type="float" office:value="0.332314">
                <text:p>0.33231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268286">
                <text:p>0.268286</text:p>
              </table:table-cell>
              <table:table-cell office:value-type="float" office:value="0.336745">
                <text:p>0.33674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489844">
                <text:p>0.489844</text:p>
              </table:table-cell>
              <table:table-cell office:value-type="float" office:value="0.344158">
                <text:p>0.34415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216724">
                <text:p>0.216724</text:p>
              </table:table-cell>
              <table:table-cell office:value-type="float" office:value="0.351255">
                <text:p>0.35125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461646">
                <text:p>0.461646</text:p>
              </table:table-cell>
              <table:table-cell office:value-type="float" office:value="0.357107">
                <text:p>0.3571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174023">
                <text:p>0.174023</text:p>
              </table:table-cell>
              <table:table-cell office:value-type="float" office:value="0.359377">
                <text:p>0.35937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392358">
                <text:p>0.392358</text:p>
              </table:table-cell>
              <table:table-cell office:value-type="float" office:value="0.357291">
                <text:p>0.35729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389941">
                <text:p>0.389941</text:p>
              </table:table-cell>
              <table:table-cell office:value-type="float" office:value="0.349784">
                <text:p>0.34978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313403">
                <text:p>0.313403</text:p>
              </table:table-cell>
              <table:table-cell office:value-type="float" office:value="0.344001">
                <text:p>0.34400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404443">
                <text:p>0.404443</text:p>
              </table:table-cell>
              <table:table-cell office:value-type="float" office:value="0.343696">
                <text:p>0.34369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310181">
                <text:p>0.310181</text:p>
              </table:table-cell>
              <table:table-cell office:value-type="float" office:value="0.344849">
                <text:p>0.34484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96289">
                <text:p>0.496289</text:p>
              </table:table-cell>
              <table:table-cell office:value-type="float" office:value="0.347035">
                <text:p>0.34703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198999">
                <text:p>0.198999</text:p>
              </table:table-cell>
              <table:table-cell office:value-type="float" office:value="0.352066">
                <text:p>0.35206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467285">
                <text:p>0.467285</text:p>
              </table:table-cell>
              <table:table-cell office:value-type="float" office:value="0.357648">
                <text:p>0.35764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185303">
                <text:p>0.185303</text:p>
              </table:table-cell>
              <table:table-cell office:value-type="float" office:value="0.35905">
                <text:p>0.359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04443">
                <text:p>0.404443</text:p>
              </table:table-cell>
              <table:table-cell office:value-type="float" office:value="0.356624">
                <text:p>0.35662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268286">
                <text:p>0.268286</text:p>
              </table:table-cell>
              <table:table-cell office:value-type="float" office:value="0.350115">
                <text:p>0.35011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328711">
                <text:p>0.328711</text:p>
              </table:table-cell>
              <table:table-cell office:value-type="float" office:value="0.342475">
                <text:p>0.34247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422974">
                <text:p>0.422974</text:p>
              </table:table-cell>
              <table:table-cell office:value-type="float" office:value="0.335238">
                <text:p>0.33523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322266">
                <text:p>0.322266</text:p>
              </table:table-cell>
              <table:table-cell office:value-type="float" office:value="0.33124">
                <text:p>0.3312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389941">
                <text:p>0.389941</text:p>
              </table:table-cell>
              <table:table-cell office:value-type="float" office:value="0.333716">
                <text:p>0.33371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292456">
                <text:p>0.292456</text:p>
              </table:table-cell>
              <table:table-cell office:value-type="float" office:value="0.338623">
                <text:p>0.33862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485815">
                <text:p>0.485815</text:p>
              </table:table-cell>
              <table:table-cell office:value-type="float" office:value="0.342651">
                <text:p>0.34265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201416">
                <text:p>0.201416</text:p>
              </table:table-cell>
              <table:table-cell office:value-type="float" office:value="0.347567">
                <text:p>0.34756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487427">
                <text:p>0.487427</text:p>
              </table:table-cell>
              <table:table-cell office:value-type="float" office:value="0.352572">
                <text:p>0.35257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169995">
                <text:p>0.169995</text:p>
              </table:table-cell>
              <table:table-cell office:value-type="float" office:value="0.354606">
                <text:p>0.354606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13306">
                <text:p>0.413306</text:p>
              </table:table-cell>
              <table:table-cell office:value-type="float" office:value="0.353808">
                <text:p>0.35380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245728">
                <text:p>0.245728</text:p>
              </table:table-cell>
              <table:table-cell office:value-type="float" office:value="0.348525">
                <text:p>0.34852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352075">
                <text:p>0.352075</text:p>
              </table:table-cell>
              <table:table-cell office:value-type="float" office:value="0.341218">
                <text:p>0.3412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459229">
                <text:p>0.459229</text:p>
              </table:table-cell>
              <table:table-cell office:value-type="float" office:value="0.333959">
                <text:p>0.33395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255396">
                <text:p>0.255396</text:p>
              </table:table-cell>
              <table:table-cell office:value-type="float" office:value="0.331775">
                <text:p>0.33177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494678">
                <text:p>0.494678</text:p>
              </table:table-cell>
              <table:table-cell office:value-type="float" office:value="0.336061">
                <text:p>0.33606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265063">
                <text:p>0.265063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34563">
                <text:p>0.34563</text:p>
              </table:table-cell>
              <table:table-cell office:value-type="float" office:value="0.349429">
                <text:p>0.34942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169189">
                <text:p>0.169189</text:p>
              </table:table-cell>
              <table:table-cell office:value-type="float" office:value="0.353084">
                <text:p>0.35308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465674">
                <text:p>0.465674</text:p>
              </table:table-cell>
              <table:table-cell office:value-type="float" office:value="0.347263">
                <text:p>0.34726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252173">
                <text:p>0.252173</text:p>
              </table:table-cell>
              <table:table-cell office:value-type="float" office:value="0.337221">
                <text:p>0.33722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357715">
                <text:p>0.357715</text:p>
              </table:table-cell>
              <table:table-cell office:value-type="float" office:value="0.331455">
                <text:p>0.3314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358521">
                <text:p>0.358521</text:p>
              </table:table-cell>
              <table:table-cell office:value-type="float" office:value="0.328165">
                <text:p>0.32816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281177">
                <text:p>0.281177</text:p>
              </table:table-cell>
              <table:table-cell office:value-type="float" office:value="0.32664">
                <text:p>0.3266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507568">
                <text:p>0.507568</text:p>
              </table:table-cell>
              <table:table-cell office:value-type="float" office:value="0.327152">
                <text:p>0.32715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178052">
                <text:p>0.178052</text:p>
              </table:table-cell>
              <table:table-cell office:value-type="float" office:value="0.330833">
                <text:p>0.33083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49561">
                <text:p>0.449561</text:p>
              </table:table-cell>
              <table:table-cell office:value-type="float" office:value="0.337222">
                <text:p>0.33722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217529">
                <text:p>0.217529</text:p>
              </table:table-cell>
              <table:table-cell office:value-type="float" office:value="0.340027">
                <text:p>0.34002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65674">
                <text:p>0.465674</text:p>
              </table:table-cell>
              <table:table-cell office:value-type="float" office:value="0.339872">
                <text:p>0.33987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183691">
                <text:p>0.183691</text:p>
              </table:table-cell>
              <table:table-cell office:value-type="float" office:value="0.33957">
                <text:p>0.3395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11694">
                <text:p>0.411694</text:p>
              </table:table-cell>
              <table:table-cell office:value-type="float" office:value="0.338697">
                <text:p>0.33869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279565">
                <text:p>0.279565</text:p>
              </table:table-cell>
              <table:table-cell office:value-type="float" office:value="0.335164">
                <text:p>0.335164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326294">
                <text:p>0.326294</text:p>
              </table:table-cell>
              <table:table-cell office:value-type="float" office:value="0.331609">
                <text:p>0.33160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11694">
                <text:p>0.411694</text:p>
              </table:table-cell>
              <table:table-cell office:value-type="float" office:value="0.328743">
                <text:p>0.32874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240894">
                <text:p>0.240894</text:p>
              </table:table-cell>
              <table:table-cell office:value-type="float" office:value="0.3279">
                <text:p>0.327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488232">
                <text:p>0.488232</text:p>
              </table:table-cell>
              <table:table-cell office:value-type="float" office:value="0.329633">
                <text:p>0.32963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153076">
                <text:p>0.153076</text:p>
              </table:table-cell>
              <table:table-cell office:value-type="float" office:value="0.332455">
                <text:p>0.33245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18945">
                <text:p>0.418945</text:p>
              </table:table-cell>
              <table:table-cell office:value-type="float" office:value="0.335262">
                <text:p>0.33526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29729">
                <text:p>0.29729</text:p>
              </table:table-cell>
              <table:table-cell office:value-type="float" office:value="0.333397">
                <text:p>0.33339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368188">
                <text:p>0.368188</text:p>
              </table:table-cell>
              <table:table-cell office:value-type="float" office:value="0.331063">
                <text:p>0.33106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329517">
                <text:p>0.329517</text:p>
              </table:table-cell>
              <table:table-cell office:value-type="float" office:value="0.331333">
                <text:p>0.331333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339185">
                <text:p>0.339185</text:p>
              </table:table-cell>
              <table:table-cell office:value-type="float" office:value="0.332577">
                <text:p>0.33257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47937">
                <text:p>0.47937</text:p>
              </table:table-cell>
              <table:table-cell office:value-type="float" office:value="0.334348">
                <text:p>0.33434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223975">
                <text:p>0.223975</text:p>
              </table:table-cell>
              <table:table-cell office:value-type="float" office:value="0.339601">
                <text:p>0.33960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48501">
                <text:p>0.48501</text:p>
              </table:table-cell>
              <table:table-cell office:value-type="float" office:value="0.347266">
                <text:p>0.34726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186914">
                <text:p>0.186914</text:p>
              </table:table-cell>
              <table:table-cell office:value-type="float" office:value="0.35246">
                <text:p>0.3524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06055">
                <text:p>0.406055</text:p>
              </table:table-cell>
              <table:table-cell office:value-type="float" office:value="0.354724">
                <text:p>0.35472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262646">
                <text:p>0.262646</text:p>
              </table:table-cell>
              <table:table-cell office:value-type="float" office:value="0.351808">
                <text:p>0.35180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343213">
                <text:p>0.343213</text:p>
              </table:table-cell>
              <table:table-cell office:value-type="float" office:value="0.346065">
                <text:p>0.34606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52783">
                <text:p>0.452783</text:p>
              </table:table-cell>
              <table:table-cell office:value-type="float" office:value="0.339677">
                <text:p>0.33967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256201">
                <text:p>0.256201</text:p>
              </table:table-cell>
              <table:table-cell office:value-type="float" office:value="0.337165">
                <text:p>0.33716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451172">
                <text:p>0.451172</text:p>
              </table:table-cell>
              <table:table-cell office:value-type="float" office:value="0.340074">
                <text:p>0.34007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207861">
                <text:p>0.207861</text:p>
              </table:table-cell>
              <table:table-cell office:value-type="float" office:value="0.343388">
                <text:p>0.34338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69702">
                <text:p>0.469702</text:p>
              </table:table-cell>
              <table:table-cell office:value-type="float" office:value="0.345157">
                <text:p>0.34515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153076">
                <text:p>0.153076</text:p>
              </table:table-cell>
              <table:table-cell office:value-type="float" office:value="0.345015">
                <text:p>0.34501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36416">
                <text:p>0.36416</text:p>
              </table:table-cell>
              <table:table-cell office:value-type="float" office:value="0.34273">
                <text:p>0.3427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11694">
                <text:p>0.411694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255396">
                <text:p>0.255396</text:p>
              </table:table-cell>
              <table:table-cell office:value-type="float" office:value="0.329185">
                <text:p>0.32918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71313">
                <text:p>0.471313</text:p>
              </table:table-cell>
              <table:table-cell office:value-type="float" office:value="0.329318">
                <text:p>0.32931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213501">
                <text:p>0.213501</text:p>
              </table:table-cell>
              <table:table-cell office:value-type="float" office:value="0.331571">
                <text:p>0.33157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505957">
                <text:p>0.505957</text:p>
              </table:table-cell>
              <table:table-cell office:value-type="float" office:value="0.335291">
                <text:p>0.33529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165161">
                <text:p>0.165161</text:p>
              </table:table-cell>
              <table:table-cell office:value-type="float" office:value="0.339281">
                <text:p>0.33928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448755">
                <text:p>0.448755</text:p>
              </table:table-cell>
              <table:table-cell office:value-type="float" office:value="0.342573">
                <text:p>0.34257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260229">
                <text:p>0.260229</text:p>
              </table:table-cell>
              <table:table-cell office:value-type="float" office:value="0.342178">
                <text:p>0.34217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338379">
                <text:p>0.338379</text:p>
              </table:table-cell>
              <table:table-cell office:value-type="float" office:value="0.340692">
                <text:p>0.34069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429419">
                <text:p>0.429419</text:p>
              </table:table-cell>
              <table:table-cell office:value-type="float" office:value="0.338323">
                <text:p>0.33832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253784">
                <text:p>0.253784</text:p>
              </table:table-cell>
              <table:table-cell office:value-type="float" office:value="0.337332">
                <text:p>0.3373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491455">
                <text:p>0.491455</text:p>
              </table:table-cell>
              <table:table-cell office:value-type="float" office:value="0.339611">
                <text:p>0.33961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165161">
                <text:p>0.165161</text:p>
              </table:table-cell>
              <table:table-cell office:value-type="float" office:value="0.342945">
                <text:p>0.34294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391553">
                <text:p>0.391553</text:p>
              </table:table-cell>
              <table:table-cell office:value-type="float" office:value="0.34576">
                <text:p>0.34576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359326">
                <text:p>0.359326</text:p>
              </table:table-cell>
              <table:table-cell office:value-type="float" office:value="0.34273">
                <text:p>0.3427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318237">
                <text:p>0.318237</text:p>
              </table:table-cell>
              <table:table-cell office:value-type="float" office:value="0.339214">
                <text:p>0.33921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407666">
                <text:p>0.407666</text:p>
              </table:table-cell>
              <table:table-cell office:value-type="float" office:value="0.33918">
                <text:p>0.3391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290039">
                <text:p>0.290039</text:p>
              </table:table-cell>
              <table:table-cell office:value-type="float" office:value="0.3405">
                <text:p>0.340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500317">
                <text:p>0.500317</text:p>
              </table:table-cell>
              <table:table-cell office:value-type="float" office:value="0.343021">
                <text:p>0.34302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172412">
                <text:p>0.172412</text:p>
              </table:table-cell>
              <table:table-cell office:value-type="float" office:value="0.347776">
                <text:p>0.34777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432642">
                <text:p>0.432642</text:p>
              </table:table-cell>
              <table:table-cell office:value-type="float" office:value="0.352594">
                <text:p>0.35259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250562">
                <text:p>0.250562</text:p>
              </table:table-cell>
              <table:table-cell office:value-type="float" office:value="0.351776">
                <text:p>0.35177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325488">
                <text:p>0.325488</text:p>
              </table:table-cell>
              <table:table-cell office:value-type="float" office:value="0.348007">
                <text:p>0.34800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400415">
                <text:p>0.400415</text:p>
              </table:table-cell>
              <table:table-cell office:value-type="float" office:value="0.342136">
                <text:p>0.34213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23042">
                <text:p>0.23042</text:p>
              </table:table-cell>
              <table:table-cell office:value-type="float" office:value="0.336867">
                <text:p>0.336867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505151">
                <text:p>0.505151</text:p>
              </table:table-cell>
              <table:table-cell office:value-type="float" office:value="0.334061">
                <text:p>0.33406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197388">
                <text:p>0.197388</text:p>
              </table:table-cell>
              <table:table-cell office:value-type="float" office:value="0.3333">
                <text:p>0.333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480176">
                <text:p>0.480176</text:p>
              </table:table-cell>
              <table:table-cell office:value-type="float" office:value="0.335796">
                <text:p>0.33579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167578">
                <text:p>0.167578</text:p>
              </table:table-cell>
              <table:table-cell office:value-type="float" office:value="0.338338">
                <text:p>0.33833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440698">
                <text:p>0.440698</text:p>
              </table:table-cell>
              <table:table-cell office:value-type="float" office:value="0.339068">
                <text:p>0.33906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18772">
                <text:p>0.18772</text:p>
              </table:table-cell>
              <table:table-cell office:value-type="float" office:value="0.33675">
                <text:p>0.3367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360132">
                <text:p>0.360132</text:p>
              </table:table-cell>
              <table:table-cell office:value-type="float" office:value="0.332336">
                <text:p>0.33233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439893">
                <text:p>0.439893</text:p>
              </table:table-cell>
              <table:table-cell office:value-type="float" office:value="0.325522">
                <text:p>0.32552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240088">
                <text:p>0.240088</text:p>
              </table:table-cell>
              <table:table-cell office:value-type="float" office:value="0.322829">
                <text:p>0.32282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484204">
                <text:p>0.484204</text:p>
              </table:table-cell>
              <table:table-cell office:value-type="float" office:value="0.326534">
                <text:p>0.32653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18208">
                <text:p>0.18208</text:p>
              </table:table-cell>
              <table:table-cell office:value-type="float" office:value="0.331488">
                <text:p>0.33148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402832">
                <text:p>0.402832</text:p>
              </table:table-cell>
              <table:table-cell office:value-type="float" office:value="0.336216">
                <text:p>0.33621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295679">
                <text:p>0.295679</text:p>
              </table:table-cell>
              <table:table-cell office:value-type="float" office:value="0.336427">
                <text:p>0.33642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352075">
                <text:p>0.352075</text:p>
              </table:table-cell>
              <table:table-cell office:value-type="float" office:value="0.33484">
                <text:p>0.3348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449561">
                <text:p>0.449561</text:p>
              </table:table-cell>
              <table:table-cell office:value-type="float" office:value="0.334138">
                <text:p>0.33413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256201">
                <text:p>0.256201</text:p>
              </table:table-cell>
              <table:table-cell office:value-type="float" office:value="0.336906">
                <text:p>0.33690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44231">
                <text:p>0.44231</text:p>
              </table:table-cell>
              <table:table-cell office:value-type="float" office:value="0.343011">
                <text:p>0.34301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197388">
                <text:p>0.197388</text:p>
              </table:table-cell>
              <table:table-cell office:value-type="float" office:value="0.347536">
                <text:p>0.34753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452783">
                <text:p>0.452783</text:p>
              </table:table-cell>
              <table:table-cell office:value-type="float" office:value="0.348768">
                <text:p>0.34876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182886">
                <text:p>0.182886</text:p>
              </table:table-cell>
              <table:table-cell office:value-type="float" office:value="0.346606">
                <text:p>0.34660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325488">
                <text:p>0.325488</text:p>
              </table:table-cell>
              <table:table-cell office:value-type="float" office:value="0.342555">
                <text:p>0.34255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541406">
                <text:p>0.541406</text:p>
              </table:table-cell>
              <table:table-cell office:value-type="float" office:value="0.333917">
                <text:p>0.33391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213501">
                <text:p>0.213501</text:p>
              </table:table-cell>
              <table:table-cell office:value-type="float" office:value="0.329987">
                <text:p>0.329987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478564">
                <text:p>0.478564</text:p>
              </table:table-cell>
              <table:table-cell office:value-type="float" office:value="0.336113">
                <text:p>0.33611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183691">
                <text:p>0.183691</text:p>
              </table:table-cell>
              <table:table-cell office:value-type="float" office:value="0.342615">
                <text:p>0.34261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452783">
                <text:p>0.452783</text:p>
              </table:table-cell>
              <table:table-cell office:value-type="float" office:value="0.346002">
                <text:p>0.34600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17644">
                <text:p>0.17644</text:p>
              </table:table-cell>
              <table:table-cell office:value-type="float" office:value="0.345661">
                <text:p>0.34566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39397">
                <text:p>0.39397</text:p>
              </table:table-cell>
              <table:table-cell office:value-type="float" office:value="0.342222">
                <text:p>0.34222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3698">
                <text:p>0.3698</text:p>
              </table:table-cell>
              <table:table-cell office:value-type="float" office:value="0.335532">
                <text:p>0.33553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288428">
                <text:p>0.288428</text:p>
              </table:table-cell>
              <table:table-cell office:value-type="float" office:value="0.331412">
                <text:p>0.33141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464868">
                <text:p>0.464868</text:p>
              </table:table-cell>
              <table:table-cell office:value-type="float" office:value="0.331711">
                <text:p>0.3317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219141">
                <text:p>0.219141</text:p>
              </table:table-cell>
              <table:table-cell office:value-type="float" office:value="0.334287">
                <text:p>0.33428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466479">
                <text:p>0.466479</text:p>
              </table:table-cell>
              <table:table-cell office:value-type="float" office:value="0.338613">
                <text:p>0.33861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171606">
                <text:p>0.171606</text:p>
              </table:table-cell>
              <table:table-cell office:value-type="float" office:value="0.341622">
                <text:p>0.34162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411694">
                <text:p>0.411694</text:p>
              </table:table-cell>
              <table:table-cell office:value-type="float" office:value="0.342215">
                <text:p>0.34221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337573">
                <text:p>0.337573</text:p>
              </table:table-cell>
              <table:table-cell office:value-type="float" office:value="0.338501">
                <text:p>0.33850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316626">
                <text:p>0.316626</text:p>
              </table:table-cell>
              <table:table-cell office:value-type="float" office:value="0.335749">
                <text:p>0.335749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415723">
                <text:p>0.415723</text:p>
              </table:table-cell>
              <table:table-cell office:value-type="float" office:value="0.335855">
                <text:p>0.33585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244922">
                <text:p>0.244922</text:p>
              </table:table-cell>
              <table:table-cell office:value-type="float" office:value="0.337155">
                <text:p>0.33715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493872">
                <text:p>0.493872</text:p>
              </table:table-cell>
              <table:table-cell office:value-type="float" office:value="0.339183">
                <text:p>0.33918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140186">
                <text:p>0.140186</text:p>
              </table:table-cell>
              <table:table-cell office:value-type="float" office:value="0.341607">
                <text:p>0.34160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367383">
                <text:p>0.367383</text:p>
              </table:table-cell>
              <table:table-cell office:value-type="float" office:value="0.343228">
                <text:p>0.34322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395581">
                <text:p>0.395581</text:p>
              </table:table-cell>
              <table:table-cell office:value-type="float" office:value="0.337782">
                <text:p>0.33778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235254">
                <text:p>0.235254</text:p>
              </table:table-cell>
              <table:table-cell office:value-type="float" office:value="0.332367">
                <text:p>0.33236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480981">
                <text:p>0.480981</text:p>
              </table:table-cell>
              <table:table-cell office:value-type="float" office:value="0.331011">
                <text:p>0.33101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18208">
                <text:p>0.18208</text:p>
              </table:table-cell>
              <table:table-cell office:value-type="float" office:value="0.3309">
                <text:p>0.330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471313">
                <text:p>0.471313</text:p>
              </table:table-cell>
              <table:table-cell office:value-type="float" office:value="0.332407">
                <text:p>0.332407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156299">
                <text:p>0.156299</text:p>
              </table:table-cell>
              <table:table-cell office:value-type="float" office:value="0.332972">
                <text:p>0.33297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404443">
                <text:p>0.404443</text:p>
              </table:table-cell>
              <table:table-cell office:value-type="float" office:value="0.331904">
                <text:p>0.33190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35127">
                <text:p>0.35127</text:p>
              </table:table-cell>
              <table:table-cell office:value-type="float" office:value="0.327442">
                <text:p>0.32744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286011">
                <text:p>0.286011</text:p>
              </table:table-cell>
              <table:table-cell office:value-type="float" office:value="0.325035">
                <text:p>0.32503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468091">
                <text:p>0.468091</text:p>
              </table:table-cell>
              <table:table-cell office:value-type="float" office:value="0.326243">
                <text:p>0.32624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207861">
                <text:p>0.207861</text:p>
              </table:table-cell>
              <table:table-cell office:value-type="float" office:value="0.329399">
                <text:p>0.3293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454395">
                <text:p>0.454395</text:p>
              </table:table-cell>
              <table:table-cell office:value-type="float" office:value="0.334408">
                <text:p>0.33440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186914">
                <text:p>0.186914</text:p>
              </table:table-cell>
              <table:table-cell office:value-type="float" office:value="0.33741">
                <text:p>0.3374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360938">
                <text:p>0.360938</text:p>
              </table:table-cell>
              <table:table-cell office:value-type="float" office:value="0.337909">
                <text:p>0.33790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441504">
                <text:p>0.441504</text:p>
              </table:table-cell>
              <table:table-cell office:value-type="float" office:value="0.333717">
                <text:p>0.33371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29165">
                <text:p>0.29165</text:p>
              </table:table-cell>
              <table:table-cell office:value-type="float" office:value="0.331718">
                <text:p>0.33171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4552">
                <text:p>0.4552</text:p>
              </table:table-cell>
              <table:table-cell office:value-type="float" office:value="0.33639">
                <text:p>0.3363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245728">
                <text:p>0.245728</text:p>
              </table:table-cell>
              <table:table-cell office:value-type="float" office:value="0.342921">
                <text:p>0.34292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492261">
                <text:p>0.492261</text:p>
              </table:table-cell>
              <table:table-cell office:value-type="float" office:value="0.348901">
                <text:p>0.34890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169189">
                <text:p>0.169189</text:p>
              </table:table-cell>
              <table:table-cell office:value-type="float" office:value="0.353663">
                <text:p>0.353663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386719">
                <text:p>0.386719</text:p>
              </table:table-cell>
              <table:table-cell office:value-type="float" office:value="0.356056">
                <text:p>0.3560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362549">
                <text:p>0.362549</text:p>
              </table:table-cell>
              <table:table-cell office:value-type="float" office:value="0.351742">
                <text:p>0.35174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249756">
                <text:p>0.249756</text:p>
              </table:table-cell>
              <table:table-cell office:value-type="float" office:value="0.346403">
                <text:p>0.34640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464062">
                <text:p>0.464062</text:p>
              </table:table-cell>
              <table:table-cell office:value-type="float" office:value="0.342631">
                <text:p>0.34263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169189">
                <text:p>0.169189</text:p>
              </table:table-cell>
              <table:table-cell office:value-type="float" office:value="0.339222">
                <text:p>0.33922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427808">
                <text:p>0.427808</text:p>
              </table:table-cell>
              <table:table-cell office:value-type="float" office:value="0.336969">
                <text:p>0.33696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188525">
                <text:p>0.188525</text:p>
              </table:table-cell>
              <table:table-cell office:value-type="float" office:value="0.332415">
                <text:p>0.33241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24895">
                <text:p>0.24895</text:p>
              </table:table-cell>
              <table:table-cell office:value-type="float" office:value="0.326521">
                <text:p>0.32652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413306">
                <text:p>0.413306</text:p>
              </table:table-cell>
              <table:table-cell office:value-type="float" office:value="0.316069">
                <text:p>0.31606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261035">
                <text:p>0.261035</text:p>
              </table:table-cell>
              <table:table-cell office:value-type="float" office:value="0.305383">
                <text:p>0.30538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47937">
                <text:p>0.47937</text:p>
              </table:table-cell>
              <table:table-cell office:value-type="float" office:value="0.302341">
                <text:p>0.30234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18772">
                <text:p>0.18772</text:p>
              </table:table-cell>
              <table:table-cell office:value-type="float" office:value="0.30632">
                <text:p>0.3063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409277">
                <text:p>0.409277</text:p>
              </table:table-cell>
              <table:table-cell office:value-type="float" office:value="0.313753">
                <text:p>0.31375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261035">
                <text:p>0.261035</text:p>
              </table:table-cell>
              <table:table-cell office:value-type="float" office:value="0.318412">
                <text:p>0.31841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335156">
                <text:p>0.335156</text:p>
              </table:table-cell>
              <table:table-cell office:value-type="float" office:value="0.320993">
                <text:p>0.32099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472925">
                <text:p>0.472925</text:p>
              </table:table-cell>
              <table:table-cell office:value-type="float" office:value="0.322058">
                <text:p>0.32205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242505">
                <text:p>0.242505</text:p>
              </table:table-cell>
              <table:table-cell office:value-type="float" office:value="0.325951">
                <text:p>0.32595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468896">
                <text:p>0.468896</text:p>
              </table:table-cell>
              <table:table-cell office:value-type="float" office:value="0.334384">
                <text:p>0.33438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195776">
                <text:p>0.195776</text:p>
              </table:table-cell>
              <table:table-cell office:value-type="float" office:value="0.341867">
                <text:p>0.34186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460034">
                <text:p>0.460034</text:p>
              </table:table-cell>
              <table:table-cell office:value-type="float" office:value="0.346521">
                <text:p>0.34652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161133">
                <text:p>0.161133</text:p>
              </table:table-cell>
              <table:table-cell office:value-type="float" office:value="0.347471">
                <text:p>0.34747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34563">
                <text:p>0.34563</text:p>
              </table:table-cell>
              <table:table-cell office:value-type="float" office:value="0.344903">
                <text:p>0.34490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421362">
                <text:p>0.421362</text:p>
              </table:table-cell>
              <table:table-cell office:value-type="float" office:value="0.336426">
                <text:p>0.33642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215918">
                <text:p>0.215918</text:p>
              </table:table-cell>
              <table:table-cell office:value-type="float" office:value="0.329476">
                <text:p>0.32947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471313">
                <text:p>0.471313</text:p>
              </table:table-cell>
              <table:table-cell office:value-type="float" office:value="0.327831">
                <text:p>0.32783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15791">
                <text:p>0.15791</text:p>
              </table:table-cell>
              <table:table-cell office:value-type="float" office:value="0.327277">
                <text:p>0.32727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411694">
                <text:p>0.411694</text:p>
              </table:table-cell>
              <table:table-cell office:value-type="float" office:value="0.327176">
                <text:p>0.32717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228809">
                <text:p>0.228809</text:p>
              </table:table-cell>
              <table:table-cell office:value-type="float" office:value="0.3241">
                <text:p>0.324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352881">
                <text:p>0.352881</text:p>
              </table:table-cell>
              <table:table-cell office:value-type="float" office:value="0.319911">
                <text:p>0.31991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447949">
                <text:p>0.447949</text:p>
              </table:table-cell>
              <table:table-cell office:value-type="float" office:value="0.315891">
                <text:p>0.31589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228003">
                <text:p>0.228003</text:p>
              </table:table-cell>
              <table:table-cell office:value-type="float" office:value="0.316878">
                <text:p>0.31687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476953">
                <text:p>0.476953</text:p>
              </table:table-cell>
              <table:table-cell office:value-type="float" office:value="0.323315">
                <text:p>0.32331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198193">
                <text:p>0.198193</text:p>
              </table:table-cell>
              <table:table-cell office:value-type="float" office:value="0.32958">
                <text:p>0.3295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356909">
                <text:p>0.356909</text:p>
              </table:table-cell>
              <table:table-cell office:value-type="float" office:value="0.334998">
                <text:p>0.33499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385913">
                <text:p>0.385913</text:p>
              </table:table-cell>
              <table:table-cell office:value-type="float" office:value="0.335164">
                <text:p>0.33516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246533">
                <text:p>0.246533</text:p>
              </table:table-cell>
              <table:table-cell office:value-type="float" office:value="0.3341">
                <text:p>0.334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488232">
                <text:p>0.488232</text:p>
              </table:table-cell>
              <table:table-cell office:value-type="float" office:value="0.334589">
                <text:p>0.334589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145825">
                <text:p>0.145825</text:p>
              </table:table-cell>
              <table:table-cell office:value-type="float" office:value="0.335723">
                <text:p>0.33572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413306">
                <text:p>0.413306</text:p>
              </table:table-cell>
              <table:table-cell office:value-type="float" office:value="0.33713">
                <text:p>0.3371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288428">
                <text:p>0.288428</text:p>
              </table:table-cell>
              <table:table-cell office:value-type="float" office:value="0.333675">
                <text:p>0.33367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323877">
                <text:p>0.323877</text:p>
              </table:table-cell>
              <table:table-cell office:value-type="float" office:value="0.329613">
                <text:p>0.32961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403638">
                <text:p>0.403638</text:p>
              </table:table-cell>
              <table:table-cell office:value-type="float" office:value="0.327143">
                <text:p>0.32714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245728">
                <text:p>0.245728</text:p>
              </table:table-cell>
              <table:table-cell office:value-type="float" office:value="0.326598">
                <text:p>0.32659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492261">
                <text:p>0.492261</text:p>
              </table:table-cell>
              <table:table-cell office:value-type="float" office:value="0.328269">
                <text:p>0.32826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140991">
                <text:p>0.140991</text:p>
              </table:table-cell>
              <table:table-cell office:value-type="float" office:value="0.331364">
                <text:p>0.33136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389941">
                <text:p>0.389941</text:p>
              </table:table-cell>
              <table:table-cell office:value-type="float" office:value="0.334475">
                <text:p>0.33447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383496">
                <text:p>0.383496</text:p>
              </table:table-cell>
              <table:table-cell office:value-type="float" office:value="0.331506">
                <text:p>0.33150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253784">
                <text:p>0.253784</text:p>
              </table:table-cell>
              <table:table-cell office:value-type="float" office:value="0.329188">
                <text:p>0.32918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80981">
                <text:p>0.480981</text:p>
              </table:table-cell>
              <table:table-cell office:value-type="float" office:value="0.330476">
                <text:p>0.33047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220752">
                <text:p>0.220752</text:p>
              </table:table-cell>
              <table:table-cell office:value-type="float" office:value="0.332672">
                <text:p>0.33267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78564">
                <text:p>0.478564</text:p>
              </table:table-cell>
              <table:table-cell office:value-type="float" office:value="0.336931">
                <text:p>0.33693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175635">
                <text:p>0.175635</text:p>
              </table:table-cell>
              <table:table-cell office:value-type="float" office:value="0.340964">
                <text:p>0.340964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397998">
                <text:p>0.397998</text:p>
              </table:table-cell>
              <table:table-cell office:value-type="float" office:value="0.343063">
                <text:p>0.34306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39397">
                <text:p>0.39397</text:p>
              </table:table-cell>
              <table:table-cell office:value-type="float" office:value="0.340316">
                <text:p>0.34031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240894">
                <text:p>0.240894</text:p>
              </table:table-cell>
              <table:table-cell office:value-type="float" office:value="0.338854">
                <text:p>0.33885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57617">
                <text:p>0.457617</text:p>
              </table:table-cell>
              <table:table-cell office:value-type="float" office:value="0.340016">
                <text:p>0.3400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16355">
                <text:p>0.16355</text:p>
              </table:table-cell>
              <table:table-cell office:value-type="float" office:value="0.339998">
                <text:p>0.33999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375439">
                <text:p>0.375439</text:p>
              </table:table-cell>
              <table:table-cell office:value-type="float" office:value="0.338884">
                <text:p>0.33888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320654">
                <text:p>0.320654</text:p>
              </table:table-cell>
              <table:table-cell office:value-type="float" office:value="0.332831">
                <text:p>0.33283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258618">
                <text:p>0.258618</text:p>
              </table:table-cell>
              <table:table-cell office:value-type="float" office:value="0.326622">
                <text:p>0.32662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91455">
                <text:p>0.491455</text:p>
              </table:table-cell>
              <table:table-cell office:value-type="float" office:value="0.322143">
                <text:p>0.32214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174023">
                <text:p>0.174023</text:p>
              </table:table-cell>
              <table:table-cell office:value-type="float" office:value="0.320691">
                <text:p>0.32069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71313">
                <text:p>0.471313</text:p>
              </table:table-cell>
              <table:table-cell office:value-type="float" office:value="0.323558">
                <text:p>0.32355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195776">
                <text:p>0.195776</text:p>
              </table:table-cell>
              <table:table-cell office:value-type="float" office:value="0.325751">
                <text:p>0.32575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371411">
                <text:p>0.371411</text:p>
              </table:table-cell>
              <table:table-cell office:value-type="float" office:value="0.327319">
                <text:p>0.32731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350464">
                <text:p>0.350464</text:p>
              </table:table-cell>
              <table:table-cell office:value-type="float" office:value="0.326192">
                <text:p>0.32619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274731">
                <text:p>0.274731</text:p>
              </table:table-cell>
              <table:table-cell office:value-type="float" office:value="0.325121">
                <text:p>0.32512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497095">
                <text:p>0.497095</text:p>
              </table:table-cell>
              <table:table-cell office:value-type="float" office:value="0.325822">
                <text:p>0.32582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15791">
                <text:p>0.15791</text:p>
              </table:table-cell>
              <table:table-cell office:value-type="float" office:value="0.328886">
                <text:p>0.328886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11694">
                <text:p>0.411694</text:p>
              </table:table-cell>
              <table:table-cell office:value-type="float" office:value="0.333806">
                <text:p>0.33380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36416">
                <text:p>0.36416</text:p>
              </table:table-cell>
              <table:table-cell office:value-type="float" office:value="0.333658">
                <text:p>0.33365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298096">
                <text:p>0.298096</text:p>
              </table:table-cell>
              <table:table-cell office:value-type="float" office:value="0.333899">
                <text:p>0.33389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27002">
                <text:p>0.427002</text:p>
              </table:table-cell>
              <table:table-cell office:value-type="float" office:value="0.33693">
                <text:p>0.3369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266675">
                <text:p>0.266675</text:p>
              </table:table-cell>
              <table:table-cell office:value-type="float" office:value="0.339853">
                <text:p>0.33985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95483">
                <text:p>0.495483</text:p>
              </table:table-cell>
              <table:table-cell office:value-type="float" office:value="0.34325">
                <text:p>0.3432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169995">
                <text:p>0.169995</text:p>
              </table:table-cell>
              <table:table-cell office:value-type="float" office:value="0.347597">
                <text:p>0.34759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26196">
                <text:p>0.426196</text:p>
              </table:table-cell>
              <table:table-cell office:value-type="float" office:value="0.351207">
                <text:p>0.35120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287622">
                <text:p>0.287622</text:p>
              </table:table-cell>
              <table:table-cell office:value-type="float" office:value="0.349385">
                <text:p>0.34938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290845">
                <text:p>0.290845</text:p>
              </table:table-cell>
              <table:table-cell office:value-type="float" office:value="0.345901">
                <text:p>0.34590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438281">
                <text:p>0.438281</text:p>
              </table:table-cell>
              <table:table-cell office:value-type="float" office:value="0.341349">
                <text:p>0.34134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184497">
                <text:p>0.184497</text:p>
              </table:table-cell>
              <table:table-cell office:value-type="float" office:value="0.337103">
                <text:p>0.33710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445532">
                <text:p>0.445532</text:p>
              </table:table-cell>
              <table:table-cell office:value-type="float" office:value="0.334733">
                <text:p>0.33473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190137">
                <text:p>0.190137</text:p>
              </table:table-cell>
              <table:table-cell office:value-type="float" office:value="0.330987">
                <text:p>0.33098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375439">
                <text:p>0.375439</text:p>
              </table:table-cell>
              <table:table-cell office:value-type="float" office:value="0.327185">
                <text:p>0.32718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397192">
                <text:p>0.397192</text:p>
              </table:table-cell>
              <table:table-cell office:value-type="float" office:value="0.322001">
                <text:p>0.32200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293262">
                <text:p>0.293262</text:p>
              </table:table-cell>
              <table:table-cell office:value-type="float" office:value="0.320386">
                <text:p>0.32038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472119">
                <text:p>0.472119</text:p>
              </table:table-cell>
              <table:table-cell office:value-type="float" office:value="0.324528">
                <text:p>0.32452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16355">
                <text:p>0.16355</text:p>
              </table:table-cell>
              <table:table-cell office:value-type="float" office:value="0.331394">
                <text:p>0.33139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51978">
                <text:p>0.451978</text:p>
              </table:table-cell>
              <table:table-cell office:value-type="float" office:value="0.337549">
                <text:p>0.33754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243311">
                <text:p>0.243311</text:p>
              </table:table-cell>
              <table:table-cell office:value-type="float" office:value="0.338451">
                <text:p>0.33845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301318">
                <text:p>0.301318</text:p>
              </table:table-cell>
              <table:table-cell office:value-type="float" office:value="0.337803">
                <text:p>0.33780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484204">
                <text:p>0.484204</text:p>
              </table:table-cell>
              <table:table-cell office:value-type="float" office:value="0.334361">
                <text:p>0.33436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161938">
                <text:p>0.161938</text:p>
              </table:table-cell>
              <table:table-cell office:value-type="float" office:value="0.332174">
                <text:p>0.332174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415723">
                <text:p>0.415723</text:p>
              </table:table-cell>
              <table:table-cell office:value-type="float" office:value="0.333781">
                <text:p>0.33378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246533">
                <text:p>0.246533</text:p>
              </table:table-cell>
              <table:table-cell office:value-type="float" office:value="0.331669">
                <text:p>0.33166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36416">
                <text:p>0.36416</text:p>
              </table:table-cell>
              <table:table-cell office:value-type="float" office:value="0.328034">
                <text:p>0.32803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333545">
                <text:p>0.333545</text:p>
              </table:table-cell>
              <table:table-cell office:value-type="float" office:value="0.324848">
                <text:p>0.32484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269092">
                <text:p>0.269092</text:p>
              </table:table-cell>
              <table:table-cell office:value-type="float" office:value="0.323258">
                <text:p>0.32325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493872">
                <text:p>0.493872</text:p>
              </table:table-cell>
              <table:table-cell office:value-type="float" office:value="0.32256">
                <text:p>0.3225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149048">
                <text:p>0.149048</text:p>
              </table:table-cell>
              <table:table-cell office:value-type="float" office:value="0.324291">
                <text:p>0.324291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40686">
                <text:p>0.40686</text:p>
              </table:table-cell>
              <table:table-cell office:value-type="float" office:value="0.328355">
                <text:p>0.32835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368994">
                <text:p>0.368994</text:p>
              </table:table-cell>
              <table:table-cell office:value-type="float" office:value="0.327594">
                <text:p>0.327594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264258">
                <text:p>0.264258</text:p>
              </table:table-cell>
              <table:table-cell office:value-type="float" office:value="0.327769">
                <text:p>0.32776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480176">
                <text:p>0.480176</text:p>
              </table:table-cell>
              <table:table-cell office:value-type="float" office:value="0.330635">
                <text:p>0.33063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203833">
                <text:p>0.203833</text:p>
              </table:table-cell>
              <table:table-cell office:value-type="float" office:value="0.333896">
                <text:p>0.33389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445532">
                <text:p>0.445532</text:p>
              </table:table-cell>
              <table:table-cell office:value-type="float" office:value="0.338419">
                <text:p>0.33841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183691">
                <text:p>0.183691</text:p>
              </table:table-cell>
              <table:table-cell office:value-type="float" office:value="0.340555">
                <text:p>0.34055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3698">
                <text:p>0.3698</text:p>
              </table:table-cell>
              <table:table-cell office:value-type="float" office:value="0.339498">
                <text:p>0.33949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402832">
                <text:p>0.402832</text:p>
              </table:table-cell>
              <table:table-cell office:value-type="float" office:value="0.334037">
                <text:p>0.334037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129712">
                <text:p>0.129712</text:p>
              </table:table-cell>
              <table:table-cell office:value-type="float" office:value="0.330583">
                <text:p>0.33058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461646">
                <text:p>0.461646</text:p>
              </table:table-cell>
              <table:table-cell office:value-type="float" office:value="0.328102">
                <text:p>0.328102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165967">
                <text:p>0.165967</text:p>
              </table:table-cell>
              <table:table-cell office:value-type="float" office:value="0.32144">
                <text:p>0.3214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344019">
                <text:p>0.344019</text:p>
              </table:table-cell>
              <table:table-cell office:value-type="float" office:value="0.315684">
                <text:p>0.315684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401221">
                <text:p>0.401221</text:p>
              </table:table-cell>
              <table:table-cell office:value-type="float" office:value="0.308861">
                <text:p>0.30886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212695">
                <text:p>0.212695</text:p>
              </table:table-cell>
              <table:table-cell office:value-type="float" office:value="0.305436">
                <text:p>0.30543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459229">
                <text:p>0.459229</text:p>
              </table:table-cell>
              <table:table-cell office:value-type="float" office:value="0.307281">
                <text:p>0.30728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161133">
                <text:p>0.161133</text:p>
              </table:table-cell>
              <table:table-cell office:value-type="float" office:value="0.309986">
                <text:p>0.3099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395581">
                <text:p>0.395581</text:p>
              </table:table-cell>
              <table:table-cell office:value-type="float" office:value="0.31305">
                <text:p>0.313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373828">
                <text:p>0.373828</text:p>
              </table:table-cell>
              <table:table-cell office:value-type="float" office:value="0.312799">
                <text:p>0.31279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275537">
                <text:p>0.275537</text:p>
              </table:table-cell>
              <table:table-cell office:value-type="float" office:value="0.314765">
                <text:p>0.31476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475342">
                <text:p>0.475342</text:p>
              </table:table-cell>
              <table:table-cell office:value-type="float" office:value="0.3204">
                <text:p>0.320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190942">
                <text:p>0.190942</text:p>
              </table:table-cell>
              <table:table-cell office:value-type="float" office:value="0.327054">
                <text:p>0.32705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418945">
                <text:p>0.418945</text:p>
              </table:table-cell>
              <table:table-cell office:value-type="float" office:value="0.334017">
                <text:p>0.334017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256201">
                <text:p>0.256201</text:p>
              </table:table-cell>
              <table:table-cell office:value-type="float" office:value="0.33648">
                <text:p>0.3364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303735">
                <text:p>0.303735</text:p>
              </table:table-cell>
              <table:table-cell office:value-type="float" office:value="0.336252">
                <text:p>0.33625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48501">
                <text:p>0.48501</text:p>
              </table:table-cell>
              <table:table-cell office:value-type="float" office:value="0.333093">
                <text:p>0.33309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23606">
                <text:p>0.23606</text:p>
              </table:table-cell>
              <table:table-cell office:value-type="float" office:value="0.331731">
                <text:p>0.33173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468091">
                <text:p>0.468091</text:p>
              </table:table-cell>
              <table:table-cell office:value-type="float" office:value="0.336051">
                <text:p>0.33605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178052">
                <text:p>0.178052</text:p>
              </table:table-cell>
              <table:table-cell office:value-type="float" office:value="0.340891">
                <text:p>0.34089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430225">
                <text:p>0.430225</text:p>
              </table:table-cell>
              <table:table-cell office:value-type="float" office:value="0.343383">
                <text:p>0.34338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240088">
                <text:p>0.240088</text:p>
              </table:table-cell>
              <table:table-cell office:value-type="float" office:value="0.341573">
                <text:p>0.34157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290845">
                <text:p>0.290845</text:p>
              </table:table-cell>
              <table:table-cell office:value-type="float" office:value="0.338089">
                <text:p>0.33808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47373">
                <text:p>0.47373</text:p>
              </table:table-cell>
              <table:table-cell office:value-type="float" office:value="0.331872">
                <text:p>0.33187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161938">
                <text:p>0.161938</text:p>
              </table:table-cell>
              <table:table-cell office:value-type="float" office:value="0.327368">
                <text:p>0.32736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421362">
                <text:p>0.421362</text:p>
              </table:table-cell>
              <table:table-cell office:value-type="float" office:value="0.327276">
                <text:p>0.32727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325488">
                <text:p>0.325488</text:p>
              </table:table-cell>
              <table:table-cell office:value-type="float" office:value="0.324756">
                <text:p>0.324756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27312">
                <text:p>0.27312</text:p>
              </table:table-cell>
              <table:table-cell office:value-type="float" office:value="0.324168">
                <text:p>0.32416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478564">
                <text:p>0.478564</text:p>
              </table:table-cell>
              <table:table-cell office:value-type="float" office:value="0.325217">
                <text:p>0.32521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233643">
                <text:p>0.233643</text:p>
              </table:table-cell>
              <table:table-cell office:value-type="float" office:value="0.327249">
                <text:p>0.32724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495483">
                <text:p>0.495483</text:p>
              </table:table-cell>
              <table:table-cell office:value-type="float" office:value="0.332781">
                <text:p>0.33278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16355">
                <text:p>0.16355</text:p>
              </table:table-cell>
              <table:table-cell office:value-type="float" office:value="0.339145">
                <text:p>0.33914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39397">
                <text:p>0.39397</text:p>
              </table:table-cell>
              <table:table-cell office:value-type="float" office:value="0.34378">
                <text:p>0.3437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39397">
                <text:p>0.39397</text:p>
              </table:table-cell>
              <table:table-cell office:value-type="float" office:value="0.342129">
                <text:p>0.34212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219141">
                <text:p>0.219141</text:p>
              </table:table-cell>
              <table:table-cell office:value-type="float" office:value="0.340545">
                <text:p>0.34054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454395">
                <text:p>0.454395</text:p>
              </table:table-cell>
              <table:table-cell office:value-type="float" office:value="0.340729">
                <text:p>0.340729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186914">
                <text:p>0.186914</text:p>
              </table:table-cell>
              <table:table-cell office:value-type="float" office:value="0.338755">
                <text:p>0.33875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328711">
                <text:p>0.328711</text:p>
              </table:table-cell>
              <table:table-cell office:value-type="float" office:value="0.336498">
                <text:p>0.33649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408472">
                <text:p>0.408472</text:p>
              </table:table-cell>
              <table:table-cell office:value-type="float" office:value="0.329947">
                <text:p>0.329947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202222">
                <text:p>0.202222</text:p>
              </table:table-cell>
              <table:table-cell office:value-type="float" office:value="0.324267">
                <text:p>0.32426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452783">
                <text:p>0.452783</text:p>
              </table:table-cell>
              <table:table-cell office:value-type="float" office:value="0.322375">
                <text:p>0.32237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174829">
                <text:p>0.174829</text:p>
              </table:table-cell>
              <table:table-cell office:value-type="float" office:value="0.320644">
                <text:p>0.32064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429419">
                <text:p>0.429419</text:p>
              </table:table-cell>
              <table:table-cell office:value-type="float" office:value="0.319649">
                <text:p>0.31964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286816">
                <text:p>0.286816</text:p>
              </table:table-cell>
              <table:table-cell office:value-type="float" office:value="0.317807">
                <text:p>0.317807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3271">
                <text:p>0.3271</text:p>
              </table:table-cell>
              <table:table-cell office:value-type="float" office:value="0.318121">
                <text:p>0.31812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425391">
                <text:p>0.425391</text:p>
              </table:table-cell>
              <table:table-cell office:value-type="float" office:value="0.319949">
                <text:p>0.31994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23606">
                <text:p>0.23606</text:p>
              </table:table-cell>
              <table:table-cell office:value-type="float" office:value="0.32347">
                <text:p>0.32347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64062">
                <text:p>0.464062</text:p>
              </table:table-cell>
              <table:table-cell office:value-type="float" office:value="0.328908">
                <text:p>0.328908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171606">
                <text:p>0.171606</text:p>
              </table:table-cell>
              <table:table-cell office:value-type="float" office:value="0.333423">
                <text:p>0.33342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322266">
                <text:p>0.322266</text:p>
              </table:table-cell>
              <table:table-cell office:value-type="float" office:value="0.336152">
                <text:p>0.33615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472925">
                <text:p>0.472925</text:p>
              </table:table-cell>
              <table:table-cell office:value-type="float" office:value="0.331804">
                <text:p>0.33180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15791">
                <text:p>0.15791</text:p>
              </table:table-cell>
              <table:table-cell office:value-type="float" office:value="0.328221">
                <text:p>0.32822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464868">
                <text:p>0.464868</text:p>
              </table:table-cell>
              <table:table-cell office:value-type="float" office:value="0.329294">
                <text:p>0.32929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190137">
                <text:p>0.190137</text:p>
              </table:table-cell>
              <table:table-cell office:value-type="float" office:value="0.3282">
                <text:p>0.328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356104">
                <text:p>0.356104</text:p>
              </table:table-cell>
              <table:table-cell office:value-type="float" office:value="0.3266">
                <text:p>0.3266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350464">
                <text:p>0.350464</text:p>
              </table:table-cell>
              <table:table-cell office:value-type="float" office:value="0.322773">
                <text:p>0.32277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232837">
                <text:p>0.232837</text:p>
              </table:table-cell>
              <table:table-cell office:value-type="float" office:value="0.319488">
                <text:p>0.3194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43115">
                <text:p>0.443115</text:p>
              </table:table-cell>
              <table:table-cell office:value-type="float" office:value="0.317922">
                <text:p>0.31792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150659">
                <text:p>0.150659</text:p>
              </table:table-cell>
              <table:table-cell office:value-type="float" office:value="0.316696">
                <text:p>0.316696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331128">
                <text:p>0.331128</text:p>
              </table:table-cell>
              <table:table-cell office:value-type="float" office:value="0.316077">
                <text:p>0.31607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7937">
                <text:p>0.47937</text:p>
              </table:table-cell>
              <table:table-cell office:value-type="float" office:value="0.310496">
                <text:p>0.31049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214307">
                <text:p>0.214307</text:p>
              </table:table-cell>
              <table:table-cell office:value-type="float" office:value="0.308653">
                <text:p>0.30865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81787">
                <text:p>0.481787</text:p>
              </table:table-cell>
              <table:table-cell office:value-type="float" office:value="0.315106">
                <text:p>0.31510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185303">
                <text:p>0.185303</text:p>
              </table:table-cell>
              <table:table-cell office:value-type="float" office:value="0.322544">
                <text:p>0.32254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384302">
                <text:p>0.384302</text:p>
              </table:table-cell>
              <table:table-cell office:value-type="float" office:value="0.328962">
                <text:p>0.32896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318237">
                <text:p>0.318237</text:p>
              </table:table-cell>
              <table:table-cell office:value-type="float" office:value="0.330568">
                <text:p>0.33056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286011">
                <text:p>0.286011</text:p>
              </table:table-cell>
              <table:table-cell office:value-type="float" office:value="0.330139">
                <text:p>0.330139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489844">
                <text:p>0.489844</text:p>
              </table:table-cell>
              <table:table-cell office:value-type="float" office:value="0.329538">
                <text:p>0.32953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138574">
                <text:p>0.138574</text:p>
              </table:table-cell>
              <table:table-cell office:value-type="float" office:value="0.330951">
                <text:p>0.33095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368188">
                <text:p>0.368188</text:p>
              </table:table-cell>
              <table:table-cell office:value-type="float" office:value="0.334042">
                <text:p>0.33404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411694">
                <text:p>0.411694</text:p>
              </table:table-cell>
              <table:table-cell office:value-type="float" office:value="0.330302">
                <text:p>0.33030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227197">
                <text:p>0.227197</text:p>
              </table:table-cell>
              <table:table-cell office:value-type="float" office:value="0.327172">
                <text:p>0.32717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472925">
                <text:p>0.472925</text:p>
              </table:table-cell>
              <table:table-cell office:value-type="float" office:value="0.32843">
                <text:p>0.3284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177246">
                <text:p>0.177246</text:p>
              </table:table-cell>
              <table:table-cell office:value-type="float" office:value="0.329918">
                <text:p>0.32991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423779">
                <text:p>0.423779</text:p>
              </table:table-cell>
              <table:table-cell office:value-type="float" office:value="0.331664">
                <text:p>0.33166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233643">
                <text:p>0.233643</text:p>
              </table:table-cell>
              <table:table-cell office:value-type="float" office:value="0.330632">
                <text:p>0.33063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31582">
                <text:p>0.31582</text:p>
              </table:table-cell>
              <table:table-cell office:value-type="float" office:value="0.328262">
                <text:p>0.328262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489844">
                <text:p>0.489844</text:p>
              </table:table-cell>
              <table:table-cell office:value-type="float" office:value="0.323951">
                <text:p>0.323951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210278">
                <text:p>0.210278</text:p>
              </table:table-cell>
              <table:table-cell office:value-type="float" office:value="0.32311">
                <text:p>0.3231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411694">
                <text:p>0.411694</text:p>
              </table:table-cell>
              <table:table-cell office:value-type="float" office:value="0.328584">
                <text:p>0.32858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338379">
                <text:p>0.338379</text:p>
              </table:table-cell>
              <table:table-cell office:value-type="float" office:value="0.332058">
                <text:p>0.33205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243311">
                <text:p>0.243311</text:p>
              </table:table-cell>
              <table:table-cell office:value-type="float" office:value="0.335344">
                <text:p>0.335344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464868">
                <text:p>0.464868</text:p>
              </table:table-cell>
              <table:table-cell office:value-type="float" office:value="0.337038">
                <text:p>0.337038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180469">
                <text:p>0.180469</text:p>
              </table:table-cell>
              <table:table-cell office:value-type="float" office:value="0.336449">
                <text:p>0.33644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414917">
                <text:p>0.414917</text:p>
              </table:table-cell>
              <table:table-cell office:value-type="float" office:value="0.33634">
                <text:p>0.3363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246533">
                <text:p>0.246533</text:p>
              </table:table-cell>
              <table:table-cell office:value-type="float" office:value="0.333405">
                <text:p>0.33340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368188">
                <text:p>0.368188</text:p>
              </table:table-cell>
              <table:table-cell office:value-type="float" office:value="0.329566">
                <text:p>0.329566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47937">
                <text:p>0.47937</text:p>
              </table:table-cell>
              <table:table-cell office:value-type="float" office:value="0.32618">
                <text:p>0.3261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162744">
                <text:p>0.162744</text:p>
              </table:table-cell>
              <table:table-cell office:value-type="float" office:value="0.328617">
                <text:p>0.32861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414917">
                <text:p>0.414917</text:p>
              </table:table-cell>
              <table:table-cell office:value-type="float" office:value="0.334953">
                <text:p>0.33495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334351">
                <text:p>0.334351</text:p>
              </table:table-cell>
              <table:table-cell office:value-type="float" office:value="0.335373">
                <text:p>0.33537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271509">
                <text:p>0.271509</text:p>
              </table:table-cell>
              <table:table-cell office:value-type="float" office:value="0.335239">
                <text:p>0.33523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476953">
                <text:p>0.476953</text:p>
              </table:table-cell>
              <table:table-cell office:value-type="float" office:value="0.33559">
                <text:p>0.3355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197388">
                <text:p>0.197388</text:p>
              </table:table-cell>
              <table:table-cell office:value-type="float" office:value="0.336169">
                <text:p>0.33616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447144">
                <text:p>0.447144</text:p>
              </table:table-cell>
              <table:table-cell office:value-type="float" office:value="0.338708">
                <text:p>0.338708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178052">
                <text:p>0.178052</text:p>
              </table:table-cell>
              <table:table-cell office:value-type="float" office:value="0.339243">
                <text:p>0.33924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374634">
                <text:p>0.374634</text:p>
              </table:table-cell>
              <table:table-cell office:value-type="float" office:value="0.337146">
                <text:p>0.337146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38281">
                <text:p>0.438281</text:p>
              </table:table-cell>
              <table:table-cell office:value-type="float" office:value="0.331203">
                <text:p>0.33120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216724">
                <text:p>0.216724</text:p>
              </table:table-cell>
              <table:table-cell office:value-type="float" office:value="0.328881">
                <text:p>0.32888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56006">
                <text:p>0.456006</text:p>
              </table:table-cell>
              <table:table-cell office:value-type="float" office:value="0.331792">
                <text:p>0.33179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219946">
                <text:p>0.219946</text:p>
              </table:table-cell>
              <table:table-cell office:value-type="float" office:value="0.333561">
                <text:p>0.33356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298901">
                <text:p>0.298901</text:p>
              </table:table-cell>
              <table:table-cell office:value-type="float" office:value="0.335023">
                <text:p>0.33502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19751">
                <text:p>0.419751</text:p>
              </table:table-cell>
              <table:table-cell office:value-type="float" office:value="0.331873">
                <text:p>0.33187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174829">
                <text:p>0.174829</text:p>
              </table:table-cell>
              <table:table-cell office:value-type="float" office:value="0.32755">
                <text:p>0.32755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39087">
                <text:p>0.439087</text:p>
              </table:table-cell>
              <table:table-cell office:value-type="float" office:value="0.32512">
                <text:p>0.3251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190137">
                <text:p>0.190137</text:p>
              </table:table-cell>
              <table:table-cell office:value-type="float" office:value="0.321176">
                <text:p>0.32117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353687">
                <text:p>0.353687</text:p>
              </table:table-cell>
              <table:table-cell office:value-type="float" office:value="0.317721">
                <text:p>0.317721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44231">
                <text:p>0.44231</text:p>
              </table:table-cell>
              <table:table-cell office:value-type="float" office:value="0.313009">
                <text:p>0.31300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214307">
                <text:p>0.214307</text:p>
              </table:table-cell>
              <table:table-cell office:value-type="float" office:value="0.312719">
                <text:p>0.312719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468091">
                <text:p>0.468091</text:p>
              </table:table-cell>
              <table:table-cell office:value-type="float" office:value="0.318196">
                <text:p>0.31819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23606">
                <text:p>0.23606</text:p>
              </table:table-cell>
              <table:table-cell office:value-type="float" office:value="0.323301">
                <text:p>0.32330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303735">
                <text:p>0.303735</text:p>
              </table:table-cell>
              <table:table-cell office:value-type="float" office:value="0.328919">
                <text:p>0.328919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448755">
                <text:p>0.448755</text:p>
              </table:table-cell>
              <table:table-cell office:value-type="float" office:value="0.330257">
                <text:p>0.3302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18208">
                <text:p>0.18208</text:p>
              </table:table-cell>
              <table:table-cell office:value-type="float" office:value="0.330276">
                <text:p>0.33027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413306">
                <text:p>0.413306</text:p>
              </table:table-cell>
              <table:table-cell office:value-type="float" office:value="0.332044">
                <text:p>0.332044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234448">
                <text:p>0.234448</text:p>
              </table:table-cell>
              <table:table-cell office:value-type="float" office:value="0.330286">
                <text:p>0.330286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325488">
                <text:p>0.325488</text:p>
              </table:table-cell>
              <table:table-cell office:value-type="float" office:value="0.327102">
                <text:p>0.327102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438281">
                <text:p>0.438281</text:p>
              </table:table-cell>
              <table:table-cell office:value-type="float" office:value="0.322465">
                <text:p>0.32246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219141">
                <text:p>0.219141</text:p>
              </table:table-cell>
              <table:table-cell office:value-type="float" office:value="0.32072">
                <text:p>0.3207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472119">
                <text:p>0.472119</text:p>
              </table:table-cell>
              <table:table-cell office:value-type="float" office:value="0.323575">
                <text:p>0.32357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174023">
                <text:p>0.174023</text:p>
              </table:table-cell>
              <table:table-cell office:value-type="float" office:value="0.326811">
                <text:p>0.32681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359326">
                <text:p>0.359326</text:p>
              </table:table-cell>
              <table:table-cell office:value-type="float" office:value="0.329569">
                <text:p>0.32956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371411">
                <text:p>0.371411</text:p>
              </table:table-cell>
              <table:table-cell office:value-type="float" office:value="0.327365">
                <text:p>0.32736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258618">
                <text:p>0.258618</text:p>
              </table:table-cell>
              <table:table-cell office:value-type="float" office:value="0.324835">
                <text:p>0.32483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48501">
                <text:p>0.48501</text:p>
              </table:table-cell>
              <table:table-cell office:value-type="float" office:value="0.325091">
                <text:p>0.32509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162744">
                <text:p>0.162744</text:p>
              </table:table-cell>
              <table:table-cell office:value-type="float" office:value="0.327326">
                <text:p>0.32732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397192">
                <text:p>0.397192</text:p>
              </table:table-cell>
              <table:table-cell office:value-type="float" office:value="0.330944">
                <text:p>0.33094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362549">
                <text:p>0.362549</text:p>
              </table:table-cell>
              <table:table-cell office:value-type="float" office:value="0.329879">
                <text:p>0.329879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273926">
                <text:p>0.273926</text:p>
              </table:table-cell>
              <table:table-cell office:value-type="float" office:value="0.329285">
                <text:p>0.32928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46084">
                <text:p>0.46084</text:p>
              </table:table-cell>
              <table:table-cell office:value-type="float" office:value="0.331172">
                <text:p>0.33117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17644">
                <text:p>0.17644</text:p>
              </table:table-cell>
              <table:table-cell office:value-type="float" office:value="0.333617">
                <text:p>0.33361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397998">
                <text:p>0.397998</text:p>
              </table:table-cell>
              <table:table-cell office:value-type="float" office:value="0.336121">
                <text:p>0.336121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283594">
                <text:p>0.283594</text:p>
              </table:table-cell>
              <table:table-cell office:value-type="float" office:value="0.333936">
                <text:p>0.33393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264258">
                <text:p>0.264258</text:p>
              </table:table-cell>
              <table:table-cell office:value-type="float" office:value="0.330457">
                <text:p>0.33045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485815">
                <text:p>0.485815</text:p>
              </table:table-cell>
              <table:table-cell office:value-type="float" office:value="0.325875">
                <text:p>0.32587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138574">
                <text:p>0.138574</text:p>
              </table:table-cell>
              <table:table-cell office:value-type="float" office:value="0.323069">
                <text:p>0.32306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377051">
                <text:p>0.377051</text:p>
              </table:table-cell>
              <table:table-cell office:value-type="float" office:value="0.323731">
                <text:p>0.32373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421362">
                <text:p>0.421362</text:p>
              </table:table-cell>
              <table:table-cell office:value-type="float" office:value="0.319849">
                <text:p>0.31984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248145">
                <text:p>0.248145</text:p>
              </table:table-cell>
              <table:table-cell office:value-type="float" office:value="0.318563">
                <text:p>0.31856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489844">
                <text:p>0.489844</text:p>
              </table:table-cell>
              <table:table-cell office:value-type="float" office:value="0.323233">
                <text:p>0.323233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190137">
                <text:p>0.190137</text:p>
              </table:table-cell>
              <table:table-cell office:value-type="float" office:value="0.32921">
                <text:p>0.3292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411694">
                <text:p>0.411694</text:p>
              </table:table-cell>
              <table:table-cell office:value-type="float" office:value="0.335557">
                <text:p>0.33555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27312">
                <text:p>0.27312</text:p>
              </table:table-cell>
              <table:table-cell office:value-type="float" office:value="0.337644">
                <text:p>0.337644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285205">
                <text:p>0.285205</text:p>
              </table:table-cell>
              <table:table-cell office:value-type="float" office:value="0.337111">
                <text:p>0.33711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490649">
                <text:p>0.490649</text:p>
              </table:table-cell>
              <table:table-cell office:value-type="float" office:value="0.333901">
                <text:p>0.33390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140186">
                <text:p>0.140186</text:p>
              </table:table-cell>
              <table:table-cell office:value-type="float" office:value="0.332015">
                <text:p>0.33201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368188">
                <text:p>0.368188</text:p>
              </table:table-cell>
              <table:table-cell office:value-type="float" office:value="0.33312">
                <text:p>0.3331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411694">
                <text:p>0.411694</text:p>
              </table:table-cell>
              <table:table-cell office:value-type="float" office:value="0.328428">
                <text:p>0.328428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246533">
                <text:p>0.246533</text:p>
              </table:table-cell>
              <table:table-cell office:value-type="float" office:value="0.324993">
                <text:p>0.32499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467285">
                <text:p>0.467285</text:p>
              </table:table-cell>
              <table:table-cell office:value-type="float" office:value="0.326855">
                <text:p>0.32685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190137">
                <text:p>0.190137</text:p>
              </table:table-cell>
              <table:table-cell office:value-type="float" office:value="0.329792">
                <text:p>0.32979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447144">
                <text:p>0.447144</text:p>
              </table:table-cell>
              <table:table-cell office:value-type="float" office:value="0.332987">
                <text:p>0.332987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215918">
                <text:p>0.215918</text:p>
              </table:table-cell>
              <table:table-cell office:value-type="float" office:value="0.333871">
                <text:p>0.33387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325488">
                <text:p>0.325488</text:p>
              </table:table-cell>
              <table:table-cell office:value-type="float" office:value="0.333431">
                <text:p>0.333431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482593">
                <text:p>0.482593</text:p>
              </table:table-cell>
              <table:table-cell office:value-type="float" office:value="0.329612">
                <text:p>0.32961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164355">
                <text:p>0.164355</text:p>
              </table:table-cell>
              <table:table-cell office:value-type="float" office:value="0.32827">
                <text:p>0.3282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415723">
                <text:p>0.415723</text:p>
              </table:table-cell>
              <table:table-cell office:value-type="float" office:value="0.33146">
                <text:p>0.33146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34563">
                <text:p>0.34563</text:p>
              </table:table-cell>
              <table:table-cell office:value-type="float" office:value="0.330625">
                <text:p>0.33062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264258">
                <text:p>0.264258</text:p>
              </table:table-cell>
              <table:table-cell office:value-type="float" office:value="0.330688">
                <text:p>0.33068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471313">
                <text:p>0.471313</text:p>
              </table:table-cell>
              <table:table-cell office:value-type="float" office:value="0.332109">
                <text:p>0.33210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186914">
                <text:p>0.186914</text:p>
              </table:table-cell>
              <table:table-cell office:value-type="float" office:value="0.333458">
                <text:p>0.333458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429419">
                <text:p>0.429419</text:p>
              </table:table-cell>
              <table:table-cell office:value-type="float" office:value="0.335943">
                <text:p>0.33594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197388">
                <text:p>0.197388</text:p>
              </table:table-cell>
              <table:table-cell office:value-type="float" office:value="0.335518">
                <text:p>0.335518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312598">
                <text:p>0.312598</text:p>
              </table:table-cell>
              <table:table-cell office:value-type="float" office:value="0.332533">
                <text:p>0.33253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470508">
                <text:p>0.470508</text:p>
              </table:table-cell>
              <table:table-cell office:value-type="float" office:value="0.325434">
                <text:p>0.32543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15791">
                <text:p>0.15791</text:p>
              </table:table-cell>
              <table:table-cell office:value-type="float" office:value="0.32106">
                <text:p>0.3210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418945">
                <text:p>0.418945</text:p>
              </table:table-cell>
              <table:table-cell office:value-type="float" office:value="0.322061">
                <text:p>0.32206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335156">
                <text:p>0.335156</text:p>
              </table:table-cell>
              <table:table-cell office:value-type="float" office:value="0.320382">
                <text:p>0.320382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24895">
                <text:p>0.24895</text:p>
              </table:table-cell>
              <table:table-cell office:value-type="float" office:value="0.320798">
                <text:p>0.320798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485815">
                <text:p>0.485815</text:p>
              </table:table-cell>
              <table:table-cell office:value-type="float" office:value="0.322608">
                <text:p>0.322608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194165">
                <text:p>0.194165</text:p>
              </table:table-cell>
              <table:table-cell office:value-type="float" office:value="0.324503">
                <text:p>0.324503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437476">
                <text:p>0.437476</text:p>
              </table:table-cell>
              <table:table-cell office:value-type="float" office:value="0.328889">
                <text:p>0.32888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194971">
                <text:p>0.194971</text:p>
              </table:table-cell>
              <table:table-cell office:value-type="float" office:value="0.331399">
                <text:p>0.33139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343213">
                <text:p>0.343213</text:p>
              </table:table-cell>
              <table:table-cell office:value-type="float" office:value="0.331179">
                <text:p>0.33117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472119">
                <text:p>0.472119</text:p>
              </table:table-cell>
              <table:table-cell office:value-type="float" office:value="0.326797">
                <text:p>0.32679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178052">
                <text:p>0.178052</text:p>
              </table:table-cell>
              <table:table-cell office:value-type="float" office:value="0.325549">
                <text:p>0.32554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431836">
                <text:p>0.431836</text:p>
              </table:table-cell>
              <table:table-cell office:value-type="float" office:value="0.329391">
                <text:p>0.32939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283594">
                <text:p>0.283594</text:p>
              </table:table-cell>
              <table:table-cell office:value-type="float" office:value="0.330089">
                <text:p>0.330089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269092">
                <text:p>0.269092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452783">
                <text:p>0.452783</text:p>
              </table:table-cell>
              <table:table-cell office:value-type="float" office:value="0.329512">
                <text:p>0.329512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181274">
                <text:p>0.181274</text:p>
              </table:table-cell>
              <table:table-cell office:value-type="float" office:value="0.327664">
                <text:p>0.327664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422974">
                <text:p>0.422974</text:p>
              </table:table-cell>
              <table:table-cell office:value-type="float" office:value="0.327862">
                <text:p>0.32786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249756">
                <text:p>0.249756</text:p>
              </table:table-cell>
              <table:table-cell office:value-type="float" office:value="0.325986">
                <text:p>0.325986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326294">
                <text:p>0.326294</text:p>
              </table:table-cell>
              <table:table-cell office:value-type="float" office:value="0.324155">
                <text:p>0.32415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470508">
                <text:p>0.470508</text:p>
              </table:table-cell>
              <table:table-cell office:value-type="float" office:value="0.321786">
                <text:p>0.3217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20061">
                <text:p>0.20061</text:p>
              </table:table-cell>
              <table:table-cell office:value-type="float" office:value="0.322818">
                <text:p>0.32281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461646">
                <text:p>0.461646</text:p>
              </table:table-cell>
              <table:table-cell office:value-type="float" office:value="0.32837">
                <text:p>0.3283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27876">
                <text:p>0.27876</text:p>
              </table:table-cell>
              <table:table-cell office:value-type="float" office:value="0.332229">
                <text:p>0.33222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27312">
                <text:p>0.27312</text:p>
              </table:table-cell>
              <table:table-cell office:value-type="float" office:value="0.336572">
                <text:p>0.336572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444727">
                <text:p>0.444727</text:p>
              </table:table-cell>
              <table:table-cell office:value-type="float" office:value="0.337653">
                <text:p>0.337653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161133">
                <text:p>0.161133</text:p>
              </table:table-cell>
              <table:table-cell office:value-type="float" office:value="0.336071">
                <text:p>0.33607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352075">
                <text:p>0.352075</text:p>
              </table:table-cell>
              <table:table-cell office:value-type="float" office:value="0.334592">
                <text:p>0.33459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35127">
                <text:p>0.35127</text:p>
              </table:table-cell>
              <table:table-cell office:value-type="float" office:value="0.327655">
                <text:p>0.327655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255396">
                <text:p>0.255396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496289">
                <text:p>0.496289</text:p>
              </table:table-cell>
              <table:table-cell office:value-type="float" office:value="0.317834">
                <text:p>0.317834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153076">
                <text:p>0.153076</text:p>
              </table:table-cell>
              <table:table-cell office:value-type="float" office:value="0.318448">
                <text:p>0.31844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409277">
                <text:p>0.409277</text:p>
              </table:table-cell>
              <table:table-cell office:value-type="float" office:value="0.322373">
                <text:p>0.32237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35127">
                <text:p>0.35127</text:p>
              </table:table-cell>
              <table:table-cell office:value-type="float" office:value="0.322555">
                <text:p>0.32255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255396">
                <text:p>0.255396</text:p>
              </table:table-cell>
              <table:table-cell office:value-type="float" office:value="0.323598">
                <text:p>0.32359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477759">
                <text:p>0.477759</text:p>
              </table:table-cell>
              <table:table-cell office:value-type="float" office:value="0.326271">
                <text:p>0.32627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194165">
                <text:p>0.194165</text:p>
              </table:table-cell>
              <table:table-cell office:value-type="float" office:value="0.328849">
                <text:p>0.32884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300513">
                <text:p>0.300513</text:p>
              </table:table-cell>
              <table:table-cell office:value-type="float" office:value="0.332882">
                <text:p>0.33288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406055">
                <text:p>0.406055</text:p>
              </table:table-cell>
              <table:table-cell office:value-type="float" office:value="0.330694">
                <text:p>0.33069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243311">
                <text:p>0.243311</text:p>
              </table:table-cell>
              <table:table-cell office:value-type="float" office:value="0.326056">
                <text:p>0.32605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489844">
                <text:p>0.489844</text:p>
              </table:table-cell>
              <table:table-cell office:value-type="float" office:value="0.324801">
                <text:p>0.32480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14502">
                <text:p>0.14502</text:p>
              </table:table-cell>
              <table:table-cell office:value-type="float" office:value="0.32643">
                <text:p>0.3264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38269">
                <text:p>0.38269</text:p>
              </table:table-cell>
              <table:table-cell office:value-type="float" office:value="0.32914">
                <text:p>0.32914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368188">
                <text:p>0.368188</text:p>
              </table:table-cell>
              <table:table-cell office:value-type="float" office:value="0.326486">
                <text:p>0.326486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240894">
                <text:p>0.240894</text:p>
              </table:table-cell>
              <table:table-cell office:value-type="float" office:value="0.324192">
                <text:p>0.32419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454395">
                <text:p>0.454395</text:p>
              </table:table-cell>
              <table:table-cell office:value-type="float" office:value="0.324637">
                <text:p>0.32463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15791">
                <text:p>0.15791</text:p>
              </table:table-cell>
              <table:table-cell office:value-type="float" office:value="0.325101">
                <text:p>0.325101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373828">
                <text:p>0.373828</text:p>
              </table:table-cell>
              <table:table-cell office:value-type="float" office:value="0.325594">
                <text:p>0.32559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38833">
                <text:p>0.38833</text:p>
              </table:table-cell>
              <table:table-cell office:value-type="float" office:value="0.321515">
                <text:p>0.32151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239282">
                <text:p>0.239282</text:p>
              </table:table-cell>
              <table:table-cell office:value-type="float" office:value="0.319366">
                <text:p>0.319366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468896">
                <text:p>0.468896</text:p>
              </table:table-cell>
              <table:table-cell office:value-type="float" office:value="0.321264">
                <text:p>0.32126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172412">
                <text:p>0.172412</text:p>
              </table:table-cell>
              <table:table-cell office:value-type="float" office:value="0.323833">
                <text:p>0.32383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359326">
                <text:p>0.359326</text:p>
              </table:table-cell>
              <table:table-cell office:value-type="float" office:value="0.32687">
                <text:p>0.32687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417334">
                <text:p>0.417334</text:p>
              </table:table-cell>
              <table:table-cell office:value-type="float" office:value="0.32495">
                <text:p>0.3249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207861">
                <text:p>0.207861</text:p>
              </table:table-cell>
              <table:table-cell office:value-type="float" office:value="0.324092">
                <text:p>0.32409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461646">
                <text:p>0.461646</text:p>
              </table:table-cell>
              <table:table-cell office:value-type="float" office:value="0.326555">
                <text:p>0.3265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222363">
                <text:p>0.222363</text:p>
              </table:table-cell>
              <table:table-cell office:value-type="float" office:value="0.327723">
                <text:p>0.32772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29165">
                <text:p>0.29165</text:p>
              </table:table-cell>
              <table:table-cell office:value-type="float" office:value="0.329617">
                <text:p>0.329617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414917">
                <text:p>0.414917</text:p>
              </table:table-cell>
              <table:table-cell office:value-type="float" office:value="0.327412">
                <text:p>0.32741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191748">
                <text:p>0.191748</text:p>
              </table:table-cell>
              <table:table-cell office:value-type="float" office:value="0.32367">
                <text:p>0.3236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450366">
                <text:p>0.450366</text:p>
              </table:table-cell>
              <table:table-cell office:value-type="float" office:value="0.322014">
                <text:p>0.32201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207861">
                <text:p>0.207861</text:p>
              </table:table-cell>
              <table:table-cell office:value-type="float" office:value="0.319991">
                <text:p>0.31999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294873">
                <text:p>0.294873</text:p>
              </table:table-cell>
              <table:table-cell office:value-type="float" office:value="0.319392">
                <text:p>0.31939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474536">
                <text:p>0.474536</text:p>
              </table:table-cell>
              <table:table-cell office:value-type="float" office:value="0.31583">
                <text:p>0.3158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227197">
                <text:p>0.227197</text:p>
              </table:table-cell>
              <table:table-cell office:value-type="float" office:value="0.314019">
                <text:p>0.31401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481787">
                <text:p>0.481787</text:p>
              </table:table-cell>
              <table:table-cell office:value-type="float" office:value="0.318972">
                <text:p>0.318972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196582">
                <text:p>0.196582</text:p>
              </table:table-cell>
              <table:table-cell office:value-type="float" office:value="0.325682">
                <text:p>0.325682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328711">
                <text:p>0.328711</text:p>
              </table:table-cell>
              <table:table-cell office:value-type="float" office:value="0.331998">
                <text:p>0.331998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413306">
                <text:p>0.413306</text:p>
              </table:table-cell>
              <table:table-cell office:value-type="float" office:value="0.332283">
                <text:p>0.33228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203833">
                <text:p>0.203833</text:p>
              </table:table-cell>
              <table:table-cell office:value-type="float" office:value="0.330759">
                <text:p>0.33075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432642">
                <text:p>0.432642</text:p>
              </table:table-cell>
              <table:table-cell office:value-type="float" office:value="0.330897">
                <text:p>0.330897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215918">
                <text:p>0.215918</text:p>
              </table:table-cell>
              <table:table-cell office:value-type="float" office:value="0.329071">
                <text:p>0.32907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29729">
                <text:p>0.29729</text:p>
              </table:table-cell>
              <table:table-cell office:value-type="float" office:value="0.327151">
                <text:p>0.32715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484204">
                <text:p>0.484204</text:p>
              </table:table-cell>
              <table:table-cell office:value-type="float" office:value="0.321971">
                <text:p>0.32197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174023">
                <text:p>0.174023</text:p>
              </table:table-cell>
              <table:table-cell office:value-type="float" office:value="0.319155">
                <text:p>0.31915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452783">
                <text:p>0.452783</text:p>
              </table:table-cell>
              <table:table-cell office:value-type="float" office:value="0.322069">
                <text:p>0.32206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256201">
                <text:p>0.256201</text:p>
              </table:table-cell>
              <table:table-cell office:value-type="float" office:value="0.323736">
                <text:p>0.32373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318237">
                <text:p>0.318237</text:p>
              </table:table-cell>
              <table:table-cell office:value-type="float" office:value="0.325873">
                <text:p>0.32587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451978">
                <text:p>0.451978</text:p>
              </table:table-cell>
              <table:table-cell office:value-type="float" office:value="0.326607">
                <text:p>0.32660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193359">
                <text:p>0.193359</text:p>
              </table:table-cell>
              <table:table-cell office:value-type="float" office:value="0.328138">
                <text:p>0.32813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406055">
                <text:p>0.406055</text:p>
              </table:table-cell>
              <table:table-cell office:value-type="float" office:value="0.33193">
                <text:p>0.3319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300513">
                <text:p>0.300513</text:p>
              </table:table-cell>
              <table:table-cell office:value-type="float" office:value="0.331888">
                <text:p>0.331888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274731">
                <text:p>0.274731</text:p>
              </table:table-cell>
              <table:table-cell office:value-type="float" office:value="0.331288">
                <text:p>0.33128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496289">
                <text:p>0.496289</text:p>
              </table:table-cell>
              <table:table-cell office:value-type="float" office:value="0.329762">
                <text:p>0.32976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151465">
                <text:p>0.151465</text:p>
              </table:table-cell>
              <table:table-cell office:value-type="float" office:value="0.329665">
                <text:p>0.32966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17334">
                <text:p>0.417334</text:p>
              </table:table-cell>
              <table:table-cell office:value-type="float" office:value="0.332417">
                <text:p>0.33241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294873">
                <text:p>0.294873</text:p>
              </table:table-cell>
              <table:table-cell office:value-type="float" office:value="0.330928">
                <text:p>0.330928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29729">
                <text:p>0.29729</text:p>
              </table:table-cell>
              <table:table-cell office:value-type="float" office:value="0.328887">
                <text:p>0.328887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423779">
                <text:p>0.423779</text:p>
              </table:table-cell>
              <table:table-cell office:value-type="float" office:value="0.327413">
                <text:p>0.32741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182886">
                <text:p>0.182886</text:p>
              </table:table-cell>
              <table:table-cell office:value-type="float" office:value="0.326684">
                <text:p>0.32668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34253">
                <text:p>0.434253</text:p>
              </table:table-cell>
              <table:table-cell office:value-type="float" office:value="0.326865">
                <text:p>0.32686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240088">
                <text:p>0.240088</text:p>
              </table:table-cell>
              <table:table-cell office:value-type="float" office:value="0.324684">
                <text:p>0.32468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314209">
                <text:p>0.314209</text:p>
              </table:table-cell>
              <table:table-cell office:value-type="float" office:value="0.323223">
                <text:p>0.3232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481787">
                <text:p>0.481787</text:p>
              </table:table-cell>
              <table:table-cell office:value-type="float" office:value="0.320614">
                <text:p>0.32061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177246">
                <text:p>0.177246</text:p>
              </table:table-cell>
              <table:table-cell office:value-type="float" office:value="0.321008">
                <text:p>0.32100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464062">
                <text:p>0.464062</text:p>
              </table:table-cell>
              <table:table-cell office:value-type="float" office:value="0.326026">
                <text:p>0.326026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255396">
                <text:p>0.255396</text:p>
              </table:table-cell>
              <table:table-cell office:value-type="float" office:value="0.328913">
                <text:p>0.32891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319849">
                <text:p>0.319849</text:p>
              </table:table-cell>
              <table:table-cell office:value-type="float" office:value="0.331886">
                <text:p>0.331886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426196">
                <text:p>0.426196</text:p>
              </table:table-cell>
              <table:table-cell office:value-type="float" office:value="0.332755">
                <text:p>0.332755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232837">
                <text:p>0.232837</text:p>
              </table:table-cell>
              <table:table-cell office:value-type="float" office:value="0.333029">
                <text:p>0.333029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472119">
                <text:p>0.472119</text:p>
              </table:table-cell>
              <table:table-cell office:value-type="float" office:value="0.335249">
                <text:p>0.33524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150659">
                <text:p>0.150659</text:p>
              </table:table-cell>
              <table:table-cell office:value-type="float" office:value="0.337237">
                <text:p>0.33723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312598">
                <text:p>0.312598</text:p>
              </table:table-cell>
              <table:table-cell office:value-type="float" office:value="0.337832">
                <text:p>0.33783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68091">
                <text:p>0.468091</text:p>
              </table:table-cell>
              <table:table-cell office:value-type="float" office:value="0.330832">
                <text:p>0.33083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152271">
                <text:p>0.152271</text:p>
              </table:table-cell>
              <table:table-cell office:value-type="float" office:value="0.324544">
                <text:p>0.32454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25391">
                <text:p>0.425391</text:p>
              </table:table-cell>
              <table:table-cell office:value-type="float" office:value="0.323742">
                <text:p>0.323742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313403">
                <text:p>0.313403</text:p>
              </table:table-cell>
              <table:table-cell office:value-type="float" office:value="0.320616">
                <text:p>0.32061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31582">
                <text:p>0.31582</text:p>
              </table:table-cell>
              <table:table-cell office:value-type="float" office:value="0.319751">
                <text:p>0.31975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3667">
                <text:p>0.43667</text:p>
              </table:table-cell>
              <table:table-cell office:value-type="float" office:value="0.32176">
                <text:p>0.3217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252979">
                <text:p>0.252979</text:p>
              </table:table-cell>
              <table:table-cell office:value-type="float" office:value="0.325613">
                <text:p>0.32561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490649">
                <text:p>0.490649</text:p>
              </table:table-cell>
              <table:table-cell office:value-type="float" office:value="0.331793">
                <text:p>0.33179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161133">
                <text:p>0.161133</text:p>
              </table:table-cell>
              <table:table-cell office:value-type="float" office:value="0.338421">
                <text:p>0.33842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390747">
                <text:p>0.390747</text:p>
              </table:table-cell>
              <table:table-cell office:value-type="float" office:value="0.343494">
                <text:p>0.34349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396387">
                <text:p>0.396387</text:p>
              </table:table-cell>
              <table:table-cell office:value-type="float" office:value="0.341772">
                <text:p>0.34177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240894">
                <text:p>0.240894</text:p>
              </table:table-cell>
              <table:table-cell office:value-type="float" office:value="0.340008">
                <text:p>0.340008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467285">
                <text:p>0.467285</text:p>
              </table:table-cell>
              <table:table-cell office:value-type="float" office:value="0.340797">
                <text:p>0.34079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18208">
                <text:p>0.18208</text:p>
              </table:table-cell>
              <table:table-cell office:value-type="float" office:value="0.340809">
                <text:p>0.340809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438281">
                <text:p>0.438281</text:p>
              </table:table-cell>
              <table:table-cell office:value-type="float" office:value="0.340679">
                <text:p>0.34067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169995">
                <text:p>0.169995</text:p>
              </table:table-cell>
              <table:table-cell office:value-type="float" office:value="0.338058">
                <text:p>0.3380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355298">
                <text:p>0.355298</text:p>
              </table:table-cell>
              <table:table-cell office:value-type="float" office:value="0.333096">
                <text:p>0.33309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429419">
                <text:p>0.429419</text:p>
              </table:table-cell>
              <table:table-cell office:value-type="float" office:value="0.324686">
                <text:p>0.32468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219946">
                <text:p>0.219946</text:p>
              </table:table-cell>
              <table:table-cell office:value-type="float" office:value="0.320094">
                <text:p>0.320094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472925">
                <text:p>0.472925</text:p>
              </table:table-cell>
              <table:table-cell office:value-type="float" office:value="0.321708">
                <text:p>0.32170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180469">
                <text:p>0.180469</text:p>
              </table:table-cell>
              <table:table-cell office:value-type="float" office:value="0.324244">
                <text:p>0.32424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348047">
                <text:p>0.348047</text:p>
              </table:table-cell>
              <table:table-cell office:value-type="float" office:value="0.327125">
                <text:p>0.32712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409277">
                <text:p>0.409277</text:p>
              </table:table-cell>
              <table:table-cell office:value-type="float" office:value="0.325331">
                <text:p>0.32533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24895">
                <text:p>0.24895</text:p>
              </table:table-cell>
              <table:table-cell office:value-type="float" office:value="0.323877">
                <text:p>0.323877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476147">
                <text:p>0.476147</text:p>
              </table:table-cell>
              <table:table-cell office:value-type="float" office:value="0.326396">
                <text:p>0.32639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161938">
                <text:p>0.161938</text:p>
              </table:table-cell>
              <table:table-cell office:value-type="float" office:value="0.330084">
                <text:p>0.330084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387524">
                <text:p>0.387524</text:p>
              </table:table-cell>
              <table:table-cell office:value-type="float" office:value="0.333462">
                <text:p>0.33346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390747">
                <text:p>0.390747</text:p>
              </table:table-cell>
              <table:table-cell office:value-type="float" office:value="0.331414">
                <text:p>0.331414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257812">
                <text:p>0.257812</text:p>
              </table:table-cell>
              <table:table-cell office:value-type="float" office:value="0.330297">
                <text:p>0.33029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468896">
                <text:p>0.468896</text:p>
              </table:table-cell>
              <table:table-cell office:value-type="float" office:value="0.332616">
                <text:p>0.332616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169995">
                <text:p>0.169995</text:p>
              </table:table-cell>
              <table:table-cell office:value-type="float" office:value="0.335268">
                <text:p>0.33526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381079">
                <text:p>0.381079</text:p>
              </table:table-cell>
              <table:table-cell office:value-type="float" office:value="0.337529">
                <text:p>0.337529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325488">
                <text:p>0.325488</text:p>
              </table:table-cell>
              <table:table-cell office:value-type="float" office:value="0.334438">
                <text:p>0.334438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25459">
                <text:p>0.25459</text:p>
              </table:table-cell>
              <table:table-cell office:value-type="float" office:value="0.330418">
                <text:p>0.330418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490649">
                <text:p>0.490649</text:p>
              </table:table-cell>
              <table:table-cell office:value-type="float" office:value="0.327114">
                <text:p>0.327114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149854">
                <text:p>0.149854</text:p>
              </table:table-cell>
              <table:table-cell office:value-type="float" office:value="0.325686">
                <text:p>0.325686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443115">
                <text:p>0.443115</text:p>
              </table:table-cell>
              <table:table-cell office:value-type="float" office:value="0.32718">
                <text:p>0.32718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253784">
                <text:p>0.253784</text:p>
              </table:table-cell>
              <table:table-cell office:value-type="float" office:value="0.326007">
                <text:p>0.326007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349658">
                <text:p>0.349658</text:p>
              </table:table-cell>
              <table:table-cell office:value-type="float" office:value="0.324945">
                <text:p>0.32494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411694">
                <text:p>0.411694</text:p>
              </table:table-cell>
              <table:table-cell office:value-type="float" office:value="0.324377">
                <text:p>0.324377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245728">
                <text:p>0.245728</text:p>
              </table:table-cell>
              <table:table-cell office:value-type="float" office:value="0.32595">
                <text:p>0.32595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478564">
                <text:p>0.478564</text:p>
              </table:table-cell>
              <table:table-cell office:value-type="float" office:value="0.330106">
                <text:p>0.330106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161938">
                <text:p>0.161938</text:p>
              </table:table-cell>
              <table:table-cell office:value-type="float" office:value="0.334296">
                <text:p>0.334296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394775">
                <text:p>0.394775</text:p>
              </table:table-cell>
              <table:table-cell office:value-type="float" office:value="0.337545">
                <text:p>0.33754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399609">
                <text:p>0.399609</text:p>
              </table:table-cell>
              <table:table-cell office:value-type="float" office:value="0.335235">
                <text:p>0.33523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249756">
                <text:p>0.249756</text:p>
              </table:table-cell>
              <table:table-cell office:value-type="float" office:value="0.334191">
                <text:p>0.33419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461646">
                <text:p>0.461646</text:p>
              </table:table-cell>
              <table:table-cell office:value-type="float" office:value="0.336589">
                <text:p>0.33658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174829">
                <text:p>0.174829</text:p>
              </table:table-cell>
              <table:table-cell office:value-type="float" office:value="0.338442">
                <text:p>0.338442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439087">
                <text:p>0.439087</text:p>
              </table:table-cell>
              <table:table-cell office:value-type="float" office:value="0.339386">
                <text:p>0.33938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21189">
                <text:p>0.21189</text:p>
              </table:table-cell>
              <table:table-cell office:value-type="float" office:value="0.337001">
                <text:p>0.337001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332739">
                <text:p>0.332739</text:p>
              </table:table-cell>
              <table:table-cell office:value-type="float" office:value="0.333306">
                <text:p>0.33330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494678">
                <text:p>0.494678</text:p>
              </table:table-cell>
              <table:table-cell office:value-type="float" office:value="0.327343">
                <text:p>0.32734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18772">
                <text:p>0.18772</text:p>
              </table:table-cell>
              <table:table-cell office:value-type="float" office:value="0.325624">
                <text:p>0.32562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452783">
                <text:p>0.452783</text:p>
              </table:table-cell>
              <table:table-cell office:value-type="float" office:value="0.330415">
                <text:p>0.33041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240088">
                <text:p>0.240088</text:p>
              </table:table-cell>
              <table:table-cell office:value-type="float" office:value="0.333309">
                <text:p>0.333309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312598">
                <text:p>0.312598</text:p>
              </table:table-cell>
              <table:table-cell office:value-type="float" office:value="0.335033">
                <text:p>0.335033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452783">
                <text:p>0.452783</text:p>
              </table:table-cell>
              <table:table-cell office:value-type="float" office:value="0.333449">
                <text:p>0.33344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195776">
                <text:p>0.195776</text:p>
              </table:table-cell>
              <table:table-cell office:value-type="float" office:value="0.332116">
                <text:p>0.33211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445532">
                <text:p>0.445532</text:p>
              </table:table-cell>
              <table:table-cell office:value-type="float" office:value="0.333739">
                <text:p>0.33373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169189">
                <text:p>0.169189</text:p>
              </table:table-cell>
              <table:table-cell office:value-type="float" office:value="0.333481">
                <text:p>0.333481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374634">
                <text:p>0.374634</text:p>
              </table:table-cell>
              <table:table-cell office:value-type="float" office:value="0.331179">
                <text:p>0.331179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422168">
                <text:p>0.422168</text:p>
              </table:table-cell>
              <table:table-cell office:value-type="float" office:value="0.325241">
                <text:p>0.32524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213501">
                <text:p>0.213501</text:p>
              </table:table-cell>
              <table:table-cell office:value-type="float" office:value="0.32289">
                <text:p>0.3228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468896">
                <text:p>0.468896</text:p>
              </table:table-cell>
              <table:table-cell office:value-type="float" office:value="0.325464">
                <text:p>0.32546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178052">
                <text:p>0.178052</text:p>
              </table:table-cell>
              <table:table-cell office:value-type="float" office:value="0.32747">
                <text:p>0.32747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344824">
                <text:p>0.344824</text:p>
              </table:table-cell>
              <table:table-cell office:value-type="float" office:value="0.32921">
                <text:p>0.3292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377051">
                <text:p>0.377051</text:p>
              </table:table-cell>
              <table:table-cell office:value-type="float" office:value="0.326177">
                <text:p>0.32617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239282">
                <text:p>0.239282</text:p>
              </table:table-cell>
              <table:table-cell office:value-type="float" office:value="0.322755">
                <text:p>0.32275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487427">
                <text:p>0.487427</text:p>
              </table:table-cell>
              <table:table-cell office:value-type="float" office:value="0.32209">
                <text:p>0.3220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145825">
                <text:p>0.145825</text:p>
              </table:table-cell>
              <table:table-cell office:value-type="float" office:value="0.323266">
                <text:p>0.32326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411694">
                <text:p>0.411694</text:p>
              </table:table-cell>
              <table:table-cell office:value-type="float" office:value="0.325838">
                <text:p>0.32583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323071">
                <text:p>0.323071</text:p>
              </table:table-cell>
              <table:table-cell office:value-type="float" office:value="0.324258">
                <text:p>0.324258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294873">
                <text:p>0.294873</text:p>
              </table:table-cell>
              <table:table-cell office:value-type="float" office:value="0.323221">
                <text:p>0.32322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435864">
                <text:p>0.435864</text:p>
              </table:table-cell>
              <table:table-cell office:value-type="float" office:value="0.324314">
                <text:p>0.32431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263452">
                <text:p>0.263452</text:p>
              </table:table-cell>
              <table:table-cell office:value-type="float" office:value="0.326426">
                <text:p>0.32642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447144">
                <text:p>0.447144</text:p>
              </table:table-cell>
              <table:table-cell office:value-type="float" office:value="0.331156">
                <text:p>0.33115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185303">
                <text:p>0.185303</text:p>
              </table:table-cell>
              <table:table-cell office:value-type="float" office:value="0.336352">
                <text:p>0.336352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320654">
                <text:p>0.320654</text:p>
              </table:table-cell>
              <table:table-cell office:value-type="float" office:value="0.339358">
                <text:p>0.339358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478564">
                <text:p>0.478564</text:p>
              </table:table-cell>
              <table:table-cell office:value-type="float" office:value="0.335061">
                <text:p>0.335061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156299">
                <text:p>0.156299</text:p>
              </table:table-cell>
              <table:table-cell office:value-type="float" office:value="0.331595">
                <text:p>0.33159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420557">
                <text:p>0.420557</text:p>
              </table:table-cell>
              <table:table-cell office:value-type="float" office:value="0.332585">
                <text:p>0.332585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310181">
                <text:p>0.310181</text:p>
              </table:table-cell>
              <table:table-cell office:value-type="float" office:value="0.329907">
                <text:p>0.32990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298096">
                <text:p>0.298096</text:p>
              </table:table-cell>
              <table:table-cell office:value-type="float" office:value="0.328023">
                <text:p>0.32802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427002">
                <text:p>0.427002</text:p>
              </table:table-cell>
              <table:table-cell office:value-type="float" office:value="0.327703">
                <text:p>0.32770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179663">
                <text:p>0.179663</text:p>
              </table:table-cell>
              <table:table-cell office:value-type="float" office:value="0.328181">
                <text:p>0.32818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426196">
                <text:p>0.426196</text:p>
              </table:table-cell>
              <table:table-cell office:value-type="float" office:value="0.329015">
                <text:p>0.32901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277954">
                <text:p>0.277954</text:p>
              </table:table-cell>
              <table:table-cell office:value-type="float" office:value="0.326664">
                <text:p>0.32666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30293">
                <text:p>0.30293</text:p>
              </table:table-cell>
              <table:table-cell office:value-type="float" office:value="0.325401">
                <text:p>0.325401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489038">
                <text:p>0.489038</text:p>
              </table:table-cell>
              <table:table-cell office:value-type="float" office:value="0.324234">
                <text:p>0.324234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172412">
                <text:p>0.172412</text:p>
              </table:table-cell>
              <table:table-cell office:value-type="float" office:value="0.325702">
                <text:p>0.325702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430225">
                <text:p>0.430225</text:p>
              </table:table-cell>
              <table:table-cell office:value-type="float" office:value="0.330782">
                <text:p>0.330782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309375">
                <text:p>0.309375</text:p>
              </table:table-cell>
              <table:table-cell office:value-type="float" office:value="0.332165">
                <text:p>0.33216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290039">
                <text:p>0.290039</text:p>
              </table:table-cell>
              <table:table-cell office:value-type="float" office:value="0.333379">
                <text:p>0.33337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64868">
                <text:p>0.464868</text:p>
              </table:table-cell>
              <table:table-cell office:value-type="float" office:value="0.33428">
                <text:p>0.33428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234448">
                <text:p>0.234448</text:p>
              </table:table-cell>
              <table:table-cell office:value-type="float" office:value="0.335327">
                <text:p>0.335327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487427">
                <text:p>0.487427</text:p>
              </table:table-cell>
              <table:table-cell office:value-type="float" office:value="0.339112">
                <text:p>0.33911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138574">
                <text:p>0.138574</text:p>
              </table:table-cell>
              <table:table-cell office:value-type="float" office:value="0.343185">
                <text:p>0.34318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344019">
                <text:p>0.344019</text:p>
              </table:table-cell>
              <table:table-cell office:value-type="float" office:value="0.344901">
                <text:p>0.34490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422168">
                <text:p>0.422168</text:p>
              </table:table-cell>
              <table:table-cell office:value-type="float" office:value="0.338402">
                <text:p>0.33840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189331">
                <text:p>0.189331</text:p>
              </table:table-cell>
              <table:table-cell office:value-type="float" office:value="0.331696">
                <text:p>0.331696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445532">
                <text:p>0.445532</text:p>
              </table:table-cell>
              <table:table-cell office:value-type="float" office:value="0.329205">
                <text:p>0.32920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246533">
                <text:p>0.246533</text:p>
              </table:table-cell>
              <table:table-cell office:value-type="float" office:value="0.325824">
                <text:p>0.325824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334351">
                <text:p>0.334351</text:p>
              </table:table-cell>
              <table:table-cell office:value-type="float" office:value="0.32452">
                <text:p>0.3245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409277">
                <text:p>0.409277</text:p>
              </table:table-cell>
              <table:table-cell office:value-type="float" office:value="0.323093">
                <text:p>0.32309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252173">
                <text:p>0.252173</text:p>
              </table:table-cell>
              <table:table-cell office:value-type="float" office:value="0.323184">
                <text:p>0.323184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483398">
                <text:p>0.483398</text:p>
              </table:table-cell>
              <table:table-cell office:value-type="float" office:value="0.326395">
                <text:p>0.32639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161133">
                <text:p>0.16113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368994">
                <text:p>0.368994</text:p>
              </table:table-cell>
              <table:table-cell office:value-type="float" office:value="0.335096">
                <text:p>0.33509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435864">
                <text:p>0.435864</text:p>
              </table:table-cell>
              <table:table-cell office:value-type="float" office:value="0.333002">
                <text:p>0.33300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188525">
                <text:p>0.188525</text:p>
              </table:table-cell>
              <table:table-cell office:value-type="float" office:value="0.331886">
                <text:p>0.331886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444727">
                <text:p>0.444727</text:p>
              </table:table-cell>
              <table:table-cell office:value-type="float" office:value="0.334092">
                <text:p>0.334092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269092">
                <text:p>0.269092</text:p>
              </table:table-cell>
              <table:table-cell office:value-type="float" office:value="0.333238">
                <text:p>0.33323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270703">
                <text:p>0.270703</text:p>
              </table:table-cell>
              <table:table-cell office:value-type="float" office:value="0.333152">
                <text:p>0.33315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447949">
                <text:p>0.447949</text:p>
              </table:table-cell>
              <table:table-cell office:value-type="float" office:value="0.330938">
                <text:p>0.330938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184497">
                <text:p>0.184497</text:p>
              </table:table-cell>
              <table:table-cell office:value-type="float" office:value="0.327856">
                <text:p>0.327856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454395">
                <text:p>0.454395</text:p>
              </table:table-cell>
              <table:table-cell office:value-type="float" office:value="0.327174">
                <text:p>0.32717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161133">
                <text:p>0.161133</text:p>
              </table:table-cell>
              <table:table-cell office:value-type="float" office:value="0.325779">
                <text:p>0.32577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35127">
                <text:p>0.35127</text:p>
              </table:table-cell>
              <table:table-cell office:value-type="float" office:value="0.323621">
                <text:p>0.32362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456006">
                <text:p>0.456006</text:p>
              </table:table-cell>
              <table:table-cell office:value-type="float" office:value="0.317756">
                <text:p>0.317756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204639">
                <text:p>0.204639</text:p>
              </table:table-cell>
              <table:table-cell office:value-type="float" office:value="0.3157">
                <text:p>0.3157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462451">
                <text:p>0.462451</text:p>
              </table:table-cell>
              <table:table-cell office:value-type="float" office:value="0.320234">
                <text:p>0.32023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244922">
                <text:p>0.244922</text:p>
              </table:table-cell>
              <table:table-cell office:value-type="float" office:value="0.324244">
                <text:p>0.32424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314209">
                <text:p>0.314209</text:p>
              </table:table-cell>
              <table:table-cell office:value-type="float" office:value="0.328778">
                <text:p>0.328778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448755">
                <text:p>0.448755</text:p>
              </table:table-cell>
              <table:table-cell office:value-type="float" office:value="0.330124">
                <text:p>0.330124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190942">
                <text:p>0.190942</text:p>
              </table:table-cell>
              <table:table-cell office:value-type="float" office:value="0.330993">
                <text:p>0.33099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468091">
                <text:p>0.468091</text:p>
              </table:table-cell>
              <table:table-cell office:value-type="float" office:value="0.33372">
                <text:p>0.3337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132935">
                <text:p>0.132935</text:p>
              </table:table-cell>
              <table:table-cell office:value-type="float" office:value="0.334359">
                <text:p>0.33435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339185">
                <text:p>0.339185</text:p>
              </table:table-cell>
              <table:table-cell office:value-type="float" office:value="0.332596">
                <text:p>0.332596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429419">
                <text:p>0.429419</text:p>
              </table:table-cell>
              <table:table-cell office:value-type="float" office:value="0.324437">
                <text:p>0.32443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209473">
                <text:p>0.209473</text:p>
              </table:table-cell>
              <table:table-cell office:value-type="float" office:value="0.318089">
                <text:p>0.31808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474536">
                <text:p>0.474536</text:p>
              </table:table-cell>
              <table:table-cell office:value-type="float" office:value="0.318154">
                <text:p>0.31815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195776">
                <text:p>0.195776</text:p>
              </table:table-cell>
              <table:table-cell office:value-type="float" office:value="0.319638">
                <text:p>0.319638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331128">
                <text:p>0.331128</text:p>
              </table:table-cell>
              <table:table-cell office:value-type="float" office:value="0.322639">
                <text:p>0.32263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422974">
                <text:p>0.422974</text:p>
              </table:table-cell>
              <table:table-cell office:value-type="float" office:value="0.321841">
                <text:p>0.32184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211084">
                <text:p>0.211084</text:p>
              </table:table-cell>
              <table:table-cell office:value-type="float" office:value="0.321227">
                <text:p>0.32122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439087">
                <text:p>0.439087</text:p>
              </table:table-cell>
              <table:table-cell office:value-type="float" office:value="0.323769">
                <text:p>0.32376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212695">
                <text:p>0.212695</text:p>
              </table:table-cell>
              <table:table-cell office:value-type="float" office:value="0.325002">
                <text:p>0.32500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342407">
                <text:p>0.342407</text:p>
              </table:table-cell>
              <table:table-cell office:value-type="float" office:value="0.325801">
                <text:p>0.32580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471313">
                <text:p>0.471313</text:p>
              </table:table-cell>
              <table:table-cell office:value-type="float" office:value="0.323627">
                <text:p>0.32362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194971">
                <text:p>0.194971</text:p>
              </table:table-cell>
              <table:table-cell office:value-type="float" office:value="0.324454">
                <text:p>0.32445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459229">
                <text:p>0.459229</text:p>
              </table:table-cell>
              <table:table-cell office:value-type="float" office:value="0.330041">
                <text:p>0.3300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247339">
                <text:p>0.247339</text:p>
              </table:table-cell>
              <table:table-cell office:value-type="float" office:value="0.333375">
                <text:p>0.333375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284399">
                <text:p>0.284399</text:p>
              </table:table-cell>
              <table:table-cell office:value-type="float" office:value="0.336113">
                <text:p>0.336113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426196">
                <text:p>0.426196</text:p>
              </table:table-cell>
              <table:table-cell office:value-type="float" office:value="0.334801">
                <text:p>0.334801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184497">
                <text:p>0.184497</text:p>
              </table:table-cell>
              <table:table-cell office:value-type="float" office:value="0.331367">
                <text:p>0.331367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428613">
                <text:p>0.428613</text:p>
              </table:table-cell>
              <table:table-cell office:value-type="float" office:value="0.329259">
                <text:p>0.329259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228809">
                <text:p>0.228809</text:p>
              </table:table-cell>
              <table:table-cell office:value-type="float" office:value="0.325468">
                <text:p>0.325468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367383">
                <text:p>0.367383</text:p>
              </table:table-cell>
              <table:table-cell office:value-type="float" office:value="0.32239">
                <text:p>0.3223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427002">
                <text:p>0.427002</text:p>
              </table:table-cell>
              <table:table-cell office:value-type="float" office:value="0.319623">
                <text:p>0.31962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244116">
                <text:p>0.244116</text:p>
              </table:table-cell>
              <table:table-cell office:value-type="float" office:value="0.321153">
                <text:p>0.32115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484204">
                <text:p>0.484204</text:p>
              </table:table-cell>
              <table:table-cell office:value-type="float" office:value="0.32712">
                <text:p>0.3271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177246">
                <text:p>0.177246</text:p>
              </table:table-cell>
              <table:table-cell office:value-type="float" office:value="0.3332">
                <text:p>0.333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371411">
                <text:p>0.371411</text:p>
              </table:table-cell>
              <table:table-cell office:value-type="float" office:value="0.338376">
                <text:p>0.33837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360938">
                <text:p>0.360938</text:p>
              </table:table-cell>
              <table:table-cell office:value-type="float" office:value="0.337464">
                <text:p>0.337464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241699">
                <text:p>0.241699</text:p>
              </table:table-cell>
              <table:table-cell office:value-type="float" office:value="0.335037">
                <text:p>0.335037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47937">
                <text:p>0.47937</text:p>
              </table:table-cell>
              <table:table-cell office:value-type="float" office:value="0.3335">
                <text:p>0.3335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142603">
                <text:p>0.142603</text:p>
              </table:table-cell>
              <table:table-cell office:value-type="float" office:value="0.332353">
                <text:p>0.33235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346436">
                <text:p>0.346436</text:p>
              </table:table-cell>
              <table:table-cell office:value-type="float" office:value="0.332079">
                <text:p>0.33207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441504">
                <text:p>0.441504</text:p>
              </table:table-cell>
              <table:table-cell office:value-type="float" office:value="0.325907">
                <text:p>0.325907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222363">
                <text:p>0.222363</text:p>
              </table:table-cell>
              <table:table-cell office:value-type="float" office:value="0.321572">
                <text:p>0.32157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480981">
                <text:p>0.480981</text:p>
              </table:table-cell>
              <table:table-cell office:value-type="float" office:value="0.323666">
                <text:p>0.323666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177246">
                <text:p>0.177246</text:p>
              </table:table-cell>
              <table:table-cell office:value-type="float" office:value="0.326961">
                <text:p>0.32696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367383">
                <text:p>0.367383</text:p>
              </table:table-cell>
              <table:table-cell office:value-type="float" office:value="0.330412">
                <text:p>0.33041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39397">
                <text:p>0.39397</text:p>
              </table:table-cell>
              <table:table-cell office:value-type="float" office:value="0.329171">
                <text:p>0.32917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234448">
                <text:p>0.234448</text:p>
              </table:table-cell>
              <table:table-cell office:value-type="float" office:value="0.328173">
                <text:p>0.32817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458423">
                <text:p>0.458423</text:p>
              </table:table-cell>
              <table:table-cell office:value-type="float" office:value="0.329764">
                <text:p>0.32976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196582">
                <text:p>0.196582</text:p>
              </table:table-cell>
              <table:table-cell office:value-type="float" office:value="0.330803">
                <text:p>0.33080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305347">
                <text:p>0.305347</text:p>
              </table:table-cell>
              <table:table-cell office:value-type="float" office:value="0.332121">
                <text:p>0.332121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507568">
                <text:p>0.507568</text:p>
              </table:table-cell>
              <table:table-cell office:value-type="float" office:value="0.328155">
                <text:p>0.32815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191748">
                <text:p>0.191748</text:p>
              </table:table-cell>
              <table:table-cell office:value-type="float" office:value="0.325925">
                <text:p>0.32592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464062">
                <text:p>0.464062</text:p>
              </table:table-cell>
              <table:table-cell office:value-type="float" office:value="0.330448">
                <text:p>0.33044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197388">
                <text:p>0.197388</text:p>
              </table:table-cell>
              <table:table-cell office:value-type="float" office:value="0.33408">
                <text:p>0.3340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341602">
                <text:p>0.341602</text:p>
              </table:table-cell>
              <table:table-cell office:value-type="float" office:value="0.3357">
                <text:p>0.335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402026">
                <text:p>0.402026</text:p>
              </table:table-cell>
              <table:table-cell office:value-type="float" office:value="0.332726">
                <text:p>0.33272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217529">
                <text:p>0.217529</text:p>
              </table:table-cell>
              <table:table-cell office:value-type="float" office:value="0.329666">
                <text:p>0.329666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468091">
                <text:p>0.468091</text:p>
              </table:table-cell>
              <table:table-cell office:value-type="float" office:value="0.329138">
                <text:p>0.329138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155493">
                <text:p>0.155493</text:p>
              </table:table-cell>
              <table:table-cell office:value-type="float" office:value="0.328555">
                <text:p>0.32855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356909">
                <text:p>0.356909</text:p>
              </table:table-cell>
              <table:table-cell office:value-type="float" office:value="0.328092">
                <text:p>0.32809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439893">
                <text:p>0.439893</text:p>
              </table:table-cell>
              <table:table-cell office:value-type="float" office:value="0.322949">
                <text:p>0.32294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229614">
                <text:p>0.229614</text:p>
              </table:table-cell>
              <table:table-cell office:value-type="float" office:value="0.320445">
                <text:p>0.32044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472925">
                <text:p>0.472925</text:p>
              </table:table-cell>
              <table:table-cell office:value-type="float" office:value="0.324144">
                <text:p>0.324144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203027">
                <text:p>0.203027</text:p>
              </table:table-cell>
              <table:table-cell office:value-type="float" office:value="0.328462">
                <text:p>0.328462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3698">
                <text:p>0.3698</text:p>
              </table:table-cell>
              <table:table-cell office:value-type="float" office:value="0.332819">
                <text:p>0.33281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343213">
                <text:p>0.343213</text:p>
              </table:table-cell>
              <table:table-cell office:value-type="float" office:value="0.33312">
                <text:p>0.33312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257812">
                <text:p>0.257812</text:p>
              </table:table-cell>
              <table:table-cell office:value-type="float" office:value="0.332025">
                <text:p>0.33202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486621">
                <text:p>0.486621</text:p>
              </table:table-cell>
              <table:table-cell office:value-type="float" office:value="0.331023">
                <text:p>0.33102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140186">
                <text:p>0.140186</text:p>
              </table:table-cell>
              <table:table-cell office:value-type="float" office:value="0.331071">
                <text:p>0.33107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335962">
                <text:p>0.335962</text:p>
              </table:table-cell>
              <table:table-cell office:value-type="float" office:value="0.332427">
                <text:p>0.33242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449561">
                <text:p>0.449561</text:p>
              </table:table-cell>
              <table:table-cell office:value-type="float" office:value="0.326948">
                <text:p>0.326948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158716">
                <text:p>0.158716</text:p>
              </table:table-cell>
              <table:table-cell office:value-type="float" office:value="0.322478">
                <text:p>0.32247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434253">
                <text:p>0.434253</text:p>
              </table:table-cell>
              <table:table-cell office:value-type="float" office:value="0.322773">
                <text:p>0.322773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286011">
                <text:p>0.286011</text:p>
              </table:table-cell>
              <table:table-cell office:value-type="float" office:value="0.320487">
                <text:p>0.320487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324683">
                <text:p>0.324683</text:p>
              </table:table-cell>
              <table:table-cell office:value-type="float" office:value="0.32004">
                <text:p>0.3200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338379">
                <text:p>0.338379</text:p>
              </table:table-cell>
              <table:table-cell office:value-type="float" office:value="0.32123">
                <text:p>0.3212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229614">
                <text:p>0.229614</text:p>
              </table:table-cell>
              <table:table-cell office:value-type="float" office:value="0.321648">
                <text:p>0.321648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465674">
                <text:p>0.465674</text:p>
              </table:table-cell>
              <table:table-cell office:value-type="float" office:value="0.320375">
                <text:p>0.32037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165967">
                <text:p>0.165967</text:p>
              </table:table-cell>
              <table:table-cell office:value-type="float" office:value="0.31916">
                <text:p>0.31916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339185">
                <text:p>0.339185</text:p>
              </table:table-cell>
              <table:table-cell office:value-type="float" office:value="0.319868">
                <text:p>0.319868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4552">
                <text:p>0.4552</text:p>
              </table:table-cell>
              <table:table-cell office:value-type="float" office:value="0.31635">
                <text:p>0.31635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175635">
                <text:p>0.175635</text:p>
              </table:table-cell>
              <table:table-cell office:value-type="float" office:value="0.315267">
                <text:p>0.315267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445532">
                <text:p>0.445532</text:p>
              </table:table-cell>
              <table:table-cell office:value-type="float" office:value="0.319228">
                <text:p>0.31922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223169">
                <text:p>0.223169</text:p>
              </table:table-cell>
              <table:table-cell office:value-type="float" office:value="0.320905">
                <text:p>0.32090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342407">
                <text:p>0.342407</text:p>
              </table:table-cell>
              <table:table-cell office:value-type="float" office:value="0.322083">
                <text:p>0.32208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410083">
                <text:p>0.410083</text:p>
              </table:table-cell>
              <table:table-cell office:value-type="float" office:value="0.321308">
                <text:p>0.32130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234448">
                <text:p>0.234448</text:p>
              </table:table-cell>
              <table:table-cell office:value-type="float" office:value="0.321799">
                <text:p>0.321799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488232">
                <text:p>0.488232</text:p>
              </table:table-cell>
              <table:table-cell office:value-type="float" office:value="0.325175">
                <text:p>0.32517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13374">
                <text:p>0.13374</text:p>
              </table:table-cell>
              <table:table-cell office:value-type="float" office:value="0.329054">
                <text:p>0.32905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377051">
                <text:p>0.377051</text:p>
              </table:table-cell>
              <table:table-cell office:value-type="float" office:value="0.332141">
                <text:p>0.33214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440698">
                <text:p>0.440698</text:p>
              </table:table-cell>
              <table:table-cell office:value-type="float" office:value="0.328542">
                <text:p>0.32854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223169">
                <text:p>0.223169</text:p>
              </table:table-cell>
              <table:table-cell office:value-type="float" office:value="0.32686">
                <text:p>0.32686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462451">
                <text:p>0.462451</text:p>
              </table:table-cell>
              <table:table-cell office:value-type="float" office:value="0.330753">
                <text:p>0.33075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239282">
                <text:p>0.239282</text:p>
              </table:table-cell>
              <table:table-cell office:value-type="float" office:value="0.33382">
                <text:p>0.3338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300513">
                <text:p>0.300513</text:p>
              </table:table-cell>
              <table:table-cell office:value-type="float" office:value="0.337094">
                <text:p>0.33709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461646">
                <text:p>0.461646</text:p>
              </table:table-cell>
              <table:table-cell office:value-type="float" office:value="0.336078">
                <text:p>0.33607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219946">
                <text:p>0.219946</text:p>
              </table:table-cell>
              <table:table-cell office:value-type="float" office:value="0.334337">
                <text:p>0.33433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465674">
                <text:p>0.465674</text:p>
              </table:table-cell>
              <table:table-cell office:value-type="float" office:value="0.336304">
                <text:p>0.336304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148242">
                <text:p>0.148242</text:p>
              </table:table-cell>
              <table:table-cell office:value-type="float" office:value="0.338118">
                <text:p>0.338118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322266">
                <text:p>0.322266</text:p>
              </table:table-cell>
              <table:table-cell office:value-type="float" office:value="0.337726">
                <text:p>0.33772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461646">
                <text:p>0.461646</text:p>
              </table:table-cell>
              <table:table-cell office:value-type="float" office:value="0.330115">
                <text:p>0.33011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165967">
                <text:p>0.165967</text:p>
              </table:table-cell>
              <table:table-cell office:value-type="float" office:value="0.323838">
                <text:p>0.323838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43667">
                <text:p>0.43667</text:p>
              </table:table-cell>
              <table:table-cell office:value-type="float" office:value="0.323415">
                <text:p>0.32341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29165">
                <text:p>0.29165</text:p>
              </table:table-cell>
              <table:table-cell office:value-type="float" office:value="0.321445">
                <text:p>0.32144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298901">
                <text:p>0.298901</text:p>
              </table:table-cell>
              <table:table-cell office:value-type="float" office:value="0.32157">
                <text:p>0.32157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445532">
                <text:p>0.445532</text:p>
              </table:table-cell>
              <table:table-cell office:value-type="float" office:value="0.322588">
                <text:p>0.322588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212695">
                <text:p>0.212695</text:p>
              </table:table-cell>
              <table:table-cell office:value-type="float" office:value="0.324465">
                <text:p>0.32446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464868">
                <text:p>0.464868</text:p>
              </table:table-cell>
              <table:table-cell office:value-type="float" office:value="0.328511">
                <text:p>0.328511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169995">
                <text:p>0.169995</text:p>
              </table:table-cell>
              <table:table-cell office:value-type="float" office:value="0.331537">
                <text:p>0.33153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38833">
                <text:p>0.38833</text:p>
              </table:table-cell>
              <table:table-cell office:value-type="float" office:value="0.33295">
                <text:p>0.3329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402026">
                <text:p>0.402026</text:p>
              </table:table-cell>
              <table:table-cell office:value-type="float" office:value="0.329961">
                <text:p>0.329961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234448">
                <text:p>0.234448</text:p>
              </table:table-cell>
              <table:table-cell office:value-type="float" office:value="0.329039">
                <text:p>0.32903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467285">
                <text:p>0.467285</text:p>
              </table:table-cell>
              <table:table-cell office:value-type="float" office:value="0.331611">
                <text:p>0.331611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169995">
                <text:p>0.169995</text:p>
              </table:table-cell>
              <table:table-cell office:value-type="float" office:value="0.333492">
                <text:p>0.33349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333545">
                <text:p>0.333545</text:p>
              </table:table-cell>
              <table:table-cell office:value-type="float" office:value="0.334756">
                <text:p>0.33475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411694">
                <text:p>0.411694</text:p>
              </table:table-cell>
              <table:table-cell office:value-type="float" office:value="0.330018">
                <text:p>0.330018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211084">
                <text:p>0.211084</text:p>
              </table:table-cell>
              <table:table-cell office:value-type="float" office:value="0.325281">
                <text:p>0.32528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460034">
                <text:p>0.460034</text:p>
              </table:table-cell>
              <table:table-cell office:value-type="float" office:value="0.324391">
                <text:p>0.324391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147437">
                <text:p>0.147437</text:p>
              </table:table-cell>
              <table:table-cell office:value-type="float" office:value="0.32381">
                <text:p>0.32381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386719">
                <text:p>0.386719</text:p>
              </table:table-cell>
              <table:table-cell office:value-type="float" office:value="0.323023">
                <text:p>0.32302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411694">
                <text:p>0.411694</text:p>
              </table:table-cell>
              <table:table-cell office:value-type="float" office:value="0.318413">
                <text:p>0.318413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228809">
                <text:p>0.228809</text:p>
              </table:table-cell>
              <table:table-cell office:value-type="float" office:value="0.317377">
                <text:p>0.31737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480176">
                <text:p>0.480176</text:p>
              </table:table-cell>
              <table:table-cell office:value-type="float" office:value="0.321517">
                <text:p>0.321517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190137">
                <text:p>0.190137</text:p>
              </table:table-cell>
              <table:table-cell office:value-type="float" office:value="0.325758">
                <text:p>0.32575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329517">
                <text:p>0.329517</text:p>
              </table:table-cell>
              <table:table-cell office:value-type="float" office:value="0.330391">
                <text:p>0.33039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426196">
                <text:p>0.426196</text:p>
              </table:table-cell>
              <table:table-cell office:value-type="float" office:value="0.329486">
                <text:p>0.32948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193359">
                <text:p>0.193359</text:p>
              </table:table-cell>
              <table:table-cell office:value-type="float" office:value="0.3278">
                <text:p>0.327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435864">
                <text:p>0.435864</text:p>
              </table:table-cell>
              <table:table-cell office:value-type="float" office:value="0.328621">
                <text:p>0.32862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215918">
                <text:p>0.215918</text:p>
              </table:table-cell>
              <table:table-cell office:value-type="float" office:value="0.327316">
                <text:p>0.327316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323071">
                <text:p>0.323071</text:p>
              </table:table-cell>
              <table:table-cell office:value-type="float" office:value="0.325784">
                <text:p>0.32578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426196">
                <text:p>0.426196</text:p>
              </table:table-cell>
              <table:table-cell office:value-type="float" office:value="0.321793">
                <text:p>0.32179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091846">
                <text:p>0.091846</text:p>
              </table:table-cell>
              <table:table-cell office:value-type="float" office:value="0.319513">
                <text:p>0.31951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049146">
                <text:p>0.049146</text:p>
              </table:table-cell>
              <table:table-cell office:value-type="float" office:value="0.317897">
                <text:p>0.31789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161938">
                <text:p>0.161938</text:p>
              </table:table-cell>
              <table:table-cell office:value-type="float" office:value="0.299912">
                <text:p>0.29991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039478">
                <text:p>0.039478</text:p>
              </table:table-cell>
              <table:table-cell office:value-type="float" office:value="0.265765">
                <text:p>0.26576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128906">
                <text:p>0.128906</text:p>
              </table:table-cell>
              <table:table-cell office:value-type="float" office:value="0.22761">
                <text:p>0.2276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035449">
                <text:p>0.035449</text:p>
              </table:table-cell>
              <table:table-cell office:value-type="float" office:value="0.190175">
                <text:p>0.19017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029004">
                <text:p>0.029004</text:p>
              </table:table-cell>
              <table:table-cell office:value-type="float" office:value="0.156289">
                <text:p>0.156289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026587">
                <text:p>0.026587</text:p>
              </table:table-cell>
              <table:table-cell office:value-type="float" office:value="0.125371">
                <text:p>0.125371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306958">
                <text:p>0.306958</text:p>
              </table:table-cell>
              <table:table-cell office:value-type="float" office:value="0.096605">
                <text:p>0.096605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128906">
                <text:p>0.128906</text:p>
              </table:table-cell>
              <table:table-cell office:value-type="float" office:value="0.079815">
                <text:p>0.079815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164355">
                <text:p>0.164355</text:p>
              </table:table-cell>
              <table:table-cell office:value-type="float" office:value="0.082505">
                <text:p>0.082505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292456">
                <text:p>0.292456</text:p>
              </table:table-cell>
              <table:table-cell office:value-type="float" office:value="0.095223">
                <text:p>0.09522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060425">
                <text:p>0.060425</text:p>
              </table:table-cell>
              <table:table-cell office:value-type="float" office:value="0.11299">
                <text:p>0.11299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025781">
                <text:p>0.025781</text:p>
              </table:table-cell>
              <table:table-cell office:value-type="float" office:value="0.133391">
                <text:p>0.13339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028198">
                <text:p>0.028198</text:p>
              </table:table-cell>
              <table:table-cell office:value-type="float" office:value="0.142749">
                <text:p>0.14274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084595">
                <text:p>0.084595</text:p>
              </table:table-cell>
              <table:table-cell office:value-type="float" office:value="0.136248">
                <text:p>0.13624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07251">
                <text:p>0.07251</text:p>
              </table:table-cell>
              <table:table-cell office:value-type="float" office:value="0.121905">
                <text:p>0.12190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252979">
                <text:p>0.252979</text:p>
              </table:table-cell>
              <table:table-cell office:value-type="float" office:value="0.107428">
                <text:p>0.107428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241699">
                <text:p>0.241699</text:p>
              </table:table-cell>
              <table:table-cell office:value-type="float" office:value="0.100421">
                <text:p>0.10042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21189">
                <text:p>0.21189</text:p>
              </table:table-cell>
              <table:table-cell office:value-type="float" office:value="0.107979">
                <text:p>0.10797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032227">
                <text:p>0.032227</text:p>
              </table:table-cell>
              <table:table-cell office:value-type="float" office:value="0.126819">
                <text:p>0.12681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190137">
                <text:p>0.190137</text:p>
              </table:table-cell>
              <table:table-cell office:value-type="float" office:value="0.143193">
                <text:p>0.14319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272314">
                <text:p>0.272314</text:p>
              </table:table-cell>
              <table:table-cell office:value-type="float" office:value="0.149863">
                <text:p>0.14986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207861">
                <text:p>0.207861</text:p>
              </table:table-cell>
              <table:table-cell office:value-type="float" office:value="0.15617">
                <text:p>0.1561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029004">
                <text:p>0.029004</text:p>
              </table:table-cell>
              <table:table-cell office:value-type="float" office:value="0.168746">
                <text:p>0.168746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239282">
                <text:p>0.239282</text:p>
              </table:table-cell>
              <table:table-cell office:value-type="float" office:value="0.177314">
                <text:p>0.17731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079761">
                <text:p>0.079761</text:p>
              </table:table-cell>
              <table:table-cell office:value-type="float" office:value="0.17668">
                <text:p>0.17668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028198">
                <text:p>0.028198</text:p>
              </table:table-cell>
              <table:table-cell office:value-type="float" office:value="0.172988">
                <text:p>0.172988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029004">
                <text:p>0.029004</text:p>
              </table:table-cell>
              <table:table-cell office:value-type="float" office:value="0.163456">
                <text:p>0.163456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030615">
                <text:p>0.030615</text:p>
              </table:table-cell>
              <table:table-cell office:value-type="float" office:value="0.144258">
                <text:p>0.14425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02981">
                <text:p>0.02981</text:p>
              </table:table-cell>
              <table:table-cell office:value-type="float" office:value="0.120177">
                <text:p>0.12017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02981">
                <text:p>0.02981</text:p>
              </table:table-cell>
              <table:table-cell office:value-type="float" office:value="0.096002">
                <text:p>0.09600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031421">
                <text:p>0.031421</text:p>
              </table:table-cell>
              <table:table-cell office:value-type="float" office:value="0.074465">
                <text:p>0.074465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02981">
                <text:p>0.02981</text:p>
              </table:table-cell>
              <table:table-cell office:value-type="float" office:value="0.056899">
                <text:p>0.056899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030615">
                <text:p>0.030615</text:p>
              </table:table-cell>
              <table:table-cell office:value-type="float" office:value="0.043664">
                <text:p>0.04366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423">
                <text:p>0.034423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557">
                <text:p>0.02855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368">
                <text:p>0.02536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028198">
                <text:p>0.028198</text:p>
              </table:table-cell>
              <table:table-cell office:value-type="float" office:value="0.024129">
                <text:p>0.024129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02981">
                <text:p>0.02981</text:p>
              </table:table-cell>
              <table:table-cell office:value-type="float" office:value="0.024083">
                <text:p>0.024083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629">
                <text:p>0.02462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508">
                <text:p>0.025508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573">
                <text:p>0.02657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7606">
                <text:p>0.027606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461">
                <text:p>0.02846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094">
                <text:p>0.02909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548">
                <text:p>0.029548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91">
                <text:p>0.02989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87">
                <text:p>0.03008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196">
                <text:p>0.03019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55">
                <text:p>0.03035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525">
                <text:p>0.03052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02981">
                <text:p>0.02981</text:p>
              </table:table-cell>
              <table:table-cell office:value-type="float" office:value="0.030638">
                <text:p>0.030638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02981">
                <text:p>0.02981</text:p>
              </table:table-cell>
              <table:table-cell office:value-type="float" office:value="0.030727">
                <text:p>0.030727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748">
                <text:p>0.03074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613">
                <text:p>0.030613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81">
                <text:p>0.03038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138">
                <text:p>0.03013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73">
                <text:p>0.029873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051562">
                <text:p>0.051562</text:p>
              </table:table-cell>
              <table:table-cell office:value-type="float" office:value="0.029645">
                <text:p>0.02964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035449">
                <text:p>0.035449</text:p>
              </table:table-cell>
              <table:table-cell office:value-type="float" office:value="0.030163">
                <text:p>0.030163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821">
                <text:p>0.03182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3517">
                <text:p>0.033517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036255">
                <text:p>0.036255</text:p>
              </table:table-cell>
              <table:table-cell office:value-type="float" office:value="0.034327">
                <text:p>0.034327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065259">
                <text:p>0.065259</text:p>
              </table:table-cell>
              <table:table-cell office:value-type="float" office:value="0.034549">
                <text:p>0.03454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02981">
                <text:p>0.02981</text:p>
              </table:table-cell>
              <table:table-cell office:value-type="float" office:value="0.035525">
                <text:p>0.03552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030615">
                <text:p>0.030615</text:p>
              </table:table-cell>
              <table:table-cell office:value-type="float" office:value="0.037619">
                <text:p>0.037619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028198">
                <text:p>0.028198</text:p>
              </table:table-cell>
              <table:table-cell office:value-type="float" office:value="0.038992">
                <text:p>0.038992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033838">
                <text:p>0.033838</text:p>
              </table:table-cell>
              <table:table-cell office:value-type="float" office:value="0.038778">
                <text:p>0.03877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02981">
                <text:p>0.02981</text:p>
              </table:table-cell>
              <table:table-cell office:value-type="float" office:value="0.037701">
                <text:p>0.03770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02981">
                <text:p>0.02981</text:p>
              </table:table-cell>
              <table:table-cell office:value-type="float" office:value="0.036373">
                <text:p>0.03637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977">
                <text:p>0.034977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  <table:table-cell office:value-type="float" office:value="0.03354">
                <text:p>0.0335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363">
                <text:p>0.03136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142">
                <text:p>0.02814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5497">
                <text:p>0.025497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36">
                <text:p>0.02436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026587">
                <text:p>0.026587</text:p>
              </table:table-cell>
              <table:table-cell office:value-type="float" office:value="0.024259">
                <text:p>0.024259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473">
                <text:p>0.0247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.02981">
                <text:p>0.02981</text:p>
              </table:table-cell>
              <table:table-cell office:value-type="float" office:value="0.025486">
                <text:p>0.02548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.031421">
                <text:p>0.031421</text:p>
              </table:table-cell>
              <table:table-cell office:value-type="float" office:value="0.026459">
                <text:p>0.026459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.02981">
                <text:p>0.02981</text:p>
              </table:table-cell>
              <table:table-cell office:value-type="float" office:value="0.027519">
                <text:p>0.027519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489">
                <text:p>0.02848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186">
                <text:p>0.029186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45">
                <text:p>0.029645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07">
                <text:p>0.03007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271">
                <text:p>0.03027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94">
                <text:p>0.030094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804">
                <text:p>0.02980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  <table:table-cell office:value-type="float" office:value="0.029547">
                <text:p>0.029547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44">
                <text:p>0.02844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.02981">
                <text:p>0.02981</text:p>
              </table:table-cell>
              <table:table-cell office:value-type="float" office:value="0.026151">
                <text:p>0.02615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.02981">
                <text:p>0.02981</text:p>
              </table:table-cell>
              <table:table-cell office:value-type="float" office:value="0.024296">
                <text:p>0.02429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.030615">
                <text:p>0.030615</text:p>
              </table:table-cell>
              <table:table-cell office:value-type="float" office:value="0.02378">
                <text:p>0.0237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.030615">
                <text:p>0.030615</text:p>
              </table:table-cell>
              <table:table-cell office:value-type="float" office:value="0.024174">
                <text:p>0.024174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.024976">
                <text:p>0.024976</text:p>
              </table:table-cell>
              <table:table-cell office:value-type="float" office:value="0.025104">
                <text:p>0.02510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6109">
                <text:p>0.02610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.02981">
                <text:p>0.02981</text:p>
              </table:table-cell>
              <table:table-cell office:value-type="float" office:value="0.02689">
                <text:p>0.02689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.031421">
                <text:p>0.031421</text:p>
              </table:table-cell>
              <table:table-cell office:value-type="float" office:value="0.027586">
                <text:p>0.02758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.023364">
                <text:p>0.023364</text:p>
              </table:table-cell>
              <table:table-cell office:value-type="float" office:value="0.028313">
                <text:p>0.02831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819">
                <text:p>0.028819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.026587">
                <text:p>0.026587</text:p>
              </table:table-cell>
              <table:table-cell office:value-type="float" office:value="0.028938">
                <text:p>0.02893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8883">
                <text:p>0.028883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778">
                <text:p>0.02877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.02981">
                <text:p>0.02981</text:p>
              </table:table-cell>
              <table:table-cell office:value-type="float" office:value="0.028766">
                <text:p>0.028766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.028198">
                <text:p>0.028198</text:p>
              </table:table-cell>
              <table:table-cell office:value-type="float" office:value="0.028991">
                <text:p>0.02899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239">
                <text:p>0.029239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317">
                <text:p>0.029317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63">
                <text:p>0.02926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273">
                <text:p>0.02927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386">
                <text:p>0.029386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.02981">
                <text:p>0.02981</text:p>
              </table:table-cell>
              <table:table-cell office:value-type="float" office:value="0.029458">
                <text:p>0.029458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2">
                <text:p>0.02952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592">
                <text:p>0.029592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548">
                <text:p>0.029548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.02981">
                <text:p>0.02981</text:p>
              </table:table-cell>
              <table:table-cell office:value-type="float" office:value="0.029488">
                <text:p>0.029488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.026587">
                <text:p>0.026587</text:p>
              </table:table-cell>
              <table:table-cell office:value-type="float" office:value="0.029603">
                <text:p>0.02960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697">
                <text:p>0.029697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">
                <text:p>0.0297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875">
                <text:p>0.029875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085">
                <text:p>0.03008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.02417">
                <text:p>0.02417</text:p>
              </table:table-cell>
              <table:table-cell office:value-type="float" office:value="0.030136">
                <text:p>0.030136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975">
                <text:p>0.029975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63">
                <text:p>0.02966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99">
                <text:p>0.029499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.033032">
                <text:p>0.033032</text:p>
              </table:table-cell>
              <table:table-cell office:value-type="float" office:value="0.029553">
                <text:p>0.02955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818">
                <text:p>0.029818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.02981">
                <text:p>0.02981</text:p>
              </table:table-cell>
              <table:table-cell office:value-type="float" office:value="0.030245">
                <text:p>0.030245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.02981">
                <text:p>0.02981</text:p>
              </table:table-cell>
              <table:table-cell office:value-type="float" office:value="0.030585">
                <text:p>0.030585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724">
                <text:p>0.030724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.02981">
                <text:p>0.02981</text:p>
              </table:table-cell>
              <table:table-cell office:value-type="float" office:value="0.030661">
                <text:p>0.03066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.02981">
                <text:p>0.02981</text:p>
              </table:table-cell>
              <table:table-cell office:value-type="float" office:value="0.030443">
                <text:p>0.03044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202">
                <text:p>0.030202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.021753">
                <text:p>0.021753</text:p>
              </table:table-cell>
              <table:table-cell office:value-type="float" office:value="0.029953">
                <text:p>0.02995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.02981">
                <text:p>0.02981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.02417">
                <text:p>0.02417</text:p>
              </table:table-cell>
              <table:table-cell office:value-type="float" office:value="0.028658">
                <text:p>0.028658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52">
                <text:p>0.027952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.031421">
                <text:p>0.031421</text:p>
              </table:table-cell>
              <table:table-cell office:value-type="float" office:value="0.027388">
                <text:p>0.02738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7128">
                <text:p>0.02712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.033032">
                <text:p>0.033032</text:p>
              </table:table-cell>
              <table:table-cell office:value-type="float" office:value="0.027299">
                <text:p>0.02729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.022559">
                <text:p>0.022559</text:p>
              </table:table-cell>
              <table:table-cell office:value-type="float" office:value="0.027772">
                <text:p>0.027772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235">
                <text:p>0.028235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.009668">
                <text:p>0.009668</text:p>
              </table:table-cell>
              <table:table-cell office:value-type="float" office:value="0.028303">
                <text:p>0.02830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.02981">
                <text:p>0.02981</text:p>
              </table:table-cell>
              <table:table-cell office:value-type="float" office:value="0.027615">
                <text:p>0.027615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27">
                <text:p>0.02627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.034644">
                <text:p>0.034644</text:p>
              </table:table-cell>
              <table:table-cell office:value-type="float" office:value="0.025293">
                <text:p>0.025293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.029004">
                <text:p>0.029004</text:p>
              </table:table-cell>
              <table:table-cell office:value-type="float" office:value="0.025316">
                <text:p>0.025316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.02981">
                <text:p>0.02981</text:p>
              </table:table-cell>
              <table:table-cell office:value-type="float" office:value="0.026057">
                <text:p>0.02605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.02417">
                <text:p>0.02417</text:p>
              </table:table-cell>
              <table:table-cell office:value-type="float" office:value="0.027003">
                <text:p>0.02700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.031421">
                <text:p>0.031421</text:p>
              </table:table-cell>
              <table:table-cell office:value-type="float" office:value="0.027694">
                <text:p>0.027694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069">
                <text:p>0.02806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.02981">
                <text:p>0.02981</text:p>
              </table:table-cell>
              <table:table-cell office:value-type="float" office:value="0.028351">
                <text:p>0.028351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.030615">
                <text:p>0.030615</text:p>
              </table:table-cell>
              <table:table-cell office:value-type="float" office:value="0.028592">
                <text:p>0.02859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  <table:table-cell office:value-type="float" office:value="0.028828">
                <text:p>0.028828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.021753">
                <text:p>0.021753</text:p>
              </table:table-cell>
              <table:table-cell office:value-type="float" office:value="0.028291">
                <text:p>0.028291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.02981">
                <text:p>0.02981</text:p>
              </table:table-cell>
              <table:table-cell office:value-type="float" office:value="0.026286">
                <text:p>0.02628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.052368">
                <text:p>0.052368</text:p>
              </table:table-cell>
              <table:table-cell office:value-type="float" office:value="0.024224">
                <text:p>0.02422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.02981">
                <text:p>0.02981</text:p>
              </table:table-cell>
              <table:table-cell office:value-type="float" office:value="0.024044">
                <text:p>0.024044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584">
                <text:p>0.02584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.028198">
                <text:p>0.028198</text:p>
              </table:table-cell>
              <table:table-cell office:value-type="float" office:value="0.027991">
                <text:p>0.027991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.026587">
                <text:p>0.026587</text:p>
              </table:table-cell>
              <table:table-cell office:value-type="float" office:value="0.03025">
                <text:p>0.03025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444">
                <text:p>0.030444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153">
                <text:p>0.03015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55">
                <text:p>0.02965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.02417">
                <text:p>0.02417</text:p>
              </table:table-cell>
              <table:table-cell office:value-type="float" office:value="0.029293">
                <text:p>0.029293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962">
                <text:p>0.028962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.031421">
                <text:p>0.031421</text:p>
              </table:table-cell>
              <table:table-cell office:value-type="float" office:value="0.028595">
                <text:p>0.028595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.04834">
                <text:p>0.04834</text:p>
              </table:table-cell>
              <table:table-cell office:value-type="float" office:value="0.028541">
                <text:p>0.028541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327">
                <text:p>0.029327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855">
                <text:p>0.03085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043">
                <text:p>0.03204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.025781">
                <text:p>0.025781</text:p>
              </table:table-cell>
              <table:table-cell office:value-type="float" office:value="0.03254">
                <text:p>0.0325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.032227">
                <text:p>0.032227</text:p>
              </table:table-cell>
              <table:table-cell office:value-type="float" office:value="0.032574">
                <text:p>0.03257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.022559">
                <text:p>0.022559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1537">
                <text:p>0.031537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.031421">
                <text:p>0.031421</text:p>
              </table:table-cell>
              <table:table-cell office:value-type="float" office:value="0.030577">
                <text:p>0.03057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84">
                <text:p>0.029684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244">
                <text:p>0.029244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.047534">
                <text:p>0.047534</text:p>
              </table:table-cell>
              <table:table-cell office:value-type="float" office:value="0.029119">
                <text:p>0.02911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598">
                <text:p>0.029598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.02981">
                <text:p>0.02981</text:p>
              </table:table-cell>
              <table:table-cell office:value-type="float" office:value="0.030848">
                <text:p>0.03084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918">
                <text:p>0.03191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.028198">
                <text:p>0.028198</text:p>
              </table:table-cell>
              <table:table-cell office:value-type="float" office:value="0.032225">
                <text:p>0.032225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1959">
                <text:p>0.031959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.035449">
                <text:p>0.035449</text:p>
              </table:table-cell>
              <table:table-cell office:value-type="float" office:value="0.031432">
                <text:p>0.03143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.02981">
                <text:p>0.02981</text:p>
              </table:table-cell>
              <table:table-cell office:value-type="float" office:value="0.031102">
                <text:p>0.031102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.035449">
                <text:p>0.035449</text:p>
              </table:table-cell>
              <table:table-cell office:value-type="float" office:value="0.031031">
                <text:p>0.03103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33">
                <text:p>0.03083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08">
                <text:p>0.03080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.037866">
                <text:p>0.037866</text:p>
              </table:table-cell>
              <table:table-cell office:value-type="float" office:value="0.030752">
                <text:p>0.03075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73">
                <text:p>0.0307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089">
                <text:p>0.03108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632">
                <text:p>0.031632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.02981">
                <text:p>0.02981</text:p>
              </table:table-cell>
              <table:table-cell office:value-type="float" office:value="0.031975">
                <text:p>0.031975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.027393">
                <text:p>0.027393</text:p>
              </table:table-cell>
              <table:table-cell office:value-type="float" office:value="0.031915">
                <text:p>0.031915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1514">
                <text:p>0.031514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867">
                <text:p>0.030867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.027393">
                <text:p>0.027393</text:p>
              </table:table-cell>
              <table:table-cell office:value-type="float" office:value="0.030103">
                <text:p>0.03010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423">
                <text:p>0.029423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89">
                <text:p>0.0288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.097485">
                <text:p>0.097485</text:p>
              </table:table-cell>
              <table:table-cell office:value-type="float" office:value="0.028638">
                <text:p>0.028638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624">
                <text:p>0.030624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.030615">
                <text:p>0.030615</text:p>
              </table:table-cell>
              <table:table-cell office:value-type="float" office:value="0.035516">
                <text:p>0.035516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.028198">
                <text:p>0.028198</text:p>
              </table:table-cell>
              <table:table-cell office:value-type="float" office:value="0.03962">
                <text:p>0.0396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.028198">
                <text:p>0.028198</text:p>
              </table:table-cell>
              <table:table-cell office:value-type="float" office:value="0.040917">
                <text:p>0.040917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.029004">
                <text:p>0.029004</text:p>
              </table:table-cell>
              <table:table-cell office:value-type="float" office:value="0.040331">
                <text:p>0.040331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.032227">
                <text:p>0.032227</text:p>
              </table:table-cell>
              <table:table-cell office:value-type="float" office:value="0.038661">
                <text:p>0.038661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.033032">
                <text:p>0.033032</text:p>
              </table:table-cell>
              <table:table-cell office:value-type="float" office:value="0.036675">
                <text:p>0.03667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.056396">
                <text:p>0.056396</text:p>
              </table:table-cell>
              <table:table-cell office:value-type="float" office:value="0.03495">
                <text:p>0.03495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4357">
                <text:p>0.03435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.030615">
                <text:p>0.030615</text:p>
              </table:table-cell>
              <table:table-cell office:value-type="float" office:value="0.035031">
                <text:p>0.03503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.02981">
                <text:p>0.02981</text:p>
              </table:table-cell>
              <table:table-cell office:value-type="float" office:value="0.035522">
                <text:p>0.03552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.029004">
                <text:p>0.029004</text:p>
              </table:table-cell>
              <table:table-cell office:value-type="float" office:value="0.035177">
                <text:p>0.035177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.030615">
                <text:p>0.030615</text:p>
              </table:table-cell>
              <table:table-cell office:value-type="float" office:value="0.03438">
                <text:p>0.0343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.028198">
                <text:p>0.028198</text:p>
              </table:table-cell>
              <table:table-cell office:value-type="float" office:value="0.033383">
                <text:p>0.03338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.026587">
                <text:p>0.026587</text:p>
              </table:table-cell>
              <table:table-cell office:value-type="float" office:value="0.03238">
                <text:p>0.03238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.033838">
                <text:p>0.033838</text:p>
              </table:table-cell>
              <table:table-cell office:value-type="float" office:value="0.031351">
                <text:p>0.031351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.02981">
                <text:p>0.02981</text:p>
              </table:table-cell>
              <table:table-cell office:value-type="float" office:value="0.030467">
                <text:p>0.030467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012">
                <text:p>0.03001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.02981">
                <text:p>0.02981</text:p>
              </table:table-cell>
              <table:table-cell office:value-type="float" office:value="0.029815">
                <text:p>0.02981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657">
                <text:p>0.02965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494">
                <text:p>0.02949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.02981">
                <text:p>0.02981</text:p>
              </table:table-cell>
              <table:table-cell office:value-type="float" office:value="0.02937">
                <text:p>0.02937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.02981">
                <text:p>0.02981</text:p>
              </table:table-cell>
              <table:table-cell office:value-type="float" office:value="0.029416">
                <text:p>0.029416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.012085">
                <text:p>0.012085</text:p>
              </table:table-cell>
              <table:table-cell office:value-type="float" office:value="0.029557">
                <text:p>0.029557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177">
                <text:p>0.029177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.027393">
                <text:p>0.027393</text:p>
              </table:table-cell>
              <table:table-cell office:value-type="float" office:value="0.027995">
                <text:p>0.027995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.02981">
                <text:p>0.02981</text:p>
              </table:table-cell>
              <table:table-cell office:value-type="float" office:value="0.026854">
                <text:p>0.02685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.029004">
                <text:p>0.029004</text:p>
              </table:table-cell>
              <table:table-cell office:value-type="float" office:value="0.026338">
                <text:p>0.026338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.02981">
                <text:p>0.02981</text:p>
              </table:table-cell>
              <table:table-cell office:value-type="float" office:value="0.026334">
                <text:p>0.026334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.028198">
                <text:p>0.028198</text:p>
              </table:table-cell>
              <table:table-cell office:value-type="float" office:value="0.026678">
                <text:p>0.026678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.032227">
                <text:p>0.032227</text:p>
              </table:table-cell>
              <table:table-cell office:value-type="float" office:value="0.027164">
                <text:p>0.027164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.02981">
                <text:p>0.02981</text:p>
              </table:table-cell>
              <table:table-cell office:value-type="float" office:value="0.027724">
                <text:p>0.027724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.032227">
                <text:p>0.032227</text:p>
              </table:table-cell>
              <table:table-cell office:value-type="float" office:value="0.028378">
                <text:p>0.02837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.02981">
                <text:p>0.02981</text:p>
              </table:table-cell>
              <table:table-cell office:value-type="float" office:value="0.029059">
                <text:p>0.029059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.034644">
                <text:p>0.034644</text:p>
              </table:table-cell>
              <table:table-cell office:value-type="float" office:value="0.02968">
                <text:p>0.02968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264">
                <text:p>0.030264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806">
                <text:p>0.030806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.02981">
                <text:p>0.02981</text:p>
              </table:table-cell>
              <table:table-cell office:value-type="float" office:value="0.030994">
                <text:p>0.03099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728">
                <text:p>0.030728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316">
                <text:p>0.030316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885">
                <text:p>0.029885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.029004">
                <text:p>0.029004</text:p>
              </table:table-cell>
              <table:table-cell office:value-type="float" office:value="0.029605">
                <text:p>0.02960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623">
                <text:p>0.02962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.028198">
                <text:p>0.028198</text:p>
              </table:table-cell>
              <table:table-cell office:value-type="float" office:value="0.029748">
                <text:p>0.029748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.027393">
                <text:p>0.027393</text:p>
              </table:table-cell>
              <table:table-cell office:value-type="float" office:value="0.029808">
                <text:p>0.02980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712">
                <text:p>0.02971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.02417">
                <text:p>0.02417</text:p>
              </table:table-cell>
              <table:table-cell office:value-type="float" office:value="0.029512">
                <text:p>0.029512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.02981">
                <text:p>0.02981</text:p>
              </table:table-cell>
              <table:table-cell office:value-type="float" office:value="0.029251">
                <text:p>0.029251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.033838">
                <text:p>0.033838</text:p>
              </table:table-cell>
              <table:table-cell office:value-type="float" office:value="0.028872">
                <text:p>0.028872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.02981">
                <text:p>0.02981</text:p>
              </table:table-cell>
              <table:table-cell office:value-type="float" office:value="0.028711">
                <text:p>0.028711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.027393">
                <text:p>0.027393</text:p>
              </table:table-cell>
              <table:table-cell office:value-type="float" office:value="0.028967">
                <text:p>0.02896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.032227">
                <text:p>0.032227</text:p>
              </table:table-cell>
              <table:table-cell office:value-type="float" office:value="0.029259">
                <text:p>0.029259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.02981">
                <text:p>0.02981</text:p>
              </table:table-cell>
              <table:table-cell office:value-type="float" office:value="0.029427">
                <text:p>0.02942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.033838">
                <text:p>0.033838</text:p>
              </table:table-cell>
              <table:table-cell office:value-type="float" office:value="0.029639">
                <text:p>0.029639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.030615">
                <text:p>0.030615</text:p>
              </table:table-cell>
              <table:table-cell office:value-type="float" office:value="0.029965">
                <text:p>0.029965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.030615">
                <text:p>0.030615</text:p>
              </table:table-cell>
              <table:table-cell office:value-type="float" office:value="0.030389">
                <text:p>0.030389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.025781">
                <text:p>0.025781</text:p>
              </table:table-cell>
              <table:table-cell office:value-type="float" office:value="0.030756">
                <text:p>0.030756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.02981">
                <text:p>0.02981</text:p>
              </table:table-cell>
              <table:table-cell office:value-type="float" office:value="0.030824">
                <text:p>0.030824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.02981">
                <text:p>0.02981</text:p>
              </table:table-cell>
              <table:table-cell office:value-type="float" office:value="0.030552">
                <text:p>0.030552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.033032">
                <text:p>0.033032</text:p>
              </table:table-cell>
              <table:table-cell office:value-type="float" office:value="0.03002">
                <text:p>0.03002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119">
                <text:p>0.030119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.029004">
                <text:p>0.029004</text:p>
              </table:table-cell>
              <table:table-cell office:value-type="float" office:value="0.030347">
                <text:p>0.030347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.037061">
                <text:p>0.037061</text:p>
              </table:table-cell>
              <table:table-cell office:value-type="float" office:value="0.030402">
                <text:p>0.030402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.032227">
                <text:p>0.032227</text:p>
              </table:table-cell>
              <table:table-cell office:value-type="float" office:value="0.030484">
                <text:p>0.03048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.02981">
                <text:p>0.02981</text:p>
              </table:table-cell>
              <table:table-cell office:value-type="float" office:value="0.030908">
                <text:p>0.030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